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0.462cm"/>
    </style:style>
    <style:style style:name="co5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99"/>
    <style:style style:name="ce3" style:family="table-cell" style:parent-style-name="Default" style:data-style-name="N41"/>
    <style:style style:name="ce4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Juan</text:p>
          </table:table-cell>
          <table:table-cell office:value-type="string" calcext:value-type="string">
            <text:p>Domíngu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edro</text:p>
          </table:table-cell>
          <table:table-cell office:value-type="string" calcext:value-type="string">
            <text:p>Garcí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Huidobr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lfredo</text:p>
          </table:table-cell>
          <table:table-cell office:value-type="string" calcext:value-type="string">
            <text:p>Del Bosqu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aime</text:p>
          </table:table-cell>
          <table:table-cell office:value-type="string" calcext:value-type="string">
            <text:p>Hevi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Ole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Yañ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Zamoran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gnacia</text:p>
          </table:table-cell>
          <table:table-cell office:value-type="string" calcext:value-type="string">
            <text:p>Sánch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ilar</text:p>
          </table:table-cell>
          <table:table-cell office:value-type="string" calcext:value-type="string">
            <text:p>Rosasc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onsuelo</text:p>
          </table:table-cell>
          <table:table-cell office:value-type="string" calcext:value-type="string">
            <text:p>Darlett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lagros</text:p>
          </table:table-cell>
          <table:table-cell office:value-type="string" calcext:value-type="string">
            <text:p>Olive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reddy</text:p>
          </table:table-cell>
          <table:table-cell office:value-type="string" calcext:value-type="string">
            <text:p>Scheggi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ntonia</text:p>
          </table:table-cell>
          <table:table-cell office:value-type="string" calcext:value-type="string">
            <text:p>Jáuregu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elipe</text:p>
          </table:table-cell>
          <table:table-cell office:value-type="string" calcext:value-type="string">
            <text:p>De Gregori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omero</text:p>
          </table:table-cell>
          <table:table-cell office:value-type="string" calcext:value-type="string">
            <text:p>Martín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abiola</text:p>
          </table:table-cell>
          <table:table-cell office:value-type="string" calcext:value-type="string">
            <text:p>Orreg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omina</text:p>
          </table:table-cell>
          <table:table-cell office:value-type="string" calcext:value-type="string">
            <text:p>Salazar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lberto</text:p>
          </table:table-cell>
          <table:table-cell office:value-type="string" calcext:value-type="string">
            <text:p>Paganin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Celedó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Puigrredó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rgarita</text:p>
          </table:table-cell>
          <table:table-cell office:value-type="string" calcext:value-type="string">
            <text:p>Santi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eresa</text:p>
          </table:table-cell>
          <table:table-cell office:value-type="string" calcext:value-type="string">
            <text:p>Salas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iliana</text:p>
          </table:table-cell>
          <table:table-cell office:value-type="string" calcext:value-type="string">
            <text:p>Aréval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rio</text:p>
          </table:table-cell>
          <table:table-cell office:value-type="string" calcext:value-type="string">
            <text:p>Donos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Alessandri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sunción</text:p>
          </table:table-cell>
          <table:table-cell office:value-type="string" calcext:value-type="string">
            <text:p>Ried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amiro</text:p>
          </table:table-cell>
          <table:table-cell office:value-type="string" calcext:value-type="string">
            <text:p>Errázuri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Larrai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rnesto</text:p>
          </table:table-cell>
          <table:table-cell office:value-type="string" calcext:value-type="string">
            <text:p>Gajard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milio</text:p>
          </table:table-cell>
          <table:table-cell office:value-type="string" calcext:value-type="string">
            <text:p>Manríqu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Bodanovic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Ponc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amilo</text:p>
          </table:table-cell>
          <table:table-cell office:value-type="string" calcext:value-type="string">
            <text:p>Gómez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nrique</text:p>
          </table:table-cell>
          <table:table-cell office:value-type="string" calcext:value-type="string">
            <text:p>Gueva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ergio</text:p>
          </table:table-cell>
          <table:table-cell office:value-type="string" calcext:value-type="string">
            <text:p>Pizarr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Garrido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nito</text:p>
          </table:table-cell>
          <table:table-cell office:value-type="string" calcext:value-type="string">
            <text:p>Misle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Ledermann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ariel</text:p>
          </table:table-cell>
          <table:table-cell office:value-type="string" calcext:value-type="string">
            <text:p>Jara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formula="of:=OFFSET([.A$1] ;ROUND(39*RAND());0;1;1)" office:value-type="string" office:string-value="Benito" calcext:value-type="string">
            <text:p>Benito</text:p>
          </table:table-cell>
          <table:table-cell table:style-name="ce2" table:formula="of:=OFFSET([.B$1] ;ROUND(39*RAND());0;1;1)" office:value-type="string" office:string-value="Ried" calcext:value-type="string">
            <text:p>Ried</text:p>
          </table:table-cell>
          <table:table-cell table:formula="of:=+[.A45]&amp;&quot; &quot;&amp;[.B45]" office:value-type="string" office:string-value="Benito Ried" calcext:value-type="string">
            <text:p>Benito Ried</text:p>
          </table:table-cell>
          <table:table-cell table:formula="of:=LOWER([.A45])&amp;&quot;.&quot;&amp;LOWER([.B45])&amp;&quot;@gmail.com&quot;" office:value-type="string" office:string-value="benito.ried@gmail.com" calcext:value-type="string">
            <text:p>benito.ried@gmail.com</text:p>
          </table:table-cell>
          <table:table-cell table:style-name="ce6" table:formula="of:=ROUND(79*RAND())" office:value-type="float" office:value="33" calcext:value-type="float">
            <text:p>33</text:p>
          </table:table-cell>
          <table:table-cell table:formula="of:=&quot;insert into entrenador (nombre, mail,especialidad) values ('&quot;&amp;[.C45]&amp;&quot;','&quot;&amp;[.D45]&amp;&quot;',&quot;&amp;[.E45]&amp;&quot;);&quot;" office:value-type="string" office:string-value="insert into entrenador (nombre, mail,especialidad) values ('Benito Ried','benito.ried@gmail.com',33);" calcext:value-type="string">
            <text:p>insert into entrenador (nombre, mail,especialidad) values ('Benito Ried','benito.ried@gmail.com',3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abiola" calcext:value-type="string">
            <text:p>Fabiola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formula="of:=+[.A46]&amp;&quot; &quot;&amp;[.B46]" office:value-type="string" office:string-value="Fabiola Orrego" calcext:value-type="string">
            <text:p>Fabiola Orrego</text:p>
          </table:table-cell>
          <table:table-cell table:formula="of:=LOWER([.A46])&amp;&quot;.&quot;&amp;LOWER([.B46])&amp;&quot;@gmail.com&quot;" office:value-type="string" office:string-value="fabiola.orrego@gmail.com" calcext:value-type="string">
            <text:p>fabiola.orrego@gmail.com</text:p>
          </table:table-cell>
          <table:table-cell table:style-name="ce6" table:formula="of:=ROUND(79*RAND())" office:value-type="float" office:value="25" calcext:value-type="float">
            <text:p>25</text:p>
          </table:table-cell>
          <table:table-cell table:formula="of:=&quot;insert into entrenador (nombre, mail,especialidad) values ('&quot;&amp;[.C46]&amp;&quot;','&quot;&amp;[.D46]&amp;&quot;',&quot;&amp;[.E46]&amp;&quot;);&quot;" office:value-type="string" office:string-value="insert into entrenador (nombre, mail,especialidad) values ('Fabiola Orrego','fabiola.orrego@gmail.com',25);" calcext:value-type="string">
            <text:p>insert into entrenador (nombre, mail,especialidad) values ('Fabiola Orrego','fabiola.orrego@gmail.com',2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Emilio" calcext:value-type="string">
            <text:p>Emilio</text:p>
          </table:table-cell>
          <table:table-cell table:formula="of:=OFFSET([.B$1] ;ROUND(39*RAND());0;1;1)" office:value-type="string" office:string-value="Olivera" calcext:value-type="string">
            <text:p>Olivera</text:p>
          </table:table-cell>
          <table:table-cell table:formula="of:=+[.A47]&amp;&quot; &quot;&amp;[.B47]" office:value-type="string" office:string-value="Emilio Olivera" calcext:value-type="string">
            <text:p>Emilio Olivera</text:p>
          </table:table-cell>
          <table:table-cell table:formula="of:=LOWER([.A47])&amp;&quot;.&quot;&amp;LOWER([.B47])&amp;&quot;@gmail.com&quot;" office:value-type="string" office:string-value="emilio.olivera@gmail.com" calcext:value-type="string">
            <text:p>emilio.olivera@gmail.com</text:p>
          </table:table-cell>
          <table:table-cell table:style-name="ce6" table:formula="of:=ROUND(79*RAND())" office:value-type="float" office:value="38" calcext:value-type="float">
            <text:p>38</text:p>
          </table:table-cell>
          <table:table-cell table:formula="of:=&quot;insert into entrenador (nombre, mail,especialidad) values ('&quot;&amp;[.C47]&amp;&quot;','&quot;&amp;[.D47]&amp;&quot;',&quot;&amp;[.E47]&amp;&quot;);&quot;" office:value-type="string" office:string-value="insert into entrenador (nombre, mail,especialidad) values ('Emilio Olivera','emilio.olivera@gmail.com',38);" calcext:value-type="string">
            <text:p>insert into entrenador (nombre, mail,especialidad) values ('Emilio Olivera','emilio.olivera@gmail.com',38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elipe" calcext:value-type="string">
            <text:p>Felipe</text:p>
          </table:table-cell>
          <table:table-cell table:formula="of:=OFFSET([.B$1] ;ROUND(39*RAND());0;1;1)" office:value-type="string" office:string-value="Arévalo" calcext:value-type="string">
            <text:p>Arévalo</text:p>
          </table:table-cell>
          <table:table-cell table:formula="of:=+[.A48]&amp;&quot; &quot;&amp;[.B48]" office:value-type="string" office:string-value="Felipe Arévalo" calcext:value-type="string">
            <text:p>Felipe Arévalo</text:p>
          </table:table-cell>
          <table:table-cell table:formula="of:=LOWER([.A48])&amp;&quot;.&quot;&amp;LOWER([.B48])&amp;&quot;@gmail.com&quot;" office:value-type="string" office:string-value="felipe.arévalo@gmail.com" calcext:value-type="string">
            <text:p>felipe.arévalo@gmail.com</text:p>
          </table:table-cell>
          <table:table-cell table:style-name="ce6" table:formula="of:=ROUND(79*RAND())" office:value-type="float" office:value="21" calcext:value-type="float">
            <text:p>21</text:p>
          </table:table-cell>
          <table:table-cell table:formula="of:=&quot;insert into entrenador (nombre, mail,especialidad) values ('&quot;&amp;[.C48]&amp;&quot;','&quot;&amp;[.D48]&amp;&quot;',&quot;&amp;[.E48]&amp;&quot;);&quot;" office:value-type="string" office:string-value="insert into entrenador (nombre, mail,especialidad) values ('Felipe Arévalo','felipe.arévalo@gmail.com',21);" calcext:value-type="string">
            <text:p>insert into entrenador (nombre, mail,especialidad) values ('Felipe Arévalo','felipe.arévalo@gmail.com',2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Jaime" calcext:value-type="string">
            <text:p>Jaime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formula="of:=+[.A49]&amp;&quot; &quot;&amp;[.B49]" office:value-type="string" office:string-value="Jaime Gómez" calcext:value-type="string">
            <text:p>Jaime Gómez</text:p>
          </table:table-cell>
          <table:table-cell table:formula="of:=LOWER([.A49])&amp;&quot;.&quot;&amp;LOWER([.B49])&amp;&quot;@gmail.com&quot;" office:value-type="string" office:string-value="jaime.gómez@gmail.com" calcext:value-type="string">
            <text:p>jaime.gómez@gmail.com</text:p>
          </table:table-cell>
          <table:table-cell table:style-name="ce6" table:formula="of:=ROUND(79*RAND())" office:value-type="float" office:value="13" calcext:value-type="float">
            <text:p>13</text:p>
          </table:table-cell>
          <table:table-cell table:formula="of:=&quot;insert into entrenador (nombre, mail,especialidad) values ('&quot;&amp;[.C49]&amp;&quot;','&quot;&amp;[.D49]&amp;&quot;',&quot;&amp;[.E49]&amp;&quot;);&quot;" office:value-type="string" office:string-value="insert into entrenador (nombre, mail,especialidad) values ('Jaime Gómez','jaime.gómez@gmail.com',13);" calcext:value-type="string">
            <text:p>insert into entrenador (nombre, mail,especialidad) values ('Jaime Gómez','jaime.gómez@gmail.com',1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Romina" calcext:value-type="string">
            <text:p>Romina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50]&amp;&quot; &quot;&amp;[.B50]" office:value-type="string" office:string-value="Romina Salazar" calcext:value-type="string">
            <text:p>Romina Salazar</text:p>
          </table:table-cell>
          <table:table-cell table:formula="of:=LOWER([.A50])&amp;&quot;.&quot;&amp;LOWER([.B50])&amp;&quot;@gmail.com&quot;" office:value-type="string" office:string-value="romina.salazar@gmail.com" calcext:value-type="string">
            <text:p>romina.salazar@gmail.com</text:p>
          </table:table-cell>
          <table:table-cell table:style-name="ce6" table:formula="of:=ROUND(79*RAND())" office:value-type="float" office:value="20" calcext:value-type="float">
            <text:p>20</text:p>
          </table:table-cell>
          <table:table-cell table:formula="of:=&quot;insert into entrenador (nombre, mail,especialidad) values ('&quot;&amp;[.C50]&amp;&quot;','&quot;&amp;[.D50]&amp;&quot;',&quot;&amp;[.E50]&amp;&quot;);&quot;" office:value-type="string" office:string-value="insert into entrenador (nombre, mail,especialidad) values ('Romina Salazar','romina.salazar@gmail.com',20);" calcext:value-type="string">
            <text:p>insert into entrenador (nombre, mail,especialidad) values ('Romina Salazar','romina.salazar@gmail.com',20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ario" calcext:value-type="string">
            <text:p>Mario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51]&amp;&quot; &quot;&amp;[.B51]" office:value-type="string" office:string-value="Mario Salazar" calcext:value-type="string">
            <text:p>Mario Salazar</text:p>
          </table:table-cell>
          <table:table-cell table:formula="of:=LOWER([.A51])&amp;&quot;.&quot;&amp;LOWER([.B51])&amp;&quot;@gmail.com&quot;" office:value-type="string" office:string-value="mario.salazar@gmail.com" calcext:value-type="string">
            <text:p>mario.salazar@gmail.com</text:p>
          </table:table-cell>
          <table:table-cell table:style-name="ce6" table:formula="of:=ROUND(79*RAND())" office:value-type="float" office:value="75" calcext:value-type="float">
            <text:p>75</text:p>
          </table:table-cell>
          <table:table-cell table:formula="of:=&quot;insert into entrenador (nombre, mail,especialidad) values ('&quot;&amp;[.C51]&amp;&quot;','&quot;&amp;[.D51]&amp;&quot;',&quot;&amp;[.E51]&amp;&quot;);&quot;" office:value-type="string" office:string-value="insert into entrenador (nombre, mail,especialidad) values ('Mario Salazar','mario.salazar@gmail.com',75);" calcext:value-type="string">
            <text:p>insert into entrenador (nombre, mail,especialidad) values ('Mario Salazar','mario.salazar@gmail.com',7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abiola" calcext:value-type="string">
            <text:p>Fabiola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52]&amp;&quot; &quot;&amp;[.B52]" office:value-type="string" office:string-value="Fabiola Ried" calcext:value-type="string">
            <text:p>Fabiola Ried</text:p>
          </table:table-cell>
          <table:table-cell table:formula="of:=LOWER([.A52])&amp;&quot;.&quot;&amp;LOWER([.B52])&amp;&quot;@gmail.com&quot;" office:value-type="string" office:string-value="fabiola.ried@gmail.com" calcext:value-type="string">
            <text:p>fabiola.ried@gmail.com</text:p>
          </table:table-cell>
          <table:table-cell table:style-name="ce6" table:formula="of:=ROUND(79*RAND())" office:value-type="float" office:value="48" calcext:value-type="float">
            <text:p>48</text:p>
          </table:table-cell>
          <table:table-cell table:formula="of:=&quot;insert into entrenador (nombre, mail,especialidad) values ('&quot;&amp;[.C52]&amp;&quot;','&quot;&amp;[.D52]&amp;&quot;',&quot;&amp;[.E52]&amp;&quot;);&quot;" office:value-type="string" office:string-value="insert into entrenador (nombre, mail,especialidad) values ('Fabiola Ried','fabiola.ried@gmail.com',48);" calcext:value-type="string">
            <text:p>insert into entrenador (nombre, mail,especialidad) values ('Fabiola Ried','fabiola.ried@gmail.com',48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Vicente" calcext:value-type="string">
            <text:p>Vicente</text:p>
          </table:table-cell>
          <table:table-cell table:formula="of:=OFFSET([.B$1] ;ROUND(39*RAND());0;1;1)" office:value-type="string" office:string-value="Huidobro" calcext:value-type="string">
            <text:p>Huidobro</text:p>
          </table:table-cell>
          <table:table-cell table:formula="of:=+[.A53]&amp;&quot; &quot;&amp;[.B53]" office:value-type="string" office:string-value="Vicente Huidobro" calcext:value-type="string">
            <text:p>Vicente Huidobro</text:p>
          </table:table-cell>
          <table:table-cell table:formula="of:=LOWER([.A53])&amp;&quot;.&quot;&amp;LOWER([.B53])&amp;&quot;@gmail.com&quot;" office:value-type="string" office:string-value="vicente.huidobro@gmail.com" calcext:value-type="string">
            <text:p>vicente.huidobro@gmail.com</text:p>
          </table:table-cell>
          <table:table-cell table:style-name="ce6" table:formula="of:=ROUND(79*RAND())" office:value-type="float" office:value="1" calcext:value-type="float">
            <text:p>1</text:p>
          </table:table-cell>
          <table:table-cell table:formula="of:=&quot;insert into entrenador (nombre, mail,especialidad) values ('&quot;&amp;[.C53]&amp;&quot;','&quot;&amp;[.D53]&amp;&quot;',&quot;&amp;[.E53]&amp;&quot;);&quot;" office:value-type="string" office:string-value="insert into entrenador (nombre, mail,especialidad) values ('Vicente Huidobro','vicente.huidobro@gmail.com',1);" calcext:value-type="string">
            <text:p>insert into entrenador (nombre, mail,especialidad) values ('Vicente Huidobro','vicente.huidobro@gmail.com',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Alessandri" calcext:value-type="string">
            <text:p>Alessandri</text:p>
          </table:table-cell>
          <table:table-cell table:formula="of:=+[.A54]&amp;&quot; &quot;&amp;[.B54]" office:value-type="string" office:string-value="Melissa Alessandri" calcext:value-type="string">
            <text:p>Melissa Alessandri</text:p>
          </table:table-cell>
          <table:table-cell table:formula="of:=LOWER([.A54])&amp;&quot;.&quot;&amp;LOWER([.B54])&amp;&quot;@gmail.com&quot;" office:value-type="string" office:string-value="melissa.alessandri@gmail.com" calcext:value-type="string">
            <text:p>melissa.alessandri@gmail.com</text:p>
          </table:table-cell>
          <table:table-cell table:style-name="ce6" table:formula="of:=ROUND(79*RAND())" office:value-type="float" office:value="65" calcext:value-type="float">
            <text:p>65</text:p>
          </table:table-cell>
          <table:table-cell table:formula="of:=&quot;insert into entrenador (nombre, mail,especialidad) values ('&quot;&amp;[.C54]&amp;&quot;','&quot;&amp;[.D54]&amp;&quot;',&quot;&amp;[.E54]&amp;&quot;);&quot;" office:value-type="string" office:string-value="insert into entrenador (nombre, mail,especialidad) values ('Melissa Alessandri','melissa.alessandri@gmail.com',65);" calcext:value-type="string">
            <text:p>insert into entrenador (nombre, mail,especialidad) values ('Melissa Alessandri','melissa.alessandri@gmail.com',6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55]&amp;&quot; &quot;&amp;[.B55]" office:value-type="string" office:string-value="Asunción Martínez" calcext:value-type="string">
            <text:p>Asunción Martínez</text:p>
          </table:table-cell>
          <table:table-cell table:formula="of:=LOWER([.A55])&amp;&quot;.&quot;&amp;LOWER([.B55])&amp;&quot;@gmail.com&quot;" office:value-type="string" office:string-value="asunción.martínez@gmail.com" calcext:value-type="string">
            <text:p>asunción.martínez@gmail.com</text:p>
          </table:table-cell>
          <table:table-cell table:style-name="ce6" table:formula="of:=ROUND(79*RAND())" office:value-type="float" office:value="72" calcext:value-type="float">
            <text:p>72</text:p>
          </table:table-cell>
          <table:table-cell table:formula="of:=&quot;insert into entrenador (nombre, mail,especialidad) values ('&quot;&amp;[.C55]&amp;&quot;','&quot;&amp;[.D55]&amp;&quot;',&quot;&amp;[.E55]&amp;&quot;);&quot;" office:value-type="string" office:string-value="insert into entrenador (nombre, mail,especialidad) values ('Asunción Martínez','asunción.martínez@gmail.com',72);" calcext:value-type="string">
            <text:p>insert into entrenador (nombre, mail,especialidad) values ('Asunción Martínez','asunción.martínez@gmail.com',72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Homero" calcext:value-type="string">
            <text:p>Homero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formula="of:=+[.A56]&amp;&quot; &quot;&amp;[.B56]" office:value-type="string" office:string-value="Homero Scheggia" calcext:value-type="string">
            <text:p>Homero Scheggia</text:p>
          </table:table-cell>
          <table:table-cell table:formula="of:=LOWER([.A56])&amp;&quot;.&quot;&amp;LOWER([.B56])&amp;&quot;@gmail.com&quot;" office:value-type="string" office:string-value="homero.scheggia@gmail.com" calcext:value-type="string">
            <text:p>homero.scheggia@gmail.com</text:p>
          </table:table-cell>
          <table:table-cell table:style-name="ce6" table:formula="of:=ROUND(79*RAND())" office:value-type="float" office:value="25" calcext:value-type="float">
            <text:p>25</text:p>
          </table:table-cell>
          <table:table-cell table:formula="of:=&quot;insert into entrenador (nombre, mail,especialidad) values ('&quot;&amp;[.C56]&amp;&quot;','&quot;&amp;[.D56]&amp;&quot;',&quot;&amp;[.E56]&amp;&quot;);&quot;" office:value-type="string" office:string-value="insert into entrenador (nombre, mail,especialidad) values ('Homero Scheggia','homero.scheggia@gmail.com',25);" calcext:value-type="string">
            <text:p>insert into entrenador (nombre, mail,especialidad) values ('Homero Scheggia','homero.scheggia@gmail.com',2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Homero" calcext:value-type="string">
            <text:p>Homero</text:p>
          </table:table-cell>
          <table:table-cell table:formula="of:=OFFSET([.B$1] ;ROUND(39*RAND());0;1;1)" office:value-type="string" office:string-value="Larrain" calcext:value-type="string">
            <text:p>Larrain</text:p>
          </table:table-cell>
          <table:table-cell table:formula="of:=+[.A57]&amp;&quot; &quot;&amp;[.B57]" office:value-type="string" office:string-value="Homero Larrain" calcext:value-type="string">
            <text:p>Homero Larrain</text:p>
          </table:table-cell>
          <table:table-cell table:formula="of:=LOWER([.A57])&amp;&quot;.&quot;&amp;LOWER([.B57])&amp;&quot;@gmail.com&quot;" office:value-type="string" office:string-value="homero.larrain@gmail.com" calcext:value-type="string">
            <text:p>homero.larrain@gmail.com</text:p>
          </table:table-cell>
          <table:table-cell table:style-name="ce6" table:formula="of:=ROUND(79*RAND())" office:value-type="float" office:value="14" calcext:value-type="float">
            <text:p>14</text:p>
          </table:table-cell>
          <table:table-cell table:formula="of:=&quot;insert into entrenador (nombre, mail,especialidad) values ('&quot;&amp;[.C57]&amp;&quot;','&quot;&amp;[.D57]&amp;&quot;',&quot;&amp;[.E57]&amp;&quot;);&quot;" office:value-type="string" office:string-value="insert into entrenador (nombre, mail,especialidad) values ('Homero Larrain','homero.larrain@gmail.com',14);" calcext:value-type="string">
            <text:p>insert into entrenador (nombre, mail,especialidad) values ('Homero Larrain','homero.larrain@gmail.com',14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formula="of:=+[.A58]&amp;&quot; &quot;&amp;[.B58]" office:value-type="string" office:string-value="Diego Celedón" calcext:value-type="string">
            <text:p>Diego Celedón</text:p>
          </table:table-cell>
          <table:table-cell table:formula="of:=LOWER([.A58])&amp;&quot;.&quot;&amp;LOWER([.B58])&amp;&quot;@gmail.com&quot;" office:value-type="string" office:string-value="diego.celedón@gmail.com" calcext:value-type="string">
            <text:p>diego.celedón@gmail.com</text:p>
          </table:table-cell>
          <table:table-cell table:style-name="ce6" table:formula="of:=ROUND(79*RAND())" office:value-type="float" office:value="26" calcext:value-type="float">
            <text:p>26</text:p>
          </table:table-cell>
          <table:table-cell table:formula="of:=&quot;insert into entrenador (nombre, mail,especialidad) values ('&quot;&amp;[.C58]&amp;&quot;','&quot;&amp;[.D58]&amp;&quot;',&quot;&amp;[.E58]&amp;&quot;);&quot;" office:value-type="string" office:string-value="insert into entrenador (nombre, mail,especialidad) values ('Diego Celedón','diego.celedón@gmail.com',26);" calcext:value-type="string">
            <text:p>insert into entrenador (nombre, mail,especialidad) values ('Diego Celedón','diego.celedón@gmail.com',2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ntonia" calcext:value-type="string">
            <text:p>Antonia</text:p>
          </table:table-cell>
          <table:table-cell table:formula="of:=OFFSET([.B$1] ;ROUND(39*RAND());0;1;1)" office:value-type="string" office:string-value="Jáuregui" calcext:value-type="string">
            <text:p>Jáuregui</text:p>
          </table:table-cell>
          <table:table-cell table:formula="of:=+[.A59]&amp;&quot; &quot;&amp;[.B59]" office:value-type="string" office:string-value="Antonia Jáuregui" calcext:value-type="string">
            <text:p>Antonia Jáuregui</text:p>
          </table:table-cell>
          <table:table-cell table:formula="of:=LOWER([.A59])&amp;&quot;.&quot;&amp;LOWER([.B59])&amp;&quot;@gmail.com&quot;" office:value-type="string" office:string-value="antonia.jáuregui@gmail.com" calcext:value-type="string">
            <text:p>antonia.jáuregui@gmail.com</text:p>
          </table:table-cell>
          <table:table-cell table:style-name="ce6" table:formula="of:=ROUND(79*RAND())" office:value-type="float" office:value="34" calcext:value-type="float">
            <text:p>34</text:p>
          </table:table-cell>
          <table:table-cell table:formula="of:=&quot;insert into entrenador (nombre, mail,especialidad) values ('&quot;&amp;[.C59]&amp;&quot;','&quot;&amp;[.D59]&amp;&quot;',&quot;&amp;[.E59]&amp;&quot;);&quot;" office:value-type="string" office:string-value="insert into entrenador (nombre, mail,especialidad) values ('Antonia Jáuregui','antonia.jáuregui@gmail.com',34);" calcext:value-type="string">
            <text:p>insert into entrenador (nombre, mail,especialidad) values ('Antonia Jáuregui','antonia.jáuregui@gmail.com',34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antiago" calcext:value-type="string">
            <text:p>Santiago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formula="of:=+[.A60]&amp;&quot; &quot;&amp;[.B60]" office:value-type="string" office:string-value="Santiago Gajardo" calcext:value-type="string">
            <text:p>Santiago Gajardo</text:p>
          </table:table-cell>
          <table:table-cell table:formula="of:=LOWER([.A60])&amp;&quot;.&quot;&amp;LOWER([.B60])&amp;&quot;@gmail.com&quot;" office:value-type="string" office:string-value="santiago.gajardo@gmail.com" calcext:value-type="string">
            <text:p>santiago.gajardo@gmail.com</text:p>
          </table:table-cell>
          <table:table-cell table:style-name="ce6" table:formula="of:=ROUND(79*RAND())" office:value-type="float" office:value="63" calcext:value-type="float">
            <text:p>63</text:p>
          </table:table-cell>
          <table:table-cell table:formula="of:=&quot;insert into entrenador (nombre, mail,especialidad) values ('&quot;&amp;[.C60]&amp;&quot;','&quot;&amp;[.D60]&amp;&quot;',&quot;&amp;[.E60]&amp;&quot;);&quot;" office:value-type="string" office:string-value="insert into entrenador (nombre, mail,especialidad) values ('Santiago Gajardo','santiago.gajardo@gmail.com',63);" calcext:value-type="string">
            <text:p>insert into entrenador (nombre, mail,especialidad) values ('Santiago Gajardo','santiago.gajardo@gmail.com',6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iguel" calcext:value-type="string">
            <text:p>Miguel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formula="of:=+[.A61]&amp;&quot; &quot;&amp;[.B61]" office:value-type="string" office:string-value="Miguel Orrego" calcext:value-type="string">
            <text:p>Miguel Orrego</text:p>
          </table:table-cell>
          <table:table-cell table:formula="of:=LOWER([.A61])&amp;&quot;.&quot;&amp;LOWER([.B61])&amp;&quot;@gmail.com&quot;" office:value-type="string" office:string-value="miguel.orrego@gmail.com" calcext:value-type="string">
            <text:p>miguel.orrego@gmail.com</text:p>
          </table:table-cell>
          <table:table-cell table:style-name="ce6" table:formula="of:=ROUND(79*RAND())" office:value-type="float" office:value="19" calcext:value-type="float">
            <text:p>19</text:p>
          </table:table-cell>
          <table:table-cell table:formula="of:=&quot;insert into entrenador (nombre, mail,especialidad) values ('&quot;&amp;[.C61]&amp;&quot;','&quot;&amp;[.D61]&amp;&quot;',&quot;&amp;[.E61]&amp;&quot;);&quot;" office:value-type="string" office:string-value="insert into entrenador (nombre, mail,especialidad) values ('Miguel Orrego','miguel.orrego@gmail.com',19);" calcext:value-type="string">
            <text:p>insert into entrenador (nombre, mail,especialidad) values ('Miguel Orrego','miguel.orrego@gmail.com',19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lberto" calcext:value-type="string">
            <text:p>Alberto</text:p>
          </table:table-cell>
          <table:table-cell table:formula="of:=OFFSET([.B$1] ;ROUND(39*RAND());0;1;1)" office:value-type="string" office:string-value="Zamorano" calcext:value-type="string">
            <text:p>Zamorano</text:p>
          </table:table-cell>
          <table:table-cell table:formula="of:=+[.A62]&amp;&quot; &quot;&amp;[.B62]" office:value-type="string" office:string-value="Alberto Zamorano" calcext:value-type="string">
            <text:p>Alberto Zamorano</text:p>
          </table:table-cell>
          <table:table-cell table:formula="of:=LOWER([.A62])&amp;&quot;.&quot;&amp;LOWER([.B62])&amp;&quot;@gmail.com&quot;" office:value-type="string" office:string-value="alberto.zamorano@gmail.com" calcext:value-type="string">
            <text:p>alberto.zamorano@gmail.com</text:p>
          </table:table-cell>
          <table:table-cell table:style-name="ce6" table:formula="of:=ROUND(79*RAND())" office:value-type="float" office:value="75" calcext:value-type="float">
            <text:p>75</text:p>
          </table:table-cell>
          <table:table-cell table:formula="of:=&quot;insert into entrenador (nombre, mail,especialidad) values ('&quot;&amp;[.C62]&amp;&quot;','&quot;&amp;[.D62]&amp;&quot;',&quot;&amp;[.E62]&amp;&quot;);&quot;" office:value-type="string" office:string-value="insert into entrenador (nombre, mail,especialidad) values ('Alberto Zamorano','alberto.zamorano@gmail.com',75);" calcext:value-type="string">
            <text:p>insert into entrenador (nombre, mail,especialidad) values ('Alberto Zamorano','alberto.zamorano@gmail.com',7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Raquel" calcext:value-type="string">
            <text:p>Raquel</text:p>
          </table:table-cell>
          <table:table-cell table:formula="of:=OFFSET([.B$1] ;ROUND(39*RAND());0;1;1)" office:value-type="string" office:string-value="Ponce" calcext:value-type="string">
            <text:p>Ponce</text:p>
          </table:table-cell>
          <table:table-cell table:formula="of:=+[.A63]&amp;&quot; &quot;&amp;[.B63]" office:value-type="string" office:string-value="Raquel Ponce" calcext:value-type="string">
            <text:p>Raquel Ponce</text:p>
          </table:table-cell>
          <table:table-cell table:formula="of:=LOWER([.A63])&amp;&quot;.&quot;&amp;LOWER([.B63])&amp;&quot;@gmail.com&quot;" office:value-type="string" office:string-value="raquel.ponce@gmail.com" calcext:value-type="string">
            <text:p>raquel.ponce@gmail.com</text:p>
          </table:table-cell>
          <table:table-cell table:style-name="ce6" table:formula="of:=ROUND(79*RAND())" office:value-type="float" office:value="21" calcext:value-type="float">
            <text:p>21</text:p>
          </table:table-cell>
          <table:table-cell table:formula="of:=&quot;insert into entrenador (nombre, mail,especialidad) values ('&quot;&amp;[.C63]&amp;&quot;','&quot;&amp;[.D63]&amp;&quot;',&quot;&amp;[.E63]&amp;&quot;);&quot;" office:value-type="string" office:string-value="insert into entrenador (nombre, mail,especialidad) values ('Raquel Ponce','raquel.ponce@gmail.com',21);" calcext:value-type="string">
            <text:p>insert into entrenador (nombre, mail,especialidad) values ('Raquel Ponce','raquel.ponce@gmail.com',2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ario" calcext:value-type="string">
            <text:p>Mario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formula="of:=+[.A64]&amp;&quot; &quot;&amp;[.B64]" office:value-type="string" office:string-value="Mario Scheggia" calcext:value-type="string">
            <text:p>Mario Scheggia</text:p>
          </table:table-cell>
          <table:table-cell table:formula="of:=LOWER([.A64])&amp;&quot;.&quot;&amp;LOWER([.B64])&amp;&quot;@gmail.com&quot;" office:value-type="string" office:string-value="mario.scheggia@gmail.com" calcext:value-type="string">
            <text:p>mario.scheggia@gmail.com</text:p>
          </table:table-cell>
          <table:table-cell table:style-name="ce6" table:formula="of:=ROUND(79*RAND())" office:value-type="float" office:value="68" calcext:value-type="float">
            <text:p>68</text:p>
          </table:table-cell>
          <table:table-cell table:formula="of:=&quot;insert into entrenador (nombre, mail,especialidad) values ('&quot;&amp;[.C64]&amp;&quot;','&quot;&amp;[.D64]&amp;&quot;',&quot;&amp;[.E64]&amp;&quot;);&quot;" office:value-type="string" office:string-value="insert into entrenador (nombre, mail,especialidad) values ('Mario Scheggia','mario.scheggia@gmail.com',68);" calcext:value-type="string">
            <text:p>insert into entrenador (nombre, mail,especialidad) values ('Mario Scheggia','mario.scheggia@gmail.com',68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Raquel" calcext:value-type="string">
            <text:p>Raquel</text:p>
          </table:table-cell>
          <table:table-cell table:formula="of:=OFFSET([.B$1] ;ROUND(39*RAND());0;1;1)" office:value-type="string" office:string-value="Olivera" calcext:value-type="string">
            <text:p>Olivera</text:p>
          </table:table-cell>
          <table:table-cell table:formula="of:=+[.A65]&amp;&quot; &quot;&amp;[.B65]" office:value-type="string" office:string-value="Raquel Olivera" calcext:value-type="string">
            <text:p>Raquel Olivera</text:p>
          </table:table-cell>
          <table:table-cell table:formula="of:=LOWER([.A65])&amp;&quot;.&quot;&amp;LOWER([.B65])&amp;&quot;@gmail.com&quot;" office:value-type="string" office:string-value="raquel.olivera@gmail.com" calcext:value-type="string">
            <text:p>raquel.olivera@gmail.com</text:p>
          </table:table-cell>
          <table:table-cell table:style-name="ce6" table:formula="of:=ROUND(79*RAND())" office:value-type="float" office:value="16" calcext:value-type="float">
            <text:p>16</text:p>
          </table:table-cell>
          <table:table-cell table:formula="of:=&quot;insert into entrenador (nombre, mail,especialidad) values ('&quot;&amp;[.C65]&amp;&quot;','&quot;&amp;[.D65]&amp;&quot;',&quot;&amp;[.E65]&amp;&quot;);&quot;" office:value-type="string" office:string-value="insert into entrenador (nombre, mail,especialidad) values ('Raquel Olivera','raquel.olivera@gmail.com',16);" calcext:value-type="string">
            <text:p>insert into entrenador (nombre, mail,especialidad) values ('Raquel Olivera','raquel.olivera@gmail.com',1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formula="of:=+[.A66]&amp;&quot; &quot;&amp;[.B66]" office:value-type="string" office:string-value="Sergio Errázuriz" calcext:value-type="string">
            <text:p>Sergio Errázuriz</text:p>
          </table:table-cell>
          <table:table-cell table:formula="of:=LOWER([.A66])&amp;&quot;.&quot;&amp;LOWER([.B66])&amp;&quot;@gmail.com&quot;" office:value-type="string" office:string-value="sergio.errázuriz@gmail.com" calcext:value-type="string">
            <text:p>sergio.errázuriz@gmail.com</text:p>
          </table:table-cell>
          <table:table-cell table:style-name="ce6" table:formula="of:=ROUND(79*RAND())" office:value-type="float" office:value="0" calcext:value-type="float">
            <text:p>0</text:p>
          </table:table-cell>
          <table:table-cell table:formula="of:=&quot;insert into entrenador (nombre, mail,especialidad) values ('&quot;&amp;[.C66]&amp;&quot;','&quot;&amp;[.D66]&amp;&quot;',&quot;&amp;[.E66]&amp;&quot;);&quot;" office:value-type="string" office:string-value="insert into entrenador (nombre, mail,especialidad) values ('Sergio Errázuriz','sergio.errázuriz@gmail.com',0);" calcext:value-type="string">
            <text:p>insert into entrenador (nombre, mail,especialidad) values ('Sergio Errázuriz','sergio.errázuriz@gmail.com',0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Misle" calcext:value-type="string">
            <text:p>Misle</text:p>
          </table:table-cell>
          <table:table-cell table:formula="of:=+[.A67]&amp;&quot; &quot;&amp;[.B67]" office:value-type="string" office:string-value="Sergio Misle" calcext:value-type="string">
            <text:p>Sergio Misle</text:p>
          </table:table-cell>
          <table:table-cell table:formula="of:=LOWER([.A67])&amp;&quot;.&quot;&amp;LOWER([.B67])&amp;&quot;@gmail.com&quot;" office:value-type="string" office:string-value="sergio.misle@gmail.com" calcext:value-type="string">
            <text:p>sergio.misle@gmail.com</text:p>
          </table:table-cell>
          <table:table-cell table:style-name="ce6" table:formula="of:=ROUND(79*RAND())" office:value-type="float" office:value="42" calcext:value-type="float">
            <text:p>42</text:p>
          </table:table-cell>
          <table:table-cell table:formula="of:=&quot;insert into entrenador (nombre, mail,especialidad) values ('&quot;&amp;[.C67]&amp;&quot;','&quot;&amp;[.D67]&amp;&quot;',&quot;&amp;[.E67]&amp;&quot;);&quot;" office:value-type="string" office:string-value="insert into entrenador (nombre, mail,especialidad) values ('Sergio Misle','sergio.misle@gmail.com',42);" calcext:value-type="string">
            <text:p>insert into entrenador (nombre, mail,especialidad) values ('Sergio Misle','sergio.misle@gmail.com',42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Homero" calcext:value-type="string">
            <text:p>Homero</text:p>
          </table:table-cell>
          <table:table-cell table:formula="of:=OFFSET([.B$1] ;ROUND(39*RAND());0;1;1)" office:value-type="string" office:string-value="Pizarro" calcext:value-type="string">
            <text:p>Pizarro</text:p>
          </table:table-cell>
          <table:table-cell table:formula="of:=+[.A68]&amp;&quot; &quot;&amp;[.B68]" office:value-type="string" office:string-value="Homero Pizarro" calcext:value-type="string">
            <text:p>Homero Pizarro</text:p>
          </table:table-cell>
          <table:table-cell table:formula="of:=LOWER([.A68])&amp;&quot;.&quot;&amp;LOWER([.B68])&amp;&quot;@gmail.com&quot;" office:value-type="string" office:string-value="homero.pizarro@gmail.com" calcext:value-type="string">
            <text:p>homero.pizarro@gmail.com</text:p>
          </table:table-cell>
          <table:table-cell table:style-name="ce6" table:formula="of:=ROUND(79*RAND())" office:value-type="float" office:value="6" calcext:value-type="float">
            <text:p>6</text:p>
          </table:table-cell>
          <table:table-cell table:formula="of:=&quot;insert into entrenador (nombre, mail,especialidad) values ('&quot;&amp;[.C68]&amp;&quot;','&quot;&amp;[.D68]&amp;&quot;',&quot;&amp;[.E68]&amp;&quot;);&quot;" office:value-type="string" office:string-value="insert into entrenador (nombre, mail,especialidad) values ('Homero Pizarro','homero.pizarro@gmail.com',6);" calcext:value-type="string">
            <text:p>insert into entrenador (nombre, mail,especialidad) values ('Homero Pizarro','homero.pizarro@gmail.com',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Ignacia" calcext:value-type="string">
            <text:p>Ignacia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69]&amp;&quot; &quot;&amp;[.B69]" office:value-type="string" office:string-value="Ignacia De Gregorio" calcext:value-type="string">
            <text:p>Ignacia De Gregorio</text:p>
          </table:table-cell>
          <table:table-cell table:formula="of:=LOWER([.A69])&amp;&quot;.&quot;&amp;LOWER([.B69])&amp;&quot;@gmail.com&quot;" office:value-type="string" office:string-value="ignacia.de gregorio@gmail.com" calcext:value-type="string">
            <text:p>ignacia.de gregorio@gmail.com</text:p>
          </table:table-cell>
          <table:table-cell table:style-name="ce6" table:formula="of:=ROUND(79*RAND())" office:value-type="float" office:value="1" calcext:value-type="float">
            <text:p>1</text:p>
          </table:table-cell>
          <table:table-cell table:formula="of:=&quot;insert into entrenador (nombre, mail,especialidad) values ('&quot;&amp;[.C69]&amp;&quot;','&quot;&amp;[.D69]&amp;&quot;',&quot;&amp;[.E69]&amp;&quot;);&quot;" office:value-type="string" office:string-value="insert into entrenador (nombre, mail,especialidad) values ('Ignacia De Gregorio','ignacia.de gregorio@gmail.com',1);" calcext:value-type="string">
            <text:p>insert into entrenador (nombre, mail,especialidad) values ('Ignacia De Gregorio','ignacia.de gregorio@gmail.com',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Luisa" calcext:value-type="string">
            <text:p>Luisa</text:p>
          </table:table-cell>
          <table:table-cell table:formula="of:=OFFSET([.B$1] ;ROUND(39*RAND());0;1;1)" office:value-type="string" office:string-value="Olea" calcext:value-type="string">
            <text:p>Olea</text:p>
          </table:table-cell>
          <table:table-cell table:formula="of:=+[.A70]&amp;&quot; &quot;&amp;[.B70]" office:value-type="string" office:string-value="Luisa Olea" calcext:value-type="string">
            <text:p>Luisa Olea</text:p>
          </table:table-cell>
          <table:table-cell table:formula="of:=LOWER([.A70])&amp;&quot;.&quot;&amp;LOWER([.B70])&amp;&quot;@gmail.com&quot;" office:value-type="string" office:string-value="luisa.olea@gmail.com" calcext:value-type="string">
            <text:p>luisa.olea@gmail.com</text:p>
          </table:table-cell>
          <table:table-cell table:style-name="ce6" table:formula="of:=ROUND(79*RAND())" office:value-type="float" office:value="21" calcext:value-type="float">
            <text:p>21</text:p>
          </table:table-cell>
          <table:table-cell table:formula="of:=&quot;insert into entrenador (nombre, mail,especialidad) values ('&quot;&amp;[.C70]&amp;&quot;','&quot;&amp;[.D70]&amp;&quot;',&quot;&amp;[.E70]&amp;&quot;);&quot;" office:value-type="string" office:string-value="insert into entrenador (nombre, mail,especialidad) values ('Luisa Olea','luisa.olea@gmail.com',21);" calcext:value-type="string">
            <text:p>insert into entrenador (nombre, mail,especialidad) values ('Luisa Olea','luisa.olea@gmail.com',2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Scheggia" calcext:value-type="string">
            <text:p>Scheggia</text:p>
          </table:table-cell>
          <table:table-cell table:formula="of:=+[.A71]&amp;&quot; &quot;&amp;[.B71]" office:value-type="string" office:string-value="Teresa Scheggia" calcext:value-type="string">
            <text:p>Teresa Scheggia</text:p>
          </table:table-cell>
          <table:table-cell table:formula="of:=LOWER([.A71])&amp;&quot;.&quot;&amp;LOWER([.B71])&amp;&quot;@gmail.com&quot;" office:value-type="string" office:string-value="teresa.scheggia@gmail.com" calcext:value-type="string">
            <text:p>teresa.scheggia@gmail.com</text:p>
          </table:table-cell>
          <table:table-cell table:style-name="ce6" table:formula="of:=ROUND(79*RAND())" office:value-type="float" office:value="54" calcext:value-type="float">
            <text:p>54</text:p>
          </table:table-cell>
          <table:table-cell table:formula="of:=&quot;insert into entrenador (nombre, mail,especialidad) values ('&quot;&amp;[.C71]&amp;&quot;','&quot;&amp;[.D71]&amp;&quot;',&quot;&amp;[.E71]&amp;&quot;);&quot;" office:value-type="string" office:string-value="insert into entrenador (nombre, mail,especialidad) values ('Teresa Scheggia','teresa.scheggia@gmail.com',54);" calcext:value-type="string">
            <text:p>insert into entrenador (nombre, mail,especialidad) values ('Teresa Scheggia','teresa.scheggia@gmail.com',54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Ponce" calcext:value-type="string">
            <text:p>Ponce</text:p>
          </table:table-cell>
          <table:table-cell table:formula="of:=+[.A72]&amp;&quot; &quot;&amp;[.B72]" office:value-type="string" office:string-value="Teresa Ponce" calcext:value-type="string">
            <text:p>Teresa Ponce</text:p>
          </table:table-cell>
          <table:table-cell table:formula="of:=LOWER([.A72])&amp;&quot;.&quot;&amp;LOWER([.B72])&amp;&quot;@gmail.com&quot;" office:value-type="string" office:string-value="teresa.ponce@gmail.com" calcext:value-type="string">
            <text:p>teresa.ponce@gmail.com</text:p>
          </table:table-cell>
          <table:table-cell table:style-name="ce6" table:formula="of:=ROUND(79*RAND())" office:value-type="float" office:value="11" calcext:value-type="float">
            <text:p>11</text:p>
          </table:table-cell>
          <table:table-cell table:formula="of:=&quot;insert into entrenador (nombre, mail,especialidad) values ('&quot;&amp;[.C72]&amp;&quot;','&quot;&amp;[.D72]&amp;&quot;',&quot;&amp;[.E72]&amp;&quot;);&quot;" office:value-type="string" office:string-value="insert into entrenador (nombre, mail,especialidad) values ('Teresa Ponce','teresa.ponce@gmail.com',11);" calcext:value-type="string">
            <text:p>insert into entrenador (nombre, mail,especialidad) values ('Teresa Ponce','teresa.ponce@gmail.com',1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Salas" calcext:value-type="string">
            <text:p>Salas</text:p>
          </table:table-cell>
          <table:table-cell table:formula="of:=+[.A73]&amp;&quot; &quot;&amp;[.B73]" office:value-type="string" office:string-value="Teresa Salas" calcext:value-type="string">
            <text:p>Teresa Salas</text:p>
          </table:table-cell>
          <table:table-cell table:formula="of:=LOWER([.A73])&amp;&quot;.&quot;&amp;LOWER([.B73])&amp;&quot;@gmail.com&quot;" office:value-type="string" office:string-value="teresa.salas@gmail.com" calcext:value-type="string">
            <text:p>teresa.salas@gmail.com</text:p>
          </table:table-cell>
          <table:table-cell table:style-name="ce6" table:formula="of:=ROUND(79*RAND())" office:value-type="float" office:value="13" calcext:value-type="float">
            <text:p>13</text:p>
          </table:table-cell>
          <table:table-cell table:formula="of:=&quot;insert into entrenador (nombre, mail,especialidad) values ('&quot;&amp;[.C73]&amp;&quot;','&quot;&amp;[.D73]&amp;&quot;',&quot;&amp;[.E73]&amp;&quot;);&quot;" office:value-type="string" office:string-value="insert into entrenador (nombre, mail,especialidad) values ('Teresa Salas','teresa.salas@gmail.com',13);" calcext:value-type="string">
            <text:p>insert into entrenador (nombre, mail,especialidad) values ('Teresa Salas','teresa.salas@gmail.com',1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anuel" calcext:value-type="string">
            <text:p>Manuel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74]&amp;&quot; &quot;&amp;[.B74]" office:value-type="string" office:string-value="Manuel Salazar" calcext:value-type="string">
            <text:p>Manuel Salazar</text:p>
          </table:table-cell>
          <table:table-cell table:formula="of:=LOWER([.A74])&amp;&quot;.&quot;&amp;LOWER([.B74])&amp;&quot;@gmail.com&quot;" office:value-type="string" office:string-value="manuel.salazar@gmail.com" calcext:value-type="string">
            <text:p>manuel.salazar@gmail.com</text:p>
          </table:table-cell>
          <table:table-cell table:style-name="ce6" table:formula="of:=ROUND(79*RAND())" office:value-type="float" office:value="69" calcext:value-type="float">
            <text:p>69</text:p>
          </table:table-cell>
          <table:table-cell table:formula="of:=&quot;insert into entrenador (nombre, mail,especialidad) values ('&quot;&amp;[.C74]&amp;&quot;','&quot;&amp;[.D74]&amp;&quot;',&quot;&amp;[.E74]&amp;&quot;);&quot;" office:value-type="string" office:string-value="insert into entrenador (nombre, mail,especialidad) values ('Manuel Salazar','manuel.salazar@gmail.com',69);" calcext:value-type="string">
            <text:p>insert into entrenador (nombre, mail,especialidad) values ('Manuel Salazar','manuel.salazar@gmail.com',69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Yañez" calcext:value-type="string">
            <text:p>Yañez</text:p>
          </table:table-cell>
          <table:table-cell table:formula="of:=+[.A75]&amp;&quot; &quot;&amp;[.B75]" office:value-type="string" office:string-value="Sergio Yañez" calcext:value-type="string">
            <text:p>Sergio Yañez</text:p>
          </table:table-cell>
          <table:table-cell table:formula="of:=LOWER([.A75])&amp;&quot;.&quot;&amp;LOWER([.B75])&amp;&quot;@gmail.com&quot;" office:value-type="string" office:string-value="sergio.yañez@gmail.com" calcext:value-type="string">
            <text:p>sergio.yañez@gmail.com</text:p>
          </table:table-cell>
          <table:table-cell table:style-name="ce6" table:formula="of:=ROUND(79*RAND())" office:value-type="float" office:value="24" calcext:value-type="float">
            <text:p>24</text:p>
          </table:table-cell>
          <table:table-cell table:formula="of:=&quot;insert into entrenador (nombre, mail,especialidad) values ('&quot;&amp;[.C75]&amp;&quot;','&quot;&amp;[.D75]&amp;&quot;',&quot;&amp;[.E75]&amp;&quot;);&quot;" office:value-type="string" office:string-value="insert into entrenador (nombre, mail,especialidad) values ('Sergio Yañez','sergio.yañez@gmail.com',24);" calcext:value-type="string">
            <text:p>insert into entrenador (nombre, mail,especialidad) values ('Sergio Yañez','sergio.yañez@gmail.com',24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abiola" calcext:value-type="string">
            <text:p>Fabiola</text:p>
          </table:table-cell>
          <table:table-cell table:formula="of:=OFFSET([.B$1] ;ROUND(39*RAND());0;1;1)" office:value-type="string" office:string-value="Hevia" calcext:value-type="string">
            <text:p>Hevia</text:p>
          </table:table-cell>
          <table:table-cell table:formula="of:=+[.A76]&amp;&quot; &quot;&amp;[.B76]" office:value-type="string" office:string-value="Fabiola Hevia" calcext:value-type="string">
            <text:p>Fabiola Hevia</text:p>
          </table:table-cell>
          <table:table-cell table:formula="of:=LOWER([.A76])&amp;&quot;.&quot;&amp;LOWER([.B76])&amp;&quot;@gmail.com&quot;" office:value-type="string" office:string-value="fabiola.hevia@gmail.com" calcext:value-type="string">
            <text:p>fabiola.hevia@gmail.com</text:p>
          </table:table-cell>
          <table:table-cell table:style-name="ce6" table:formula="of:=ROUND(79*RAND())" office:value-type="float" office:value="10" calcext:value-type="float">
            <text:p>10</text:p>
          </table:table-cell>
          <table:table-cell table:formula="of:=&quot;insert into entrenador (nombre, mail,especialidad) values ('&quot;&amp;[.C76]&amp;&quot;','&quot;&amp;[.D76]&amp;&quot;',&quot;&amp;[.E76]&amp;&quot;);&quot;" office:value-type="string" office:string-value="insert into entrenador (nombre, mail,especialidad) values ('Fabiola Hevia','fabiola.hevia@gmail.com',10);" calcext:value-type="string">
            <text:p>insert into entrenador (nombre, mail,especialidad) values ('Fabiola Hevia','fabiola.hevia@gmail.com',10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Guevara" calcext:value-type="string">
            <text:p>Guevara</text:p>
          </table:table-cell>
          <table:table-cell table:formula="of:=+[.A77]&amp;&quot; &quot;&amp;[.B77]" office:value-type="string" office:string-value="Teresa Guevara" calcext:value-type="string">
            <text:p>Teresa Guevara</text:p>
          </table:table-cell>
          <table:table-cell table:formula="of:=LOWER([.A77])&amp;&quot;.&quot;&amp;LOWER([.B77])&amp;&quot;@gmail.com&quot;" office:value-type="string" office:string-value="teresa.guevara@gmail.com" calcext:value-type="string">
            <text:p>teresa.guevara@gmail.com</text:p>
          </table:table-cell>
          <table:table-cell table:style-name="ce6" table:formula="of:=ROUND(79*RAND())" office:value-type="float" office:value="7" calcext:value-type="float">
            <text:p>7</text:p>
          </table:table-cell>
          <table:table-cell table:formula="of:=&quot;insert into entrenador (nombre, mail,especialidad) values ('&quot;&amp;[.C77]&amp;&quot;','&quot;&amp;[.D77]&amp;&quot;',&quot;&amp;[.E77]&amp;&quot;);&quot;" office:value-type="string" office:string-value="insert into entrenador (nombre, mail,especialidad) values ('Teresa Guevara','teresa.guevara@gmail.com',7);" calcext:value-type="string">
            <text:p>insert into entrenador (nombre, mail,especialidad) values ('Teresa Guevara','teresa.guevara@gmail.com',7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ilagros" calcext:value-type="string">
            <text:p>Milagros</text:p>
          </table:table-cell>
          <table:table-cell table:formula="of:=OFFSET([.B$1] ;ROUND(39*RAND());0;1;1)" office:value-type="string" office:string-value="Donoso" calcext:value-type="string">
            <text:p>Donoso</text:p>
          </table:table-cell>
          <table:table-cell table:formula="of:=+[.A78]&amp;&quot; &quot;&amp;[.B78]" office:value-type="string" office:string-value="Milagros Donoso" calcext:value-type="string">
            <text:p>Milagros Donoso</text:p>
          </table:table-cell>
          <table:table-cell table:formula="of:=LOWER([.A78])&amp;&quot;.&quot;&amp;LOWER([.B78])&amp;&quot;@gmail.com&quot;" office:value-type="string" office:string-value="milagros.donoso@gmail.com" calcext:value-type="string">
            <text:p>milagros.donoso@gmail.com</text:p>
          </table:table-cell>
          <table:table-cell table:style-name="ce6" table:formula="of:=ROUND(79*RAND())" office:value-type="float" office:value="72" calcext:value-type="float">
            <text:p>72</text:p>
          </table:table-cell>
          <table:table-cell table:formula="of:=&quot;insert into entrenador (nombre, mail,especialidad) values ('&quot;&amp;[.C78]&amp;&quot;','&quot;&amp;[.D78]&amp;&quot;',&quot;&amp;[.E78]&amp;&quot;);&quot;" office:value-type="string" office:string-value="insert into entrenador (nombre, mail,especialidad) values ('Milagros Donoso','milagros.donoso@gmail.com',72);" calcext:value-type="string">
            <text:p>insert into entrenador (nombre, mail,especialidad) values ('Milagros Donoso','milagros.donoso@gmail.com',72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Ramiro" calcext:value-type="string">
            <text:p>Ramiro</text:p>
          </table:table-cell>
          <table:table-cell table:formula="of:=OFFSET([.B$1] ;ROUND(39*RAND());0;1;1)" office:value-type="string" office:string-value="Paganini" calcext:value-type="string">
            <text:p>Paganini</text:p>
          </table:table-cell>
          <table:table-cell table:formula="of:=+[.A79]&amp;&quot; &quot;&amp;[.B79]" office:value-type="string" office:string-value="Ramiro Paganini" calcext:value-type="string">
            <text:p>Ramiro Paganini</text:p>
          </table:table-cell>
          <table:table-cell table:formula="of:=LOWER([.A79])&amp;&quot;.&quot;&amp;LOWER([.B79])&amp;&quot;@gmail.com&quot;" office:value-type="string" office:string-value="ramiro.paganini@gmail.com" calcext:value-type="string">
            <text:p>ramiro.paganini@gmail.com</text:p>
          </table:table-cell>
          <table:table-cell table:style-name="ce6" table:formula="of:=ROUND(79*RAND())" office:value-type="float" office:value="11" calcext:value-type="float">
            <text:p>11</text:p>
          </table:table-cell>
          <table:table-cell table:formula="of:=&quot;insert into entrenador (nombre, mail,especialidad) values ('&quot;&amp;[.C79]&amp;&quot;','&quot;&amp;[.D79]&amp;&quot;',&quot;&amp;[.E79]&amp;&quot;);&quot;" office:value-type="string" office:string-value="insert into entrenador (nombre, mail,especialidad) values ('Ramiro Paganini','ramiro.paganini@gmail.com',11);" calcext:value-type="string">
            <text:p>insert into entrenador (nombre, mail,especialidad) values ('Ramiro Paganini','ramiro.paganini@gmail.com',1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Luisa" calcext:value-type="string">
            <text:p>Luisa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80]&amp;&quot; &quot;&amp;[.B80]" office:value-type="string" office:string-value="Luisa Ried" calcext:value-type="string">
            <text:p>Luisa Ried</text:p>
          </table:table-cell>
          <table:table-cell table:formula="of:=LOWER([.A80])&amp;&quot;.&quot;&amp;LOWER([.B80])&amp;&quot;@gmail.com&quot;" office:value-type="string" office:string-value="luisa.ried@gmail.com" calcext:value-type="string">
            <text:p>luisa.ried@gmail.com</text:p>
          </table:table-cell>
          <table:table-cell table:style-name="ce6" table:formula="of:=ROUND(79*RAND())" office:value-type="float" office:value="54" calcext:value-type="float">
            <text:p>54</text:p>
          </table:table-cell>
          <table:table-cell table:formula="of:=&quot;insert into entrenador (nombre, mail,especialidad) values ('&quot;&amp;[.C80]&amp;&quot;','&quot;&amp;[.D80]&amp;&quot;',&quot;&amp;[.E80]&amp;&quot;);&quot;" office:value-type="string" office:string-value="insert into entrenador (nombre, mail,especialidad) values ('Luisa Ried','luisa.ried@gmail.com',54);" calcext:value-type="string">
            <text:p>insert into entrenador (nombre, mail,especialidad) values ('Luisa Ried','luisa.ried@gmail.com',54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Liliana" calcext:value-type="string">
            <text:p>Liliana</text:p>
          </table:table-cell>
          <table:table-cell table:formula="of:=OFFSET([.B$1] ;ROUND(39*RAND());0;1;1)" office:value-type="string" office:string-value="Jáuregui" calcext:value-type="string">
            <text:p>Jáuregui</text:p>
          </table:table-cell>
          <table:table-cell table:formula="of:=+[.A81]&amp;&quot; &quot;&amp;[.B81]" office:value-type="string" office:string-value="Liliana Jáuregui" calcext:value-type="string">
            <text:p>Liliana Jáuregui</text:p>
          </table:table-cell>
          <table:table-cell table:formula="of:=LOWER([.A81])&amp;&quot;.&quot;&amp;LOWER([.B81])&amp;&quot;@gmail.com&quot;" office:value-type="string" office:string-value="liliana.jáuregui@gmail.com" calcext:value-type="string">
            <text:p>liliana.jáuregui@gmail.com</text:p>
          </table:table-cell>
          <table:table-cell table:style-name="ce6" table:formula="of:=ROUND(79*RAND())" office:value-type="float" office:value="33" calcext:value-type="float">
            <text:p>33</text:p>
          </table:table-cell>
          <table:table-cell table:formula="of:=&quot;insert into entrenador (nombre, mail,especialidad) values ('&quot;&amp;[.C81]&amp;&quot;','&quot;&amp;[.D81]&amp;&quot;',&quot;&amp;[.E81]&amp;&quot;);&quot;" office:value-type="string" office:string-value="insert into entrenador (nombre, mail,especialidad) values ('Liliana Jáuregui','liliana.jáuregui@gmail.com',33);" calcext:value-type="string">
            <text:p>insert into entrenador (nombre, mail,especialidad) values ('Liliana Jáuregui','liliana.jáuregui@gmail.com',3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abiola" calcext:value-type="string">
            <text:p>Fabiola</text:p>
          </table:table-cell>
          <table:table-cell table:formula="of:=OFFSET([.B$1] ;ROUND(39*RAND());0;1;1)" office:value-type="string" office:string-value="Huidobro" calcext:value-type="string">
            <text:p>Huidobro</text:p>
          </table:table-cell>
          <table:table-cell table:formula="of:=+[.A82]&amp;&quot; &quot;&amp;[.B82]" office:value-type="string" office:string-value="Fabiola Huidobro" calcext:value-type="string">
            <text:p>Fabiola Huidobro</text:p>
          </table:table-cell>
          <table:table-cell table:formula="of:=LOWER([.A82])&amp;&quot;.&quot;&amp;LOWER([.B82])&amp;&quot;@gmail.com&quot;" office:value-type="string" office:string-value="fabiola.huidobro@gmail.com" calcext:value-type="string">
            <text:p>fabiola.huidobro@gmail.com</text:p>
          </table:table-cell>
          <table:table-cell table:style-name="ce6" table:formula="of:=ROUND(79*RAND())" office:value-type="float" office:value="51" calcext:value-type="float">
            <text:p>51</text:p>
          </table:table-cell>
          <table:table-cell table:formula="of:=&quot;insert into entrenador (nombre, mail,especialidad) values ('&quot;&amp;[.C82]&amp;&quot;','&quot;&amp;[.D82]&amp;&quot;',&quot;&amp;[.E82]&amp;&quot;);&quot;" office:value-type="string" office:string-value="insert into entrenador (nombre, mail,especialidad) values ('Fabiola Huidobro','fabiola.huidobro@gmail.com',51);" calcext:value-type="string">
            <text:p>insert into entrenador (nombre, mail,especialidad) values ('Fabiola Huidobro','fabiola.huidobro@gmail.com',5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ario" calcext:value-type="string">
            <text:p>Mario</text:p>
          </table:table-cell>
          <table:table-cell table:formula="of:=OFFSET([.B$1] ;ROUND(39*RAND());0;1;1)" office:value-type="string" office:string-value="Alessandri" calcext:value-type="string">
            <text:p>Alessandri</text:p>
          </table:table-cell>
          <table:table-cell table:formula="of:=+[.A83]&amp;&quot; &quot;&amp;[.B83]" office:value-type="string" office:string-value="Mario Alessandri" calcext:value-type="string">
            <text:p>Mario Alessandri</text:p>
          </table:table-cell>
          <table:table-cell table:formula="of:=LOWER([.A83])&amp;&quot;.&quot;&amp;LOWER([.B83])&amp;&quot;@gmail.com&quot;" office:value-type="string" office:string-value="mario.alessandri@gmail.com" calcext:value-type="string">
            <text:p>mario.alessandri@gmail.com</text:p>
          </table:table-cell>
          <table:table-cell table:style-name="ce6" table:formula="of:=ROUND(79*RAND())" office:value-type="float" office:value="32" calcext:value-type="float">
            <text:p>32</text:p>
          </table:table-cell>
          <table:table-cell table:formula="of:=&quot;insert into entrenador (nombre, mail,especialidad) values ('&quot;&amp;[.C83]&amp;&quot;','&quot;&amp;[.D83]&amp;&quot;',&quot;&amp;[.E83]&amp;&quot;);&quot;" office:value-type="string" office:string-value="insert into entrenador (nombre, mail,especialidad) values ('Mario Alessandri','mario.alessandri@gmail.com',32);" calcext:value-type="string">
            <text:p>insert into entrenador (nombre, mail,especialidad) values ('Mario Alessandri','mario.alessandri@gmail.com',32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reddy" calcext:value-type="string">
            <text:p>Freddy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84]&amp;&quot; &quot;&amp;[.B84]" office:value-type="string" office:string-value="Freddy Ried" calcext:value-type="string">
            <text:p>Freddy Ried</text:p>
          </table:table-cell>
          <table:table-cell table:formula="of:=LOWER([.A84])&amp;&quot;.&quot;&amp;LOWER([.B84])&amp;&quot;@gmail.com&quot;" office:value-type="string" office:string-value="freddy.ried@gmail.com" calcext:value-type="string">
            <text:p>freddy.ried@gmail.com</text:p>
          </table:table-cell>
          <table:table-cell table:style-name="ce6" table:formula="of:=ROUND(79*RAND())" office:value-type="float" office:value="40" calcext:value-type="float">
            <text:p>40</text:p>
          </table:table-cell>
          <table:table-cell table:formula="of:=&quot;insert into entrenador (nombre, mail,especialidad) values ('&quot;&amp;[.C84]&amp;&quot;','&quot;&amp;[.D84]&amp;&quot;',&quot;&amp;[.E84]&amp;&quot;);&quot;" office:value-type="string" office:string-value="insert into entrenador (nombre, mail,especialidad) values ('Freddy Ried','freddy.ried@gmail.com',40);" calcext:value-type="string">
            <text:p>insert into entrenador (nombre, mail,especialidad) values ('Freddy Ried','freddy.ried@gmail.com',40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argarita" calcext:value-type="string">
            <text:p>Margarita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formula="of:=+[.A85]&amp;&quot; &quot;&amp;[.B85]" office:value-type="string" office:string-value="Margarita Celedón" calcext:value-type="string">
            <text:p>Margarita Celedón</text:p>
          </table:table-cell>
          <table:table-cell table:formula="of:=LOWER([.A85])&amp;&quot;.&quot;&amp;LOWER([.B85])&amp;&quot;@gmail.com&quot;" office:value-type="string" office:string-value="margarita.celedón@gmail.com" calcext:value-type="string">
            <text:p>margarita.celedón@gmail.com</text:p>
          </table:table-cell>
          <table:table-cell table:style-name="ce6" table:formula="of:=ROUND(79*RAND())" office:value-type="float" office:value="47" calcext:value-type="float">
            <text:p>47</text:p>
          </table:table-cell>
          <table:table-cell table:formula="of:=&quot;insert into entrenador (nombre, mail,especialidad) values ('&quot;&amp;[.C85]&amp;&quot;','&quot;&amp;[.D85]&amp;&quot;',&quot;&amp;[.E85]&amp;&quot;);&quot;" office:value-type="string" office:string-value="insert into entrenador (nombre, mail,especialidad) values ('Margarita Celedón','margarita.celedón@gmail.com',47);" calcext:value-type="string">
            <text:p>insert into entrenador (nombre, mail,especialidad) values ('Margarita Celedón','margarita.celedón@gmail.com',47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Luisa" calcext:value-type="string">
            <text:p>Luisa</text:p>
          </table:table-cell>
          <table:table-cell table:formula="of:=OFFSET([.B$1] ;ROUND(39*RAND());0;1;1)" office:value-type="string" office:string-value="Donoso" calcext:value-type="string">
            <text:p>Donoso</text:p>
          </table:table-cell>
          <table:table-cell table:formula="of:=+[.A86]&amp;&quot; &quot;&amp;[.B86]" office:value-type="string" office:string-value="Luisa Donoso" calcext:value-type="string">
            <text:p>Luisa Donoso</text:p>
          </table:table-cell>
          <table:table-cell table:formula="of:=LOWER([.A86])&amp;&quot;.&quot;&amp;LOWER([.B86])&amp;&quot;@gmail.com&quot;" office:value-type="string" office:string-value="luisa.donoso@gmail.com" calcext:value-type="string">
            <text:p>luisa.donoso@gmail.com</text:p>
          </table:table-cell>
          <table:table-cell table:style-name="ce6" table:formula="of:=ROUND(79*RAND())" office:value-type="float" office:value="34" calcext:value-type="float">
            <text:p>34</text:p>
          </table:table-cell>
          <table:table-cell table:formula="of:=&quot;insert into entrenador (nombre, mail,especialidad) values ('&quot;&amp;[.C86]&amp;&quot;','&quot;&amp;[.D86]&amp;&quot;',&quot;&amp;[.E86]&amp;&quot;);&quot;" office:value-type="string" office:string-value="insert into entrenador (nombre, mail,especialidad) values ('Luisa Donoso','luisa.donoso@gmail.com',34);" calcext:value-type="string">
            <text:p>insert into entrenador (nombre, mail,especialidad) values ('Luisa Donoso','luisa.donoso@gmail.com',34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Benito" calcext:value-type="string">
            <text:p>Benito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formula="of:=+[.A87]&amp;&quot; &quot;&amp;[.B87]" office:value-type="string" office:string-value="Benito Errázuriz" calcext:value-type="string">
            <text:p>Benito Errázuriz</text:p>
          </table:table-cell>
          <table:table-cell table:formula="of:=LOWER([.A87])&amp;&quot;.&quot;&amp;LOWER([.B87])&amp;&quot;@gmail.com&quot;" office:value-type="string" office:string-value="benito.errázuriz@gmail.com" calcext:value-type="string">
            <text:p>benito.errázuriz@gmail.com</text:p>
          </table:table-cell>
          <table:table-cell table:style-name="ce6" table:formula="of:=ROUND(79*RAND())" office:value-type="float" office:value="70" calcext:value-type="float">
            <text:p>70</text:p>
          </table:table-cell>
          <table:table-cell table:formula="of:=&quot;insert into entrenador (nombre, mail,especialidad) values ('&quot;&amp;[.C87]&amp;&quot;','&quot;&amp;[.D87]&amp;&quot;',&quot;&amp;[.E87]&amp;&quot;);&quot;" office:value-type="string" office:string-value="insert into entrenador (nombre, mail,especialidad) values ('Benito Errázuriz','benito.errázuriz@gmail.com',70);" calcext:value-type="string">
            <text:p>insert into entrenador (nombre, mail,especialidad) values ('Benito Errázuriz','benito.errázuriz@gmail.com',70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Camilo" calcext:value-type="string">
            <text:p>Camilo</text:p>
          </table:table-cell>
          <table:table-cell table:formula="of:=OFFSET([.B$1] ;ROUND(39*RAND());0;1;1)" office:value-type="string" office:string-value="Del Bosque" calcext:value-type="string">
            <text:p>Del Bosque</text:p>
          </table:table-cell>
          <table:table-cell table:formula="of:=+[.A88]&amp;&quot; &quot;&amp;[.B88]" office:value-type="string" office:string-value="Camilo Del Bosque" calcext:value-type="string">
            <text:p>Camilo Del Bosque</text:p>
          </table:table-cell>
          <table:table-cell table:formula="of:=LOWER([.A88])&amp;&quot;.&quot;&amp;LOWER([.B88])&amp;&quot;@gmail.com&quot;" office:value-type="string" office:string-value="camilo.del bosque@gmail.com" calcext:value-type="string">
            <text:p>camilo.del bosque@gmail.com</text:p>
          </table:table-cell>
          <table:table-cell table:style-name="ce6" table:formula="of:=ROUND(79*RAND())" office:value-type="float" office:value="1" calcext:value-type="float">
            <text:p>1</text:p>
          </table:table-cell>
          <table:table-cell table:formula="of:=&quot;insert into entrenador (nombre, mail,especialidad) values ('&quot;&amp;[.C88]&amp;&quot;','&quot;&amp;[.D88]&amp;&quot;',&quot;&amp;[.E88]&amp;&quot;);&quot;" office:value-type="string" office:string-value="insert into entrenador (nombre, mail,especialidad) values ('Camilo Del Bosque','camilo.del bosque@gmail.com',1);" calcext:value-type="string">
            <text:p>insert into entrenador (nombre, mail,especialidad) values ('Camilo Del Bosque','camilo.del bosque@gmail.com',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sunción" calcext:value-type="string">
            <text:p>Asunción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89]&amp;&quot; &quot;&amp;[.B89]" office:value-type="string" office:string-value="Asunción De Gregorio" calcext:value-type="string">
            <text:p>Asunción De Gregorio</text:p>
          </table:table-cell>
          <table:table-cell table:formula="of:=LOWER([.A89])&amp;&quot;.&quot;&amp;LOWER([.B89])&amp;&quot;@gmail.com&quot;" office:value-type="string" office:string-value="asunción.de gregorio@gmail.com" calcext:value-type="string">
            <text:p>asunción.de gregorio@gmail.com</text:p>
          </table:table-cell>
          <table:table-cell table:style-name="ce6" table:formula="of:=ROUND(79*RAND())" office:value-type="float" office:value="53" calcext:value-type="float">
            <text:p>53</text:p>
          </table:table-cell>
          <table:table-cell table:formula="of:=&quot;insert into entrenador (nombre, mail,especialidad) values ('&quot;&amp;[.C89]&amp;&quot;','&quot;&amp;[.D89]&amp;&quot;',&quot;&amp;[.E89]&amp;&quot;);&quot;" office:value-type="string" office:string-value="insert into entrenador (nombre, mail,especialidad) values ('Asunción De Gregorio','asunción.de gregorio@gmail.com',53);" calcext:value-type="string">
            <text:p>insert into entrenador (nombre, mail,especialidad) values ('Asunción De Gregorio','asunción.de gregorio@gmail.com',5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Benito" calcext:value-type="string">
            <text:p>Benito</text:p>
          </table:table-cell>
          <table:table-cell table:formula="of:=OFFSET([.B$1] ;ROUND(39*RAND());0;1;1)" office:value-type="string" office:string-value="Paganini" calcext:value-type="string">
            <text:p>Paganini</text:p>
          </table:table-cell>
          <table:table-cell table:formula="of:=+[.A90]&amp;&quot; &quot;&amp;[.B90]" office:value-type="string" office:string-value="Benito Paganini" calcext:value-type="string">
            <text:p>Benito Paganini</text:p>
          </table:table-cell>
          <table:table-cell table:formula="of:=LOWER([.A90])&amp;&quot;.&quot;&amp;LOWER([.B90])&amp;&quot;@gmail.com&quot;" office:value-type="string" office:string-value="benito.paganini@gmail.com" calcext:value-type="string">
            <text:p>benito.paganini@gmail.com</text:p>
          </table:table-cell>
          <table:table-cell table:style-name="ce6" table:formula="of:=ROUND(79*RAND())" office:value-type="float" office:value="36" calcext:value-type="float">
            <text:p>36</text:p>
          </table:table-cell>
          <table:table-cell table:formula="of:=&quot;insert into entrenador (nombre, mail,especialidad) values ('&quot;&amp;[.C90]&amp;&quot;','&quot;&amp;[.D90]&amp;&quot;',&quot;&amp;[.E90]&amp;&quot;);&quot;" office:value-type="string" office:string-value="insert into entrenador (nombre, mail,especialidad) values ('Benito Paganini','benito.paganini@gmail.com',36);" calcext:value-type="string">
            <text:p>insert into entrenador (nombre, mail,especialidad) values ('Benito Paganini','benito.paganini@gmail.com',3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ntonia" calcext:value-type="string">
            <text:p>Antonia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formula="of:=+[.A91]&amp;&quot; &quot;&amp;[.B91]" office:value-type="string" office:string-value="Antonia Gómez" calcext:value-type="string">
            <text:p>Antonia Gómez</text:p>
          </table:table-cell>
          <table:table-cell table:formula="of:=LOWER([.A91])&amp;&quot;.&quot;&amp;LOWER([.B91])&amp;&quot;@gmail.com&quot;" office:value-type="string" office:string-value="antonia.gómez@gmail.com" calcext:value-type="string">
            <text:p>antonia.gómez@gmail.com</text:p>
          </table:table-cell>
          <table:table-cell table:style-name="ce6" table:formula="of:=ROUND(79*RAND())" office:value-type="float" office:value="37" calcext:value-type="float">
            <text:p>37</text:p>
          </table:table-cell>
          <table:table-cell table:formula="of:=&quot;insert into entrenador (nombre, mail,especialidad) values ('&quot;&amp;[.C91]&amp;&quot;','&quot;&amp;[.D91]&amp;&quot;',&quot;&amp;[.E91]&amp;&quot;);&quot;" office:value-type="string" office:string-value="insert into entrenador (nombre, mail,especialidad) values ('Antonia Gómez','antonia.gómez@gmail.com',37);" calcext:value-type="string">
            <text:p>insert into entrenador (nombre, mail,especialidad) values ('Antonia Gómez','antonia.gómez@gmail.com',37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ilagros" calcext:value-type="string">
            <text:p>Milagros</text:p>
          </table:table-cell>
          <table:table-cell table:formula="of:=OFFSET([.B$1] ;ROUND(39*RAND());0;1;1)" office:value-type="string" office:string-value="Orrego" calcext:value-type="string">
            <text:p>Orrego</text:p>
          </table:table-cell>
          <table:table-cell table:formula="of:=+[.A92]&amp;&quot; &quot;&amp;[.B92]" office:value-type="string" office:string-value="Milagros Orrego" calcext:value-type="string">
            <text:p>Milagros Orrego</text:p>
          </table:table-cell>
          <table:table-cell table:formula="of:=LOWER([.A92])&amp;&quot;.&quot;&amp;LOWER([.B92])&amp;&quot;@gmail.com&quot;" office:value-type="string" office:string-value="milagros.orrego@gmail.com" calcext:value-type="string">
            <text:p>milagros.orrego@gmail.com</text:p>
          </table:table-cell>
          <table:table-cell table:style-name="ce6" table:formula="of:=ROUND(79*RAND())" office:value-type="float" office:value="25" calcext:value-type="float">
            <text:p>25</text:p>
          </table:table-cell>
          <table:table-cell table:formula="of:=&quot;insert into entrenador (nombre, mail,especialidad) values ('&quot;&amp;[.C92]&amp;&quot;','&quot;&amp;[.D92]&amp;&quot;',&quot;&amp;[.E92]&amp;&quot;);&quot;" office:value-type="string" office:string-value="insert into entrenador (nombre, mail,especialidad) values ('Milagros Orrego','milagros.orrego@gmail.com',25);" calcext:value-type="string">
            <text:p>insert into entrenador (nombre, mail,especialidad) values ('Milagros Orrego','milagros.orrego@gmail.com',2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lberto" calcext:value-type="string">
            <text:p>Alberto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93]&amp;&quot; &quot;&amp;[.B93]" office:value-type="string" office:string-value="Alberto De Gregorio" calcext:value-type="string">
            <text:p>Alberto De Gregorio</text:p>
          </table:table-cell>
          <table:table-cell table:formula="of:=LOWER([.A93])&amp;&quot;.&quot;&amp;LOWER([.B93])&amp;&quot;@gmail.com&quot;" office:value-type="string" office:string-value="alberto.de gregorio@gmail.com" calcext:value-type="string">
            <text:p>alberto.de gregorio@gmail.com</text:p>
          </table:table-cell>
          <table:table-cell table:style-name="ce6" table:formula="of:=ROUND(79*RAND())" office:value-type="float" office:value="20" calcext:value-type="float">
            <text:p>20</text:p>
          </table:table-cell>
          <table:table-cell table:formula="of:=&quot;insert into entrenador (nombre, mail,especialidad) values ('&quot;&amp;[.C93]&amp;&quot;','&quot;&amp;[.D93]&amp;&quot;',&quot;&amp;[.E93]&amp;&quot;);&quot;" office:value-type="string" office:string-value="insert into entrenador (nombre, mail,especialidad) values ('Alberto De Gregorio','alberto.de gregorio@gmail.com',20);" calcext:value-type="string">
            <text:p>insert into entrenador (nombre, mail,especialidad) values ('Alberto De Gregorio','alberto.de gregorio@gmail.com',20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elipe" calcext:value-type="string">
            <text:p>Felipe</text:p>
          </table:table-cell>
          <table:table-cell table:formula="of:=OFFSET([.B$1] ;ROUND(39*RAND());0;1;1)" office:value-type="string" office:string-value="Santis" calcext:value-type="string">
            <text:p>Santis</text:p>
          </table:table-cell>
          <table:table-cell table:formula="of:=+[.A94]&amp;&quot; &quot;&amp;[.B94]" office:value-type="string" office:string-value="Felipe Santis" calcext:value-type="string">
            <text:p>Felipe Santis</text:p>
          </table:table-cell>
          <table:table-cell table:formula="of:=LOWER([.A94])&amp;&quot;.&quot;&amp;LOWER([.B94])&amp;&quot;@gmail.com&quot;" office:value-type="string" office:string-value="felipe.santis@gmail.com" calcext:value-type="string">
            <text:p>felipe.santis@gmail.com</text:p>
          </table:table-cell>
          <table:table-cell table:style-name="ce6" table:formula="of:=ROUND(79*RAND())" office:value-type="float" office:value="31" calcext:value-type="float">
            <text:p>31</text:p>
          </table:table-cell>
          <table:table-cell table:formula="of:=&quot;insert into entrenador (nombre, mail,especialidad) values ('&quot;&amp;[.C94]&amp;&quot;','&quot;&amp;[.D94]&amp;&quot;',&quot;&amp;[.E94]&amp;&quot;);&quot;" office:value-type="string" office:string-value="insert into entrenador (nombre, mail,especialidad) values ('Felipe Santis','felipe.santis@gmail.com',31);" calcext:value-type="string">
            <text:p>insert into entrenador (nombre, mail,especialidad) values ('Felipe Santis','felipe.santis@gmail.com',3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Ried" calcext:value-type="string">
            <text:p>Ried</text:p>
          </table:table-cell>
          <table:table-cell table:formula="of:=+[.A95]&amp;&quot; &quot;&amp;[.B95]" office:value-type="string" office:string-value="Diego Ried" calcext:value-type="string">
            <text:p>Diego Ried</text:p>
          </table:table-cell>
          <table:table-cell table:formula="of:=LOWER([.A95])&amp;&quot;.&quot;&amp;LOWER([.B95])&amp;&quot;@gmail.com&quot;" office:value-type="string" office:string-value="diego.ried@gmail.com" calcext:value-type="string">
            <text:p>diego.ried@gmail.com</text:p>
          </table:table-cell>
          <table:table-cell table:style-name="ce6" table:formula="of:=ROUND(79*RAND())" office:value-type="float" office:value="12" calcext:value-type="float">
            <text:p>12</text:p>
          </table:table-cell>
          <table:table-cell table:formula="of:=&quot;insert into entrenador (nombre, mail,especialidad) values ('&quot;&amp;[.C95]&amp;&quot;','&quot;&amp;[.D95]&amp;&quot;',&quot;&amp;[.E95]&amp;&quot;);&quot;" office:value-type="string" office:string-value="insert into entrenador (nombre, mail,especialidad) values ('Diego Ried','diego.ried@gmail.com',12);" calcext:value-type="string">
            <text:p>insert into entrenador (nombre, mail,especialidad) values ('Diego Ried','diego.ried@gmail.com',12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lfredo" calcext:value-type="string">
            <text:p>Alfredo</text:p>
          </table:table-cell>
          <table:table-cell table:formula="of:=OFFSET([.B$1] ;ROUND(39*RAND());0;1;1)" office:value-type="string" office:string-value="Manríquez" calcext:value-type="string">
            <text:p>Manríquez</text:p>
          </table:table-cell>
          <table:table-cell table:formula="of:=+[.A96]&amp;&quot; &quot;&amp;[.B96]" office:value-type="string" office:string-value="Alfredo Manríquez" calcext:value-type="string">
            <text:p>Alfredo Manríquez</text:p>
          </table:table-cell>
          <table:table-cell table:formula="of:=LOWER([.A96])&amp;&quot;.&quot;&amp;LOWER([.B96])&amp;&quot;@gmail.com&quot;" office:value-type="string" office:string-value="alfredo.manríquez@gmail.com" calcext:value-type="string">
            <text:p>alfredo.manríquez@gmail.com</text:p>
          </table:table-cell>
          <table:table-cell table:style-name="ce6" table:formula="of:=ROUND(79*RAND())" office:value-type="float" office:value="65" calcext:value-type="float">
            <text:p>65</text:p>
          </table:table-cell>
          <table:table-cell table:formula="of:=&quot;insert into entrenador (nombre, mail,especialidad) values ('&quot;&amp;[.C96]&amp;&quot;','&quot;&amp;[.D96]&amp;&quot;',&quot;&amp;[.E96]&amp;&quot;);&quot;" office:value-type="string" office:string-value="insert into entrenador (nombre, mail,especialidad) values ('Alfredo Manríquez','alfredo.manríquez@gmail.com',65);" calcext:value-type="string">
            <text:p>insert into entrenador (nombre, mail,especialidad) values ('Alfredo Manríquez','alfredo.manríquez@gmail.com',6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Daniela" calcext:value-type="string">
            <text:p>Daniela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formula="of:=+[.A97]&amp;&quot; &quot;&amp;[.B97]" office:value-type="string" office:string-value="Daniela Gómez" calcext:value-type="string">
            <text:p>Daniela Gómez</text:p>
          </table:table-cell>
          <table:table-cell table:formula="of:=LOWER([.A97])&amp;&quot;.&quot;&amp;LOWER([.B97])&amp;&quot;@gmail.com&quot;" office:value-type="string" office:string-value="daniela.gómez@gmail.com" calcext:value-type="string">
            <text:p>daniela.gómez@gmail.com</text:p>
          </table:table-cell>
          <table:table-cell table:style-name="ce6" table:formula="of:=ROUND(79*RAND())" office:value-type="float" office:value="10" calcext:value-type="float">
            <text:p>10</text:p>
          </table:table-cell>
          <table:table-cell table:formula="of:=&quot;insert into entrenador (nombre, mail,especialidad) values ('&quot;&amp;[.C97]&amp;&quot;','&quot;&amp;[.D97]&amp;&quot;',&quot;&amp;[.E97]&amp;&quot;);&quot;" office:value-type="string" office:string-value="insert into entrenador (nombre, mail,especialidad) values ('Daniela Gómez','daniela.gómez@gmail.com',10);" calcext:value-type="string">
            <text:p>insert into entrenador (nombre, mail,especialidad) values ('Daniela Gómez','daniela.gómez@gmail.com',10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Pilar" calcext:value-type="string">
            <text:p>Pilar</text:p>
          </table:table-cell>
          <table:table-cell table:formula="of:=OFFSET([.B$1] ;ROUND(39*RAND());0;1;1)" office:value-type="string" office:string-value="Gómez" calcext:value-type="string">
            <text:p>Gómez</text:p>
          </table:table-cell>
          <table:table-cell table:formula="of:=+[.A98]&amp;&quot; &quot;&amp;[.B98]" office:value-type="string" office:string-value="Pilar Gómez" calcext:value-type="string">
            <text:p>Pilar Gómez</text:p>
          </table:table-cell>
          <table:table-cell table:formula="of:=LOWER([.A98])&amp;&quot;.&quot;&amp;LOWER([.B98])&amp;&quot;@gmail.com&quot;" office:value-type="string" office:string-value="pilar.gómez@gmail.com" calcext:value-type="string">
            <text:p>pilar.gómez@gmail.com</text:p>
          </table:table-cell>
          <table:table-cell table:style-name="ce6" table:formula="of:=ROUND(79*RAND())" office:value-type="float" office:value="45" calcext:value-type="float">
            <text:p>45</text:p>
          </table:table-cell>
          <table:table-cell table:formula="of:=&quot;insert into entrenador (nombre, mail,especialidad) values ('&quot;&amp;[.C98]&amp;&quot;','&quot;&amp;[.D98]&amp;&quot;',&quot;&amp;[.E98]&amp;&quot;);&quot;" office:value-type="string" office:string-value="insert into entrenador (nombre, mail,especialidad) values ('Pilar Gómez','pilar.gómez@gmail.com',45);" calcext:value-type="string">
            <text:p>insert into entrenador (nombre, mail,especialidad) values ('Pilar Gómez','pilar.gómez@gmail.com',4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ergio" calcext:value-type="string">
            <text:p>Sergio</text:p>
          </table:table-cell>
          <table:table-cell table:formula="of:=OFFSET([.B$1] ;ROUND(39*RAND());0;1;1)" office:value-type="string" office:string-value="Guevara" calcext:value-type="string">
            <text:p>Guevara</text:p>
          </table:table-cell>
          <table:table-cell table:formula="of:=+[.A99]&amp;&quot; &quot;&amp;[.B99]" office:value-type="string" office:string-value="Sergio Guevara" calcext:value-type="string">
            <text:p>Sergio Guevara</text:p>
          </table:table-cell>
          <table:table-cell table:formula="of:=LOWER([.A99])&amp;&quot;.&quot;&amp;LOWER([.B99])&amp;&quot;@gmail.com&quot;" office:value-type="string" office:string-value="sergio.guevara@gmail.com" calcext:value-type="string">
            <text:p>sergio.guevara@gmail.com</text:p>
          </table:table-cell>
          <table:table-cell table:style-name="ce6" table:formula="of:=ROUND(79*RAND())" office:value-type="float" office:value="26" calcext:value-type="float">
            <text:p>26</text:p>
          </table:table-cell>
          <table:table-cell table:formula="of:=&quot;insert into entrenador (nombre, mail,especialidad) values ('&quot;&amp;[.C99]&amp;&quot;','&quot;&amp;[.D99]&amp;&quot;',&quot;&amp;[.E99]&amp;&quot;);&quot;" office:value-type="string" office:string-value="insert into entrenador (nombre, mail,especialidad) values ('Sergio Guevara','sergio.guevara@gmail.com',26);" calcext:value-type="string">
            <text:p>insert into entrenador (nombre, mail,especialidad) values ('Sergio Guevara','sergio.guevara@gmail.com',2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Ramiro" calcext:value-type="string">
            <text:p>Ramiro</text:p>
          </table:table-cell>
          <table:table-cell table:formula="of:=OFFSET([.B$1] ;ROUND(39*RAND());0;1;1)" office:value-type="string" office:string-value="Bodanovic" calcext:value-type="string">
            <text:p>Bodanovic</text:p>
          </table:table-cell>
          <table:table-cell table:formula="of:=+[.A100]&amp;&quot; &quot;&amp;[.B100]" office:value-type="string" office:string-value="Ramiro Bodanovic" calcext:value-type="string">
            <text:p>Ramiro Bodanovic</text:p>
          </table:table-cell>
          <table:table-cell table:formula="of:=LOWER([.A100])&amp;&quot;.&quot;&amp;LOWER([.B100])&amp;&quot;@gmail.com&quot;" office:value-type="string" office:string-value="ramiro.bodanovic@gmail.com" calcext:value-type="string">
            <text:p>ramiro.bodanovic@gmail.com</text:p>
          </table:table-cell>
          <table:table-cell table:style-name="ce6" table:formula="of:=ROUND(79*RAND())" office:value-type="float" office:value="44" calcext:value-type="float">
            <text:p>44</text:p>
          </table:table-cell>
          <table:table-cell table:formula="of:=&quot;insert into entrenador (nombre, mail,especialidad) values ('&quot;&amp;[.C100]&amp;&quot;','&quot;&amp;[.D100]&amp;&quot;',&quot;&amp;[.E100]&amp;&quot;);&quot;" office:value-type="string" office:string-value="insert into entrenador (nombre, mail,especialidad) values ('Ramiro Bodanovic','ramiro.bodanovic@gmail.com',44);" calcext:value-type="string">
            <text:p>insert into entrenador (nombre, mail,especialidad) values ('Ramiro Bodanovic','ramiro.bodanovic@gmail.com',44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Luis" calcext:value-type="string">
            <text:p>Luis</text:p>
          </table:table-cell>
          <table:table-cell table:formula="of:=OFFSET([.B$1] ;ROUND(39*RAND());0;1;1)" office:value-type="string" office:string-value="García" calcext:value-type="string">
            <text:p>García</text:p>
          </table:table-cell>
          <table:table-cell table:formula="of:=+[.A101]&amp;&quot; &quot;&amp;[.B101]" office:value-type="string" office:string-value="Luis García" calcext:value-type="string">
            <text:p>Luis García</text:p>
          </table:table-cell>
          <table:table-cell table:formula="of:=LOWER([.A101])&amp;&quot;.&quot;&amp;LOWER([.B101])&amp;&quot;@gmail.com&quot;" office:value-type="string" office:string-value="luis.garcía@gmail.com" calcext:value-type="string">
            <text:p>luis.garcía@gmail.com</text:p>
          </table:table-cell>
          <table:table-cell table:style-name="ce6" table:formula="of:=ROUND(79*RAND())" office:value-type="float" office:value="3" calcext:value-type="float">
            <text:p>3</text:p>
          </table:table-cell>
          <table:table-cell table:formula="of:=&quot;insert into entrenador (nombre, mail,especialidad) values ('&quot;&amp;[.C101]&amp;&quot;','&quot;&amp;[.D101]&amp;&quot;',&quot;&amp;[.E101]&amp;&quot;);&quot;" office:value-type="string" office:string-value="insert into entrenador (nombre, mail,especialidad) values ('Luis García','luis.garcía@gmail.com',3);" calcext:value-type="string">
            <text:p>insert into entrenador (nombre, mail,especialidad) values ('Luis García','luis.garcía@gmail.com',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antiago" calcext:value-type="string">
            <text:p>Santiago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102]&amp;&quot; &quot;&amp;[.B102]" office:value-type="string" office:string-value="Santiago Salazar" calcext:value-type="string">
            <text:p>Santiago Salazar</text:p>
          </table:table-cell>
          <table:table-cell table:formula="of:=LOWER([.A102])&amp;&quot;.&quot;&amp;LOWER([.B102])&amp;&quot;@gmail.com&quot;" office:value-type="string" office:string-value="santiago.salazar@gmail.com" calcext:value-type="string">
            <text:p>santiago.salazar@gmail.com</text:p>
          </table:table-cell>
          <table:table-cell table:style-name="ce6" table:formula="of:=ROUND(79*RAND())" office:value-type="float" office:value="77" calcext:value-type="float">
            <text:p>77</text:p>
          </table:table-cell>
          <table:table-cell table:formula="of:=&quot;insert into entrenador (nombre, mail,especialidad) values ('&quot;&amp;[.C102]&amp;&quot;','&quot;&amp;[.D102]&amp;&quot;',&quot;&amp;[.E102]&amp;&quot;);&quot;" office:value-type="string" office:string-value="insert into entrenador (nombre, mail,especialidad) values ('Santiago Salazar','santiago.salazar@gmail.com',77);" calcext:value-type="string">
            <text:p>insert into entrenador (nombre, mail,especialidad) values ('Santiago Salazar','santiago.salazar@gmail.com',77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Diego" calcext:value-type="string">
            <text:p>Diego</text:p>
          </table:table-cell>
          <table:table-cell table:formula="of:=OFFSET([.B$1] ;ROUND(39*RAND());0;1;1)" office:value-type="string" office:string-value="Garrido" calcext:value-type="string">
            <text:p>Garrido</text:p>
          </table:table-cell>
          <table:table-cell table:formula="of:=+[.A103]&amp;&quot; &quot;&amp;[.B103]" office:value-type="string" office:string-value="Diego Garrido" calcext:value-type="string">
            <text:p>Diego Garrido</text:p>
          </table:table-cell>
          <table:table-cell table:formula="of:=LOWER([.A103])&amp;&quot;.&quot;&amp;LOWER([.B103])&amp;&quot;@gmail.com&quot;" office:value-type="string" office:string-value="diego.garrido@gmail.com" calcext:value-type="string">
            <text:p>diego.garrido@gmail.com</text:p>
          </table:table-cell>
          <table:table-cell table:style-name="ce6" table:formula="of:=ROUND(79*RAND())" office:value-type="float" office:value="63" calcext:value-type="float">
            <text:p>63</text:p>
          </table:table-cell>
          <table:table-cell table:formula="of:=&quot;insert into entrenador (nombre, mail,especialidad) values ('&quot;&amp;[.C103]&amp;&quot;','&quot;&amp;[.D103]&amp;&quot;',&quot;&amp;[.E103]&amp;&quot;);&quot;" office:value-type="string" office:string-value="insert into entrenador (nombre, mail,especialidad) values ('Diego Garrido','diego.garrido@gmail.com',63);" calcext:value-type="string">
            <text:p>insert into entrenador (nombre, mail,especialidad) values ('Diego Garrido','diego.garrido@gmail.com',6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antiago" calcext:value-type="string">
            <text:p>Santiago</text:p>
          </table:table-cell>
          <table:table-cell table:formula="of:=OFFSET([.B$1] ;ROUND(39*RAND());0;1;1)" office:value-type="string" office:string-value="Errázuriz" calcext:value-type="string">
            <text:p>Errázuriz</text:p>
          </table:table-cell>
          <table:table-cell table:formula="of:=+[.A104]&amp;&quot; &quot;&amp;[.B104]" office:value-type="string" office:string-value="Santiago Errázuriz" calcext:value-type="string">
            <text:p>Santiago Errázuriz</text:p>
          </table:table-cell>
          <table:table-cell table:formula="of:=LOWER([.A104])&amp;&quot;.&quot;&amp;LOWER([.B104])&amp;&quot;@gmail.com&quot;" office:value-type="string" office:string-value="santiago.errázuriz@gmail.com" calcext:value-type="string">
            <text:p>santiago.errázuriz@gmail.com</text:p>
          </table:table-cell>
          <table:table-cell table:style-name="ce6" table:formula="of:=ROUND(79*RAND())" office:value-type="float" office:value="36" calcext:value-type="float">
            <text:p>36</text:p>
          </table:table-cell>
          <table:table-cell table:formula="of:=&quot;insert into entrenador (nombre, mail,especialidad) values ('&quot;&amp;[.C104]&amp;&quot;','&quot;&amp;[.D104]&amp;&quot;',&quot;&amp;[.E104]&amp;&quot;);&quot;" office:value-type="string" office:string-value="insert into entrenador (nombre, mail,especialidad) values ('Santiago Errázuriz','santiago.errázuriz@gmail.com',36);" calcext:value-type="string">
            <text:p>insert into entrenador (nombre, mail,especialidad) values ('Santiago Errázuriz','santiago.errázuriz@gmail.com',3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elissa" calcext:value-type="string">
            <text:p>Melissa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105]&amp;&quot; &quot;&amp;[.B105]" office:value-type="string" office:string-value="Melissa Martínez" calcext:value-type="string">
            <text:p>Melissa Martínez</text:p>
          </table:table-cell>
          <table:table-cell table:formula="of:=LOWER([.A105])&amp;&quot;.&quot;&amp;LOWER([.B105])&amp;&quot;@gmail.com&quot;" office:value-type="string" office:string-value="melissa.martínez@gmail.com" calcext:value-type="string">
            <text:p>melissa.martínez@gmail.com</text:p>
          </table:table-cell>
          <table:table-cell table:style-name="ce6" table:formula="of:=ROUND(79*RAND())" office:value-type="float" office:value="58" calcext:value-type="float">
            <text:p>58</text:p>
          </table:table-cell>
          <table:table-cell table:formula="of:=&quot;insert into entrenador (nombre, mail,especialidad) values ('&quot;&amp;[.C105]&amp;&quot;','&quot;&amp;[.D105]&amp;&quot;',&quot;&amp;[.E105]&amp;&quot;);&quot;" office:value-type="string" office:string-value="insert into entrenador (nombre, mail,especialidad) values ('Melissa Martínez','melissa.martínez@gmail.com',58);" calcext:value-type="string">
            <text:p>insert into entrenador (nombre, mail,especialidad) values ('Melissa Martínez','melissa.martínez@gmail.com',58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Raquel" calcext:value-type="string">
            <text:p>Raquel</text:p>
          </table:table-cell>
          <table:table-cell table:formula="of:=OFFSET([.B$1] ;ROUND(39*RAND());0;1;1)" office:value-type="string" office:string-value="Manríquez" calcext:value-type="string">
            <text:p>Manríquez</text:p>
          </table:table-cell>
          <table:table-cell table:formula="of:=+[.A106]&amp;&quot; &quot;&amp;[.B106]" office:value-type="string" office:string-value="Raquel Manríquez" calcext:value-type="string">
            <text:p>Raquel Manríquez</text:p>
          </table:table-cell>
          <table:table-cell table:formula="of:=LOWER([.A106])&amp;&quot;.&quot;&amp;LOWER([.B106])&amp;&quot;@gmail.com&quot;" office:value-type="string" office:string-value="raquel.manríquez@gmail.com" calcext:value-type="string">
            <text:p>raquel.manríquez@gmail.com</text:p>
          </table:table-cell>
          <table:table-cell table:style-name="ce6" table:formula="of:=ROUND(79*RAND())" office:value-type="float" office:value="36" calcext:value-type="float">
            <text:p>36</text:p>
          </table:table-cell>
          <table:table-cell table:formula="of:=&quot;insert into entrenador (nombre, mail,especialidad) values ('&quot;&amp;[.C106]&amp;&quot;','&quot;&amp;[.D106]&amp;&quot;',&quot;&amp;[.E106]&amp;&quot;);&quot;" office:value-type="string" office:string-value="insert into entrenador (nombre, mail,especialidad) values ('Raquel Manríquez','raquel.manríquez@gmail.com',36);" calcext:value-type="string">
            <text:p>insert into entrenador (nombre, mail,especialidad) values ('Raquel Manríquez','raquel.manríquez@gmail.com',3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elipe" calcext:value-type="string">
            <text:p>Felipe</text:p>
          </table:table-cell>
          <table:table-cell table:formula="of:=OFFSET([.B$1] ;ROUND(39*RAND());0;1;1)" office:value-type="string" office:string-value="Puigrredón" calcext:value-type="string">
            <text:p>Puigrredón</text:p>
          </table:table-cell>
          <table:table-cell table:formula="of:=+[.A107]&amp;&quot; &quot;&amp;[.B107]" office:value-type="string" office:string-value="Felipe Puigrredón" calcext:value-type="string">
            <text:p>Felipe Puigrredón</text:p>
          </table:table-cell>
          <table:table-cell table:formula="of:=LOWER([.A107])&amp;&quot;.&quot;&amp;LOWER([.B107])&amp;&quot;@gmail.com&quot;" office:value-type="string" office:string-value="felipe.puigrredón@gmail.com" calcext:value-type="string">
            <text:p>felipe.puigrredón@gmail.com</text:p>
          </table:table-cell>
          <table:table-cell table:style-name="ce6" table:formula="of:=ROUND(79*RAND())" office:value-type="float" office:value="22" calcext:value-type="float">
            <text:p>22</text:p>
          </table:table-cell>
          <table:table-cell table:formula="of:=&quot;insert into entrenador (nombre, mail,especialidad) values ('&quot;&amp;[.C107]&amp;&quot;','&quot;&amp;[.D107]&amp;&quot;',&quot;&amp;[.E107]&amp;&quot;);&quot;" office:value-type="string" office:string-value="insert into entrenador (nombre, mail,especialidad) values ('Felipe Puigrredón','felipe.puigrredón@gmail.com',22);" calcext:value-type="string">
            <text:p>insert into entrenador (nombre, mail,especialidad) values ('Felipe Puigrredón','felipe.puigrredón@gmail.com',22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Vicente" calcext:value-type="string">
            <text:p>Vicente</text:p>
          </table:table-cell>
          <table:table-cell table:formula="of:=OFFSET([.B$1] ;ROUND(39*RAND());0;1;1)" office:value-type="string" office:string-value="De Gregorio" calcext:value-type="string">
            <text:p>De Gregorio</text:p>
          </table:table-cell>
          <table:table-cell table:formula="of:=+[.A108]&amp;&quot; &quot;&amp;[.B108]" office:value-type="string" office:string-value="Vicente De Gregorio" calcext:value-type="string">
            <text:p>Vicente De Gregorio</text:p>
          </table:table-cell>
          <table:table-cell table:formula="of:=LOWER([.A108])&amp;&quot;.&quot;&amp;LOWER([.B108])&amp;&quot;@gmail.com&quot;" office:value-type="string" office:string-value="vicente.de gregorio@gmail.com" calcext:value-type="string">
            <text:p>vicente.de gregorio@gmail.com</text:p>
          </table:table-cell>
          <table:table-cell table:style-name="ce6" table:formula="of:=ROUND(79*RAND())" office:value-type="float" office:value="58" calcext:value-type="float">
            <text:p>58</text:p>
          </table:table-cell>
          <table:table-cell table:formula="of:=&quot;insert into entrenador (nombre, mail,especialidad) values ('&quot;&amp;[.C108]&amp;&quot;','&quot;&amp;[.D108]&amp;&quot;',&quot;&amp;[.E108]&amp;&quot;);&quot;" office:value-type="string" office:string-value="insert into entrenador (nombre, mail,especialidad) values ('Vicente De Gregorio','vicente.de gregorio@gmail.com',58);" calcext:value-type="string">
            <text:p>insert into entrenador (nombre, mail,especialidad) values ('Vicente De Gregorio','vicente.de gregorio@gmail.com',58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Santiago" calcext:value-type="string">
            <text:p>Santiago</text:p>
          </table:table-cell>
          <table:table-cell table:formula="of:=OFFSET([.B$1] ;ROUND(39*RAND());0;1;1)" office:value-type="string" office:string-value="Celedón" calcext:value-type="string">
            <text:p>Celedón</text:p>
          </table:table-cell>
          <table:table-cell table:formula="of:=+[.A109]&amp;&quot; &quot;&amp;[.B109]" office:value-type="string" office:string-value="Santiago Celedón" calcext:value-type="string">
            <text:p>Santiago Celedón</text:p>
          </table:table-cell>
          <table:table-cell table:formula="of:=LOWER([.A109])&amp;&quot;.&quot;&amp;LOWER([.B109])&amp;&quot;@gmail.com&quot;" office:value-type="string" office:string-value="santiago.celedón@gmail.com" calcext:value-type="string">
            <text:p>santiago.celedón@gmail.com</text:p>
          </table:table-cell>
          <table:table-cell table:style-name="ce6" table:formula="of:=ROUND(79*RAND())" office:value-type="float" office:value="53" calcext:value-type="float">
            <text:p>53</text:p>
          </table:table-cell>
          <table:table-cell table:formula="of:=&quot;insert into entrenador (nombre, mail,especialidad) values ('&quot;&amp;[.C109]&amp;&quot;','&quot;&amp;[.D109]&amp;&quot;',&quot;&amp;[.E109]&amp;&quot;);&quot;" office:value-type="string" office:string-value="insert into entrenador (nombre, mail,especialidad) values ('Santiago Celedón','santiago.celedón@gmail.com',53);" calcext:value-type="string">
            <text:p>insert into entrenador (nombre, mail,especialidad) values ('Santiago Celedón','santiago.celedón@gmail.com',5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Daniela" calcext:value-type="string">
            <text:p>Daniela</text:p>
          </table:table-cell>
          <table:table-cell table:formula="of:=OFFSET([.B$1] ;ROUND(39*RAND());0;1;1)" office:value-type="string" office:string-value="Guevara" calcext:value-type="string">
            <text:p>Guevara</text:p>
          </table:table-cell>
          <table:table-cell table:formula="of:=+[.A110]&amp;&quot; &quot;&amp;[.B110]" office:value-type="string" office:string-value="Daniela Guevara" calcext:value-type="string">
            <text:p>Daniela Guevara</text:p>
          </table:table-cell>
          <table:table-cell table:formula="of:=LOWER([.A110])&amp;&quot;.&quot;&amp;LOWER([.B110])&amp;&quot;@gmail.com&quot;" office:value-type="string" office:string-value="daniela.guevara@gmail.com" calcext:value-type="string">
            <text:p>daniela.guevara@gmail.com</text:p>
          </table:table-cell>
          <table:table-cell table:style-name="ce6" table:formula="of:=ROUND(79*RAND())" office:value-type="float" office:value="77" calcext:value-type="float">
            <text:p>77</text:p>
          </table:table-cell>
          <table:table-cell table:formula="of:=&quot;insert into entrenador (nombre, mail,especialidad) values ('&quot;&amp;[.C110]&amp;&quot;','&quot;&amp;[.D110]&amp;&quot;',&quot;&amp;[.E110]&amp;&quot;);&quot;" office:value-type="string" office:string-value="insert into entrenador (nombre, mail,especialidad) values ('Daniela Guevara','daniela.guevara@gmail.com',77);" calcext:value-type="string">
            <text:p>insert into entrenador (nombre, mail,especialidad) values ('Daniela Guevara','daniela.guevara@gmail.com',77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Freddy" calcext:value-type="string">
            <text:p>Freddy</text:p>
          </table:table-cell>
          <table:table-cell table:formula="of:=OFFSET([.B$1] ;ROUND(39*RAND());0;1;1)" office:value-type="string" office:string-value="Ledermann" calcext:value-type="string">
            <text:p>Ledermann</text:p>
          </table:table-cell>
          <table:table-cell table:formula="of:=+[.A111]&amp;&quot; &quot;&amp;[.B111]" office:value-type="string" office:string-value="Freddy Ledermann" calcext:value-type="string">
            <text:p>Freddy Ledermann</text:p>
          </table:table-cell>
          <table:table-cell table:formula="of:=LOWER([.A111])&amp;&quot;.&quot;&amp;LOWER([.B111])&amp;&quot;@gmail.com&quot;" office:value-type="string" office:string-value="freddy.ledermann@gmail.com" calcext:value-type="string">
            <text:p>freddy.ledermann@gmail.com</text:p>
          </table:table-cell>
          <table:table-cell table:style-name="ce6" table:formula="of:=ROUND(79*RAND())" office:value-type="float" office:value="9" calcext:value-type="float">
            <text:p>9</text:p>
          </table:table-cell>
          <table:table-cell table:formula="of:=&quot;insert into entrenador (nombre, mail,especialidad) values ('&quot;&amp;[.C111]&amp;&quot;','&quot;&amp;[.D111]&amp;&quot;',&quot;&amp;[.E111]&amp;&quot;);&quot;" office:value-type="string" office:string-value="insert into entrenador (nombre, mail,especialidad) values ('Freddy Ledermann','freddy.ledermann@gmail.com',9);" calcext:value-type="string">
            <text:p>insert into entrenador (nombre, mail,especialidad) values ('Freddy Ledermann','freddy.ledermann@gmail.com',9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Raquel" calcext:value-type="string">
            <text:p>Raquel</text:p>
          </table:table-cell>
          <table:table-cell table:formula="of:=OFFSET([.B$1] ;ROUND(39*RAND());0;1;1)" office:value-type="string" office:string-value="Darlette" calcext:value-type="string">
            <text:p>Darlette</text:p>
          </table:table-cell>
          <table:table-cell table:formula="of:=+[.A112]&amp;&quot; &quot;&amp;[.B112]" office:value-type="string" office:string-value="Raquel Darlette" calcext:value-type="string">
            <text:p>Raquel Darlette</text:p>
          </table:table-cell>
          <table:table-cell table:formula="of:=LOWER([.A112])&amp;&quot;.&quot;&amp;LOWER([.B112])&amp;&quot;@gmail.com&quot;" office:value-type="string" office:string-value="raquel.darlette@gmail.com" calcext:value-type="string">
            <text:p>raquel.darlette@gmail.com</text:p>
          </table:table-cell>
          <table:table-cell table:style-name="ce6" table:formula="of:=ROUND(79*RAND())" office:value-type="float" office:value="17" calcext:value-type="float">
            <text:p>17</text:p>
          </table:table-cell>
          <table:table-cell table:formula="of:=&quot;insert into entrenador (nombre, mail,especialidad) values ('&quot;&amp;[.C112]&amp;&quot;','&quot;&amp;[.D112]&amp;&quot;',&quot;&amp;[.E112]&amp;&quot;);&quot;" office:value-type="string" office:string-value="insert into entrenador (nombre, mail,especialidad) values ('Raquel Darlette','raquel.darlette@gmail.com',17);" calcext:value-type="string">
            <text:p>insert into entrenador (nombre, mail,especialidad) values ('Raquel Darlette','raquel.darlette@gmail.com',17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lberto" calcext:value-type="string">
            <text:p>Alberto</text:p>
          </table:table-cell>
          <table:table-cell table:formula="of:=OFFSET([.B$1] ;ROUND(39*RAND());0;1;1)" office:value-type="string" office:string-value="Sánchez" calcext:value-type="string">
            <text:p>Sánchez</text:p>
          </table:table-cell>
          <table:table-cell table:formula="of:=+[.A113]&amp;&quot; &quot;&amp;[.B113]" office:value-type="string" office:string-value="Alberto Sánchez" calcext:value-type="string">
            <text:p>Alberto Sánchez</text:p>
          </table:table-cell>
          <table:table-cell table:formula="of:=LOWER([.A113])&amp;&quot;.&quot;&amp;LOWER([.B113])&amp;&quot;@gmail.com&quot;" office:value-type="string" office:string-value="alberto.sánchez@gmail.com" calcext:value-type="string">
            <text:p>alberto.sánchez@gmail.com</text:p>
          </table:table-cell>
          <table:table-cell table:style-name="ce6" table:formula="of:=ROUND(79*RAND())" office:value-type="float" office:value="32" calcext:value-type="float">
            <text:p>32</text:p>
          </table:table-cell>
          <table:table-cell table:formula="of:=&quot;insert into entrenador (nombre, mail,especialidad) values ('&quot;&amp;[.C113]&amp;&quot;','&quot;&amp;[.D113]&amp;&quot;',&quot;&amp;[.E113]&amp;&quot;);&quot;" office:value-type="string" office:string-value="insert into entrenador (nombre, mail,especialidad) values ('Alberto Sánchez','alberto.sánchez@gmail.com',32);" calcext:value-type="string">
            <text:p>insert into entrenador (nombre, mail,especialidad) values ('Alberto Sánchez','alberto.sánchez@gmail.com',32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Luis" calcext:value-type="string">
            <text:p>Luis</text:p>
          </table:table-cell>
          <table:table-cell table:formula="of:=OFFSET([.B$1] ;ROUND(39*RAND());0;1;1)" office:value-type="string" office:string-value="Larrain" calcext:value-type="string">
            <text:p>Larrain</text:p>
          </table:table-cell>
          <table:table-cell table:formula="of:=+[.A114]&amp;&quot; &quot;&amp;[.B114]" office:value-type="string" office:string-value="Luis Larrain" calcext:value-type="string">
            <text:p>Luis Larrain</text:p>
          </table:table-cell>
          <table:table-cell table:formula="of:=LOWER([.A114])&amp;&quot;.&quot;&amp;LOWER([.B114])&amp;&quot;@gmail.com&quot;" office:value-type="string" office:string-value="luis.larrain@gmail.com" calcext:value-type="string">
            <text:p>luis.larrain@gmail.com</text:p>
          </table:table-cell>
          <table:table-cell table:style-name="ce6" table:formula="of:=ROUND(79*RAND())" office:value-type="float" office:value="63" calcext:value-type="float">
            <text:p>63</text:p>
          </table:table-cell>
          <table:table-cell table:formula="of:=&quot;insert into entrenador (nombre, mail,especialidad) values ('&quot;&amp;[.C114]&amp;&quot;','&quot;&amp;[.D114]&amp;&quot;',&quot;&amp;[.E114]&amp;&quot;);&quot;" office:value-type="string" office:string-value="insert into entrenador (nombre, mail,especialidad) values ('Luis Larrain','luis.larrain@gmail.com',63);" calcext:value-type="string">
            <text:p>insert into entrenador (nombre, mail,especialidad) values ('Luis Larrain','luis.larrain@gmail.com',6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Emilio" calcext:value-type="string">
            <text:p>Emilio</text:p>
          </table:table-cell>
          <table:table-cell table:formula="of:=OFFSET([.B$1] ;ROUND(39*RAND());0;1;1)" office:value-type="string" office:string-value="Gajardo" calcext:value-type="string">
            <text:p>Gajardo</text:p>
          </table:table-cell>
          <table:table-cell table:formula="of:=+[.A115]&amp;&quot; &quot;&amp;[.B115]" office:value-type="string" office:string-value="Emilio Gajardo" calcext:value-type="string">
            <text:p>Emilio Gajardo</text:p>
          </table:table-cell>
          <table:table-cell table:formula="of:=LOWER([.A115])&amp;&quot;.&quot;&amp;LOWER([.B115])&amp;&quot;@gmail.com&quot;" office:value-type="string" office:string-value="emilio.gajardo@gmail.com" calcext:value-type="string">
            <text:p>emilio.gajardo@gmail.com</text:p>
          </table:table-cell>
          <table:table-cell table:style-name="ce6" table:formula="of:=ROUND(79*RAND())" office:value-type="float" office:value="66" calcext:value-type="float">
            <text:p>66</text:p>
          </table:table-cell>
          <table:table-cell table:formula="of:=&quot;insert into entrenador (nombre, mail,especialidad) values ('&quot;&amp;[.C115]&amp;&quot;','&quot;&amp;[.D115]&amp;&quot;',&quot;&amp;[.E115]&amp;&quot;);&quot;" office:value-type="string" office:string-value="insert into entrenador (nombre, mail,especialidad) values ('Emilio Gajardo','emilio.gajardo@gmail.com',66);" calcext:value-type="string">
            <text:p>insert into entrenador (nombre, mail,especialidad) values ('Emilio Gajardo','emilio.gajardo@gmail.com',6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aría" calcext:value-type="string">
            <text:p>María</text:p>
          </table:table-cell>
          <table:table-cell table:formula="of:=OFFSET([.B$1] ;ROUND(39*RAND());0;1;1)" office:value-type="string" office:string-value="Martínez" calcext:value-type="string">
            <text:p>Martínez</text:p>
          </table:table-cell>
          <table:table-cell table:formula="of:=+[.A116]&amp;&quot; &quot;&amp;[.B116]" office:value-type="string" office:string-value="María Martínez" calcext:value-type="string">
            <text:p>María Martínez</text:p>
          </table:table-cell>
          <table:table-cell table:formula="of:=LOWER([.A116])&amp;&quot;.&quot;&amp;LOWER([.B116])&amp;&quot;@gmail.com&quot;" office:value-type="string" office:string-value="maría.martínez@gmail.com" calcext:value-type="string">
            <text:p>maría.martínez@gmail.com</text:p>
          </table:table-cell>
          <table:table-cell table:style-name="ce6" table:formula="of:=ROUND(79*RAND())" office:value-type="float" office:value="23" calcext:value-type="float">
            <text:p>23</text:p>
          </table:table-cell>
          <table:table-cell table:formula="of:=&quot;insert into entrenador (nombre, mail,especialidad) values ('&quot;&amp;[.C116]&amp;&quot;','&quot;&amp;[.D116]&amp;&quot;',&quot;&amp;[.E116]&amp;&quot;);&quot;" office:value-type="string" office:string-value="insert into entrenador (nombre, mail,especialidad) values ('María Martínez','maría.martínez@gmail.com',23);" calcext:value-type="string">
            <text:p>insert into entrenador (nombre, mail,especialidad) values ('María Martínez','maría.martínez@gmail.com',23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Teresa" calcext:value-type="string">
            <text:p>Teresa</text:p>
          </table:table-cell>
          <table:table-cell table:formula="of:=OFFSET([.B$1] ;ROUND(39*RAND());0;1;1)" office:value-type="string" office:string-value="Salazar" calcext:value-type="string">
            <text:p>Salazar</text:p>
          </table:table-cell>
          <table:table-cell table:formula="of:=+[.A117]&amp;&quot; &quot;&amp;[.B117]" office:value-type="string" office:string-value="Teresa Salazar" calcext:value-type="string">
            <text:p>Teresa Salazar</text:p>
          </table:table-cell>
          <table:table-cell table:formula="of:=LOWER([.A117])&amp;&quot;.&quot;&amp;LOWER([.B117])&amp;&quot;@gmail.com&quot;" office:value-type="string" office:string-value="teresa.salazar@gmail.com" calcext:value-type="string">
            <text:p>teresa.salazar@gmail.com</text:p>
          </table:table-cell>
          <table:table-cell table:style-name="ce6" table:formula="of:=ROUND(79*RAND())" office:value-type="float" office:value="6" calcext:value-type="float">
            <text:p>6</text:p>
          </table:table-cell>
          <table:table-cell table:formula="of:=&quot;insert into entrenador (nombre, mail,especialidad) values ('&quot;&amp;[.C117]&amp;&quot;','&quot;&amp;[.D117]&amp;&quot;',&quot;&amp;[.E117]&amp;&quot;);&quot;" office:value-type="string" office:string-value="insert into entrenador (nombre, mail,especialidad) values ('Teresa Salazar','teresa.salazar@gmail.com',6);" calcext:value-type="string">
            <text:p>insert into entrenador (nombre, mail,especialidad) values ('Teresa Salazar','teresa.salazar@gmail.com',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Ignacia" calcext:value-type="string">
            <text:p>Ignacia</text:p>
          </table:table-cell>
          <table:table-cell table:formula="of:=OFFSET([.B$1] ;ROUND(39*RAND());0;1;1)" office:value-type="string" office:string-value="Zamorano" calcext:value-type="string">
            <text:p>Zamorano</text:p>
          </table:table-cell>
          <table:table-cell table:formula="of:=+[.A118]&amp;&quot; &quot;&amp;[.B118]" office:value-type="string" office:string-value="Ignacia Zamorano" calcext:value-type="string">
            <text:p>Ignacia Zamorano</text:p>
          </table:table-cell>
          <table:table-cell table:formula="of:=LOWER([.A118])&amp;&quot;.&quot;&amp;LOWER([.B118])&amp;&quot;@gmail.com&quot;" office:value-type="string" office:string-value="ignacia.zamorano@gmail.com" calcext:value-type="string">
            <text:p>ignacia.zamorano@gmail.com</text:p>
          </table:table-cell>
          <table:table-cell table:style-name="ce6" table:formula="of:=ROUND(79*RAND())" office:value-type="float" office:value="46" calcext:value-type="float">
            <text:p>46</text:p>
          </table:table-cell>
          <table:table-cell table:formula="of:=&quot;insert into entrenador (nombre, mail,especialidad) values ('&quot;&amp;[.C118]&amp;&quot;','&quot;&amp;[.D118]&amp;&quot;',&quot;&amp;[.E118]&amp;&quot;);&quot;" office:value-type="string" office:string-value="insert into entrenador (nombre, mail,especialidad) values ('Ignacia Zamorano','ignacia.zamorano@gmail.com',46);" calcext:value-type="string">
            <text:p>insert into entrenador (nombre, mail,especialidad) values ('Ignacia Zamorano','ignacia.zamorano@gmail.com',4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Pedro" calcext:value-type="string">
            <text:p>Pedro</text:p>
          </table:table-cell>
          <table:table-cell table:formula="of:=OFFSET([.B$1] ;ROUND(39*RAND());0;1;1)" office:value-type="string" office:string-value="Olea" calcext:value-type="string">
            <text:p>Olea</text:p>
          </table:table-cell>
          <table:table-cell table:formula="of:=+[.A119]&amp;&quot; &quot;&amp;[.B119]" office:value-type="string" office:string-value="Pedro Olea" calcext:value-type="string">
            <text:p>Pedro Olea</text:p>
          </table:table-cell>
          <table:table-cell table:formula="of:=LOWER([.A119])&amp;&quot;.&quot;&amp;LOWER([.B119])&amp;&quot;@gmail.com&quot;" office:value-type="string" office:string-value="pedro.olea@gmail.com" calcext:value-type="string">
            <text:p>pedro.olea@gmail.com</text:p>
          </table:table-cell>
          <table:table-cell table:style-name="ce6" table:formula="of:=ROUND(79*RAND())" office:value-type="float" office:value="61" calcext:value-type="float">
            <text:p>61</text:p>
          </table:table-cell>
          <table:table-cell table:formula="of:=&quot;insert into entrenador (nombre, mail,especialidad) values ('&quot;&amp;[.C119]&amp;&quot;','&quot;&amp;[.D119]&amp;&quot;',&quot;&amp;[.E119]&amp;&quot;);&quot;" office:value-type="string" office:string-value="insert into entrenador (nombre, mail,especialidad) values ('Pedro Olea','pedro.olea@gmail.com',61);" calcext:value-type="string">
            <text:p>insert into entrenador (nombre, mail,especialidad) values ('Pedro Olea','pedro.olea@gmail.com',61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iguel" calcext:value-type="string">
            <text:p>Miguel</text:p>
          </table:table-cell>
          <table:table-cell table:formula="of:=OFFSET([.B$1] ;ROUND(39*RAND());0;1;1)" office:value-type="string" office:string-value="Arévalo" calcext:value-type="string">
            <text:p>Arévalo</text:p>
          </table:table-cell>
          <table:table-cell table:formula="of:=+[.A120]&amp;&quot; &quot;&amp;[.B120]" office:value-type="string" office:string-value="Miguel Arévalo" calcext:value-type="string">
            <text:p>Miguel Arévalo</text:p>
          </table:table-cell>
          <table:table-cell table:formula="of:=LOWER([.A120])&amp;&quot;.&quot;&amp;LOWER([.B120])&amp;&quot;@gmail.com&quot;" office:value-type="string" office:string-value="miguel.arévalo@gmail.com" calcext:value-type="string">
            <text:p>miguel.arévalo@gmail.com</text:p>
          </table:table-cell>
          <table:table-cell table:style-name="ce6" table:formula="of:=ROUND(79*RAND())" office:value-type="float" office:value="66" calcext:value-type="float">
            <text:p>66</text:p>
          </table:table-cell>
          <table:table-cell table:formula="of:=&quot;insert into entrenador (nombre, mail,especialidad) values ('&quot;&amp;[.C120]&amp;&quot;','&quot;&amp;[.D120]&amp;&quot;',&quot;&amp;[.E120]&amp;&quot;);&quot;" office:value-type="string" office:string-value="insert into entrenador (nombre, mail,especialidad) values ('Miguel Arévalo','miguel.arévalo@gmail.com',66);" calcext:value-type="string">
            <text:p>insert into entrenador (nombre, mail,especialidad) values ('Miguel Arévalo','miguel.arévalo@gmail.com',6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argarita" calcext:value-type="string">
            <text:p>Margarita</text:p>
          </table:table-cell>
          <table:table-cell table:formula="of:=OFFSET([.B$1] ;ROUND(39*RAND());0;1;1)" office:value-type="string" office:string-value="Paganini" calcext:value-type="string">
            <text:p>Paganini</text:p>
          </table:table-cell>
          <table:table-cell table:formula="of:=+[.A121]&amp;&quot; &quot;&amp;[.B121]" office:value-type="string" office:string-value="Margarita Paganini" calcext:value-type="string">
            <text:p>Margarita Paganini</text:p>
          </table:table-cell>
          <table:table-cell table:formula="of:=LOWER([.A121])&amp;&quot;.&quot;&amp;LOWER([.B121])&amp;&quot;@gmail.com&quot;" office:value-type="string" office:string-value="margarita.paganini@gmail.com" calcext:value-type="string">
            <text:p>margarita.paganini@gmail.com</text:p>
          </table:table-cell>
          <table:table-cell table:style-name="ce6" table:formula="of:=ROUND(79*RAND())" office:value-type="float" office:value="6" calcext:value-type="float">
            <text:p>6</text:p>
          </table:table-cell>
          <table:table-cell table:formula="of:=&quot;insert into entrenador (nombre, mail,especialidad) values ('&quot;&amp;[.C121]&amp;&quot;','&quot;&amp;[.D121]&amp;&quot;',&quot;&amp;[.E121]&amp;&quot;);&quot;" office:value-type="string" office:string-value="insert into entrenador (nombre, mail,especialidad) values ('Margarita Paganini','margarita.paganini@gmail.com',6);" calcext:value-type="string">
            <text:p>insert into entrenador (nombre, mail,especialidad) values ('Margarita Paganini','margarita.paganini@gmail.com',6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Milagros" calcext:value-type="string">
            <text:p>Milagros</text:p>
          </table:table-cell>
          <table:table-cell table:formula="of:=OFFSET([.B$1] ;ROUND(39*RAND());0;1;1)" office:value-type="string" office:string-value="Bodanovic" calcext:value-type="string">
            <text:p>Bodanovic</text:p>
          </table:table-cell>
          <table:table-cell table:formula="of:=+[.A122]&amp;&quot; &quot;&amp;[.B122]" office:value-type="string" office:string-value="Milagros Bodanovic" calcext:value-type="string">
            <text:p>Milagros Bodanovic</text:p>
          </table:table-cell>
          <table:table-cell table:formula="of:=LOWER([.A122])&amp;&quot;.&quot;&amp;LOWER([.B122])&amp;&quot;@gmail.com&quot;" office:value-type="string" office:string-value="milagros.bodanovic@gmail.com" calcext:value-type="string">
            <text:p>milagros.bodanovic@gmail.com</text:p>
          </table:table-cell>
          <table:table-cell table:style-name="ce6" table:formula="of:=ROUND(79*RAND())" office:value-type="float" office:value="15" calcext:value-type="float">
            <text:p>15</text:p>
          </table:table-cell>
          <table:table-cell table:formula="of:=&quot;insert into entrenador (nombre, mail,especialidad) values ('&quot;&amp;[.C122]&amp;&quot;','&quot;&amp;[.D122]&amp;&quot;',&quot;&amp;[.E122]&amp;&quot;);&quot;" office:value-type="string" office:string-value="insert into entrenador (nombre, mail,especialidad) values ('Milagros Bodanovic','milagros.bodanovic@gmail.com',15);" calcext:value-type="string">
            <text:p>insert into entrenador (nombre, mail,especialidad) values ('Milagros Bodanovic','milagros.bodanovic@gmail.com',15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Alberto" calcext:value-type="string">
            <text:p>Alberto</text:p>
          </table:table-cell>
          <table:table-cell table:formula="of:=OFFSET([.B$1] ;ROUND(39*RAND());0;1;1)" office:value-type="string" office:string-value="Pizarro" calcext:value-type="string">
            <text:p>Pizarro</text:p>
          </table:table-cell>
          <table:table-cell table:formula="of:=+[.A123]&amp;&quot; &quot;&amp;[.B123]" office:value-type="string" office:string-value="Alberto Pizarro" calcext:value-type="string">
            <text:p>Alberto Pizarro</text:p>
          </table:table-cell>
          <table:table-cell table:formula="of:=LOWER([.A123])&amp;&quot;.&quot;&amp;LOWER([.B123])&amp;&quot;@gmail.com&quot;" office:value-type="string" office:string-value="alberto.pizarro@gmail.com" calcext:value-type="string">
            <text:p>alberto.pizarro@gmail.com</text:p>
          </table:table-cell>
          <table:table-cell table:style-name="ce6" table:formula="of:=ROUND(79*RAND())" office:value-type="float" office:value="9" calcext:value-type="float">
            <text:p>9</text:p>
          </table:table-cell>
          <table:table-cell table:formula="of:=&quot;insert into entrenador (nombre, mail,especialidad) values ('&quot;&amp;[.C123]&amp;&quot;','&quot;&amp;[.D123]&amp;&quot;',&quot;&amp;[.E123]&amp;&quot;);&quot;" office:value-type="string" office:string-value="insert into entrenador (nombre, mail,especialidad) values ('Alberto Pizarro','alberto.pizarro@gmail.com',9);" calcext:value-type="string">
            <text:p>insert into entrenador (nombre, mail,especialidad) values ('Alberto Pizarro','alberto.pizarro@gmail.com',9);</text:p>
          </table:table-cell>
          <table:table-cell table:number-columns-repeated="3"/>
        </table:table-row>
        <table:table-row table:style-name="ro1">
          <table:table-cell table:formula="of:=OFFSET([.A$1] ;ROUND(39*RAND());0;1;1)" office:value-type="string" office:string-value="Enrique" calcext:value-type="string">
            <text:p>Enrique</text:p>
          </table:table-cell>
          <table:table-cell table:formula="of:=OFFSET([.B$1] ;ROUND(39*RAND());0;1;1)" office:value-type="string" office:string-value="Paganini" calcext:value-type="string">
            <text:p>Paganini</text:p>
          </table:table-cell>
          <table:table-cell table:formula="of:=+[.A124]&amp;&quot; &quot;&amp;[.B124]" office:value-type="string" office:string-value="Enrique Paganini" calcext:value-type="string">
            <text:p>Enrique Paganini</text:p>
          </table:table-cell>
          <table:table-cell table:formula="of:=LOWER([.A124])&amp;&quot;.&quot;&amp;LOWER([.B124])&amp;&quot;@gmail.com&quot;" office:value-type="string" office:string-value="enrique.paganini@gmail.com" calcext:value-type="string">
            <text:p>enrique.paganini@gmail.com</text:p>
          </table:table-cell>
          <table:table-cell table:style-name="ce6" table:formula="of:=ROUND(79*RAND())" office:value-type="float" office:value="5" calcext:value-type="float">
            <text:p>5</text:p>
          </table:table-cell>
          <table:table-cell table:formula="of:=&quot;insert into entrenador (nombre, mail,especialidad) values ('&quot;&amp;[.C124]&amp;&quot;','&quot;&amp;[.D124]&amp;&quot;',&quot;&amp;[.E124]&amp;&quot;);&quot;" office:value-type="string" office:string-value="insert into entrenador (nombre, mail,especialidad) values ('Enrique Paganini','enrique.paganini@gmail.com',5);" calcext:value-type="string">
            <text:p>insert into entrenador (nombre, mail,especialidad) values ('Enrique Paganini','enrique.paganini@gmail.com',5);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2014-09-24</text:p>
          </table:table-cell>
          <table:table-cell office:value-type="string" calcext:value-type="string">
            <text:p>9:00:00</text:p>
          </table:table-cell>
          <table:table-cell table:style-name="ce4" table:formula="of:=OFFSET([.A$127] ;ROUND(33*RAND());0;1;1)&amp;&quot; &quot;&amp;OFFSET([.B$127] ;ROUND(7*RAND());0;1;1)" office:value-type="string" office:string-value="2014-10-14 20:00:00" calcext:value-type="string">
            <text:p>2014-10-14 20:00:00</text:p>
          </table:table-cell>
          <table:table-cell table:style-name="ce5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62" calcext:value-type="float">
            <text:p>62</text:p>
          </table:table-cell>
          <table:table-cell table:formula="of:=&quot;insert into clase (fecha, id_entrenador, id_deporte, id_establecimiento) values ('&quot;&amp;[.C127]&amp;&quot;',&quot;&amp;[.D127]&amp;&quot;,&quot;&amp;[.E127]&amp;&quot;,&quot;&amp;[.F127]&amp;&quot;);&quot;" office:value-type="string" office:string-value="insert into clase (fecha, id_entrenador, id_deporte, id_establecimiento) values ('2014-10-14 20:00:00',118,1,62);" calcext:value-type="string">
            <text:p>insert into clase (fecha, id_entrenador, id_deporte, id_establecimiento) values ('2014-10-14 20:00:00',118,1,62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9-25</text:p>
          </table:table-cell>
          <table:table-cell office:value-type="string" calcext:value-type="string">
            <text:p>10:30:00</text:p>
          </table:table-cell>
          <table:table-cell table:style-name="ce4" table:formula="of:=OFFSET([.A$127] ;ROUND(33*RAND());0;1;1)&amp;&quot; &quot;&amp;OFFSET([.B$127] ;ROUND(7*RAND());0;1;1)" office:value-type="string" office:string-value="2014-09-30 14:00:00" calcext:value-type="string">
            <text:p>2014-09-30 14:00:00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03" calcext:value-type="float">
            <text:p>103</text:p>
          </table:table-cell>
          <table:table-cell table:formula="of:=&quot;insert into clase (fecha, id_entrenador, id_deporte, id_establecimiento) values ('&quot;&amp;[.C128]&amp;&quot;',&quot;&amp;[.D128]&amp;&quot;,&quot;&amp;[.E128]&amp;&quot;,&quot;&amp;[.F128]&amp;&quot;);&quot;" office:value-type="string" office:string-value="insert into clase (fecha, id_entrenador, id_deporte, id_establecimiento) values ('2014-09-30 14:00:00',60,3,103);" calcext:value-type="string">
            <text:p>insert into clase (fecha, id_entrenador, id_deporte, id_establecimiento) values ('2014-09-30 14:00:00',60,3,103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9-26</text:p>
          </table:table-cell>
          <table:table-cell office:value-type="string" calcext:value-type="string">
            <text:p>12:00:00</text:p>
          </table:table-cell>
          <table:table-cell table:style-name="ce4" table:formula="of:=OFFSET([.A$127] ;ROUND(33*RAND());0;1;1)&amp;&quot; &quot;&amp;OFFSET([.B$127] ;ROUND(7*RAND());0;1;1)" office:value-type="string" office:string-value="2014-10-24 16:00:00" calcext:value-type="string">
            <text:p>2014-10-24 16:00:00</text:p>
          </table:table-cell>
          <table:table-cell table:style-name="ce5"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95" calcext:value-type="float">
            <text:p>95</text:p>
          </table:table-cell>
          <table:table-cell table:formula="of:=&quot;insert into clase (fecha, id_entrenador, id_deporte, id_establecimiento) values ('&quot;&amp;[.C129]&amp;&quot;',&quot;&amp;[.D129]&amp;&quot;,&quot;&amp;[.E129]&amp;&quot;,&quot;&amp;[.F129]&amp;&quot;);&quot;" office:value-type="string" office:string-value="insert into clase (fecha, id_entrenador, id_deporte, id_establecimiento) values ('2014-10-24 16:00:00',75,4,95);" calcext:value-type="string">
            <text:p>insert into clase (fecha, id_entrenador, id_deporte, id_establecimiento) values ('2014-10-24 16:00:00',75,4,95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9-27</text:p>
          </table:table-cell>
          <table:table-cell office:value-type="string" calcext:value-type="string">
            <text:p>14:00:00</text:p>
          </table:table-cell>
          <table:table-cell table:style-name="ce4" table:formula="of:=OFFSET([.A$127] ;ROUND(33*RAND());0;1;1)&amp;&quot; &quot;&amp;OFFSET([.B$127] ;ROUND(7*RAND());0;1;1)" office:value-type="string" office:string-value="2014-10-21 20:00:00" calcext:value-type="string">
            <text:p>2014-10-21 20:00:00</text:p>
          </table:table-cell>
          <table:table-cell table:style-name="ce5"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130]&amp;&quot;',&quot;&amp;[.D130]&amp;&quot;,&quot;&amp;[.E130]&amp;&quot;,&quot;&amp;[.F130]&amp;&quot;);&quot;" office:value-type="string" office:string-value="insert into clase (fecha, id_entrenador, id_deporte, id_establecimiento) values ('2014-10-21 20:00:00',112,4,53);" calcext:value-type="string">
            <text:p>insert into clase (fecha, id_entrenador, id_deporte, id_establecimiento) values ('2014-10-21 20:00:00',112,4,53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9-28</text:p>
          </table:table-cell>
          <table:table-cell office:value-type="string" calcext:value-type="string">
            <text:p>16:00:00</text:p>
          </table:table-cell>
          <table:table-cell table:style-name="ce4" table:formula="of:=OFFSET([.A$127] ;ROUND(33*RAND());0;1;1)&amp;&quot; &quot;&amp;OFFSET([.B$127] ;ROUND(7*RAND());0;1;1)" office:value-type="string" office:string-value="2014-09-27 9:00:00" calcext:value-type="string">
            <text:p>2014-09-27 9:00:00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94" calcext:value-type="float">
            <text:p>94</text:p>
          </table:table-cell>
          <table:table-cell table:formula="of:=&quot;insert into clase (fecha, id_entrenador, id_deporte, id_establecimiento) values ('&quot;&amp;[.C131]&amp;&quot;',&quot;&amp;[.D131]&amp;&quot;,&quot;&amp;[.E131]&amp;&quot;,&quot;&amp;[.F131]&amp;&quot;);&quot;" office:value-type="string" office:string-value="insert into clase (fecha, id_entrenador, id_deporte, id_establecimiento) values ('2014-09-27 9:00:00',104,5,94);" calcext:value-type="string">
            <text:p>insert into clase (fecha, id_entrenador, id_deporte, id_establecimiento) values ('2014-09-27 9:00:00',104,5,94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9-29</text:p>
          </table:table-cell>
          <table:table-cell office:value-type="string" calcext:value-type="string">
            <text:p>18:00:00</text:p>
          </table:table-cell>
          <table:table-cell table:style-name="ce4" table:formula="of:=OFFSET([.A$127] ;ROUND(33*RAND());0;1;1)&amp;&quot; &quot;&amp;OFFSET([.B$127] ;ROUND(7*RAND());0;1;1)" office:value-type="string" office:string-value="2014-10-18 14:00:00" calcext:value-type="string">
            <text:p>2014-10-18 14:00:00</text:p>
          </table:table-cell>
          <table:table-cell table:style-name="ce5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80" calcext:value-type="float">
            <text:p>80</text:p>
          </table:table-cell>
          <table:table-cell table:formula="of:=&quot;insert into clase (fecha, id_entrenador, id_deporte, id_establecimiento) values ('&quot;&amp;[.C132]&amp;&quot;',&quot;&amp;[.D132]&amp;&quot;,&quot;&amp;[.E132]&amp;&quot;,&quot;&amp;[.F132]&amp;&quot;);&quot;" office:value-type="string" office:string-value="insert into clase (fecha, id_entrenador, id_deporte, id_establecimiento) values ('2014-10-18 14:00:00',122,6,80);" calcext:value-type="string">
            <text:p>insert into clase (fecha, id_entrenador, id_deporte, id_establecimiento) values ('2014-10-18 14:00:00',122,6,80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09-30</text:p>
          </table:table-cell>
          <table:table-cell office:value-type="string" calcext:value-type="string">
            <text:p>20:00:00</text:p>
          </table:table-cell>
          <table:table-cell table:style-name="ce4" table:formula="of:=OFFSET([.A$127] ;ROUND(32*RAND());0;1;1)&amp;&quot; &quot;&amp;OFFSET([.B$127] ;ROUND(7*RAND());0;1;1)" office:value-type="string" office:string-value="2014-10-24 14:00:00" calcext:value-type="string">
            <text:p>2014-10-24 14:00:00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16" calcext:value-type="float">
            <text:p>116</text:p>
          </table:table-cell>
          <table:table-cell table:formula="of:=&quot;insert into clase (fecha, id_entrenador, id_deporte, id_establecimiento) values ('&quot;&amp;[.C133]&amp;&quot;',&quot;&amp;[.D133]&amp;&quot;,&quot;&amp;[.E133]&amp;&quot;,&quot;&amp;[.F133]&amp;&quot;);&quot;" office:value-type="string" office:string-value="insert into clase (fecha, id_entrenador, id_deporte, id_establecimiento) values ('2014-10-24 14:00:00',35,7,116);" calcext:value-type="string">
            <text:p>insert into clase (fecha, id_entrenador, id_deporte, id_establecimiento) values ('2014-10-24 14:00:00',35,7,116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1</text:p>
          </table:table-cell>
          <table:table-cell table:style-name="ce3" office:value-type="string" calcext:value-type="string">
            <text:p>22:00:00</text:p>
          </table:table-cell>
          <table:table-cell table:style-name="ce4" table:formula="of:=OFFSET([.A$127] ;ROUND(33*RAND());0;1;1)&amp;&quot; &quot;&amp;OFFSET([.B$127] ;ROUND(7*RAND());0;1;1)" office:value-type="string" office:string-value="2014-10-17 12:00:00" calcext:value-type="string">
            <text:p>2014-10-17 12:00:00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07" calcext:value-type="float">
            <text:p>107</text:p>
          </table:table-cell>
          <table:table-cell table:formula="of:=&quot;insert into clase (fecha, id_entrenador, id_deporte, id_establecimiento) values ('&quot;&amp;[.C134]&amp;&quot;',&quot;&amp;[.D134]&amp;&quot;,&quot;&amp;[.E134]&amp;&quot;,&quot;&amp;[.F134]&amp;&quot;);&quot;" office:value-type="string" office:string-value="insert into clase (fecha, id_entrenador, id_deporte, id_establecimiento) values ('2014-10-17 12:00:00',42,7,107);" calcext:value-type="string">
            <text:p>insert into clase (fecha, id_entrenador, id_deporte, id_establecimiento) values ('2014-10-17 12:00:00',42,7,107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2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8 10:30:00" calcext:value-type="string">
            <text:p>2014-09-28 10:30:00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71" calcext:value-type="float">
            <text:p>71</text:p>
          </table:table-cell>
          <table:table-cell table:formula="of:=&quot;insert into clase (fecha, id_entrenador, id_deporte, id_establecimiento) values ('&quot;&amp;[.C135]&amp;&quot;',&quot;&amp;[.D135]&amp;&quot;,&quot;&amp;[.E135]&amp;&quot;,&quot;&amp;[.F135]&amp;&quot;);&quot;" office:value-type="string" office:string-value="insert into clase (fecha, id_entrenador, id_deporte, id_establecimiento) values ('2014-09-28 10:30:00',67,7,71);" calcext:value-type="string">
            <text:p>insert into clase (fecha, id_entrenador, id_deporte, id_establecimiento) values ('2014-09-28 10:30:00',67,7,71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3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30 16:00:00" calcext:value-type="string">
            <text:p>2014-09-30 16:00:00</text:p>
          </table:table-cell>
          <table:table-cell table:style-name="ce5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34" calcext:value-type="float">
            <text:p>34</text:p>
          </table:table-cell>
          <table:table-cell table:formula="of:=&quot;insert into clase (fecha, id_entrenador, id_deporte, id_establecimiento) values ('&quot;&amp;[.C136]&amp;&quot;',&quot;&amp;[.D136]&amp;&quot;,&quot;&amp;[.E136]&amp;&quot;,&quot;&amp;[.F136]&amp;&quot;);&quot;" office:value-type="string" office:string-value="insert into clase (fecha, id_entrenador, id_deporte, id_establecimiento) values ('2014-09-30 16:00:00',40,8,34);" calcext:value-type="string">
            <text:p>insert into clase (fecha, id_entrenador, id_deporte, id_establecimiento) values ('2014-09-30 16:00:00',40,8,34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4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8 16:00:00" calcext:value-type="string">
            <text:p>2014-09-28 16:00:00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72" calcext:value-type="float">
            <text:p>72</text:p>
          </table:table-cell>
          <table:table-cell table:formula="of:=&quot;insert into clase (fecha, id_entrenador, id_deporte, id_establecimiento) values ('&quot;&amp;[.C137]&amp;&quot;',&quot;&amp;[.D137]&amp;&quot;,&quot;&amp;[.E137]&amp;&quot;,&quot;&amp;[.F137]&amp;&quot;);&quot;" office:value-type="string" office:string-value="insert into clase (fecha, id_entrenador, id_deporte, id_establecimiento) values ('2014-09-28 16:00:00',65,8,72);" calcext:value-type="string">
            <text:p>insert into clase (fecha, id_entrenador, id_deporte, id_establecimiento) values ('2014-09-28 16:00:00',65,8,72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5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2 12:00:00" calcext:value-type="string">
            <text:p>2014-10-12 12:00:00</text:p>
          </table:table-cell>
          <table:table-cell table:style-name="ce5"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3" calcext:value-type="float">
            <text:p>23</text:p>
          </table:table-cell>
          <table:table-cell table:formula="of:=&quot;insert into clase (fecha, id_entrenador, id_deporte, id_establecimiento) values ('&quot;&amp;[.C138]&amp;&quot;',&quot;&amp;[.D138]&amp;&quot;,&quot;&amp;[.E138]&amp;&quot;,&quot;&amp;[.F138]&amp;&quot;);&quot;" office:value-type="string" office:string-value="insert into clase (fecha, id_entrenador, id_deporte, id_establecimiento) values ('2014-10-12 12:00:00',70,8,23);" calcext:value-type="string">
            <text:p>insert into clase (fecha, id_entrenador, id_deporte, id_establecimiento) values ('2014-10-12 12:00:00',70,8,23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6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02 12:00:00" calcext:value-type="string">
            <text:p>2014-10-02 12:00:0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8" calcext:value-type="float">
            <text:p>18</text:p>
          </table:table-cell>
          <table:table-cell table:formula="of:=&quot;insert into clase (fecha, id_entrenador, id_deporte, id_establecimiento) values ('&quot;&amp;[.C139]&amp;&quot;',&quot;&amp;[.D139]&amp;&quot;,&quot;&amp;[.E139]&amp;&quot;,&quot;&amp;[.F139]&amp;&quot;);&quot;" office:value-type="string" office:string-value="insert into clase (fecha, id_entrenador, id_deporte, id_establecimiento) values ('2014-10-02 12:00:00',14,9,18);" calcext:value-type="string">
            <text:p>insert into clase (fecha, id_entrenador, id_deporte, id_establecimiento) values ('2014-10-02 12:00:00',14,9,18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7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2 18:00:00" calcext:value-type="string">
            <text:p>2014-10-12 18:00:00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formula="of:=&quot;insert into clase (fecha, id_entrenador, id_deporte, id_establecimiento) values ('&quot;&amp;[.C140]&amp;&quot;',&quot;&amp;[.D140]&amp;&quot;,&quot;&amp;[.E140]&amp;&quot;,&quot;&amp;[.F140]&amp;&quot;);&quot;" office:value-type="string" office:string-value="insert into clase (fecha, id_entrenador, id_deporte, id_establecimiento) values ('2014-10-12 18:00:00',15,9,21);" calcext:value-type="string">
            <text:p>insert into clase (fecha, id_entrenador, id_deporte, id_establecimiento) values ('2014-10-12 18:00:00',15,9,21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8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6 12:00:00" calcext:value-type="string">
            <text:p>2014-10-16 12:00:00</text:p>
          </table:table-cell>
          <table:table-cell table:style-name="ce5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51" calcext:value-type="float">
            <text:p>51</text:p>
          </table:table-cell>
          <table:table-cell table:formula="of:=&quot;insert into clase (fecha, id_entrenador, id_deporte, id_establecimiento) values ('&quot;&amp;[.C141]&amp;&quot;',&quot;&amp;[.D141]&amp;&quot;,&quot;&amp;[.E141]&amp;&quot;,&quot;&amp;[.F141]&amp;&quot;);&quot;" office:value-type="string" office:string-value="insert into clase (fecha, id_entrenador, id_deporte, id_establecimiento) values ('2014-10-16 12:00:00',100,9,51);" calcext:value-type="string">
            <text:p>insert into clase (fecha, id_entrenador, id_deporte, id_establecimiento) values ('2014-10-16 12:00:00',100,9,51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09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08 14:00:00" calcext:value-type="string">
            <text:p>2014-10-08 14:00:00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76" calcext:value-type="float">
            <text:p>76</text:p>
          </table:table-cell>
          <table:table-cell table:formula="of:=&quot;insert into clase (fecha, id_entrenador, id_deporte, id_establecimiento) values ('&quot;&amp;[.C142]&amp;&quot;',&quot;&amp;[.D142]&amp;&quot;,&quot;&amp;[.E142]&amp;&quot;,&quot;&amp;[.F142]&amp;&quot;);&quot;" office:value-type="string" office:string-value="insert into clase (fecha, id_entrenador, id_deporte, id_establecimiento) values ('2014-10-08 14:00:00',91,10,76);" calcext:value-type="string">
            <text:p>insert into clase (fecha, id_entrenador, id_deporte, id_establecimiento) values ('2014-10-08 14:00:00',91,10,76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0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7 14:00:00" calcext:value-type="string">
            <text:p>2014-09-27 14:00:00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09" calcext:value-type="float">
            <text:p>109</text:p>
          </table:table-cell>
          <table:table-cell table:formula="of:=&quot;insert into clase (fecha, id_entrenador, id_deporte, id_establecimiento) values ('&quot;&amp;[.C143]&amp;&quot;',&quot;&amp;[.D143]&amp;&quot;,&quot;&amp;[.E143]&amp;&quot;,&quot;&amp;[.F143]&amp;&quot;);&quot;" office:value-type="string" office:string-value="insert into clase (fecha, id_entrenador, id_deporte, id_establecimiento) values ('2014-09-27 14:00:00',13,12,109);" calcext:value-type="string">
            <text:p>insert into clase (fecha, id_entrenador, id_deporte, id_establecimiento) values ('2014-09-27 14:00:00',13,12,109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1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8 16:00:00" calcext:value-type="string">
            <text:p>2014-09-28 16:00:0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85" calcext:value-type="float">
            <text:p>85</text:p>
          </table:table-cell>
          <table:table-cell table:formula="of:=&quot;insert into clase (fecha, id_entrenador, id_deporte, id_establecimiento) values ('&quot;&amp;[.C144]&amp;&quot;',&quot;&amp;[.D144]&amp;&quot;,&quot;&amp;[.E144]&amp;&quot;,&quot;&amp;[.F144]&amp;&quot;);&quot;" office:value-type="string" office:string-value="insert into clase (fecha, id_entrenador, id_deporte, id_establecimiento) values ('2014-09-28 16:00:00',48,12,85);" calcext:value-type="string">
            <text:p>insert into clase (fecha, id_entrenador, id_deporte, id_establecimiento) values ('2014-09-28 16:00:00',48,12,85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2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1 16:00:00" calcext:value-type="string">
            <text:p>2014-10-11 16:00:0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99" calcext:value-type="float">
            <text:p>99</text:p>
          </table:table-cell>
          <table:table-cell table:formula="of:=&quot;insert into clase (fecha, id_entrenador, id_deporte, id_establecimiento) values ('&quot;&amp;[.C145]&amp;&quot;',&quot;&amp;[.D145]&amp;&quot;,&quot;&amp;[.E145]&amp;&quot;,&quot;&amp;[.F145]&amp;&quot;);&quot;" office:value-type="string" office:string-value="insert into clase (fecha, id_entrenador, id_deporte, id_establecimiento) values ('2014-10-11 16:00:00',4,13,99);" calcext:value-type="string">
            <text:p>insert into clase (fecha, id_entrenador, id_deporte, id_establecimiento) values ('2014-10-11 16:00:00',4,13,99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3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9 10:30:00" calcext:value-type="string">
            <text:p>2014-09-29 10:30:00</text:p>
          </table:table-cell>
          <table:table-cell table:style-name="ce5"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5" calcext:value-type="float">
            <text:p>5</text:p>
          </table:table-cell>
          <table:table-cell table:formula="of:=&quot;insert into clase (fecha, id_entrenador, id_deporte, id_establecimiento) values ('&quot;&amp;[.C146]&amp;&quot;',&quot;&amp;[.D146]&amp;&quot;,&quot;&amp;[.E146]&amp;&quot;,&quot;&amp;[.F146]&amp;&quot;);&quot;" office:value-type="string" office:string-value="insert into clase (fecha, id_entrenador, id_deporte, id_establecimiento) values ('2014-09-29 10:30:00',123,13,5);" calcext:value-type="string">
            <text:p>insert into clase (fecha, id_entrenador, id_deporte, id_establecimiento) values ('2014-09-29 10:30:00',123,13,5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4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21 18:00:00" calcext:value-type="string">
            <text:p>2014-10-21 18:00:00</text:p>
          </table:table-cell>
          <table:table-cell table:style-name="ce5"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147]&amp;&quot;',&quot;&amp;[.D147]&amp;&quot;,&quot;&amp;[.E147]&amp;&quot;,&quot;&amp;[.F147]&amp;&quot;);&quot;" office:value-type="string" office:string-value="insert into clase (fecha, id_entrenador, id_deporte, id_establecimiento) values ('2014-10-21 18:00:00',127,13,75);" calcext:value-type="string">
            <text:p>insert into clase (fecha, id_entrenador, id_deporte, id_establecimiento) values ('2014-10-21 18:00:00',127,13,75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5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9 14:00:00" calcext:value-type="string">
            <text:p>2014-10-19 14:00:0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formula="of:=&quot;insert into clase (fecha, id_entrenador, id_deporte, id_establecimiento) values ('&quot;&amp;[.C148]&amp;&quot;',&quot;&amp;[.D148]&amp;&quot;,&quot;&amp;[.E148]&amp;&quot;,&quot;&amp;[.F148]&amp;&quot;);&quot;" office:value-type="string" office:string-value="insert into clase (fecha, id_entrenador, id_deporte, id_establecimiento) values ('2014-10-19 14:00:00',5,14,13);" calcext:value-type="string">
            <text:p>insert into clase (fecha, id_entrenador, id_deporte, id_establecimiento) values ('2014-10-19 14:00:00',5,14,13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6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01 16:00:00" calcext:value-type="string">
            <text:p>2014-10-01 16:00:00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72" calcext:value-type="float">
            <text:p>72</text:p>
          </table:table-cell>
          <table:table-cell table:formula="of:=&quot;insert into clase (fecha, id_entrenador, id_deporte, id_establecimiento) values ('&quot;&amp;[.C149]&amp;&quot;',&quot;&amp;[.D149]&amp;&quot;,&quot;&amp;[.E149]&amp;&quot;,&quot;&amp;[.F149]&amp;&quot;);&quot;" office:value-type="string" office:string-value="insert into clase (fecha, id_entrenador, id_deporte, id_establecimiento) values ('2014-10-01 16:00:00',26,15,72);" calcext:value-type="string">
            <text:p>insert into clase (fecha, id_entrenador, id_deporte, id_establecimiento) values ('2014-10-01 16:00:00',26,15,72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7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06 16:00:00" calcext:value-type="string">
            <text:p>2014-10-06 16:00:00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87" calcext:value-type="float">
            <text:p>87</text:p>
          </table:table-cell>
          <table:table-cell table:formula="of:=&quot;insert into clase (fecha, id_entrenador, id_deporte, id_establecimiento) values ('&quot;&amp;[.C150]&amp;&quot;',&quot;&amp;[.D150]&amp;&quot;,&quot;&amp;[.E150]&amp;&quot;,&quot;&amp;[.F150]&amp;&quot;);&quot;" office:value-type="string" office:string-value="insert into clase (fecha, id_entrenador, id_deporte, id_establecimiento) values ('2014-10-06 16:00:00',12,16,87);" calcext:value-type="string">
            <text:p>insert into clase (fecha, id_entrenador, id_deporte, id_establecimiento) values ('2014-10-06 16:00:00',12,16,87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8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06 18:00:00" calcext:value-type="string">
            <text:p>2014-10-06 18:00:00</text:p>
          </table:table-cell>
          <table:table-cell table:style-name="ce5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04" calcext:value-type="float">
            <text:p>104</text:p>
          </table:table-cell>
          <table:table-cell table:formula="of:=&quot;insert into clase (fecha, id_entrenador, id_deporte, id_establecimiento) values ('&quot;&amp;[.C151]&amp;&quot;',&quot;&amp;[.D151]&amp;&quot;,&quot;&amp;[.E151]&amp;&quot;,&quot;&amp;[.F151]&amp;&quot;);&quot;" office:value-type="string" office:string-value="insert into clase (fecha, id_entrenador, id_deporte, id_establecimiento) values ('2014-10-06 18:00:00',31,16,104);" calcext:value-type="string">
            <text:p>insert into clase (fecha, id_entrenador, id_deporte, id_establecimiento) values ('2014-10-06 18:00:00',31,16,104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19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9 12:00:00" calcext:value-type="string">
            <text:p>2014-09-29 12:00:00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26" calcext:value-type="float">
            <text:p>26</text:p>
          </table:table-cell>
          <table:table-cell table:formula="of:=&quot;insert into clase (fecha, id_entrenador, id_deporte, id_establecimiento) values ('&quot;&amp;[.C152]&amp;&quot;',&quot;&amp;[.D152]&amp;&quot;,&quot;&amp;[.E152]&amp;&quot;,&quot;&amp;[.F152]&amp;&quot;);&quot;" office:value-type="string" office:string-value="insert into clase (fecha, id_entrenador, id_deporte, id_establecimiento) values ('2014-09-29 12:00:00',46,17,26);" calcext:value-type="string">
            <text:p>insert into clase (fecha, id_entrenador, id_deporte, id_establecimiento) values ('2014-09-29 12:00:00',46,17,26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0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24 10:30:00" calcext:value-type="string">
            <text:p>2014-10-24 10:30:00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49" calcext:value-type="float">
            <text:p>49</text:p>
          </table:table-cell>
          <table:table-cell table:formula="of:=&quot;insert into clase (fecha, id_entrenador, id_deporte, id_establecimiento) values ('&quot;&amp;[.C153]&amp;&quot;',&quot;&amp;[.D153]&amp;&quot;,&quot;&amp;[.E153]&amp;&quot;,&quot;&amp;[.F153]&amp;&quot;);&quot;" office:value-type="string" office:string-value="insert into clase (fecha, id_entrenador, id_deporte, id_establecimiento) values ('2014-10-24 10:30:00',20,18,49);" calcext:value-type="string">
            <text:p>insert into clase (fecha, id_entrenador, id_deporte, id_establecimiento) values ('2014-10-24 10:30:00',20,18,49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1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2 12:00:00" calcext:value-type="string">
            <text:p>2014-10-12 12:00:0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52" calcext:value-type="float">
            <text:p>52</text:p>
          </table:table-cell>
          <table:table-cell table:formula="of:=&quot;insert into clase (fecha, id_entrenador, id_deporte, id_establecimiento) values ('&quot;&amp;[.C154]&amp;&quot;',&quot;&amp;[.D154]&amp;&quot;,&quot;&amp;[.E154]&amp;&quot;,&quot;&amp;[.F154]&amp;&quot;);&quot;" office:value-type="string" office:string-value="insert into clase (fecha, id_entrenador, id_deporte, id_establecimiento) values ('2014-10-12 12:00:00',8,19,52);" calcext:value-type="string">
            <text:p>insert into clase (fecha, id_entrenador, id_deporte, id_establecimiento) values ('2014-10-12 12:00:00',8,19,52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2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7 14:00:00" calcext:value-type="string">
            <text:p>2014-09-27 14:00:0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14" calcext:value-type="float">
            <text:p>114</text:p>
          </table:table-cell>
          <table:table-cell table:formula="of:=&quot;insert into clase (fecha, id_entrenador, id_deporte, id_establecimiento) values ('&quot;&amp;[.C155]&amp;&quot;',&quot;&amp;[.D155]&amp;&quot;,&quot;&amp;[.E155]&amp;&quot;,&quot;&amp;[.F155]&amp;&quot;);&quot;" office:value-type="string" office:string-value="insert into clase (fecha, id_entrenador, id_deporte, id_establecimiento) values ('2014-09-27 14:00:00',16,19,114);" calcext:value-type="string">
            <text:p>insert into clase (fecha, id_entrenador, id_deporte, id_establecimiento) values ('2014-09-27 14:00:00',16,19,114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3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3 16:00:00" calcext:value-type="string">
            <text:p>2014-10-13 16:00:00</text:p>
          </table:table-cell>
          <table:table-cell table:style-name="ce5" office:value-type="float" office:value="108" calcext:value-type="float">
            <text:p>108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62" calcext:value-type="float">
            <text:p>62</text:p>
          </table:table-cell>
          <table:table-cell table:formula="of:=&quot;insert into clase (fecha, id_entrenador, id_deporte, id_establecimiento) values ('&quot;&amp;[.C156]&amp;&quot;',&quot;&amp;[.D156]&amp;&quot;,&quot;&amp;[.E156]&amp;&quot;,&quot;&amp;[.F156]&amp;&quot;);&quot;" office:value-type="string" office:string-value="insert into clase (fecha, id_entrenador, id_deporte, id_establecimiento) values ('2014-10-13 16:00:00',108,20,62);" calcext:value-type="string">
            <text:p>insert into clase (fecha, id_entrenador, id_deporte, id_establecimiento) values ('2014-10-13 16:00:00',108,20,62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4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7 14:00:00" calcext:value-type="string">
            <text:p>2014-09-27 14:00:00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85" calcext:value-type="float">
            <text:p>85</text:p>
          </table:table-cell>
          <table:table-cell table:formula="of:=&quot;insert into clase (fecha, id_entrenador, id_deporte, id_establecimiento) values ('&quot;&amp;[.C157]&amp;&quot;',&quot;&amp;[.D157]&amp;&quot;,&quot;&amp;[.E157]&amp;&quot;,&quot;&amp;[.F157]&amp;&quot;);&quot;" office:value-type="string" office:string-value="insert into clase (fecha, id_entrenador, id_deporte, id_establecimiento) values ('2014-09-27 14:00:00',34,21,85);" calcext:value-type="string">
            <text:p>insert into clase (fecha, id_entrenador, id_deporte, id_establecimiento) values ('2014-09-27 14:00:00',34,21,85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5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27 18:00:00" calcext:value-type="string">
            <text:p>2014-10-27 18:00:00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4" calcext:value-type="float">
            <text:p>4</text:p>
          </table:table-cell>
          <table:table-cell table:formula="of:=&quot;insert into clase (fecha, id_entrenador, id_deporte, id_establecimiento) values ('&quot;&amp;[.C158]&amp;&quot;',&quot;&amp;[.D158]&amp;&quot;,&quot;&amp;[.E158]&amp;&quot;,&quot;&amp;[.F158]&amp;&quot;);&quot;" office:value-type="string" office:string-value="insert into clase (fecha, id_entrenador, id_deporte, id_establecimiento) values ('2014-10-27 18:00:00',74,21,4);" calcext:value-type="string">
            <text:p>insert into clase (fecha, id_entrenador, id_deporte, id_establecimiento) values ('2014-10-27 18:00:00',74,21,4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6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08 16:00:00" calcext:value-type="string">
            <text:p>2014-10-08 16:00:00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16" calcext:value-type="float">
            <text:p>116</text:p>
          </table:table-cell>
          <table:table-cell table:formula="of:=&quot;insert into clase (fecha, id_entrenador, id_deporte, id_establecimiento) values ('&quot;&amp;[.C159]&amp;&quot;',&quot;&amp;[.D159]&amp;&quot;,&quot;&amp;[.E159]&amp;&quot;,&quot;&amp;[.F159]&amp;&quot;);&quot;" office:value-type="string" office:string-value="insert into clase (fecha, id_entrenador, id_deporte, id_establecimiento) values ('2014-10-08 16:00:00',93,21,116);" calcext:value-type="string">
            <text:p>insert into clase (fecha, id_entrenador, id_deporte, id_establecimiento) values ('2014-10-08 16:00:00',93,21,116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7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10-10 10:30:00" calcext:value-type="string">
            <text:p>2014-10-10 10:30:00</text:p>
          </table:table-cell>
          <table:table-cell table:style-name="ce5"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100" calcext:value-type="float">
            <text:p>100</text:p>
          </table:table-cell>
          <table:table-cell table:formula="of:=&quot;insert into clase (fecha, id_entrenador, id_deporte, id_establecimiento) values ('&quot;&amp;[.C160]&amp;&quot;',&quot;&amp;[.D160]&amp;&quot;,&quot;&amp;[.E160]&amp;&quot;,&quot;&amp;[.F160]&amp;&quot;);&quot;" office:value-type="string" office:string-value="insert into clase (fecha, id_entrenador, id_deporte, id_establecimiento) values ('2014-10-10 10:30:00',105,21,100);" calcext:value-type="string">
            <text:p>insert into clase (fecha, id_entrenador, id_deporte, id_establecimiento) values ('2014-10-10 10:30:00',105,21,100);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14-10-28</text:p>
          </table:table-cell>
          <table:table-cell/>
          <table:table-cell table:style-name="ce4" table:formula="of:=OFFSET([.A$127] ;ROUND(33*RAND());0;1;1)&amp;&quot; &quot;&amp;OFFSET([.B$127] ;ROUND(7*RAND());0;1;1)" office:value-type="string" office:string-value="2014-09-26 22:00:00" calcext:value-type="string">
            <text:p>2014-09-26 22:00:00</text:p>
          </table:table-cell>
          <table:table-cell table:style-name="ce5"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9" calcext:value-type="float">
            <text:p>39</text:p>
          </table:table-cell>
          <table:table-cell table:formula="of:=&quot;insert into clase (fecha, id_entrenador, id_deporte, id_establecimiento) values ('&quot;&amp;[.C161]&amp;&quot;',&quot;&amp;[.D161]&amp;&quot;,&quot;&amp;[.E161]&amp;&quot;,&quot;&amp;[.F161]&amp;&quot;);&quot;" office:value-type="string" office:string-value="insert into clase (fecha, id_entrenador, id_deporte, id_establecimiento) values ('2014-09-26 22:00:00',121,21,39);" calcext:value-type="string">
            <text:p>insert into clase (fecha, id_entrenador, id_deporte, id_establecimiento) values ('2014-09-26 22:00:00',121,21,39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9 10:30:00" calcext:value-type="string">
            <text:p>2014-10-09 10:30:00</text:p>
          </table:table-cell>
          <table:table-cell table:style-name="ce5"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8" calcext:value-type="float">
            <text:p>8</text:p>
          </table:table-cell>
          <table:table-cell table:formula="of:=&quot;insert into clase (fecha, id_entrenador, id_deporte, id_establecimiento) values ('&quot;&amp;[.C162]&amp;&quot;',&quot;&amp;[.D162]&amp;&quot;,&quot;&amp;[.E162]&amp;&quot;,&quot;&amp;[.F162]&amp;&quot;);&quot;" office:value-type="string" office:string-value="insert into clase (fecha, id_entrenador, id_deporte, id_establecimiento) values ('2014-10-09 10:30:00',97,22,8);" calcext:value-type="string">
            <text:p>insert into clase (fecha, id_entrenador, id_deporte, id_establecimiento) values ('2014-10-09 10:30:00',97,22,8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8 22:00:00" calcext:value-type="string">
            <text:p>2014-10-08 22:00:00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39" calcext:value-type="float">
            <text:p>39</text:p>
          </table:table-cell>
          <table:table-cell table:formula="of:=&quot;insert into clase (fecha, id_entrenador, id_deporte, id_establecimiento) values ('&quot;&amp;[.C163]&amp;&quot;',&quot;&amp;[.D163]&amp;&quot;,&quot;&amp;[.E163]&amp;&quot;,&quot;&amp;[.F163]&amp;&quot;);&quot;" office:value-type="string" office:string-value="insert into clase (fecha, id_entrenador, id_deporte, id_establecimiento) values ('2014-10-08 22:00:00',64,23,39);" calcext:value-type="string">
            <text:p>insert into clase (fecha, id_entrenador, id_deporte, id_establecimiento) values ('2014-10-08 22:00:00',64,23,39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22 14:00:00" calcext:value-type="string">
            <text:p>2014-10-22 14:00:00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164]&amp;&quot;',&quot;&amp;[.D164]&amp;&quot;,&quot;&amp;[.E164]&amp;&quot;,&quot;&amp;[.F164]&amp;&quot;);&quot;" office:value-type="string" office:string-value="insert into clase (fecha, id_entrenador, id_deporte, id_establecimiento) values ('2014-10-22 14:00:00',83,23,53);" calcext:value-type="string">
            <text:p>insert into clase (fecha, id_entrenador, id_deporte, id_establecimiento) values ('2014-10-22 14:00:00',83,23,53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7 18:00:00" calcext:value-type="string">
            <text:p>2014-10-17 18:00:00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31" calcext:value-type="float">
            <text:p>31</text:p>
          </table:table-cell>
          <table:table-cell table:formula="of:=&quot;insert into clase (fecha, id_entrenador, id_deporte, id_establecimiento) values ('&quot;&amp;[.C165]&amp;&quot;',&quot;&amp;[.D165]&amp;&quot;,&quot;&amp;[.E165]&amp;&quot;,&quot;&amp;[.F165]&amp;&quot;);&quot;" office:value-type="string" office:string-value="insert into clase (fecha, id_entrenador, id_deporte, id_establecimiento) values ('2014-10-17 18:00:00',78,25,31);" calcext:value-type="string">
            <text:p>insert into clase (fecha, id_entrenador, id_deporte, id_establecimiento) values ('2014-10-17 18:00:00',78,25,31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2*RAND());0;1;1)&amp;&quot; &quot;&amp;OFFSET([.B$127] ;ROUND(7*RAND());0;1;1)" office:value-type="string" office:string-value="2014-10-20 12:00:00" calcext:value-type="string">
            <text:p>2014-10-20 12:00:00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113" calcext:value-type="float">
            <text:p>113</text:p>
          </table:table-cell>
          <table:table-cell table:formula="of:=&quot;insert into clase (fecha, id_entrenador, id_deporte, id_establecimiento) values ('&quot;&amp;[.C166]&amp;&quot;',&quot;&amp;[.D166]&amp;&quot;,&quot;&amp;[.E166]&amp;&quot;,&quot;&amp;[.F166]&amp;&quot;);&quot;" office:value-type="string" office:string-value="insert into clase (fecha, id_entrenador, id_deporte, id_establecimiento) values ('2014-10-20 12:00:00',102,26,113);" calcext:value-type="string">
            <text:p>insert into clase (fecha, id_entrenador, id_deporte, id_establecimiento) values ('2014-10-20 12:00:00',102,26,113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4 10:30:00" calcext:value-type="string">
            <text:p>2014-10-14 10:30:00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9" calcext:value-type="float">
            <text:p>9</text:p>
          </table:table-cell>
          <table:table-cell table:formula="of:=&quot;insert into clase (fecha, id_entrenador, id_deporte, id_establecimiento) values ('&quot;&amp;[.C167]&amp;&quot;',&quot;&amp;[.D167]&amp;&quot;,&quot;&amp;[.E167]&amp;&quot;,&quot;&amp;[.F167]&amp;&quot;);&quot;" office:value-type="string" office:string-value="insert into clase (fecha, id_entrenador, id_deporte, id_establecimiento) values ('2014-10-14 10:30:00',52,27,9);" calcext:value-type="string">
            <text:p>insert into clase (fecha, id_entrenador, id_deporte, id_establecimiento) values ('2014-10-14 10:30:00',52,27,9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8 20:00:00" calcext:value-type="string">
            <text:p>2014-10-18 20:00:00</text:p>
          </table:table-cell>
          <table:table-cell table:style-name="ce5"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168]&amp;&quot;',&quot;&amp;[.D168]&amp;&quot;,&quot;&amp;[.E168]&amp;&quot;,&quot;&amp;[.F168]&amp;&quot;);&quot;" office:value-type="string" office:string-value="insert into clase (fecha, id_entrenador, id_deporte, id_establecimiento) values ('2014-10-18 20:00:00',98,28,53);" calcext:value-type="string">
            <text:p>insert into clase (fecha, id_entrenador, id_deporte, id_establecimiento) values ('2014-10-18 20:00:00',98,28,53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5 16:00:00" calcext:value-type="string">
            <text:p>2014-10-05 16:00:00</text:p>
          </table:table-cell>
          <table:table-cell table:style-name="ce5"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5" calcext:value-type="float">
            <text:p>5</text:p>
          </table:table-cell>
          <table:table-cell table:formula="of:=&quot;insert into clase (fecha, id_entrenador, id_deporte, id_establecimiento) values ('&quot;&amp;[.C169]&amp;&quot;',&quot;&amp;[.D169]&amp;&quot;,&quot;&amp;[.E169]&amp;&quot;,&quot;&amp;[.F169]&amp;&quot;);&quot;" office:value-type="string" office:string-value="insert into clase (fecha, id_entrenador, id_deporte, id_establecimiento) values ('2014-10-05 16:00:00',62,29,5);" calcext:value-type="string">
            <text:p>insert into clase (fecha, id_entrenador, id_deporte, id_establecimiento) values ('2014-10-05 16:00:00',62,29,5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5 14:00:00" calcext:value-type="string">
            <text:p>2014-10-05 14:00:00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96" calcext:value-type="float">
            <text:p>96</text:p>
          </table:table-cell>
          <table:table-cell table:formula="of:=&quot;insert into clase (fecha, id_entrenador, id_deporte, id_establecimiento) values ('&quot;&amp;[.C170]&amp;&quot;',&quot;&amp;[.D170]&amp;&quot;,&quot;&amp;[.E170]&amp;&quot;,&quot;&amp;[.F170]&amp;&quot;);&quot;" office:value-type="string" office:string-value="insert into clase (fecha, id_entrenador, id_deporte, id_establecimiento) values ('2014-10-05 14:00:00',99,29,96);" calcext:value-type="string">
            <text:p>insert into clase (fecha, id_entrenador, id_deporte, id_establecimiento) values ('2014-10-05 14:00:00',99,29,96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4 9:00:00" calcext:value-type="string">
            <text:p>2014-10-14 9:00: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formula="of:=&quot;insert into clase (fecha, id_entrenador, id_deporte, id_establecimiento) values ('&quot;&amp;[.C171]&amp;&quot;',&quot;&amp;[.D171]&amp;&quot;,&quot;&amp;[.E171]&amp;&quot;,&quot;&amp;[.F171]&amp;&quot;);&quot;" office:value-type="string" office:string-value="insert into clase (fecha, id_entrenador, id_deporte, id_establecimiento) values ('2014-10-14 9:00:00',25,30,1);" calcext:value-type="string">
            <text:p>insert into clase (fecha, id_entrenador, id_deporte, id_establecimiento) values ('2014-10-14 9:00:00',25,30,1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1 16:00:00" calcext:value-type="string">
            <text:p>2014-10-11 16:00:0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64" calcext:value-type="float">
            <text:p>64</text:p>
          </table:table-cell>
          <table:table-cell table:formula="of:=&quot;insert into clase (fecha, id_entrenador, id_deporte, id_establecimiento) values ('&quot;&amp;[.C172]&amp;&quot;',&quot;&amp;[.D172]&amp;&quot;,&quot;&amp;[.E172]&amp;&quot;,&quot;&amp;[.F172]&amp;&quot;);&quot;" office:value-type="string" office:string-value="insert into clase (fecha, id_entrenador, id_deporte, id_establecimiento) values ('2014-10-11 16:00:00',28,31,64);" calcext:value-type="string">
            <text:p>insert into clase (fecha, id_entrenador, id_deporte, id_establecimiento) values ('2014-10-11 16:00:00',28,31,64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9 16:00:00" calcext:value-type="string">
            <text:p>2014-10-09 16:00:00</text:p>
          </table:table-cell>
          <table:table-cell table:style-name="ce5"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86" calcext:value-type="float">
            <text:p>86</text:p>
          </table:table-cell>
          <table:table-cell table:formula="of:=&quot;insert into clase (fecha, id_entrenador, id_deporte, id_establecimiento) values ('&quot;&amp;[.C173]&amp;&quot;',&quot;&amp;[.D173]&amp;&quot;,&quot;&amp;[.E173]&amp;&quot;,&quot;&amp;[.F173]&amp;&quot;);&quot;" office:value-type="string" office:string-value="insert into clase (fecha, id_entrenador, id_deporte, id_establecimiento) values ('2014-10-09 16:00:00',110,31,86);" calcext:value-type="string">
            <text:p>insert into clase (fecha, id_entrenador, id_deporte, id_establecimiento) values ('2014-10-09 16:00:00',110,31,86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3 22:00:00" calcext:value-type="string">
            <text:p>2014-10-13 22:00:00</text:p>
          </table:table-cell>
          <table:table-cell table:style-name="ce5"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3" calcext:value-type="float">
            <text:p>3</text:p>
          </table:table-cell>
          <table:table-cell table:formula="of:=&quot;insert into clase (fecha, id_entrenador, id_deporte, id_establecimiento) values ('&quot;&amp;[.C174]&amp;&quot;',&quot;&amp;[.D174]&amp;&quot;,&quot;&amp;[.E174]&amp;&quot;,&quot;&amp;[.F174]&amp;&quot;);&quot;" office:value-type="string" office:string-value="insert into clase (fecha, id_entrenador, id_deporte, id_establecimiento) values ('2014-10-13 22:00:00',125,31,3);" calcext:value-type="string">
            <text:p>insert into clase (fecha, id_entrenador, id_deporte, id_establecimiento) values ('2014-10-13 22:00:00',125,31,3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7 14:00:00" calcext:value-type="string">
            <text:p>2014-10-07 14:00:0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106" calcext:value-type="float">
            <text:p>106</text:p>
          </table:table-cell>
          <table:table-cell table:formula="of:=&quot;insert into clase (fecha, id_entrenador, id_deporte, id_establecimiento) values ('&quot;&amp;[.C175]&amp;&quot;',&quot;&amp;[.D175]&amp;&quot;,&quot;&amp;[.E175]&amp;&quot;,&quot;&amp;[.F175]&amp;&quot;);&quot;" office:value-type="string" office:string-value="insert into clase (fecha, id_entrenador, id_deporte, id_establecimiento) values ('2014-10-07 14:00:00',6,32,106);" calcext:value-type="string">
            <text:p>insert into clase (fecha, id_entrenador, id_deporte, id_establecimiento) values ('2014-10-07 14:00:00',6,32,106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8 10:30:00" calcext:value-type="string">
            <text:p>2014-10-18 10:30:00</text:p>
          </table:table-cell>
          <table:table-cell table:style-name="ce5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55" calcext:value-type="float">
            <text:p>55</text:p>
          </table:table-cell>
          <table:table-cell table:formula="of:=&quot;insert into clase (fecha, id_entrenador, id_deporte, id_establecimiento) values ('&quot;&amp;[.C176]&amp;&quot;',&quot;&amp;[.D176]&amp;&quot;,&quot;&amp;[.E176]&amp;&quot;,&quot;&amp;[.F176]&amp;&quot;);&quot;" office:value-type="string" office:string-value="insert into clase (fecha, id_entrenador, id_deporte, id_establecimiento) values ('2014-10-18 10:30:00',19,32,55);" calcext:value-type="string">
            <text:p>insert into clase (fecha, id_entrenador, id_deporte, id_establecimiento) values ('2014-10-18 10:30:00',19,32,55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09-28 20:00:00" calcext:value-type="string">
            <text:p>2014-09-28 20:00:00</text:p>
          </table:table-cell>
          <table:table-cell table:style-name="ce5"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72" calcext:value-type="float">
            <text:p>72</text:p>
          </table:table-cell>
          <table:table-cell table:formula="of:=&quot;insert into clase (fecha, id_entrenador, id_deporte, id_establecimiento) values ('&quot;&amp;[.C177]&amp;&quot;',&quot;&amp;[.D177]&amp;&quot;,&quot;&amp;[.E177]&amp;&quot;,&quot;&amp;[.F177]&amp;&quot;);&quot;" office:value-type="string" office:string-value="insert into clase (fecha, id_entrenador, id_deporte, id_establecimiento) values ('2014-09-28 20:00:00',58,32,72);" calcext:value-type="string">
            <text:p>insert into clase (fecha, id_entrenador, id_deporte, id_establecimiento) values ('2014-09-28 20:00:00',58,32,72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6 10:30:00" calcext:value-type="string">
            <text:p>2014-10-06 10:30:00</text:p>
          </table:table-cell>
          <table:table-cell table:style-name="ce5"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80" calcext:value-type="float">
            <text:p>80</text:p>
          </table:table-cell>
          <table:table-cell table:formula="of:=&quot;insert into clase (fecha, id_entrenador, id_deporte, id_establecimiento) values ('&quot;&amp;[.C178]&amp;&quot;',&quot;&amp;[.D178]&amp;&quot;,&quot;&amp;[.E178]&amp;&quot;,&quot;&amp;[.F178]&amp;&quot;);&quot;" office:value-type="string" office:string-value="insert into clase (fecha, id_entrenador, id_deporte, id_establecimiento) values ('2014-10-06 10:30:00',94,32,80);" calcext:value-type="string">
            <text:p>insert into clase (fecha, id_entrenador, id_deporte, id_establecimiento) values ('2014-10-06 10:30:00',94,32,80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0 10:30:00" calcext:value-type="string">
            <text:p>2014-10-10 10:30:00</text:p>
          </table:table-cell>
          <table:table-cell table:style-name="ce5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69" calcext:value-type="float">
            <text:p>69</text:p>
          </table:table-cell>
          <table:table-cell table:formula="of:=&quot;insert into clase (fecha, id_entrenador, id_deporte, id_establecimiento) values ('&quot;&amp;[.C179]&amp;&quot;',&quot;&amp;[.D179]&amp;&quot;,&quot;&amp;[.E179]&amp;&quot;,&quot;&amp;[.F179]&amp;&quot;);&quot;" office:value-type="string" office:string-value="insert into clase (fecha, id_entrenador, id_deporte, id_establecimiento) values ('2014-10-10 10:30:00',33,33,69);" calcext:value-type="string">
            <text:p>insert into clase (fecha, id_entrenador, id_deporte, id_establecimiento) values ('2014-10-10 10:30:00',33,33,69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3 9:00:00" calcext:value-type="string">
            <text:p>2014-10-13 9:00:00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102" calcext:value-type="float">
            <text:p>102</text:p>
          </table:table-cell>
          <table:table-cell table:formula="of:=&quot;insert into clase (fecha, id_entrenador, id_deporte, id_establecimiento) values ('&quot;&amp;[.C180]&amp;&quot;',&quot;&amp;[.D180]&amp;&quot;,&quot;&amp;[.E180]&amp;&quot;,&quot;&amp;[.F180]&amp;&quot;);&quot;" office:value-type="string" office:string-value="insert into clase (fecha, id_entrenador, id_deporte, id_establecimiento) values ('2014-10-13 9:00:00',43,33,102);" calcext:value-type="string">
            <text:p>insert into clase (fecha, id_entrenador, id_deporte, id_establecimiento) values ('2014-10-13 9:00:00',43,33,102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8 16:00:00" calcext:value-type="string">
            <text:p>2014-10-08 16:00:00</text:p>
          </table:table-cell>
          <table:table-cell table:style-name="ce5"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73" calcext:value-type="float">
            <text:p>73</text:p>
          </table:table-cell>
          <table:table-cell table:formula="of:=&quot;insert into clase (fecha, id_entrenador, id_deporte, id_establecimiento) values ('&quot;&amp;[.C181]&amp;&quot;',&quot;&amp;[.D181]&amp;&quot;,&quot;&amp;[.E181]&amp;&quot;,&quot;&amp;[.F181]&amp;&quot;);&quot;" office:value-type="string" office:string-value="insert into clase (fecha, id_entrenador, id_deporte, id_establecimiento) values ('2014-10-08 16:00:00',57,33,73);" calcext:value-type="string">
            <text:p>insert into clase (fecha, id_entrenador, id_deporte, id_establecimiento) values ('2014-10-08 16:00:00',57,33,73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02 16:00:00" calcext:value-type="string">
            <text:p>2014-10-02 16:00:00</text:p>
          </table:table-cell>
          <table:table-cell table:style-name="ce5"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58" calcext:value-type="float">
            <text:p>58</text:p>
          </table:table-cell>
          <table:table-cell table:formula="of:=&quot;insert into clase (fecha, id_entrenador, id_deporte, id_establecimiento) values ('&quot;&amp;[.C182]&amp;&quot;',&quot;&amp;[.D182]&amp;&quot;,&quot;&amp;[.E182]&amp;&quot;,&quot;&amp;[.F182]&amp;&quot;);&quot;" office:value-type="string" office:string-value="insert into clase (fecha, id_entrenador, id_deporte, id_establecimiento) values ('2014-10-02 16:00:00',66,33,58);" calcext:value-type="string">
            <text:p>insert into clase (fecha, id_entrenador, id_deporte, id_establecimiento) values ('2014-10-02 16:00:00',66,33,58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09-28 12:00:00" calcext:value-type="string">
            <text:p>2014-09-28 12:00:00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69" calcext:value-type="float">
            <text:p>69</text:p>
          </table:table-cell>
          <table:table-cell table:formula="of:=&quot;insert into clase (fecha, id_entrenador, id_deporte, id_establecimiento) values ('&quot;&amp;[.C183]&amp;&quot;',&quot;&amp;[.D183]&amp;&quot;,&quot;&amp;[.E183]&amp;&quot;,&quot;&amp;[.F183]&amp;&quot;);&quot;" office:value-type="string" office:string-value="insert into clase (fecha, id_entrenador, id_deporte, id_establecimiento) values ('2014-09-28 12:00:00',68,33,69);" calcext:value-type="string">
            <text:p>insert into clase (fecha, id_entrenador, id_deporte, id_establecimiento) values ('2014-09-28 12:00:00',68,33,69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25 9:00:00" calcext:value-type="string">
            <text:p>2014-10-25 9:00:00</text:p>
          </table:table-cell>
          <table:table-cell table:style-name="ce5"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54" calcext:value-type="float">
            <text:p>54</text:p>
          </table:table-cell>
          <table:table-cell table:formula="of:=&quot;insert into clase (fecha, id_entrenador, id_deporte, id_establecimiento) values ('&quot;&amp;[.C184]&amp;&quot;',&quot;&amp;[.D184]&amp;&quot;,&quot;&amp;[.E184]&amp;&quot;,&quot;&amp;[.F184]&amp;&quot;);&quot;" office:value-type="string" office:string-value="insert into clase (fecha, id_entrenador, id_deporte, id_establecimiento) values ('2014-10-25 9:00:00',55,34,54);" calcext:value-type="string">
            <text:p>insert into clase (fecha, id_entrenador, id_deporte, id_establecimiento) values ('2014-10-25 9:00:00',55,34,54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24 10:30:00" calcext:value-type="string">
            <text:p>2014-10-24 10:30:00</text:p>
          </table:table-cell>
          <table:table-cell table:style-name="ce5" office:value-type="float" office:value="73" calcext:value-type="float">
            <text:p>73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65" calcext:value-type="float">
            <text:p>65</text:p>
          </table:table-cell>
          <table:table-cell table:formula="of:=&quot;insert into clase (fecha, id_entrenador, id_deporte, id_establecimiento) values ('&quot;&amp;[.C185]&amp;&quot;',&quot;&amp;[.D185]&amp;&quot;,&quot;&amp;[.E185]&amp;&quot;,&quot;&amp;[.F185]&amp;&quot;);&quot;" office:value-type="string" office:string-value="insert into clase (fecha, id_entrenador, id_deporte, id_establecimiento) values ('2014-10-24 10:30:00',73,34,65);" calcext:value-type="string">
            <text:p>insert into clase (fecha, id_entrenador, id_deporte, id_establecimiento) values ('2014-10-24 10:30:00',73,34,65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21 20:00:00" calcext:value-type="string">
            <text:p>2014-10-21 20:00:00</text:p>
          </table:table-cell>
          <table:table-cell table:style-name="ce5" office:value-type="float" office:value="111" calcext:value-type="float">
            <text:p>111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46" calcext:value-type="float">
            <text:p>46</text:p>
          </table:table-cell>
          <table:table-cell table:formula="of:=&quot;insert into clase (fecha, id_entrenador, id_deporte, id_establecimiento) values ('&quot;&amp;[.C186]&amp;&quot;',&quot;&amp;[.D186]&amp;&quot;,&quot;&amp;[.E186]&amp;&quot;,&quot;&amp;[.F186]&amp;&quot;);&quot;" office:value-type="string" office:string-value="insert into clase (fecha, id_entrenador, id_deporte, id_establecimiento) values ('2014-10-21 20:00:00',111,34,46);" calcext:value-type="string">
            <text:p>insert into clase (fecha, id_entrenador, id_deporte, id_establecimiento) values ('2014-10-21 20:00:00',111,34,46);</text:p>
          </table:table-cell>
          <table:table-cell table:number-columns-repeated="2"/>
        </table:table-row>
        <table:table-row table:style-name="ro1">
          <table:table-cell table:style-name="ce1"/>
          <table:table-cell/>
          <table:table-cell table:style-name="ce4" table:formula="of:=OFFSET([.A$127] ;ROUND(33*RAND());0;1;1)&amp;&quot; &quot;&amp;OFFSET([.B$127] ;ROUND(7*RAND());0;1;1)" office:value-type="string" office:string-value="2014-10-11 14:00:00" calcext:value-type="string">
            <text:p>2014-10-11 14:00:00</text:p>
          </table:table-cell>
          <table:table-cell table:style-name="ce5"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6" calcext:value-type="float">
            <text:p>36</text:p>
          </table:table-cell>
          <table:table-cell table:formula="of:=&quot;insert into clase (fecha, id_entrenador, id_deporte, id_establecimiento) values ('&quot;&amp;[.C187]&amp;&quot;',&quot;&amp;[.D187]&amp;&quot;,&quot;&amp;[.E187]&amp;&quot;,&quot;&amp;[.F187]&amp;&quot;);&quot;" office:value-type="string" office:string-value="insert into clase (fecha, id_entrenador, id_deporte, id_establecimiento) values ('2014-10-11 14:00:00',51,35,36);" calcext:value-type="string">
            <text:p>insert into clase (fecha, id_entrenador, id_deporte, id_establecimiento) values ('2014-10-11 14:00:00',51,35,36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9 18:00:00" calcext:value-type="string">
            <text:p>2014-10-09 18:00:00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38" calcext:value-type="float">
            <text:p>38</text:p>
          </table:table-cell>
          <table:table-cell table:formula="of:=&quot;insert into clase (fecha, id_entrenador, id_deporte, id_establecimiento) values ('&quot;&amp;[.C188]&amp;&quot;',&quot;&amp;[.D188]&amp;&quot;,&quot;&amp;[.E188]&amp;&quot;,&quot;&amp;[.F188]&amp;&quot;);&quot;" office:value-type="string" office:string-value="insert into clase (fecha, id_entrenador, id_deporte, id_establecimiento) values ('2014-10-09 18:00:00',103,36,38);" calcext:value-type="string">
            <text:p>insert into clase (fecha, id_entrenador, id_deporte, id_establecimiento) values ('2014-10-09 18:00:00',103,36,38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3 14:00:00" calcext:value-type="string">
            <text:p>2014-10-13 14:00:00</text:p>
          </table:table-cell>
          <table:table-cell table:style-name="ce5"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table:style-name="ce5" office:value-type="float" office:value="85" calcext:value-type="float">
            <text:p>85</text:p>
          </table:table-cell>
          <table:table-cell table:formula="of:=&quot;insert into clase (fecha, id_entrenador, id_deporte, id_establecimiento) values ('&quot;&amp;[.C189]&amp;&quot;',&quot;&amp;[.D189]&amp;&quot;,&quot;&amp;[.E189]&amp;&quot;,&quot;&amp;[.F189]&amp;&quot;);&quot;" office:value-type="string" office:string-value="insert into clase (fecha, id_entrenador, id_deporte, id_establecimiento) values ('2014-10-13 14:00:00',59,38,85);" calcext:value-type="string">
            <text:p>insert into clase (fecha, id_entrenador, id_deporte, id_establecimiento) values ('2014-10-13 14:00:00',59,38,8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6 10:30:00" calcext:value-type="string">
            <text:p>2014-10-26 10:30:00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190]&amp;&quot;',&quot;&amp;[.D190]&amp;&quot;,&quot;&amp;[.E190]&amp;&quot;,&quot;&amp;[.F190]&amp;&quot;);&quot;" office:value-type="string" office:string-value="insert into clase (fecha, id_entrenador, id_deporte, id_establecimiento) values ('2014-10-26 10:30:00',7,39,75);" calcext:value-type="string">
            <text:p>insert into clase (fecha, id_entrenador, id_deporte, id_establecimiento) values ('2014-10-26 10:30:00',7,39,7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7 18:00:00" calcext:value-type="string">
            <text:p>2014-10-17 18:00:0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5" calcext:value-type="float">
            <text:p>5</text:p>
          </table:table-cell>
          <table:table-cell table:formula="of:=&quot;insert into clase (fecha, id_entrenador, id_deporte, id_establecimiento) values ('&quot;&amp;[.C191]&amp;&quot;',&quot;&amp;[.D191]&amp;&quot;,&quot;&amp;[.E191]&amp;&quot;,&quot;&amp;[.F191]&amp;&quot;);&quot;" office:value-type="string" office:string-value="insert into clase (fecha, id_entrenador, id_deporte, id_establecimiento) values ('2014-10-17 18:00:00',54,39,5);" calcext:value-type="string">
            <text:p>insert into clase (fecha, id_entrenador, id_deporte, id_establecimiento) values ('2014-10-17 18:00:00',54,39,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9:00:00" calcext:value-type="string">
            <text:p>2014-10-12 9:00:00</text:p>
          </table:table-cell>
          <table:table-cell table:style-name="ce5"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31" calcext:value-type="float">
            <text:p>31</text:p>
          </table:table-cell>
          <table:table-cell table:formula="of:=&quot;insert into clase (fecha, id_entrenador, id_deporte, id_establecimiento) values ('&quot;&amp;[.C192]&amp;&quot;',&quot;&amp;[.D192]&amp;&quot;,&quot;&amp;[.E192]&amp;&quot;,&quot;&amp;[.F192]&amp;&quot;);&quot;" office:value-type="string" office:string-value="insert into clase (fecha, id_entrenador, id_deporte, id_establecimiento) values ('2014-10-12 9:00:00',117,39,31);" calcext:value-type="string">
            <text:p>insert into clase (fecha, id_entrenador, id_deporte, id_establecimiento) values ('2014-10-12 9:00:00',117,39,3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30 14:00:00" calcext:value-type="string">
            <text:p>2014-09-30 14:00:00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25" calcext:value-type="float">
            <text:p>25</text:p>
          </table:table-cell>
          <table:table-cell table:formula="of:=&quot;insert into clase (fecha, id_entrenador, id_deporte, id_establecimiento) values ('&quot;&amp;[.C193]&amp;&quot;',&quot;&amp;[.D193]&amp;&quot;,&quot;&amp;[.E193]&amp;&quot;,&quot;&amp;[.F193]&amp;&quot;);&quot;" office:value-type="string" office:string-value="insert into clase (fecha, id_entrenador, id_deporte, id_establecimiento) values ('2014-09-30 14:00:00',71,43,25);" calcext:value-type="string">
            <text:p>insert into clase (fecha, id_entrenador, id_deporte, id_establecimiento) values ('2014-09-30 14:00:00',71,43,2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18:00:00" calcext:value-type="string">
            <text:p>2014-10-12 18:00:00</text:p>
          </table:table-cell>
          <table:table-cell table:style-name="ce5"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0" calcext:value-type="float">
            <text:p>30</text:p>
          </table:table-cell>
          <table:table-cell table:formula="of:=&quot;insert into clase (fecha, id_entrenador, id_deporte, id_establecimiento) values ('&quot;&amp;[.C194]&amp;&quot;',&quot;&amp;[.D194]&amp;&quot;,&quot;&amp;[.E194]&amp;&quot;,&quot;&amp;[.F194]&amp;&quot;);&quot;" office:value-type="string" office:string-value="insert into clase (fecha, id_entrenador, id_deporte, id_establecimiento) values ('2014-10-12 18:00:00',79,43,30);" calcext:value-type="string">
            <text:p>insert into clase (fecha, id_entrenador, id_deporte, id_establecimiento) values ('2014-10-12 18:00:00',79,43,30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2 20:00:00" calcext:value-type="string">
            <text:p>2014-10-22 20:00:00</text:p>
          </table:table-cell>
          <table:table-cell table:style-name="ce5"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195]&amp;&quot;',&quot;&amp;[.D195]&amp;&quot;,&quot;&amp;[.E195]&amp;&quot;,&quot;&amp;[.F195]&amp;&quot;);&quot;" office:value-type="string" office:string-value="insert into clase (fecha, id_entrenador, id_deporte, id_establecimiento) values ('2014-10-22 20:00:00',126,43,75);" calcext:value-type="string">
            <text:p>insert into clase (fecha, id_entrenador, id_deporte, id_establecimiento) values ('2014-10-22 20:00:00',126,43,7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9 16:00:00" calcext:value-type="string">
            <text:p>2014-09-29 16:00:00</text:p>
          </table:table-cell>
          <table:table-cell table:style-name="ce5"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54" calcext:value-type="float">
            <text:p>54</text:p>
          </table:table-cell>
          <table:table-cell table:formula="of:=&quot;insert into clase (fecha, id_entrenador, id_deporte, id_establecimiento) values ('&quot;&amp;[.C196]&amp;&quot;',&quot;&amp;[.D196]&amp;&quot;,&quot;&amp;[.E196]&amp;&quot;,&quot;&amp;[.F196]&amp;&quot;);&quot;" office:value-type="string" office:string-value="insert into clase (fecha, id_entrenador, id_deporte, id_establecimiento) values ('2014-09-29 16:00:00',101,44,54);" calcext:value-type="string">
            <text:p>insert into clase (fecha, id_entrenador, id_deporte, id_establecimiento) values ('2014-09-29 16:00:00',101,44,5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8 22:00:00" calcext:value-type="string">
            <text:p>2014-10-08 22:00:00</text:p>
          </table:table-cell>
          <table:table-cell table:style-name="ce5"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formula="of:=&quot;insert into clase (fecha, id_entrenador, id_deporte, id_establecimiento) values ('&quot;&amp;[.C197]&amp;&quot;',&quot;&amp;[.D197]&amp;&quot;,&quot;&amp;[.E197]&amp;&quot;,&quot;&amp;[.F197]&amp;&quot;);&quot;" office:value-type="string" office:string-value="insert into clase (fecha, id_entrenador, id_deporte, id_establecimiento) values ('2014-10-08 22:00:00',114,44,45);" calcext:value-type="string">
            <text:p>insert into clase (fecha, id_entrenador, id_deporte, id_establecimiento) values ('2014-10-08 22:00:00',114,44,4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6 14:00:00" calcext:value-type="string">
            <text:p>2014-09-26 14:00:00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60" calcext:value-type="float">
            <text:p>60</text:p>
          </table:table-cell>
          <table:table-cell table:formula="of:=&quot;insert into clase (fecha, id_entrenador, id_deporte, id_establecimiento) values ('&quot;&amp;[.C198]&amp;&quot;',&quot;&amp;[.D198]&amp;&quot;,&quot;&amp;[.E198]&amp;&quot;,&quot;&amp;[.F198]&amp;&quot;);&quot;" office:value-type="string" office:string-value="insert into clase (fecha, id_entrenador, id_deporte, id_establecimiento) values ('2014-09-26 14:00:00',18,47,60);" calcext:value-type="string">
            <text:p>insert into clase (fecha, id_entrenador, id_deporte, id_establecimiento) values ('2014-09-26 14:00:00',18,47,60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4 12:00:00" calcext:value-type="string">
            <text:p>2014-10-24 12:00:00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49" calcext:value-type="float">
            <text:p>49</text:p>
          </table:table-cell>
          <table:table-cell table:formula="of:=&quot;insert into clase (fecha, id_entrenador, id_deporte, id_establecimiento) values ('&quot;&amp;[.C199]&amp;&quot;',&quot;&amp;[.D199]&amp;&quot;,&quot;&amp;[.E199]&amp;&quot;,&quot;&amp;[.F199]&amp;&quot;);&quot;" office:value-type="string" office:string-value="insert into clase (fecha, id_entrenador, id_deporte, id_establecimiento) values ('2014-10-24 12:00:00',29,47,49);" calcext:value-type="string">
            <text:p>insert into clase (fecha, id_entrenador, id_deporte, id_establecimiento) values ('2014-10-24 12:00:00',29,47,49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3 9:00:00" calcext:value-type="string">
            <text:p>2014-10-03 9:00:00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65" calcext:value-type="float">
            <text:p>65</text:p>
          </table:table-cell>
          <table:table-cell table:formula="of:=&quot;insert into clase (fecha, id_entrenador, id_deporte, id_establecimiento) values ('&quot;&amp;[.C200]&amp;&quot;',&quot;&amp;[.D200]&amp;&quot;,&quot;&amp;[.E200]&amp;&quot;,&quot;&amp;[.F200]&amp;&quot;);&quot;" office:value-type="string" office:string-value="insert into clase (fecha, id_entrenador, id_deporte, id_establecimiento) values ('2014-10-03 9:00:00',32,47,65);" calcext:value-type="string">
            <text:p>insert into clase (fecha, id_entrenador, id_deporte, id_establecimiento) values ('2014-10-03 9:00:00',32,47,6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6 14:00:00" calcext:value-type="string">
            <text:p>2014-10-06 14:00:00</text:p>
          </table:table-cell>
          <table:table-cell table:style-name="ce5"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63" calcext:value-type="float">
            <text:p>63</text:p>
          </table:table-cell>
          <table:table-cell table:formula="of:=&quot;insert into clase (fecha, id_entrenador, id_deporte, id_establecimiento) values ('&quot;&amp;[.C201]&amp;&quot;',&quot;&amp;[.D201]&amp;&quot;,&quot;&amp;[.E201]&amp;&quot;,&quot;&amp;[.F201]&amp;&quot;);&quot;" office:value-type="string" office:string-value="insert into clase (fecha, id_entrenador, id_deporte, id_establecimiento) values ('2014-10-06 14:00:00',36,47,63);" calcext:value-type="string">
            <text:p>insert into clase (fecha, id_entrenador, id_deporte, id_establecimiento) values ('2014-10-06 14:00:00',36,47,6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8 12:00:00" calcext:value-type="string">
            <text:p>2014-10-18 12:00:00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style-name="ce5" office:value-type="float" office:value="1" calcext:value-type="float">
            <text:p>1</text:p>
          </table:table-cell>
          <table:table-cell table:formula="of:=&quot;insert into clase (fecha, id_entrenador, id_deporte, id_establecimiento) values ('&quot;&amp;[.C202]&amp;&quot;',&quot;&amp;[.D202]&amp;&quot;,&quot;&amp;[.E202]&amp;&quot;,&quot;&amp;[.F202]&amp;&quot;);&quot;" office:value-type="string" office:string-value="insert into clase (fecha, id_entrenador, id_deporte, id_establecimiento) values ('2014-10-18 12:00:00',61,47,1);" calcext:value-type="string">
            <text:p>insert into clase (fecha, id_entrenador, id_deporte, id_establecimiento) values ('2014-10-18 12:00:00',61,47,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5 18:00:00" calcext:value-type="string">
            <text:p>2014-10-15 18:00:0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47" calcext:value-type="float">
            <text:p>47</text:p>
          </table:table-cell>
          <table:table-cell table:formula="of:=&quot;insert into clase (fecha, id_entrenador, id_deporte, id_establecimiento) values ('&quot;&amp;[.C203]&amp;&quot;',&quot;&amp;[.D203]&amp;&quot;,&quot;&amp;[.E203]&amp;&quot;,&quot;&amp;[.F203]&amp;&quot;);&quot;" office:value-type="string" office:string-value="insert into clase (fecha, id_entrenador, id_deporte, id_establecimiento) values ('2014-10-15 18:00:00',1,48,47);" calcext:value-type="string">
            <text:p>insert into clase (fecha, id_entrenador, id_deporte, id_establecimiento) values ('2014-10-15 18:00:00',1,48,47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1 14:00:00" calcext:value-type="string">
            <text:p>2014-10-21 14:00:00</text:p>
          </table:table-cell>
          <table:table-cell table:style-name="ce5"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16" calcext:value-type="float">
            <text:p>116</text:p>
          </table:table-cell>
          <table:table-cell table:formula="of:=&quot;insert into clase (fecha, id_entrenador, id_deporte, id_establecimiento) values ('&quot;&amp;[.C204]&amp;&quot;',&quot;&amp;[.D204]&amp;&quot;,&quot;&amp;[.E204]&amp;&quot;,&quot;&amp;[.F204]&amp;&quot;);&quot;" office:value-type="string" office:string-value="insert into clase (fecha, id_entrenador, id_deporte, id_establecimiento) values ('2014-10-21 14:00:00',39,48,116);" calcext:value-type="string">
            <text:p>insert into clase (fecha, id_entrenador, id_deporte, id_establecimiento) values ('2014-10-21 14:00:00',39,48,116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3 16:00:00" calcext:value-type="string">
            <text:p>2014-10-23 16:00:00</text:p>
          </table:table-cell>
          <table:table-cell table:style-name="ce5"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91" calcext:value-type="float">
            <text:p>91</text:p>
          </table:table-cell>
          <table:table-cell table:formula="of:=&quot;insert into clase (fecha, id_entrenador, id_deporte, id_establecimiento) values ('&quot;&amp;[.C205]&amp;&quot;',&quot;&amp;[.D205]&amp;&quot;,&quot;&amp;[.E205]&amp;&quot;,&quot;&amp;[.F205]&amp;&quot;);&quot;" office:value-type="string" office:string-value="insert into clase (fecha, id_entrenador, id_deporte, id_establecimiento) values ('2014-10-23 16:00:00',53,48,91);" calcext:value-type="string">
            <text:p>insert into clase (fecha, id_entrenador, id_deporte, id_establecimiento) values ('2014-10-23 16:00:00',53,48,9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9 16:00:00" calcext:value-type="string">
            <text:p>2014-09-29 16:00:00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table:style-name="ce5" office:value-type="float" office:value="107" calcext:value-type="float">
            <text:p>107</text:p>
          </table:table-cell>
          <table:table-cell table:formula="of:=&quot;insert into clase (fecha, id_entrenador, id_deporte, id_establecimiento) values ('&quot;&amp;[.C206]&amp;&quot;',&quot;&amp;[.D206]&amp;&quot;,&quot;&amp;[.E206]&amp;&quot;,&quot;&amp;[.F206]&amp;&quot;);&quot;" office:value-type="string" office:string-value="insert into clase (fecha, id_entrenador, id_deporte, id_establecimiento) values ('2014-09-29 16:00:00',84,48,107);" calcext:value-type="string">
            <text:p>insert into clase (fecha, id_entrenador, id_deporte, id_establecimiento) values ('2014-09-29 16:00:00',84,48,107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10:30:00" calcext:value-type="string">
            <text:p>2014-10-12 10:30:0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28" calcext:value-type="float">
            <text:p>28</text:p>
          </table:table-cell>
          <table:table-cell table:formula="of:=&quot;insert into clase (fecha, id_entrenador, id_deporte, id_establecimiento) values ('&quot;&amp;[.C207]&amp;&quot;',&quot;&amp;[.D207]&amp;&quot;,&quot;&amp;[.E207]&amp;&quot;,&quot;&amp;[.F207]&amp;&quot;);&quot;" office:value-type="string" office:string-value="insert into clase (fecha, id_entrenador, id_deporte, id_establecimiento) values ('2014-10-12 10:30:00',11,49,28);" calcext:value-type="string">
            <text:p>insert into clase (fecha, id_entrenador, id_deporte, id_establecimiento) values ('2014-10-12 10:30:00',11,49,28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7 9:00:00" calcext:value-type="string">
            <text:p>2014-10-17 9:00:00</text:p>
          </table:table-cell>
          <table:table-cell table:style-name="ce5"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208]&amp;&quot;',&quot;&amp;[.D208]&amp;&quot;,&quot;&amp;[.E208]&amp;&quot;,&quot;&amp;[.F208]&amp;&quot;);&quot;" office:value-type="string" office:string-value="insert into clase (fecha, id_entrenador, id_deporte, id_establecimiento) values ('2014-10-17 9:00:00',113,50,53);" calcext:value-type="string">
            <text:p>insert into clase (fecha, id_entrenador, id_deporte, id_establecimiento) values ('2014-10-17 9:00:00',113,50,5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4 18:00:00" calcext:value-type="string">
            <text:p>2014-10-04 18:00:00</text:p>
          </table:table-cell>
          <table:table-cell table:style-name="ce5"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62" calcext:value-type="float">
            <text:p>62</text:p>
          </table:table-cell>
          <table:table-cell table:formula="of:=&quot;insert into clase (fecha, id_entrenador, id_deporte, id_establecimiento) values ('&quot;&amp;[.C209]&amp;&quot;',&quot;&amp;[.D209]&amp;&quot;,&quot;&amp;[.E209]&amp;&quot;,&quot;&amp;[.F209]&amp;&quot;);&quot;" office:value-type="string" office:string-value="insert into clase (fecha, id_entrenador, id_deporte, id_establecimiento) values ('2014-10-04 18:00:00',90,51,62);" calcext:value-type="string">
            <text:p>insert into clase (fecha, id_entrenador, id_deporte, id_establecimiento) values ('2014-10-04 18:00:00',90,51,62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14:00:00" calcext:value-type="string">
            <text:p>2014-10-12 14:00:00</text:p>
          </table:table-cell>
          <table:table-cell table:style-name="ce5"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36" calcext:value-type="float">
            <text:p>36</text:p>
          </table:table-cell>
          <table:table-cell table:formula="of:=&quot;insert into clase (fecha, id_entrenador, id_deporte, id_establecimiento) values ('&quot;&amp;[.C210]&amp;&quot;',&quot;&amp;[.D210]&amp;&quot;,&quot;&amp;[.E210]&amp;&quot;,&quot;&amp;[.F210]&amp;&quot;);&quot;" office:value-type="string" office:string-value="insert into clase (fecha, id_entrenador, id_deporte, id_establecimiento) values ('2014-10-12 14:00:00',41,53,36);" calcext:value-type="string">
            <text:p>insert into clase (fecha, id_entrenador, id_deporte, id_establecimiento) values ('2014-10-12 14:00:00',41,53,36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7 14:00:00" calcext:value-type="string">
            <text:p>2014-10-07 14:00:00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style-name="ce5" office:value-type="float" office:value="108" calcext:value-type="float">
            <text:p>108</text:p>
          </table:table-cell>
          <table:table-cell table:formula="of:=&quot;insert into clase (fecha, id_entrenador, id_deporte, id_establecimiento) values ('&quot;&amp;[.C211]&amp;&quot;',&quot;&amp;[.D211]&amp;&quot;,&quot;&amp;[.E211]&amp;&quot;,&quot;&amp;[.F211]&amp;&quot;);&quot;" office:value-type="string" office:string-value="insert into clase (fecha, id_entrenador, id_deporte, id_establecimiento) values ('2014-10-07 14:00:00',77,53,108);" calcext:value-type="string">
            <text:p>insert into clase (fecha, id_entrenador, id_deporte, id_establecimiento) values ('2014-10-07 14:00:00',77,53,108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22:00:00" calcext:value-type="string">
            <text:p>2014-10-12 22:00:00</text:p>
          </table:table-cell>
          <table:table-cell table:style-name="ce5"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82" calcext:value-type="float">
            <text:p>82</text:p>
          </table:table-cell>
          <table:table-cell table:formula="of:=&quot;insert into clase (fecha, id_entrenador, id_deporte, id_establecimiento) values ('&quot;&amp;[.C212]&amp;&quot;',&quot;&amp;[.D212]&amp;&quot;,&quot;&amp;[.E212]&amp;&quot;,&quot;&amp;[.F212]&amp;&quot;);&quot;" office:value-type="string" office:string-value="insert into clase (fecha, id_entrenador, id_deporte, id_establecimiento) values ('2014-10-12 22:00:00',23,56,82);" calcext:value-type="string">
            <text:p>insert into clase (fecha, id_entrenador, id_deporte, id_establecimiento) values ('2014-10-12 22:00:00',23,56,82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7 12:00:00" calcext:value-type="string">
            <text:p>2014-09-27 12:00:00</text:p>
          </table:table-cell>
          <table:table-cell table:style-name="ce5"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89" calcext:value-type="float">
            <text:p>89</text:p>
          </table:table-cell>
          <table:table-cell table:formula="of:=&quot;insert into clase (fecha, id_entrenador, id_deporte, id_establecimiento) values ('&quot;&amp;[.C213]&amp;&quot;',&quot;&amp;[.D213]&amp;&quot;,&quot;&amp;[.E213]&amp;&quot;,&quot;&amp;[.F213]&amp;&quot;);&quot;" office:value-type="string" office:string-value="insert into clase (fecha, id_entrenador, id_deporte, id_establecimiento) values ('2014-09-27 12:00:00',45,56,89);" calcext:value-type="string">
            <text:p>insert into clase (fecha, id_entrenador, id_deporte, id_establecimiento) values ('2014-09-27 12:00:00',45,56,89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5 16:00:00" calcext:value-type="string">
            <text:p>2014-10-15 16:00:00</text:p>
          </table:table-cell>
          <table:table-cell table:style-name="ce5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81" calcext:value-type="float">
            <text:p>81</text:p>
          </table:table-cell>
          <table:table-cell table:formula="of:=&quot;insert into clase (fecha, id_entrenador, id_deporte, id_establecimiento) values ('&quot;&amp;[.C214]&amp;&quot;',&quot;&amp;[.D214]&amp;&quot;,&quot;&amp;[.E214]&amp;&quot;,&quot;&amp;[.F214]&amp;&quot;);&quot;" office:value-type="string" office:string-value="insert into clase (fecha, id_entrenador, id_deporte, id_establecimiento) values ('2014-10-15 16:00:00',63,56,81);" calcext:value-type="string">
            <text:p>insert into clase (fecha, id_entrenador, id_deporte, id_establecimiento) values ('2014-10-15 16:00:00',63,56,8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0 16:00:00" calcext:value-type="string">
            <text:p>2014-10-10 16:00:00</text:p>
          </table:table-cell>
          <table:table-cell table:style-name="ce5"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table:style-name="ce5" office:value-type="float" office:value="23" calcext:value-type="float">
            <text:p>23</text:p>
          </table:table-cell>
          <table:table-cell table:formula="of:=&quot;insert into clase (fecha, id_entrenador, id_deporte, id_establecimiento) values ('&quot;&amp;[.C215]&amp;&quot;',&quot;&amp;[.D215]&amp;&quot;,&quot;&amp;[.E215]&amp;&quot;,&quot;&amp;[.F215]&amp;&quot;);&quot;" office:value-type="string" office:string-value="insert into clase (fecha, id_entrenador, id_deporte, id_establecimiento) values ('2014-10-10 16:00:00',86,56,23);" calcext:value-type="string">
            <text:p>insert into clase (fecha, id_entrenador, id_deporte, id_establecimiento) values ('2014-10-10 16:00:00',86,56,2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8 9:00:00" calcext:value-type="string">
            <text:p>2014-10-08 9:00:00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05" calcext:value-type="float">
            <text:p>105</text:p>
          </table:table-cell>
          <table:table-cell table:formula="of:=&quot;insert into clase (fecha, id_entrenador, id_deporte, id_establecimiento) values ('&quot;&amp;[.C216]&amp;&quot;',&quot;&amp;[.D216]&amp;&quot;,&quot;&amp;[.E216]&amp;&quot;,&quot;&amp;[.F216]&amp;&quot;);&quot;" office:value-type="string" office:string-value="insert into clase (fecha, id_entrenador, id_deporte, id_establecimiento) values ('2014-10-08 9:00:00',88,57,105);" calcext:value-type="string">
            <text:p>insert into clase (fecha, id_entrenador, id_deporte, id_establecimiento) values ('2014-10-08 9:00:00',88,57,10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9 10:30:00" calcext:value-type="string">
            <text:p>2014-09-29 10:30:00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04" calcext:value-type="float">
            <text:p>104</text:p>
          </table:table-cell>
          <table:table-cell table:formula="of:=&quot;insert into clase (fecha, id_entrenador, id_deporte, id_establecimiento) values ('&quot;&amp;[.C217]&amp;&quot;',&quot;&amp;[.D217]&amp;&quot;,&quot;&amp;[.E217]&amp;&quot;,&quot;&amp;[.F217]&amp;&quot;);&quot;" office:value-type="string" office:string-value="insert into clase (fecha, id_entrenador, id_deporte, id_establecimiento) values ('2014-09-29 10:30:00',89,57,104);" calcext:value-type="string">
            <text:p>insert into clase (fecha, id_entrenador, id_deporte, id_establecimiento) values ('2014-09-29 10:30:00',89,57,10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1 16:00:00" calcext:value-type="string">
            <text:p>2014-10-01 16:00:00</text:p>
          </table:table-cell>
          <table:table-cell table:style-name="ce5"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89" calcext:value-type="float">
            <text:p>89</text:p>
          </table:table-cell>
          <table:table-cell table:formula="of:=&quot;insert into clase (fecha, id_entrenador, id_deporte, id_establecimiento) values ('&quot;&amp;[.C218]&amp;&quot;',&quot;&amp;[.D218]&amp;&quot;,&quot;&amp;[.E218]&amp;&quot;,&quot;&amp;[.F218]&amp;&quot;);&quot;" office:value-type="string" office:string-value="insert into clase (fecha, id_entrenador, id_deporte, id_establecimiento) values ('2014-10-01 16:00:00',96,57,89);" calcext:value-type="string">
            <text:p>insert into clase (fecha, id_entrenador, id_deporte, id_establecimiento) values ('2014-10-01 16:00:00',96,57,89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9 10:30:00" calcext:value-type="string">
            <text:p>2014-10-19 10:30:00</text:p>
          </table:table-cell>
          <table:table-cell table:style-name="ce5" office:value-type="float" office:value="119" calcext:value-type="float">
            <text:p>119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6" calcext:value-type="float">
            <text:p>16</text:p>
          </table:table-cell>
          <table:table-cell table:formula="of:=&quot;insert into clase (fecha, id_entrenador, id_deporte, id_establecimiento) values ('&quot;&amp;[.C219]&amp;&quot;',&quot;&amp;[.D219]&amp;&quot;,&quot;&amp;[.E219]&amp;&quot;,&quot;&amp;[.F219]&amp;&quot;);&quot;" office:value-type="string" office:string-value="insert into clase (fecha, id_entrenador, id_deporte, id_establecimiento) values ('2014-10-19 10:30:00',119,57,16);" calcext:value-type="string">
            <text:p>insert into clase (fecha, id_entrenador, id_deporte, id_establecimiento) values ('2014-10-19 10:30:00',119,57,16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14:00:00" calcext:value-type="string">
            <text:p>2014-10-12 14:00:0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44" calcext:value-type="float">
            <text:p>44</text:p>
          </table:table-cell>
          <table:table-cell table:formula="of:=&quot;insert into clase (fecha, id_entrenador, id_deporte, id_establecimiento) values ('&quot;&amp;[.C220]&amp;&quot;',&quot;&amp;[.D220]&amp;&quot;,&quot;&amp;[.E220]&amp;&quot;,&quot;&amp;[.F220]&amp;&quot;);&quot;" office:value-type="string" office:string-value="insert into clase (fecha, id_entrenador, id_deporte, id_establecimiento) values ('2014-10-12 14:00:00',2,58,44);" calcext:value-type="string">
            <text:p>insert into clase (fecha, id_entrenador, id_deporte, id_establecimiento) values ('2014-10-12 14:00:00',2,58,4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3 18:00:00" calcext:value-type="string">
            <text:p>2014-10-13 18:00:00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5" office:value-type="float" office:value="54" calcext:value-type="float">
            <text:p>54</text:p>
          </table:table-cell>
          <table:table-cell table:formula="of:=&quot;insert into clase (fecha, id_entrenador, id_deporte, id_establecimiento) values ('&quot;&amp;[.C221]&amp;&quot;',&quot;&amp;[.D221]&amp;&quot;,&quot;&amp;[.E221]&amp;&quot;,&quot;&amp;[.F221]&amp;&quot;);&quot;" office:value-type="string" office:string-value="insert into clase (fecha, id_entrenador, id_deporte, id_establecimiento) values ('2014-10-13 18:00:00',9,58,54);" calcext:value-type="string">
            <text:p>insert into clase (fecha, id_entrenador, id_deporte, id_establecimiento) values ('2014-10-13 18:00:00',9,58,5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0 18:00:00" calcext:value-type="string">
            <text:p>2014-10-20 18:00:00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24" calcext:value-type="float">
            <text:p>24</text:p>
          </table:table-cell>
          <table:table-cell table:formula="of:=&quot;insert into clase (fecha, id_entrenador, id_deporte, id_establecimiento) values ('&quot;&amp;[.C222]&amp;&quot;',&quot;&amp;[.D222]&amp;&quot;,&quot;&amp;[.E222]&amp;&quot;,&quot;&amp;[.F222]&amp;&quot;);&quot;" office:value-type="string" office:string-value="insert into clase (fecha, id_entrenador, id_deporte, id_establecimiento) values ('2014-10-20 18:00:00',37,59,24);" calcext:value-type="string">
            <text:p>insert into clase (fecha, id_entrenador, id_deporte, id_establecimiento) values ('2014-10-20 18:00:00',37,59,2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2 12:00:00" calcext:value-type="string">
            <text:p>2014-10-02 12:00:00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73" calcext:value-type="float">
            <text:p>73</text:p>
          </table:table-cell>
          <table:table-cell table:formula="of:=&quot;insert into clase (fecha, id_entrenador, id_deporte, id_establecimiento) values ('&quot;&amp;[.C223]&amp;&quot;',&quot;&amp;[.D223]&amp;&quot;,&quot;&amp;[.E223]&amp;&quot;,&quot;&amp;[.F223]&amp;&quot;);&quot;" office:value-type="string" office:string-value="insert into clase (fecha, id_entrenador, id_deporte, id_establecimiento) values ('2014-10-02 12:00:00',82,59,73);" calcext:value-type="string">
            <text:p>insert into clase (fecha, id_entrenador, id_deporte, id_establecimiento) values ('2014-10-02 12:00:00',82,59,7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4 22:00:00" calcext:value-type="string">
            <text:p>2014-10-04 22:00:00</text:p>
          </table:table-cell>
          <table:table-cell table:style-name="ce5" office:value-type="float" office:value="124" calcext:value-type="float">
            <text:p>124</text:p>
          </table:table-cell>
          <table:table-cell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formula="of:=&quot;insert into clase (fecha, id_entrenador, id_deporte, id_establecimiento) values ('&quot;&amp;[.C224]&amp;&quot;',&quot;&amp;[.D224]&amp;&quot;,&quot;&amp;[.E224]&amp;&quot;,&quot;&amp;[.F224]&amp;&quot;);&quot;" office:value-type="string" office:string-value="insert into clase (fecha, id_entrenador, id_deporte, id_establecimiento) values ('2014-10-04 22:00:00',124,59,60);" calcext:value-type="string">
            <text:p>insert into clase (fecha, id_entrenador, id_deporte, id_establecimiento) values ('2014-10-04 22:00:00',124,59,60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4 12:00:00" calcext:value-type="string">
            <text:p>2014-10-14 12:00:00</text:p>
          </table:table-cell>
          <table:table-cell table:style-name="ce5"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80" calcext:value-type="float">
            <text:p>80</text:p>
          </table:table-cell>
          <table:table-cell table:formula="of:=&quot;insert into clase (fecha, id_entrenador, id_deporte, id_establecimiento) values ('&quot;&amp;[.C225]&amp;&quot;',&quot;&amp;[.D225]&amp;&quot;,&quot;&amp;[.E225]&amp;&quot;,&quot;&amp;[.F225]&amp;&quot;);&quot;" office:value-type="string" office:string-value="insert into clase (fecha, id_entrenador, id_deporte, id_establecimiento) values ('2014-10-14 12:00:00',116,61,80);" calcext:value-type="string">
            <text:p>insert into clase (fecha, id_entrenador, id_deporte, id_establecimiento) values ('2014-10-14 12:00:00',116,61,80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7 12:00:00" calcext:value-type="string">
            <text:p>2014-10-17 12:00:00</text:p>
          </table:table-cell>
          <table:table-cell table:style-name="ce5"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105" calcext:value-type="float">
            <text:p>105</text:p>
          </table:table-cell>
          <table:table-cell table:formula="of:=&quot;insert into clase (fecha, id_entrenador, id_deporte, id_establecimiento) values ('&quot;&amp;[.C226]&amp;&quot;',&quot;&amp;[.D226]&amp;&quot;,&quot;&amp;[.E226]&amp;&quot;,&quot;&amp;[.F226]&amp;&quot;);&quot;" office:value-type="string" office:string-value="insert into clase (fecha, id_entrenador, id_deporte, id_establecimiento) values ('2014-10-17 12:00:00',27,62,105);" calcext:value-type="string">
            <text:p>insert into clase (fecha, id_entrenador, id_deporte, id_establecimiento) values ('2014-10-17 12:00:00',27,62,10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9 18:00:00" calcext:value-type="string">
            <text:p>2014-10-09 18:00:00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51" calcext:value-type="float">
            <text:p>51</text:p>
          </table:table-cell>
          <table:table-cell table:formula="of:=&quot;insert into clase (fecha, id_entrenador, id_deporte, id_establecimiento) values ('&quot;&amp;[.C227]&amp;&quot;',&quot;&amp;[.D227]&amp;&quot;,&quot;&amp;[.E227]&amp;&quot;,&quot;&amp;[.F227]&amp;&quot;);&quot;" office:value-type="string" office:string-value="insert into clase (fecha, id_entrenador, id_deporte, id_establecimiento) values ('2014-10-09 18:00:00',44,62,51);" calcext:value-type="string">
            <text:p>insert into clase (fecha, id_entrenador, id_deporte, id_establecimiento) values ('2014-10-09 18:00:00',44,62,5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30 14:00:00" calcext:value-type="string">
            <text:p>2014-09-30 14:00:00</text:p>
          </table:table-cell>
          <table:table-cell table:style-name="ce5"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56" calcext:value-type="float">
            <text:p>56</text:p>
          </table:table-cell>
          <table:table-cell table:formula="of:=&quot;insert into clase (fecha, id_entrenador, id_deporte, id_establecimiento) values ('&quot;&amp;[.C228]&amp;&quot;',&quot;&amp;[.D228]&amp;&quot;,&quot;&amp;[.E228]&amp;&quot;,&quot;&amp;[.F228]&amp;&quot;);&quot;" office:value-type="string" office:string-value="insert into clase (fecha, id_entrenador, id_deporte, id_establecimiento) values ('2014-09-30 14:00:00',109,62,56);" calcext:value-type="string">
            <text:p>insert into clase (fecha, id_entrenador, id_deporte, id_establecimiento) values ('2014-09-30 14:00:00',109,62,56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9 12:00:00" calcext:value-type="string">
            <text:p>2014-09-29 12:00:00</text:p>
          </table:table-cell>
          <table:table-cell table:style-name="ce5" office:value-type="float" office:value="115" calcext:value-type="float">
            <text:p>115</text:p>
          </table:table-cell>
          <table:table-cell office:value-type="float" office:value="62" calcext:value-type="float">
            <text:p>62</text:p>
          </table:table-cell>
          <table:table-cell table:style-name="ce5" office:value-type="float" office:value="9" calcext:value-type="float">
            <text:p>9</text:p>
          </table:table-cell>
          <table:table-cell table:formula="of:=&quot;insert into clase (fecha, id_entrenador, id_deporte, id_establecimiento) values ('&quot;&amp;[.C229]&amp;&quot;',&quot;&amp;[.D229]&amp;&quot;,&quot;&amp;[.E229]&amp;&quot;,&quot;&amp;[.F229]&amp;&quot;);&quot;" office:value-type="string" office:string-value="insert into clase (fecha, id_entrenador, id_deporte, id_establecimiento) values ('2014-09-29 12:00:00',115,62,9);" calcext:value-type="string">
            <text:p>insert into clase (fecha, id_entrenador, id_deporte, id_establecimiento) values ('2014-09-29 12:00:00',115,62,9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4 14:00:00" calcext:value-type="string">
            <text:p>2014-10-04 14:00:00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style-name="ce5" office:value-type="float" office:value="111" calcext:value-type="float">
            <text:p>111</text:p>
          </table:table-cell>
          <table:table-cell table:formula="of:=&quot;insert into clase (fecha, id_entrenador, id_deporte, id_establecimiento) values ('&quot;&amp;[.C230]&amp;&quot;',&quot;&amp;[.D230]&amp;&quot;,&quot;&amp;[.E230]&amp;&quot;,&quot;&amp;[.F230]&amp;&quot;);&quot;" office:value-type="string" office:string-value="insert into clase (fecha, id_entrenador, id_deporte, id_establecimiento) values ('2014-10-04 14:00:00',30,63,111);" calcext:value-type="string">
            <text:p>insert into clase (fecha, id_entrenador, id_deporte, id_establecimiento) values ('2014-10-04 14:00:00',30,63,11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6 14:00:00" calcext:value-type="string">
            <text:p>2014-09-26 14:00:00</text:p>
          </table:table-cell>
          <table:table-cell table:style-name="ce5"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64" calcext:value-type="float">
            <text:p>64</text:p>
          </table:table-cell>
          <table:table-cell table:formula="of:=&quot;insert into clase (fecha, id_entrenador, id_deporte, id_establecimiento) values ('&quot;&amp;[.C231]&amp;&quot;',&quot;&amp;[.D231]&amp;&quot;,&quot;&amp;[.E231]&amp;&quot;,&quot;&amp;[.F231]&amp;&quot;);&quot;" office:value-type="string" office:string-value="insert into clase (fecha, id_entrenador, id_deporte, id_establecimiento) values ('2014-09-26 14:00:00',76,64,64);" calcext:value-type="string">
            <text:p>insert into clase (fecha, id_entrenador, id_deporte, id_establecimiento) values ('2014-09-26 14:00:00',76,64,6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7 20:00:00" calcext:value-type="string">
            <text:p>2014-10-07 20:00:00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00" calcext:value-type="float">
            <text:p>100</text:p>
          </table:table-cell>
          <table:table-cell table:formula="of:=&quot;insert into clase (fecha, id_entrenador, id_deporte, id_establecimiento) values ('&quot;&amp;[.C232]&amp;&quot;',&quot;&amp;[.D232]&amp;&quot;,&quot;&amp;[.E232]&amp;&quot;,&quot;&amp;[.F232]&amp;&quot;);&quot;" office:value-type="string" office:string-value="insert into clase (fecha, id_entrenador, id_deporte, id_establecimiento) values ('2014-10-07 20:00:00',81,64,100);" calcext:value-type="string">
            <text:p>insert into clase (fecha, id_entrenador, id_deporte, id_establecimiento) values ('2014-10-07 20:00:00',81,64,100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6 12:00:00" calcext:value-type="string">
            <text:p>2014-10-26 12:00:00</text:p>
          </table:table-cell>
          <table:table-cell table:style-name="ce5"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style-name="ce5" office:value-type="float" office:value="78" calcext:value-type="float">
            <text:p>78</text:p>
          </table:table-cell>
          <table:table-cell table:formula="of:=&quot;insert into clase (fecha, id_entrenador, id_deporte, id_establecimiento) values ('&quot;&amp;[.C233]&amp;&quot;',&quot;&amp;[.D233]&amp;&quot;,&quot;&amp;[.E233]&amp;&quot;,&quot;&amp;[.F233]&amp;&quot;);&quot;" office:value-type="string" office:string-value="insert into clase (fecha, id_entrenador, id_deporte, id_establecimiento) values ('2014-10-26 12:00:00',69,65,78);" calcext:value-type="string">
            <text:p>insert into clase (fecha, id_entrenador, id_deporte, id_establecimiento) values ('2014-10-26 12:00:00',69,65,78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6 9:00:00" calcext:value-type="string">
            <text:p>2014-10-26 9:00:00</text:p>
          </table:table-cell>
          <table:table-cell table:style-name="ce5"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89" calcext:value-type="float">
            <text:p>89</text:p>
          </table:table-cell>
          <table:table-cell table:formula="of:=&quot;insert into clase (fecha, id_entrenador, id_deporte, id_establecimiento) values ('&quot;&amp;[.C234]&amp;&quot;',&quot;&amp;[.D234]&amp;&quot;,&quot;&amp;[.E234]&amp;&quot;,&quot;&amp;[.F234]&amp;&quot;);&quot;" office:value-type="string" office:string-value="insert into clase (fecha, id_entrenador, id_deporte, id_establecimiento) values ('2014-10-26 9:00:00',72,66,89);" calcext:value-type="string">
            <text:p>insert into clase (fecha, id_entrenador, id_deporte, id_establecimiento) values ('2014-10-26 9:00:00',72,66,89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8 20:00:00" calcext:value-type="string">
            <text:p>2014-10-08 20:00:00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table:style-name="ce5" office:value-type="float" office:value="95" calcext:value-type="float">
            <text:p>95</text:p>
          </table:table-cell>
          <table:table-cell table:formula="of:=&quot;insert into clase (fecha, id_entrenador, id_deporte, id_establecimiento) values ('&quot;&amp;[.C235]&amp;&quot;',&quot;&amp;[.D235]&amp;&quot;,&quot;&amp;[.E235]&amp;&quot;,&quot;&amp;[.F235]&amp;&quot;);&quot;" office:value-type="string" office:string-value="insert into clase (fecha, id_entrenador, id_deporte, id_establecimiento) values ('2014-10-08 20:00:00',85,66,95);" calcext:value-type="string">
            <text:p>insert into clase (fecha, id_entrenador, id_deporte, id_establecimiento) values ('2014-10-08 20:00:00',85,66,9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3 20:00:00" calcext:value-type="string">
            <text:p>2014-10-23 20:00:00</text:p>
          </table:table-cell>
          <table:table-cell table:style-name="ce5"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91" calcext:value-type="float">
            <text:p>91</text:p>
          </table:table-cell>
          <table:table-cell table:formula="of:=&quot;insert into clase (fecha, id_entrenador, id_deporte, id_establecimiento) values ('&quot;&amp;[.C236]&amp;&quot;',&quot;&amp;[.D236]&amp;&quot;,&quot;&amp;[.E236]&amp;&quot;,&quot;&amp;[.F236]&amp;&quot;);&quot;" office:value-type="string" office:string-value="insert into clase (fecha, id_entrenador, id_deporte, id_establecimiento) values ('2014-10-23 20:00:00',17,68,91);" calcext:value-type="string">
            <text:p>insert into clase (fecha, id_entrenador, id_deporte, id_establecimiento) values ('2014-10-23 20:00:00',17,68,9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09-29 18:00:00" calcext:value-type="string">
            <text:p>2014-09-29 18:00:00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53" calcext:value-type="float">
            <text:p>53</text:p>
          </table:table-cell>
          <table:table-cell table:formula="of:=&quot;insert into clase (fecha, id_entrenador, id_deporte, id_establecimiento) values ('&quot;&amp;[.C237]&amp;&quot;',&quot;&amp;[.D237]&amp;&quot;,&quot;&amp;[.E237]&amp;&quot;,&quot;&amp;[.F237]&amp;&quot;);&quot;" office:value-type="string" office:string-value="insert into clase (fecha, id_entrenador, id_deporte, id_establecimiento) values ('2014-09-29 18:00:00',49,68,53);" calcext:value-type="string">
            <text:p>insert into clase (fecha, id_entrenador, id_deporte, id_establecimiento) values ('2014-09-29 18:00:00',49,68,5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9:00:00" calcext:value-type="string">
            <text:p>2014-10-12 9:00:0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table:style-name="ce5" office:value-type="float" office:value="109" calcext:value-type="float">
            <text:p>109</text:p>
          </table:table-cell>
          <table:table-cell table:formula="of:=&quot;insert into clase (fecha, id_entrenador, id_deporte, id_establecimiento) values ('&quot;&amp;[.C238]&amp;&quot;',&quot;&amp;[.D238]&amp;&quot;,&quot;&amp;[.E238]&amp;&quot;,&quot;&amp;[.F238]&amp;&quot;);&quot;" office:value-type="string" office:string-value="insert into clase (fecha, id_entrenador, id_deporte, id_establecimiento) values ('2014-10-12 9:00:00',3,69,109);" calcext:value-type="string">
            <text:p>insert into clase (fecha, id_entrenador, id_deporte, id_establecimiento) values ('2014-10-12 9:00:00',3,69,109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9 20:00:00" calcext:value-type="string">
            <text:p>2014-10-19 20:00:00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38" calcext:value-type="float">
            <text:p>38</text:p>
          </table:table-cell>
          <table:table-cell table:formula="of:=&quot;insert into clase (fecha, id_entrenador, id_deporte, id_establecimiento) values ('&quot;&amp;[.C239]&amp;&quot;',&quot;&amp;[.D239]&amp;&quot;,&quot;&amp;[.E239]&amp;&quot;,&quot;&amp;[.F239]&amp;&quot;);&quot;" office:value-type="string" office:string-value="insert into clase (fecha, id_entrenador, id_deporte, id_establecimiento) values ('2014-10-19 20:00:00',22,70,38);" calcext:value-type="string">
            <text:p>insert into clase (fecha, id_entrenador, id_deporte, id_establecimiento) values ('2014-10-19 20:00:00',22,70,38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9 12:00:00" calcext:value-type="string">
            <text:p>2014-10-09 12:00:00</text:p>
          </table:table-cell>
          <table:table-cell table:style-name="ce5"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96" calcext:value-type="float">
            <text:p>96</text:p>
          </table:table-cell>
          <table:table-cell table:formula="of:=&quot;insert into clase (fecha, id_entrenador, id_deporte, id_establecimiento) values ('&quot;&amp;[.C240]&amp;&quot;',&quot;&amp;[.D240]&amp;&quot;,&quot;&amp;[.E240]&amp;&quot;,&quot;&amp;[.F240]&amp;&quot;);&quot;" office:value-type="string" office:string-value="insert into clase (fecha, id_entrenador, id_deporte, id_establecimiento) values ('2014-10-09 12:00:00',87,70,96);" calcext:value-type="string">
            <text:p>insert into clase (fecha, id_entrenador, id_deporte, id_establecimiento) values ('2014-10-09 12:00:00',87,70,96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5 16:00:00" calcext:value-type="string">
            <text:p>2014-10-15 16:00:00</text:p>
          </table:table-cell>
          <table:table-cell table:style-name="ce5"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4" calcext:value-type="float">
            <text:p>14</text:p>
          </table:table-cell>
          <table:table-cell table:formula="of:=&quot;insert into clase (fecha, id_entrenador, id_deporte, id_establecimiento) values ('&quot;&amp;[.C241]&amp;&quot;',&quot;&amp;[.D241]&amp;&quot;,&quot;&amp;[.E241]&amp;&quot;,&quot;&amp;[.F241]&amp;&quot;);&quot;" office:value-type="string" office:string-value="insert into clase (fecha, id_entrenador, id_deporte, id_establecimiento) values ('2014-10-15 16:00:00',95,70,14);" calcext:value-type="string">
            <text:p>insert into clase (fecha, id_entrenador, id_deporte, id_establecimiento) values ('2014-10-15 16:00:00',95,70,1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7 22:00:00" calcext:value-type="string">
            <text:p>2014-10-17 22:00:00</text:p>
          </table:table-cell>
          <table:table-cell table:style-name="ce5"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table:style-name="ce5" office:value-type="float" office:value="13" calcext:value-type="float">
            <text:p>13</text:p>
          </table:table-cell>
          <table:table-cell table:formula="of:=&quot;insert into clase (fecha, id_entrenador, id_deporte, id_establecimiento) values ('&quot;&amp;[.C242]&amp;&quot;',&quot;&amp;[.D242]&amp;&quot;,&quot;&amp;[.E242]&amp;&quot;,&quot;&amp;[.F242]&amp;&quot;);&quot;" office:value-type="string" office:string-value="insert into clase (fecha, id_entrenador, id_deporte, id_establecimiento) values ('2014-10-17 22:00:00',107,70,13);" calcext:value-type="string">
            <text:p>insert into clase (fecha, id_entrenador, id_deporte, id_establecimiento) values ('2014-10-17 22:00:00',107,70,1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0 20:00:00" calcext:value-type="string">
            <text:p>2014-10-20 20:00:00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25" calcext:value-type="float">
            <text:p>25</text:p>
          </table:table-cell>
          <table:table-cell table:formula="of:=&quot;insert into clase (fecha, id_entrenador, id_deporte, id_establecimiento) values ('&quot;&amp;[.C243]&amp;&quot;',&quot;&amp;[.D243]&amp;&quot;,&quot;&amp;[.E243]&amp;&quot;,&quot;&amp;[.F243]&amp;&quot;);&quot;" office:value-type="string" office:string-value="insert into clase (fecha, id_entrenador, id_deporte, id_establecimiento) values ('2014-10-20 20:00:00',24,71,25);" calcext:value-type="string">
            <text:p>insert into clase (fecha, id_entrenador, id_deporte, id_establecimiento) values ('2014-10-20 20:00:00',24,71,2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5 20:00:00" calcext:value-type="string">
            <text:p>2014-10-05 20:00:00</text:p>
          </table:table-cell>
          <table:table-cell table:style-name="ce5"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style-name="ce5" office:value-type="float" office:value="84" calcext:value-type="float">
            <text:p>84</text:p>
          </table:table-cell>
          <table:table-cell table:formula="of:=&quot;insert into clase (fecha, id_entrenador, id_deporte, id_establecimiento) values ('&quot;&amp;[.C244]&amp;&quot;',&quot;&amp;[.D244]&amp;&quot;,&quot;&amp;[.E244]&amp;&quot;,&quot;&amp;[.F244]&amp;&quot;);&quot;" office:value-type="string" office:string-value="insert into clase (fecha, id_entrenador, id_deporte, id_establecimiento) values ('2014-10-05 20:00:00',80,71,84);" calcext:value-type="string">
            <text:p>insert into clase (fecha, id_entrenador, id_deporte, id_establecimiento) values ('2014-10-05 20:00:00',80,71,8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7 22:00:00" calcext:value-type="string">
            <text:p>2014-10-27 22:00:0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114" calcext:value-type="float">
            <text:p>114</text:p>
          </table:table-cell>
          <table:table-cell table:formula="of:=&quot;insert into clase (fecha, id_entrenador, id_deporte, id_establecimiento) values ('&quot;&amp;[.C245]&amp;&quot;',&quot;&amp;[.D245]&amp;&quot;,&quot;&amp;[.E245]&amp;&quot;,&quot;&amp;[.F245]&amp;&quot;);&quot;" office:value-type="string" office:string-value="insert into clase (fecha, id_entrenador, id_deporte, id_establecimiento) values ('2014-10-27 22:00:00',21,72,114);" calcext:value-type="string">
            <text:p>insert into clase (fecha, id_entrenador, id_deporte, id_establecimiento) values ('2014-10-27 22:00:00',21,72,114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5 10:30:00" calcext:value-type="string">
            <text:p>2014-10-15 10:30:00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83" calcext:value-type="float">
            <text:p>83</text:p>
          </table:table-cell>
          <table:table-cell table:formula="of:=&quot;insert into clase (fecha, id_entrenador, id_deporte, id_establecimiento) values ('&quot;&amp;[.C246]&amp;&quot;',&quot;&amp;[.D246]&amp;&quot;,&quot;&amp;[.E246]&amp;&quot;,&quot;&amp;[.F246]&amp;&quot;);&quot;" office:value-type="string" office:string-value="insert into clase (fecha, id_entrenador, id_deporte, id_establecimiento) values ('2014-10-15 10:30:00',50,72,83);" calcext:value-type="string">
            <text:p>insert into clase (fecha, id_entrenador, id_deporte, id_establecimiento) values ('2014-10-15 10:30:00',50,72,8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12 10:30:00" calcext:value-type="string">
            <text:p>2014-10-12 10:30:00</text:p>
          </table:table-cell>
          <table:table-cell table:style-name="ce5" office:value-type="float" office:value="47" calcext:value-type="float">
            <text:p>47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75" calcext:value-type="float">
            <text:p>75</text:p>
          </table:table-cell>
          <table:table-cell table:formula="of:=&quot;insert into clase (fecha, id_entrenador, id_deporte, id_establecimiento) values ('&quot;&amp;[.C247]&amp;&quot;',&quot;&amp;[.D247]&amp;&quot;,&quot;&amp;[.E247]&amp;&quot;,&quot;&amp;[.F247]&amp;&quot;);&quot;" office:value-type="string" office:string-value="insert into clase (fecha, id_entrenador, id_deporte, id_establecimiento) values ('2014-10-12 10:30:00',47,73,75);" calcext:value-type="string">
            <text:p>insert into clase (fecha, id_entrenador, id_deporte, id_establecimiento) values ('2014-10-12 10:30:00',47,73,75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6 12:00:00" calcext:value-type="string">
            <text:p>2014-10-26 12:00:00</text:p>
          </table:table-cell>
          <table:table-cell table:style-name="ce5" office:value-type="float" office:value="106" calcext:value-type="float">
            <text:p>106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7" calcext:value-type="float">
            <text:p>7</text:p>
          </table:table-cell>
          <table:table-cell table:formula="of:=&quot;insert into clase (fecha, id_entrenador, id_deporte, id_establecimiento) values ('&quot;&amp;[.C248]&amp;&quot;',&quot;&amp;[.D248]&amp;&quot;,&quot;&amp;[.E248]&amp;&quot;,&quot;&amp;[.F248]&amp;&quot;);&quot;" office:value-type="string" office:string-value="insert into clase (fecha, id_entrenador, id_deporte, id_establecimiento) values ('2014-10-26 12:00:00',106,73,7);" calcext:value-type="string">
            <text:p>insert into clase (fecha, id_entrenador, id_deporte, id_establecimiento) values ('2014-10-26 12:00:00',106,73,7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3 14:00:00" calcext:value-type="string">
            <text:p>2014-10-23 14:00:00</text:p>
          </table:table-cell>
          <table:table-cell table:style-name="ce5"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41" calcext:value-type="float">
            <text:p>41</text:p>
          </table:table-cell>
          <table:table-cell table:formula="of:=&quot;insert into clase (fecha, id_entrenador, id_deporte, id_establecimiento) values ('&quot;&amp;[.C249]&amp;&quot;',&quot;&amp;[.D249]&amp;&quot;,&quot;&amp;[.E249]&amp;&quot;,&quot;&amp;[.F249]&amp;&quot;);&quot;" office:value-type="string" office:string-value="insert into clase (fecha, id_entrenador, id_deporte, id_establecimiento) values ('2014-10-23 14:00:00',120,73,41);" calcext:value-type="string">
            <text:p>insert into clase (fecha, id_entrenador, id_deporte, id_establecimiento) values ('2014-10-23 14:00:00',120,73,4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8 20:00:00" calcext:value-type="string">
            <text:p>2014-10-08 20:00:0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71" calcext:value-type="float">
            <text:p>71</text:p>
          </table:table-cell>
          <table:table-cell table:formula="of:=&quot;insert into clase (fecha, id_entrenador, id_deporte, id_establecimiento) values ('&quot;&amp;[.C250]&amp;&quot;',&quot;&amp;[.D250]&amp;&quot;,&quot;&amp;[.E250]&amp;&quot;,&quot;&amp;[.F250]&amp;&quot;);&quot;" office:value-type="string" office:string-value="insert into clase (fecha, id_entrenador, id_deporte, id_establecimiento) values ('2014-10-08 20:00:00',10,76,71);" calcext:value-type="string">
            <text:p>insert into clase (fecha, id_entrenador, id_deporte, id_establecimiento) values ('2014-10-08 20:00:00',10,76,71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20 12:00:00" calcext:value-type="string">
            <text:p>2014-10-20 12:00:00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113" calcext:value-type="float">
            <text:p>113</text:p>
          </table:table-cell>
          <table:table-cell table:formula="of:=&quot;insert into clase (fecha, id_entrenador, id_deporte, id_establecimiento) values ('&quot;&amp;[.C251]&amp;&quot;',&quot;&amp;[.D251]&amp;&quot;,&quot;&amp;[.E251]&amp;&quot;,&quot;&amp;[.F251]&amp;&quot;);&quot;" office:value-type="string" office:string-value="insert into clase (fecha, id_entrenador, id_deporte, id_establecimiento) values ('2014-10-20 12:00:00',38,76,113);" calcext:value-type="string">
            <text:p>insert into clase (fecha, id_entrenador, id_deporte, id_establecimiento) values ('2014-10-20 12:00:00',38,76,113);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table:formula="of:=OFFSET([.A$127] ;ROUND(33*RAND());0;1;1)&amp;&quot; &quot;&amp;OFFSET([.B$127] ;ROUND(7*RAND());0;1;1)" office:value-type="string" office:string-value="2014-10-06 10:30:00" calcext:value-type="string">
            <text:p>2014-10-06 10:30:00</text:p>
          </table:table-cell>
          <table:table-cell table:style-name="ce5"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" calcext:value-type="float">
            <text:p>2</text:p>
          </table:table-cell>
          <table:table-cell table:formula="of:=&quot;insert into clase (fecha, id_entrenador, id_deporte, id_establecimiento) values ('&quot;&amp;[.C252]&amp;&quot;',&quot;&amp;[.D252]&amp;&quot;,&quot;&amp;[.E252]&amp;&quot;,&quot;&amp;[.F252]&amp;&quot;);&quot;" office:value-type="string" office:string-value="insert into clase (fecha, id_entrenador, id_deporte, id_establecimiento) values ('2014-10-06 10:30:00',92,77,2);" calcext:value-type="string">
            <text:p>insert into clase (fecha, id_entrenador, id_deporte, id_establecimiento) values ('2014-10-06 10:30:00',92,77,2);</text:p>
          </table:table-cell>
          <table:table-cell table:number-columns-repeated="2"/>
        </table:table-row>
      </table:table>
      <table:table table:name="Sheet2" table:style-name="ta1">
        <table:table-column table:style-name="co5" table:number-columns-repeated="2" table:default-cell-style-name="Default"/>
        <table:table-column table:style-name="co1" table:default-cell-style-name="Default"/>
        <table:table-row table:style-name="ro1">
          <table:table-cell table:formula="of:=RAND()" office:value-type="float" office:value="0.197230644989759" calcext:value-type="float">
            <text:p>0,197230645</text:p>
          </table:table-cell>
          <table:table-cell office:value-type="string" calcext:value-type="string">
            <text:p>13skull-thumb.jpg</text:p>
          </table:table-cell>
          <table:table-cell table:formula="of:=&quot;update entrenador set avatar='http://www.craack.com/assets/avatars/&quot;&amp;[.B1]&amp;&quot;' where id=&quot;&amp;ROW()&amp;&quot;;&quot;" office:value-type="string" office:string-value="update entrenador set avatar='http://www.craack.com/assets/avatars/13skull-thumb.jpg' where id=1;" calcext:value-type="string">
            <text:p>update entrenador set avatar='http://www.craack.com/assets/avatars/13skull-thumb.jpg' where id=1;</text:p>
          </table:table-cell>
        </table:table-row>
        <table:table-row table:style-name="ro1">
          <table:table-cell table:formula="of:=RAND()" office:value-type="float" office:value="0.134671532781795" calcext:value-type="float">
            <text:p>0,1346715328</text:p>
          </table:table-cell>
          <table:table-cell office:value-type="string" calcext:value-type="string">
            <text:p>swg_fem_Wookie_A.gif</text:p>
          </table:table-cell>
          <table:table-cell table:formula="of:=&quot;update entrenador set avatar='http://www.craack.com/assets/avatars/&quot;&amp;[.B2]&amp;&quot;' where id=&quot;&amp;ROW()&amp;&quot;;&quot;" office:value-type="string" office:string-value="update entrenador set avatar='http://www.craack.com/assets/avatars/swg_fem_Wookie_A.gif' where id=2;" calcext:value-type="string">
            <text:p>update entrenador set avatar='http://www.craack.com/assets/avatars/swg_fem_Wookie_A.gif' where id=2;</text:p>
          </table:table-cell>
        </table:table-row>
        <table:table-row table:style-name="ro1">
          <table:table-cell table:formula="of:=RAND()" office:value-type="float" office:value="0.289312169887125" calcext:value-type="float">
            <text:p>0,2893121699</text:p>
          </table:table-cell>
          <table:table-cell office:value-type="string" calcext:value-type="string">
            <text:p>LOST_Avatar_v_LA1.0</text:p>
          </table:table-cell>
          <table:table-cell table:formula="of:=&quot;update entrenador set avatar='http://www.craack.com/assets/avatars/&quot;&amp;[.B3]&amp;&quot;' where id=&quot;&amp;ROW()&amp;&quot;;&quot;" office:value-type="string" office:string-value="update entrenador set avatar='http://www.craack.com/assets/avatars/LOST_Avatar_v_LA1.0' where id=3;" calcext:value-type="string">
            <text:p>update entrenador set avatar='http://www.craack.com/assets/avatars/LOST_Avatar_v_LA1.0' where id=3;</text:p>
          </table:table-cell>
        </table:table-row>
        <table:table-row table:style-name="ro1">
          <table:table-cell table:formula="of:=RAND()" office:value-type="float" office:value="0.925641141599044" calcext:value-type="float">
            <text:p>0,9256411416</text:p>
          </table:table-cell>
          <table:table-cell office:value-type="string" calcext:value-type="string">
            <text:p>9967.jpg</text:p>
          </table:table-cell>
          <table:table-cell table:formula="of:=&quot;update entrenador set avatar='http://www.craack.com/assets/avatars/&quot;&amp;[.B4]&amp;&quot;' where id=&quot;&amp;ROW()&amp;&quot;;&quot;" office:value-type="string" office:string-value="update entrenador set avatar='http://www.craack.com/assets/avatars/9967.jpg' where id=4;" calcext:value-type="string">
            <text:p>update entrenador set avatar='http://www.craack.com/assets/avatars/9967.jpg' where id=4;</text:p>
          </table:table-cell>
        </table:table-row>
        <table:table-row table:style-name="ro1">
          <table:table-cell table:formula="of:=RAND()" office:value-type="float" office:value="0.863014495233074" calcext:value-type="float">
            <text:p>0,8630144952</text:p>
          </table:table-cell>
          <table:table-cell office:value-type="string" calcext:value-type="string">
            <text:p>77orc-thumb.jpg</text:p>
          </table:table-cell>
          <table:table-cell table:formula="of:=&quot;update entrenador set avatar='http://www.craack.com/assets/avatars/&quot;&amp;[.B5]&amp;&quot;' where id=&quot;&amp;ROW()&amp;&quot;;&quot;" office:value-type="string" office:string-value="update entrenador set avatar='http://www.craack.com/assets/avatars/77orc-thumb.jpg' where id=5;" calcext:value-type="string">
            <text:p>update entrenador set avatar='http://www.craack.com/assets/avatars/77orc-thumb.jpg' where id=5;</text:p>
          </table:table-cell>
        </table:table-row>
        <table:table-row table:style-name="ro1">
          <table:table-cell table:formula="of:=RAND()" office:value-type="float" office:value="0.206525698304176" calcext:value-type="float">
            <text:p>0,2065256983</text:p>
          </table:table-cell>
          <table:table-cell office:value-type="string" calcext:value-type="string">
            <text:p>sawyer(2).gif</text:p>
          </table:table-cell>
          <table:table-cell table:formula="of:=&quot;update entrenador set avatar='http://www.craack.com/assets/avatars/&quot;&amp;[.B6]&amp;&quot;' where id=&quot;&amp;ROW()&amp;&quot;;&quot;" office:value-type="string" office:string-value="update entrenador set avatar='http://www.craack.com/assets/avatars/sawyer(2).gif' where id=6;" calcext:value-type="string">
            <text:p>update entrenador set avatar='http://www.craack.com/assets/avatars/sawyer(2).gif' where id=6;</text:p>
          </table:table-cell>
        </table:table-row>
        <table:table-row table:style-name="ro1">
          <table:table-cell table:formula="of:=RAND()" office:value-type="float" office:value="0.222335891565308" calcext:value-type="float">
            <text:p>0,2223358916</text:p>
          </table:table-cell>
          <table:table-cell office:value-type="string" calcext:value-type="string">
            <text:p>eko(2).gif</text:p>
          </table:table-cell>
          <table:table-cell table:formula="of:=&quot;update entrenador set avatar='http://www.craack.com/assets/avatars/&quot;&amp;[.B7]&amp;&quot;' where id=&quot;&amp;ROW()&amp;&quot;;&quot;" office:value-type="string" office:string-value="update entrenador set avatar='http://www.craack.com/assets/avatars/eko(2).gif' where id=7;" calcext:value-type="string">
            <text:p>update entrenador set avatar='http://www.craack.com/assets/avatars/eko(2).gif' where id=7;</text:p>
          </table:table-cell>
        </table:table-row>
        <table:table-row table:style-name="ro1">
          <table:table-cell table:formula="of:=RAND()" office:value-type="float" office:value="0.362355669029057" calcext:value-type="float">
            <text:p>0,362355669</text:p>
          </table:table-cell>
          <table:table-cell office:value-type="string" calcext:value-type="string">
            <text:p>swg_fem_Zabrak_A.gif</text:p>
          </table:table-cell>
          <table:table-cell table:formula="of:=&quot;update entrenador set avatar='http://www.craack.com/assets/avatars/&quot;&amp;[.B8]&amp;&quot;' where id=&quot;&amp;ROW()&amp;&quot;;&quot;" office:value-type="string" office:string-value="update entrenador set avatar='http://www.craack.com/assets/avatars/swg_fem_Zabrak_A.gif' where id=8;" calcext:value-type="string">
            <text:p>update entrenador set avatar='http://www.craack.com/assets/avatars/swg_fem_Zabrak_A.gif' where id=8;</text:p>
          </table:table-cell>
        </table:table-row>
        <table:table-row table:style-name="ro1">
          <table:table-cell table:formula="of:=RAND()" office:value-type="float" office:value="0.727107384707779" calcext:value-type="float">
            <text:p>0,7271073847</text:p>
          </table:table-cell>
          <table:table-cell office:value-type="string" calcext:value-type="string">
            <text:p>sawyer(1).gif</text:p>
          </table:table-cell>
          <table:table-cell table:formula="of:=&quot;update entrenador set avatar='http://www.craack.com/assets/avatars/&quot;&amp;[.B9]&amp;&quot;' where id=&quot;&amp;ROW()&amp;&quot;;&quot;" office:value-type="string" office:string-value="update entrenador set avatar='http://www.craack.com/assets/avatars/sawyer(1).gif' where id=9;" calcext:value-type="string">
            <text:p>update entrenador set avatar='http://www.craack.com/assets/avatars/sawyer(1).gif' where id=9;</text:p>
          </table:table-cell>
        </table:table-row>
        <table:table-row table:style-name="ro1">
          <table:table-cell table:formula="of:=RAND()" office:value-type="float" office:value="0.508319732733071" calcext:value-type="float">
            <text:p>0,5083197327</text:p>
          </table:table-cell>
          <table:table-cell office:value-type="string" calcext:value-type="string">
            <text:p>20025.gif</text:p>
          </table:table-cell>
          <table:table-cell table:formula="of:=&quot;update entrenador set avatar='http://www.craack.com/assets/avatars/&quot;&amp;[.B10]&amp;&quot;' where id=&quot;&amp;ROW()&amp;&quot;;&quot;" office:value-type="string" office:string-value="update entrenador set avatar='http://www.craack.com/assets/avatars/20025.gif' where id=10;" calcext:value-type="string">
            <text:p>update entrenador set avatar='http://www.craack.com/assets/avatars/20025.gif' where id=10;</text:p>
          </table:table-cell>
        </table:table-row>
        <table:table-row table:style-name="ro1">
          <table:table-cell table:formula="of:=RAND()" office:value-type="float" office:value="0.579657595837489" calcext:value-type="float">
            <text:p>0,5796575958</text:p>
          </table:table-cell>
          <table:table-cell office:value-type="string" calcext:value-type="string">
            <text:p>charlie(1).gif</text:p>
          </table:table-cell>
          <table:table-cell table:formula="of:=&quot;update entrenador set avatar='http://www.craack.com/assets/avatars/&quot;&amp;[.B11]&amp;&quot;' where id=&quot;&amp;ROW()&amp;&quot;;&quot;" office:value-type="string" office:string-value="update entrenador set avatar='http://www.craack.com/assets/avatars/charlie(1).gif' where id=11;" calcext:value-type="string">
            <text:p>update entrenador set avatar='http://www.craack.com/assets/avatars/charlie(1).gif' where id=11;</text:p>
          </table:table-cell>
        </table:table-row>
        <table:table-row table:style-name="ro1">
          <table:table-cell table:formula="of:=RAND()" office:value-type="float" office:value="0.109710334101692" calcext:value-type="float">
            <text:p>0,1097103341</text:p>
          </table:table-cell>
          <table:table-cell office:value-type="string" calcext:value-type="string">
            <text:p>desmond(2).gif</text:p>
          </table:table-cell>
          <table:table-cell table:formula="of:=&quot;update entrenador set avatar='http://www.craack.com/assets/avatars/&quot;&amp;[.B12]&amp;&quot;' where id=&quot;&amp;ROW()&amp;&quot;;&quot;" office:value-type="string" office:string-value="update entrenador set avatar='http://www.craack.com/assets/avatars/desmond(2).gif' where id=12;" calcext:value-type="string">
            <text:p>update entrenador set avatar='http://www.craack.com/assets/avatars/desmond(2).gif' where id=12;</text:p>
          </table:table-cell>
        </table:table-row>
        <table:table-row table:style-name="ro1">
          <table:table-cell table:formula="of:=RAND()" office:value-type="float" office:value="0.730750875081867" calcext:value-type="float">
            <text:p>0,7307508751</text:p>
          </table:table-cell>
          <table:table-cell office:value-type="string" calcext:value-type="string">
            <text:p>20053.gif</text:p>
          </table:table-cell>
          <table:table-cell table:formula="of:=&quot;update entrenador set avatar='http://www.craack.com/assets/avatars/&quot;&amp;[.B13]&amp;&quot;' where id=&quot;&amp;ROW()&amp;&quot;;&quot;" office:value-type="string" office:string-value="update entrenador set avatar='http://www.craack.com/assets/avatars/20053.gif' where id=13;" calcext:value-type="string">
            <text:p>update entrenador set avatar='http://www.craack.com/assets/avatars/20053.gif' where id=13;</text:p>
          </table:table-cell>
        </table:table-row>
        <table:table-row table:style-name="ro1">
          <table:table-cell table:formula="of:=RAND()" office:value-type="float" office:value="0.906070777447894" calcext:value-type="float">
            <text:p>0,9060707774</text:p>
          </table:table-cell>
          <table:table-cell office:value-type="string" calcext:value-type="string">
            <text:p>jin(2).gif</text:p>
          </table:table-cell>
          <table:table-cell table:formula="of:=&quot;update entrenador set avatar='http://www.craack.com/assets/avatars/&quot;&amp;[.B14]&amp;&quot;' where id=&quot;&amp;ROW()&amp;&quot;;&quot;" office:value-type="string" office:string-value="update entrenador set avatar='http://www.craack.com/assets/avatars/jin(2).gif' where id=14;" calcext:value-type="string">
            <text:p>update entrenador set avatar='http://www.craack.com/assets/avatars/jin(2).gif' where id=14;</text:p>
          </table:table-cell>
        </table:table-row>
        <table:table-row table:style-name="ro1">
          <table:table-cell table:formula="of:=RAND()" office:value-type="float" office:value="0.837620730046183" calcext:value-type="float">
            <text:p>0,83762073</text:p>
          </table:table-cell>
          <table:table-cell office:value-type="string" calcext:value-type="string">
            <text:p>hurley(2).gif</text:p>
          </table:table-cell>
          <table:table-cell table:formula="of:=&quot;update entrenador set avatar='http://www.craack.com/assets/avatars/&quot;&amp;[.B15]&amp;&quot;' where id=&quot;&amp;ROW()&amp;&quot;;&quot;" office:value-type="string" office:string-value="update entrenador set avatar='http://www.craack.com/assets/avatars/hurley(2).gif' where id=15;" calcext:value-type="string">
            <text:p>update entrenador set avatar='http://www.craack.com/assets/avatars/hurley(2).gif' where id=15;</text:p>
          </table:table-cell>
        </table:table-row>
        <table:table-row table:style-name="ro1">
          <table:table-cell table:formula="of:=RAND()" office:value-type="float" office:value="0.547361451201141" calcext:value-type="float">
            <text:p>0,5473614512</text:p>
          </table:table-cell>
          <table:table-cell office:value-type="string" calcext:value-type="string">
            <text:p>20052.gif</text:p>
          </table:table-cell>
          <table:table-cell table:formula="of:=&quot;update entrenador set avatar='http://www.craack.com/assets/avatars/&quot;&amp;[.B16]&amp;&quot;' where id=&quot;&amp;ROW()&amp;&quot;;&quot;" office:value-type="string" office:string-value="update entrenador set avatar='http://www.craack.com/assets/avatars/20052.gif' where id=16;" calcext:value-type="string">
            <text:p>update entrenador set avatar='http://www.craack.com/assets/avatars/20052.gif' where id=16;</text:p>
          </table:table-cell>
        </table:table-row>
        <table:table-row table:style-name="ro1">
          <table:table-cell table:formula="of:=RAND()" office:value-type="float" office:value="0.833139072870836" calcext:value-type="float">
            <text:p>0,8331390729</text:p>
          </table:table-cell>
          <table:table-cell office:value-type="string" calcext:value-type="string">
            <text:p>jack(2).gif</text:p>
          </table:table-cell>
          <table:table-cell table:formula="of:=&quot;update entrenador set avatar='http://www.craack.com/assets/avatars/&quot;&amp;[.B17]&amp;&quot;' where id=&quot;&amp;ROW()&amp;&quot;;&quot;" office:value-type="string" office:string-value="update entrenador set avatar='http://www.craack.com/assets/avatars/jack(2).gif' where id=17;" calcext:value-type="string">
            <text:p>update entrenador set avatar='http://www.craack.com/assets/avatars/jack(2).gif' where id=17;</text:p>
          </table:table-cell>
        </table:table-row>
        <table:table-row table:style-name="ro1">
          <table:table-cell table:formula="of:=RAND()" office:value-type="float" office:value="0.251479908823967" calcext:value-type="float">
            <text:p>0,2514799088</text:p>
          </table:table-cell>
          <table:table-cell office:value-type="string" calcext:value-type="string">
            <text:p>15tpale4-thumb.jpg</text:p>
          </table:table-cell>
          <table:table-cell table:formula="of:=&quot;update entrenador set avatar='http://www.craack.com/assets/avatars/&quot;&amp;[.B18]&amp;&quot;' where id=&quot;&amp;ROW()&amp;&quot;;&quot;" office:value-type="string" office:string-value="update entrenador set avatar='http://www.craack.com/assets/avatars/15tpale4-thumb.jpg' where id=18;" calcext:value-type="string">
            <text:p>update entrenador set avatar='http://www.craack.com/assets/avatars/15tpale4-thumb.jpg' where id=18;</text:p>
          </table:table-cell>
        </table:table-row>
        <table:table-row table:style-name="ro1">
          <table:table-cell table:formula="of:=RAND()" office:value-type="float" office:value="0.568985254969448" calcext:value-type="float">
            <text:p>0,568985255</text:p>
          </table:table-cell>
          <table:table-cell office:value-type="string" calcext:value-type="string">
            <text:p>Gamorrea.gif</text:p>
          </table:table-cell>
          <table:table-cell table:formula="of:=&quot;update entrenador set avatar='http://www.craack.com/assets/avatars/&quot;&amp;[.B19]&amp;&quot;' where id=&quot;&amp;ROW()&amp;&quot;;&quot;" office:value-type="string" office:string-value="update entrenador set avatar='http://www.craack.com/assets/avatars/Gamorrea.gif' where id=19;" calcext:value-type="string">
            <text:p>update entrenador set avatar='http://www.craack.com/assets/avatars/Gamorrea.gif' where id=19;</text:p>
          </table:table-cell>
        </table:table-row>
        <table:table-row table:style-name="ro1">
          <table:table-cell table:formula="of:=RAND()" office:value-type="float" office:value="0.743142309598625" calcext:value-type="float">
            <text:p>0,7431423096</text:p>
          </table:table-cell>
          <table:table-cell office:value-type="string" calcext:value-type="string">
            <text:p>9963.jpg</text:p>
          </table:table-cell>
          <table:table-cell table:formula="of:=&quot;update entrenador set avatar='http://www.craack.com/assets/avatars/&quot;&amp;[.B20]&amp;&quot;' where id=&quot;&amp;ROW()&amp;&quot;;&quot;" office:value-type="string" office:string-value="update entrenador set avatar='http://www.craack.com/assets/avatars/9963.jpg' where id=20;" calcext:value-type="string">
            <text:p>update entrenador set avatar='http://www.craack.com/assets/avatars/9963.jpg' where id=20;</text:p>
          </table:table-cell>
        </table:table-row>
        <table:table-row table:style-name="ro1">
          <table:table-cell table:formula="of:=RAND()" office:value-type="float" office:value="0.0692211082205176" calcext:value-type="float">
            <text:p>0,0692211082</text:p>
          </table:table-cell>
          <table:table-cell office:value-type="string" calcext:value-type="string">
            <text:p>star_wars_deathstar1.jpg</text:p>
          </table:table-cell>
          <table:table-cell table:formula="of:=&quot;update entrenador set avatar='http://www.craack.com/assets/avatars/&quot;&amp;[.B21]&amp;&quot;' where id=&quot;&amp;ROW()&amp;&quot;;&quot;" office:value-type="string" office:string-value="update entrenador set avatar='http://www.craack.com/assets/avatars/star_wars_deathstar1.jpg' where id=21;" calcext:value-type="string">
            <text:p>update entrenador set avatar='http://www.craack.com/assets/avatars/star_wars_deathstar1.jpg' where id=21;</text:p>
          </table:table-cell>
        </table:table-row>
        <table:table-row table:style-name="ro1">
          <table:table-cell table:formula="of:=RAND()" office:value-type="float" office:value="0.824827386066318" calcext:value-type="float">
            <text:p>0,8248273861</text:p>
          </table:table-cell>
          <table:table-cell office:value-type="string" calcext:value-type="string">
            <text:p>monster(1).gif</text:p>
          </table:table-cell>
          <table:table-cell table:formula="of:=&quot;update entrenador set avatar='http://www.craack.com/assets/avatars/&quot;&amp;[.B22]&amp;&quot;' where id=&quot;&amp;ROW()&amp;&quot;;&quot;" office:value-type="string" office:string-value="update entrenador set avatar='http://www.craack.com/assets/avatars/monster(1).gif' where id=22;" calcext:value-type="string">
            <text:p>update entrenador set avatar='http://www.craack.com/assets/avatars/monster(1).gif' where id=22;</text:p>
          </table:table-cell>
        </table:table-row>
        <table:table-row table:style-name="ro1">
          <table:table-cell table:formula="of:=RAND()" office:value-type="float" office:value="0.283088828669861" calcext:value-type="float">
            <text:p>0,2830888287</text:p>
          </table:table-cell>
          <table:table-cell office:value-type="string" calcext:value-type="string">
            <text:p>165.jpg</text:p>
          </table:table-cell>
          <table:table-cell table:formula="of:=&quot;update entrenador set avatar='http://www.craack.com/assets/avatars/&quot;&amp;[.B23]&amp;&quot;' where id=&quot;&amp;ROW()&amp;&quot;;&quot;" office:value-type="string" office:string-value="update entrenador set avatar='http://www.craack.com/assets/avatars/165.jpg' where id=23;" calcext:value-type="string">
            <text:p>update entrenador set avatar='http://www.craack.com/assets/avatars/165.jpg' where id=23;</text:p>
          </table:table-cell>
        </table:table-row>
        <table:table-row table:style-name="ro1">
          <table:table-cell table:formula="of:=RAND()" office:value-type="float" office:value="0.772427591495216" calcext:value-type="float">
            <text:p>0,7724275915</text:p>
          </table:table-cell>
          <table:table-cell office:value-type="string" calcext:value-type="string">
            <text:p>sayid(2).gif</text:p>
          </table:table-cell>
          <table:table-cell table:formula="of:=&quot;update entrenador set avatar='http://www.craack.com/assets/avatars/&quot;&amp;[.B24]&amp;&quot;' where id=&quot;&amp;ROW()&amp;&quot;;&quot;" office:value-type="string" office:string-value="update entrenador set avatar='http://www.craack.com/assets/avatars/sayid(2).gif' where id=24;" calcext:value-type="string">
            <text:p>update entrenador set avatar='http://www.craack.com/assets/avatars/sayid(2).gif' where id=24;</text:p>
          </table:table-cell>
        </table:table-row>
        <table:table-row table:style-name="ro1">
          <table:table-cell table:formula="of:=RAND()" office:value-type="float" office:value="0.777844355907291" calcext:value-type="float">
            <text:p>0,7778443559</text:p>
          </table:table-cell>
          <table:table-cell office:value-type="string" calcext:value-type="string">
            <text:p>71i_xolotl-thumb.jpg</text:p>
          </table:table-cell>
          <table:table-cell table:formula="of:=&quot;update entrenador set avatar='http://www.craack.com/assets/avatars/&quot;&amp;[.B25]&amp;&quot;' where id=&quot;&amp;ROW()&amp;&quot;;&quot;" office:value-type="string" office:string-value="update entrenador set avatar='http://www.craack.com/assets/avatars/71i_xolotl-thumb.jpg' where id=25;" calcext:value-type="string">
            <text:p>update entrenador set avatar='http://www.craack.com/assets/avatars/71i_xolotl-thumb.jpg' where id=25;</text:p>
          </table:table-cell>
        </table:table-row>
        <table:table-row table:style-name="ro1">
          <table:table-cell table:formula="of:=RAND()" office:value-type="float" office:value="0.703801898984239" calcext:value-type="float">
            <text:p>0,703801899</text:p>
          </table:table-cell>
          <table:table-cell office:value-type="string" calcext:value-type="string">
            <text:p>53viador-thumb.jpg</text:p>
          </table:table-cell>
          <table:table-cell table:formula="of:=&quot;update entrenador set avatar='http://www.craack.com/assets/avatars/&quot;&amp;[.B26]&amp;&quot;' where id=&quot;&amp;ROW()&amp;&quot;;&quot;" office:value-type="string" office:string-value="update entrenador set avatar='http://www.craack.com/assets/avatars/53viador-thumb.jpg' where id=26;" calcext:value-type="string">
            <text:p>update entrenador set avatar='http://www.craack.com/assets/avatars/53viador-thumb.jpg' where id=26;</text:p>
          </table:table-cell>
        </table:table-row>
        <table:table-row table:style-name="ro1">
          <table:table-cell table:formula="of:=RAND()" office:value-type="float" office:value="0.0766153282020241" calcext:value-type="float">
            <text:p>0,0766153282</text:p>
          </table:table-cell>
          <table:table-cell office:value-type="string" calcext:value-type="string">
            <text:p>20037.gif</text:p>
          </table:table-cell>
          <table:table-cell table:formula="of:=&quot;update entrenador set avatar='http://www.craack.com/assets/avatars/&quot;&amp;[.B27]&amp;&quot;' where id=&quot;&amp;ROW()&amp;&quot;;&quot;" office:value-type="string" office:string-value="update entrenador set avatar='http://www.craack.com/assets/avatars/20037.gif' where id=27;" calcext:value-type="string">
            <text:p>update entrenador set avatar='http://www.craack.com/assets/avatars/20037.gif' where id=27;</text:p>
          </table:table-cell>
        </table:table-row>
        <table:table-row table:style-name="ro1">
          <table:table-cell table:formula="of:=RAND()" office:value-type="float" office:value="0.843994995346293" calcext:value-type="float">
            <text:p>0,8439949953</text:p>
          </table:table-cell>
          <table:table-cell office:value-type="string" calcext:value-type="string">
            <text:p>4alice_duke1-thumb.jpg</text:p>
          </table:table-cell>
          <table:table-cell table:formula="of:=&quot;update entrenador set avatar='http://www.craack.com/assets/avatars/&quot;&amp;[.B28]&amp;&quot;' where id=&quot;&amp;ROW()&amp;&quot;;&quot;" office:value-type="string" office:string-value="update entrenador set avatar='http://www.craack.com/assets/avatars/4alice_duke1-thumb.jpg' where id=28;" calcext:value-type="string">
            <text:p>update entrenador set avatar='http://www.craack.com/assets/avatars/4alice_duke1-thumb.jpg' where id=28;</text:p>
          </table:table-cell>
        </table:table-row>
        <table:table-row table:style-name="ro1">
          <table:table-cell table:formula="of:=RAND()" office:value-type="float" office:value="0.464882013853639" calcext:value-type="float">
            <text:p>0,4648820139</text:p>
          </table:table-cell>
          <table:table-cell office:value-type="string" calcext:value-type="string">
            <text:p>155.jpg</text:p>
          </table:table-cell>
          <table:table-cell table:formula="of:=&quot;update entrenador set avatar='http://www.craack.com/assets/avatars/&quot;&amp;[.B29]&amp;&quot;' where id=&quot;&amp;ROW()&amp;&quot;;&quot;" office:value-type="string" office:string-value="update entrenador set avatar='http://www.craack.com/assets/avatars/155.jpg' where id=29;" calcext:value-type="string">
            <text:p>update entrenador set avatar='http://www.craack.com/assets/avatars/155.jpg' where id=29;</text:p>
          </table:table-cell>
        </table:table-row>
        <table:table-row table:style-name="ro1">
          <table:table-cell table:formula="of:=RAND()" office:value-type="float" office:value="0.915172605309635" calcext:value-type="float">
            <text:p>0,9151726053</text:p>
          </table:table-cell>
          <table:table-cell office:value-type="string" calcext:value-type="string">
            <text:p>1209death05-thumb.gif</text:p>
          </table:table-cell>
          <table:table-cell table:formula="of:=&quot;update entrenador set avatar='http://www.craack.com/assets/avatars/&quot;&amp;[.B30]&amp;&quot;' where id=&quot;&amp;ROW()&amp;&quot;;&quot;" office:value-type="string" office:string-value="update entrenador set avatar='http://www.craack.com/assets/avatars/1209death05-thumb.gif' where id=30;" calcext:value-type="string">
            <text:p>update entrenador set avatar='http://www.craack.com/assets/avatars/1209death05-thumb.gif' where id=30;</text:p>
          </table:table-cell>
        </table:table-row>
        <table:table-row table:style-name="ro1">
          <table:table-cell table:formula="of:=RAND()" office:value-type="float" office:value="0.634622520301491" calcext:value-type="float">
            <text:p>0,6346225203</text:p>
          </table:table-cell>
          <table:table-cell office:value-type="string" calcext:value-type="string">
            <text:p>swg_male_Wookie_A.gif</text:p>
          </table:table-cell>
          <table:table-cell table:formula="of:=&quot;update entrenador set avatar='http://www.craack.com/assets/avatars/&quot;&amp;[.B31]&amp;&quot;' where id=&quot;&amp;ROW()&amp;&quot;;&quot;" office:value-type="string" office:string-value="update entrenador set avatar='http://www.craack.com/assets/avatars/swg_male_Wookie_A.gif' where id=31;" calcext:value-type="string">
            <text:p>update entrenador set avatar='http://www.craack.com/assets/avatars/swg_male_Wookie_A.gif' where id=31;</text:p>
          </table:table-cell>
        </table:table-row>
        <table:table-row table:style-name="ro1">
          <table:table-cell table:formula="of:=RAND()" office:value-type="float" office:value="0.361980902729556" calcext:value-type="float">
            <text:p>0,3619809027</text:p>
          </table:table-cell>
          <table:table-cell office:value-type="string" calcext:value-type="string">
            <text:p>swg_male_Human_A.gif</text:p>
          </table:table-cell>
          <table:table-cell table:formula="of:=&quot;update entrenador set avatar='http://www.craack.com/assets/avatars/&quot;&amp;[.B32]&amp;&quot;' where id=&quot;&amp;ROW()&amp;&quot;;&quot;" office:value-type="string" office:string-value="update entrenador set avatar='http://www.craack.com/assets/avatars/swg_male_Human_A.gif' where id=32;" calcext:value-type="string">
            <text:p>update entrenador set avatar='http://www.craack.com/assets/avatars/swg_male_Human_A.gif' where id=32;</text:p>
          </table:table-cell>
        </table:table-row>
        <table:table-row table:style-name="ro1">
          <table:table-cell table:formula="of:=RAND()" office:value-type="float" office:value="0.405418329173699" calcext:value-type="float">
            <text:p>0,4054183292</text:p>
          </table:table-cell>
          <table:table-cell office:value-type="string" calcext:value-type="string">
            <text:p>148.jpg</text:p>
          </table:table-cell>
          <table:table-cell table:formula="of:=&quot;update entrenador set avatar='http://www.craack.com/assets/avatars/&quot;&amp;[.B33]&amp;&quot;' where id=&quot;&amp;ROW()&amp;&quot;;&quot;" office:value-type="string" office:string-value="update entrenador set avatar='http://www.craack.com/assets/avatars/148.jpg' where id=33;" calcext:value-type="string">
            <text:p>update entrenador set avatar='http://www.craack.com/assets/avatars/148.jpg' where id=33;</text:p>
          </table:table-cell>
        </table:table-row>
        <table:table-row table:style-name="ro1">
          <table:table-cell table:formula="of:=RAND()" office:value-type="float" office:value="0.319743451895192" calcext:value-type="float">
            <text:p>0,3197434519</text:p>
          </table:table-cell>
          <table:table-cell office:value-type="string" calcext:value-type="string">
            <text:p>swg_fem_Twielk_A.gif</text:p>
          </table:table-cell>
          <table:table-cell table:formula="of:=&quot;update entrenador set avatar='http://www.craack.com/assets/avatars/&quot;&amp;[.B34]&amp;&quot;' where id=&quot;&amp;ROW()&amp;&quot;;&quot;" office:value-type="string" office:string-value="update entrenador set avatar='http://www.craack.com/assets/avatars/swg_fem_Twielk_A.gif' where id=34;" calcext:value-type="string">
            <text:p>update entrenador set avatar='http://www.craack.com/assets/avatars/swg_fem_Twielk_A.gif' where id=34;</text:p>
          </table:table-cell>
        </table:table-row>
        <table:table-row table:style-name="ro1">
          <table:table-cell table:formula="of:=RAND()" office:value-type="float" office:value="0.166469601681456" calcext:value-type="float">
            <text:p>0,1664696017</text:p>
          </table:table-cell>
          <table:table-cell office:value-type="string" calcext:value-type="string">
            <text:p>19silverhottie-thumb.jpg</text:p>
          </table:table-cell>
          <table:table-cell table:formula="of:=&quot;update entrenador set avatar='http://www.craack.com/assets/avatars/&quot;&amp;[.B35]&amp;&quot;' where id=&quot;&amp;ROW()&amp;&quot;;&quot;" office:value-type="string" office:string-value="update entrenador set avatar='http://www.craack.com/assets/avatars/19silverhottie-thumb.jpg' where id=35;" calcext:value-type="string">
            <text:p>update entrenador set avatar='http://www.craack.com/assets/avatars/19silverhottie-thumb.jpg' where id=35;</text:p>
          </table:table-cell>
        </table:table-row>
        <table:table-row table:style-name="ro1">
          <table:table-cell table:formula="of:=RAND()" office:value-type="float" office:value="0.948912859661505" calcext:value-type="float">
            <text:p>0,9489128597</text:p>
          </table:table-cell>
          <table:table-cell office:value-type="string" calcext:value-type="string">
            <text:p>swg_misc_jawa.gif</text:p>
          </table:table-cell>
          <table:table-cell table:formula="of:=&quot;update entrenador set avatar='http://www.craack.com/assets/avatars/&quot;&amp;[.B36]&amp;&quot;' where id=&quot;&amp;ROW()&amp;&quot;;&quot;" office:value-type="string" office:string-value="update entrenador set avatar='http://www.craack.com/assets/avatars/swg_misc_jawa.gif' where id=36;" calcext:value-type="string">
            <text:p>update entrenador set avatar='http://www.craack.com/assets/avatars/swg_misc_jawa.gif' where id=36;</text:p>
          </table:table-cell>
        </table:table-row>
        <table:table-row table:style-name="ro1">
          <table:table-cell table:formula="of:=RAND()" office:value-type="float" office:value="0.00562570709735155" calcext:value-type="float">
            <text:p>0,0056257071</text:p>
          </table:table-cell>
          <table:table-cell office:value-type="string" calcext:value-type="string">
            <text:p>345newquaysunsetAA-thumb.jpg</text:p>
          </table:table-cell>
          <table:table-cell table:formula="of:=&quot;update entrenador set avatar='http://www.craack.com/assets/avatars/&quot;&amp;[.B37]&amp;&quot;' where id=&quot;&amp;ROW()&amp;&quot;;&quot;" office:value-type="string" office:string-value="update entrenador set avatar='http://www.craack.com/assets/avatars/345newquaysunsetAA-thumb.jpg' where id=37;" calcext:value-type="string">
            <text:p>update entrenador set avatar='http://www.craack.com/assets/avatars/345newquaysunsetAA-thumb.jpg' where id=37;</text:p>
          </table:table-cell>
        </table:table-row>
        <table:table-row table:style-name="ro1">
          <table:table-cell table:formula="of:=RAND()" office:value-type="float" office:value="0.0841490852180868" calcext:value-type="float">
            <text:p>0,0841490852</text:p>
          </table:table-cell>
          <table:table-cell office:value-type="string" calcext:value-type="string">
            <text:p>2411.gif</text:p>
          </table:table-cell>
          <table:table-cell table:formula="of:=&quot;update entrenador set avatar='http://www.craack.com/assets/avatars/&quot;&amp;[.B38]&amp;&quot;' where id=&quot;&amp;ROW()&amp;&quot;;&quot;" office:value-type="string" office:string-value="update entrenador set avatar='http://www.craack.com/assets/avatars/2411.gif' where id=38;" calcext:value-type="string">
            <text:p>update entrenador set avatar='http://www.craack.com/assets/avatars/2411.gif' where id=38;</text:p>
          </table:table-cell>
        </table:table-row>
        <table:table-row table:style-name="ro1">
          <table:table-cell table:formula="of:=RAND()" office:value-type="float" office:value="0.485309590119869" calcext:value-type="float">
            <text:p>0,4853095901</text:p>
          </table:table-cell>
          <table:table-cell office:value-type="string" calcext:value-type="string">
            <text:p>shannon(2).gif</text:p>
          </table:table-cell>
          <table:table-cell table:formula="of:=&quot;update entrenador set avatar='http://www.craack.com/assets/avatars/&quot;&amp;[.B39]&amp;&quot;' where id=&quot;&amp;ROW()&amp;&quot;;&quot;" office:value-type="string" office:string-value="update entrenador set avatar='http://www.craack.com/assets/avatars/shannon(2).gif' where id=39;" calcext:value-type="string">
            <text:p>update entrenador set avatar='http://www.craack.com/assets/avatars/shannon(2).gif' where id=39;</text:p>
          </table:table-cell>
        </table:table-row>
        <table:table-row table:style-name="ro1">
          <table:table-cell table:formula="of:=RAND()" office:value-type="float" office:value="0.833165446529165" calcext:value-type="float">
            <text:p>0,8331654465</text:p>
          </table:table-cell>
          <table:table-cell office:value-type="string" calcext:value-type="string">
            <text:p>431Alien1_ktk-thumb.jpg</text:p>
          </table:table-cell>
          <table:table-cell table:formula="of:=&quot;update entrenador set avatar='http://www.craack.com/assets/avatars/&quot;&amp;[.B40]&amp;&quot;' where id=&quot;&amp;ROW()&amp;&quot;;&quot;" office:value-type="string" office:string-value="update entrenador set avatar='http://www.craack.com/assets/avatars/431Alien1_ktk-thumb.jpg' where id=40;" calcext:value-type="string">
            <text:p>update entrenador set avatar='http://www.craack.com/assets/avatars/431Alien1_ktk-thumb.jpg' where id=40;</text:p>
          </table:table-cell>
        </table:table-row>
        <table:table-row table:style-name="ro1">
          <table:table-cell table:formula="of:=RAND()" office:value-type="float" office:value="0.0956565600354224" calcext:value-type="float">
            <text:p>0,09565656</text:p>
          </table:table-cell>
          <table:table-cell office:value-type="string" calcext:value-type="string">
            <text:p>Star_Wars_46.jpg</text:p>
          </table:table-cell>
          <table:table-cell table:formula="of:=&quot;update entrenador set avatar='http://www.craack.com/assets/avatars/&quot;&amp;[.B41]&amp;&quot;' where id=&quot;&amp;ROW()&amp;&quot;;&quot;" office:value-type="string" office:string-value="update entrenador set avatar='http://www.craack.com/assets/avatars/Star_Wars_46.jpg' where id=41;" calcext:value-type="string">
            <text:p>update entrenador set avatar='http://www.craack.com/assets/avatars/Star_Wars_46.jpg' where id=41;</text:p>
          </table:table-cell>
        </table:table-row>
        <table:table-row table:style-name="ro1">
          <table:table-cell table:formula="of:=RAND()" office:value-type="float" office:value="0.301133726490661" calcext:value-type="float">
            <text:p>0,3011337265</text:p>
          </table:table-cell>
          <table:table-cell office:value-type="string" calcext:value-type="string">
            <text:p>michael(2).gif</text:p>
          </table:table-cell>
          <table:table-cell table:formula="of:=&quot;update entrenador set avatar='http://www.craack.com/assets/avatars/&quot;&amp;[.B42]&amp;&quot;' where id=&quot;&amp;ROW()&amp;&quot;;&quot;" office:value-type="string" office:string-value="update entrenador set avatar='http://www.craack.com/assets/avatars/michael(2).gif' where id=42;" calcext:value-type="string">
            <text:p>update entrenador set avatar='http://www.craack.com/assets/avatars/michael(2).gif' where id=42;</text:p>
          </table:table-cell>
        </table:table-row>
        <table:table-row table:style-name="ro1">
          <table:table-cell table:formula="of:=RAND()" office:value-type="float" office:value="0.495492158224806" calcext:value-type="float">
            <text:p>0,4954921582</text:p>
          </table:table-cell>
          <table:table-cell office:value-type="string" calcext:value-type="string">
            <text:p>12532.jpg</text:p>
          </table:table-cell>
          <table:table-cell table:formula="of:=&quot;update entrenador set avatar='http://www.craack.com/assets/avatars/&quot;&amp;[.B43]&amp;&quot;' where id=&quot;&amp;ROW()&amp;&quot;;&quot;" office:value-type="string" office:string-value="update entrenador set avatar='http://www.craack.com/assets/avatars/12532.jpg' where id=43;" calcext:value-type="string">
            <text:p>update entrenador set avatar='http://www.craack.com/assets/avatars/12532.jpg' where id=43;</text:p>
          </table:table-cell>
        </table:table-row>
        <table:table-row table:style-name="ro1">
          <table:table-cell table:formula="of:=RAND()" office:value-type="float" office:value="0.588924158830196" calcext:value-type="float">
            <text:p>0,5889241588</text:p>
          </table:table-cell>
          <table:table-cell office:value-type="string" calcext:value-type="string">
            <text:p>arzt(2).gif</text:p>
          </table:table-cell>
          <table:table-cell table:formula="of:=&quot;update entrenador set avatar='http://www.craack.com/assets/avatars/&quot;&amp;[.B44]&amp;&quot;' where id=&quot;&amp;ROW()&amp;&quot;;&quot;" office:value-type="string" office:string-value="update entrenador set avatar='http://www.craack.com/assets/avatars/arzt(2).gif' where id=44;" calcext:value-type="string">
            <text:p>update entrenador set avatar='http://www.craack.com/assets/avatars/arzt(2).gif' where id=44;</text:p>
          </table:table-cell>
        </table:table-row>
        <table:table-row table:style-name="ro1">
          <table:table-cell table:formula="of:=RAND()" office:value-type="float" office:value="0.567348955431953" calcext:value-type="float">
            <text:p>0,5673489554</text:p>
          </table:table-cell>
          <table:table-cell office:value-type="string" calcext:value-type="string">
            <text:p>michael(1).gif</text:p>
          </table:table-cell>
          <table:table-cell table:formula="of:=&quot;update entrenador set avatar='http://www.craack.com/assets/avatars/&quot;&amp;[.B45]&amp;&quot;' where id=&quot;&amp;ROW()&amp;&quot;;&quot;" office:value-type="string" office:string-value="update entrenador set avatar='http://www.craack.com/assets/avatars/michael(1).gif' where id=45;" calcext:value-type="string">
            <text:p>update entrenador set avatar='http://www.craack.com/assets/avatars/michael(1).gif' where id=45;</text:p>
          </table:table-cell>
        </table:table-row>
        <table:table-row table:style-name="ro1">
          <table:table-cell table:formula="of:=RAND()" office:value-type="float" office:value="0.606769286328927" calcext:value-type="float">
            <text:p>0,6067692863</text:p>
          </table:table-cell>
          <table:table-cell office:value-type="string" calcext:value-type="string">
            <text:p>1190h_h_r-thumb.jpg</text:p>
          </table:table-cell>
          <table:table-cell table:formula="of:=&quot;update entrenador set avatar='http://www.craack.com/assets/avatars/&quot;&amp;[.B46]&amp;&quot;' where id=&quot;&amp;ROW()&amp;&quot;;&quot;" office:value-type="string" office:string-value="update entrenador set avatar='http://www.craack.com/assets/avatars/1190h_h_r-thumb.jpg' where id=46;" calcext:value-type="string">
            <text:p>update entrenador set avatar='http://www.craack.com/assets/avatars/1190h_h_r-thumb.jpg' where id=46;</text:p>
          </table:table-cell>
        </table:table-row>
        <table:table-row table:style-name="ro1">
          <table:table-cell table:formula="of:=RAND()" office:value-type="float" office:value="0.48501971969381" calcext:value-type="float">
            <text:p>0,4850197197</text:p>
          </table:table-cell>
          <table:table-cell office:value-type="string" calcext:value-type="string">
            <text:p>192.jpg</text:p>
          </table:table-cell>
          <table:table-cell table:formula="of:=&quot;update entrenador set avatar='http://www.craack.com/assets/avatars/&quot;&amp;[.B47]&amp;&quot;' where id=&quot;&amp;ROW()&amp;&quot;;&quot;" office:value-type="string" office:string-value="update entrenador set avatar='http://www.craack.com/assets/avatars/192.jpg' where id=47;" calcext:value-type="string">
            <text:p>update entrenador set avatar='http://www.craack.com/assets/avatars/192.jpg' where id=47;</text:p>
          </table:table-cell>
        </table:table-row>
        <table:table-row table:style-name="ro1">
          <table:table-cell table:formula="of:=RAND()" office:value-type="float" office:value="0.0770445258822292" calcext:value-type="float">
            <text:p>0,0770445259</text:p>
          </table:table-cell>
          <table:table-cell office:value-type="string" calcext:value-type="string">
            <text:p>eko(1).gif</text:p>
          </table:table-cell>
          <table:table-cell table:formula="of:=&quot;update entrenador set avatar='http://www.craack.com/assets/avatars/&quot;&amp;[.B48]&amp;&quot;' where id=&quot;&amp;ROW()&amp;&quot;;&quot;" office:value-type="string" office:string-value="update entrenador set avatar='http://www.craack.com/assets/avatars/eko(1).gif' where id=48;" calcext:value-type="string">
            <text:p>update entrenador set avatar='http://www.craack.com/assets/avatars/eko(1).gif' where id=48;</text:p>
          </table:table-cell>
        </table:table-row>
        <table:table-row table:style-name="ro1">
          <table:table-cell table:formula="of:=RAND()" office:value-type="float" office:value="0.557673637755215" calcext:value-type="float">
            <text:p>0,5576736378</text:p>
          </table:table-cell>
          <table:table-cell office:value-type="string" calcext:value-type="string">
            <text:p>stormtrooper.jpg</text:p>
          </table:table-cell>
          <table:table-cell table:formula="of:=&quot;update entrenador set avatar='http://www.craack.com/assets/avatars/&quot;&amp;[.B49]&amp;&quot;' where id=&quot;&amp;ROW()&amp;&quot;;&quot;" office:value-type="string" office:string-value="update entrenador set avatar='http://www.craack.com/assets/avatars/stormtrooper.jpg' where id=49;" calcext:value-type="string">
            <text:p>update entrenador set avatar='http://www.craack.com/assets/avatars/stormtrooper.jpg' where id=49;</text:p>
          </table:table-cell>
        </table:table-row>
        <table:table-row table:style-name="ro1">
          <table:table-cell table:formula="of:=RAND()" office:value-type="float" office:value="0.836151177994907" calcext:value-type="float">
            <text:p>0,836151178</text:p>
          </table:table-cell>
          <table:table-cell office:value-type="string" calcext:value-type="string">
            <text:p>147.jpg</text:p>
          </table:table-cell>
          <table:table-cell table:formula="of:=&quot;update entrenador set avatar='http://www.craack.com/assets/avatars/&quot;&amp;[.B50]&amp;&quot;' where id=&quot;&amp;ROW()&amp;&quot;;&quot;" office:value-type="string" office:string-value="update entrenador set avatar='http://www.craack.com/assets/avatars/147.jpg' where id=50;" calcext:value-type="string">
            <text:p>update entrenador set avatar='http://www.craack.com/assets/avatars/147.jpg' where id=50;</text:p>
          </table:table-cell>
        </table:table-row>
        <table:table-row table:style-name="ro1">
          <table:table-cell table:formula="of:=RAND()" office:value-type="float" office:value="0.536523764254525" calcext:value-type="float">
            <text:p>0,5365237643</text:p>
          </table:table-cell>
          <table:table-cell office:value-type="string" calcext:value-type="string">
            <text:p>o_human1.gif</text:p>
          </table:table-cell>
          <table:table-cell table:formula="of:=&quot;update entrenador set avatar='http://www.craack.com/assets/avatars/&quot;&amp;[.B51]&amp;&quot;' where id=&quot;&amp;ROW()&amp;&quot;;&quot;" office:value-type="string" office:string-value="update entrenador set avatar='http://www.craack.com/assets/avatars/o_human1.gif' where id=51;" calcext:value-type="string">
            <text:p>update entrenador set avatar='http://www.craack.com/assets/avatars/o_human1.gif' where id=51;</text:p>
          </table:table-cell>
        </table:table-row>
        <table:table-row table:style-name="ro1">
          <table:table-cell table:formula="of:=RAND()" office:value-type="float" office:value="0.872485759202391" calcext:value-type="float">
            <text:p>0,8724857592</text:p>
          </table:table-cell>
          <table:table-cell office:value-type="string" calcext:value-type="string">
            <text:p>swg_male_Twielk_A.gif</text:p>
          </table:table-cell>
          <table:table-cell table:formula="of:=&quot;update entrenador set avatar='http://www.craack.com/assets/avatars/&quot;&amp;[.B52]&amp;&quot;' where id=&quot;&amp;ROW()&amp;&quot;;&quot;" office:value-type="string" office:string-value="update entrenador set avatar='http://www.craack.com/assets/avatars/swg_male_Twielk_A.gif' where id=52;" calcext:value-type="string">
            <text:p>update entrenador set avatar='http://www.craack.com/assets/avatars/swg_male_Twielk_A.gif' where id=52;</text:p>
          </table:table-cell>
        </table:table-row>
        <table:table-row table:style-name="ro1">
          <table:table-cell table:formula="of:=RAND()" office:value-type="float" office:value="0.829822552157566" calcext:value-type="float">
            <text:p>0,8298225522</text:p>
          </table:table-cell>
          <table:table-cell office:value-type="string" calcext:value-type="string">
            <text:p>20031.gif</text:p>
          </table:table-cell>
          <table:table-cell table:formula="of:=&quot;update entrenador set avatar='http://www.craack.com/assets/avatars/&quot;&amp;[.B53]&amp;&quot;' where id=&quot;&amp;ROW()&amp;&quot;;&quot;" office:value-type="string" office:string-value="update entrenador set avatar='http://www.craack.com/assets/avatars/20031.gif' where id=53;" calcext:value-type="string">
            <text:p>update entrenador set avatar='http://www.craack.com/assets/avatars/20031.gif' where id=53;</text:p>
          </table:table-cell>
        </table:table-row>
        <table:table-row table:style-name="ro1">
          <table:table-cell table:formula="of:=RAND()" office:value-type="float" office:value="0.0124563674908131" calcext:value-type="float">
            <text:p>0,0124563675</text:p>
          </table:table-cell>
          <table:table-cell office:value-type="string" calcext:value-type="string">
            <text:p>1185adl-thumb.jpg</text:p>
          </table:table-cell>
          <table:table-cell table:formula="of:=&quot;update entrenador set avatar='http://www.craack.com/assets/avatars/&quot;&amp;[.B54]&amp;&quot;' where id=&quot;&amp;ROW()&amp;&quot;;&quot;" office:value-type="string" office:string-value="update entrenador set avatar='http://www.craack.com/assets/avatars/1185adl-thumb.jpg' where id=54;" calcext:value-type="string">
            <text:p>update entrenador set avatar='http://www.craack.com/assets/avatars/1185adl-thumb.jpg' where id=54;</text:p>
          </table:table-cell>
        </table:table-row>
        <table:table-row table:style-name="ro1">
          <table:table-cell table:formula="of:=RAND()" office:value-type="float" office:value="0.480282739270479" calcext:value-type="float">
            <text:p>0,4802827393</text:p>
          </table:table-cell>
          <table:table-cell office:value-type="string" calcext:value-type="string">
            <text:p>16614.gif</text:p>
          </table:table-cell>
          <table:table-cell table:formula="of:=&quot;update entrenador set avatar='http://www.craack.com/assets/avatars/&quot;&amp;[.B55]&amp;&quot;' where id=&quot;&amp;ROW()&amp;&quot;;&quot;" office:value-type="string" office:string-value="update entrenador set avatar='http://www.craack.com/assets/avatars/16614.gif' where id=55;" calcext:value-type="string">
            <text:p>update entrenador set avatar='http://www.craack.com/assets/avatars/16614.gif' where id=55;</text:p>
          </table:table-cell>
        </table:table-row>
        <table:table-row table:style-name="ro1">
          <table:table-cell table:formula="of:=RAND()" office:value-type="float" office:value="0.429721496766433" calcext:value-type="float">
            <text:p>0,4297214968</text:p>
          </table:table-cell>
          <table:table-cell office:value-type="string" calcext:value-type="string">
            <text:p>o_moncalamari1.gif</text:p>
          </table:table-cell>
          <table:table-cell table:formula="of:=&quot;update entrenador set avatar='http://www.craack.com/assets/avatars/&quot;&amp;[.B56]&amp;&quot;' where id=&quot;&amp;ROW()&amp;&quot;;&quot;" office:value-type="string" office:string-value="update entrenador set avatar='http://www.craack.com/assets/avatars/o_moncalamari1.gif' where id=56;" calcext:value-type="string">
            <text:p>update entrenador set avatar='http://www.craack.com/assets/avatars/o_moncalamari1.gif' where id=56;</text:p>
          </table:table-cell>
        </table:table-row>
        <table:table-row table:style-name="ro1">
          <table:table-cell table:formula="of:=RAND()" office:value-type="float" office:value="0.613348603481427" calcext:value-type="float">
            <text:p>0,6133486035</text:p>
          </table:table-cell>
          <table:table-cell office:value-type="string" calcext:value-type="string">
            <text:p>img170.jpg</text:p>
          </table:table-cell>
          <table:table-cell table:formula="of:=&quot;update entrenador set avatar='http://www.craack.com/assets/avatars/&quot;&amp;[.B57]&amp;&quot;' where id=&quot;&amp;ROW()&amp;&quot;;&quot;" office:value-type="string" office:string-value="update entrenador set avatar='http://www.craack.com/assets/avatars/img170.jpg' where id=57;" calcext:value-type="string">
            <text:p>update entrenador set avatar='http://www.craack.com/assets/avatars/img170.jpg' where id=57;</text:p>
          </table:table-cell>
        </table:table-row>
        <table:table-row table:style-name="ro1">
          <table:table-cell table:formula="of:=RAND()" office:value-type="float" office:value="0.597252974752337" calcext:value-type="float">
            <text:p>0,5972529748</text:p>
          </table:table-cell>
          <table:table-cell office:value-type="string" calcext:value-type="string">
            <text:p>9966.jpg</text:p>
          </table:table-cell>
          <table:table-cell table:formula="of:=&quot;update entrenador set avatar='http://www.craack.com/assets/avatars/&quot;&amp;[.B58]&amp;&quot;' where id=&quot;&amp;ROW()&amp;&quot;;&quot;" office:value-type="string" office:string-value="update entrenador set avatar='http://www.craack.com/assets/avatars/9966.jpg' where id=58;" calcext:value-type="string">
            <text:p>update entrenador set avatar='http://www.craack.com/assets/avatars/9966.jpg' where id=58;</text:p>
          </table:table-cell>
        </table:table-row>
        <table:table-row table:style-name="ro1">
          <table:table-cell table:formula="of:=RAND()" office:value-type="float" office:value="0.218392041744664" calcext:value-type="float">
            <text:p>0,2183920417</text:p>
          </table:table-cell>
          <table:table-cell office:value-type="string" calcext:value-type="string">
            <text:p>9Mark_Lockett5-thumb.jpg</text:p>
          </table:table-cell>
          <table:table-cell table:formula="of:=&quot;update entrenador set avatar='http://www.craack.com/assets/avatars/&quot;&amp;[.B59]&amp;&quot;' where id=&quot;&amp;ROW()&amp;&quot;;&quot;" office:value-type="string" office:string-value="update entrenador set avatar='http://www.craack.com/assets/avatars/9Mark_Lockett5-thumb.jpg' where id=59;" calcext:value-type="string">
            <text:p>update entrenador set avatar='http://www.craack.com/assets/avatars/9Mark_Lockett5-thumb.jpg' where id=59;</text:p>
          </table:table-cell>
        </table:table-row>
        <table:table-row table:style-name="ro1">
          <table:table-cell table:formula="of:=RAND()" office:value-type="float" office:value="0.785365633666515" calcext:value-type="float">
            <text:p>0,7853656337</text:p>
          </table:table-cell>
          <table:table-cell office:value-type="string" calcext:value-type="string">
            <text:p>swg_fem_Human_A.gif</text:p>
          </table:table-cell>
          <table:table-cell table:formula="of:=&quot;update entrenador set avatar='http://www.craack.com/assets/avatars/&quot;&amp;[.B60]&amp;&quot;' where id=&quot;&amp;ROW()&amp;&quot;;&quot;" office:value-type="string" office:string-value="update entrenador set avatar='http://www.craack.com/assets/avatars/swg_fem_Human_A.gif' where id=60;" calcext:value-type="string">
            <text:p>update entrenador set avatar='http://www.craack.com/assets/avatars/swg_fem_Human_A.gif' where id=60;</text:p>
          </table:table-cell>
        </table:table-row>
        <table:table-row table:style-name="ro1">
          <table:table-cell table:formula="of:=RAND()" office:value-type="float" office:value="0.412165281130001" calcext:value-type="float">
            <text:p>0,4121652811</text:p>
          </table:table-cell>
          <table:table-cell office:value-type="string" calcext:value-type="string">
            <text:p>6602.jpg</text:p>
          </table:table-cell>
          <table:table-cell table:formula="of:=&quot;update entrenador set avatar='http://www.craack.com/assets/avatars/&quot;&amp;[.B61]&amp;&quot;' where id=&quot;&amp;ROW()&amp;&quot;;&quot;" office:value-type="string" office:string-value="update entrenador set avatar='http://www.craack.com/assets/avatars/6602.jpg' where id=61;" calcext:value-type="string">
            <text:p>update entrenador set avatar='http://www.craack.com/assets/avatars/6602.jpg' where id=61;</text:p>
          </table:table-cell>
        </table:table-row>
        <table:table-row table:style-name="ro1">
          <table:table-cell table:formula="of:=RAND()" office:value-type="float" office:value="0.16778048989363" calcext:value-type="float">
            <text:p>0,1677804899</text:p>
          </table:table-cell>
          <table:table-cell office:value-type="string" calcext:value-type="string">
            <text:p>150.jpg</text:p>
          </table:table-cell>
          <table:table-cell table:formula="of:=&quot;update entrenador set avatar='http://www.craack.com/assets/avatars/&quot;&amp;[.B62]&amp;&quot;' where id=&quot;&amp;ROW()&amp;&quot;;&quot;" office:value-type="string" office:string-value="update entrenador set avatar='http://www.craack.com/assets/avatars/150.jpg' where id=62;" calcext:value-type="string">
            <text:p>update entrenador set avatar='http://www.craack.com/assets/avatars/150.jpg' where id=62;</text:p>
          </table:table-cell>
        </table:table-row>
        <table:table-row table:style-name="ro1">
          <table:table-cell table:formula="of:=RAND()" office:value-type="float" office:value="0.568736681481823" calcext:value-type="float">
            <text:p>0,5687366815</text:p>
          </table:table-cell>
          <table:table-cell office:value-type="string" calcext:value-type="string">
            <text:p>9962.jpg</text:p>
          </table:table-cell>
          <table:table-cell table:formula="of:=&quot;update entrenador set avatar='http://www.craack.com/assets/avatars/&quot;&amp;[.B63]&amp;&quot;' where id=&quot;&amp;ROW()&amp;&quot;;&quot;" office:value-type="string" office:string-value="update entrenador set avatar='http://www.craack.com/assets/avatars/9962.jpg' where id=63;" calcext:value-type="string">
            <text:p>update entrenador set avatar='http://www.craack.com/assets/avatars/9962.jpg' where id=63;</text:p>
          </table:table-cell>
        </table:table-row>
        <table:table-row table:style-name="ro1">
          <table:table-cell table:formula="of:=RAND()" office:value-type="float" office:value="0.492358597926796" calcext:value-type="float">
            <text:p>0,4923585979</text:p>
          </table:table-cell>
          <table:table-cell office:value-type="string" calcext:value-type="string">
            <text:p>153.jpg</text:p>
          </table:table-cell>
          <table:table-cell table:formula="of:=&quot;update entrenador set avatar='http://www.craack.com/assets/avatars/&quot;&amp;[.B64]&amp;&quot;' where id=&quot;&amp;ROW()&amp;&quot;;&quot;" office:value-type="string" office:string-value="update entrenador set avatar='http://www.craack.com/assets/avatars/153.jpg' where id=64;" calcext:value-type="string">
            <text:p>update entrenador set avatar='http://www.craack.com/assets/avatars/153.jpg' where id=64;</text:p>
          </table:table-cell>
        </table:table-row>
        <table:table-row table:style-name="ro1">
          <table:table-cell table:formula="of:=RAND()" office:value-type="float" office:value="0.723960515344515" calcext:value-type="float">
            <text:p>0,7239605153</text:p>
          </table:table-cell>
          <table:table-cell office:value-type="string" calcext:value-type="string">
            <text:p>o_wookiee1.gif</text:p>
          </table:table-cell>
          <table:table-cell table:formula="of:=&quot;update entrenador set avatar='http://www.craack.com/assets/avatars/&quot;&amp;[.B65]&amp;&quot;' where id=&quot;&amp;ROW()&amp;&quot;;&quot;" office:value-type="string" office:string-value="update entrenador set avatar='http://www.craack.com/assets/avatars/o_wookiee1.gif' where id=65;" calcext:value-type="string">
            <text:p>update entrenador set avatar='http://www.craack.com/assets/avatars/o_wookiee1.gif' where id=65;</text:p>
          </table:table-cell>
        </table:table-row>
        <table:table-row table:style-name="ro1">
          <table:table-cell table:formula="of:=RAND()" office:value-type="float" office:value="0.689579403260723" calcext:value-type="float">
            <text:p>0,6895794033</text:p>
          </table:table-cell>
          <table:table-cell office:value-type="string" calcext:value-type="string">
            <text:p>71.jpg</text:p>
          </table:table-cell>
          <table:table-cell table:formula="of:=&quot;update entrenador set avatar='http://www.craack.com/assets/avatars/&quot;&amp;[.B66]&amp;&quot;' where id=&quot;&amp;ROW()&amp;&quot;;&quot;" office:value-type="string" office:string-value="update entrenador set avatar='http://www.craack.com/assets/avatars/71.jpg' where id=66;" calcext:value-type="string">
            <text:p>update entrenador set avatar='http://www.craack.com/assets/avatars/71.jpg' where id=66;</text:p>
          </table:table-cell>
        </table:table-row>
        <table:table-row table:style-name="ro1">
          <table:table-cell table:formula="of:=RAND()" office:value-type="float" office:value="0.141938818385825" calcext:value-type="float">
            <text:p>0,1419388184</text:p>
          </table:table-cell>
          <table:table-cell office:value-type="string" calcext:value-type="string">
            <text:p>42whatthehell1-thumb.jpg</text:p>
          </table:table-cell>
          <table:table-cell table:formula="of:=&quot;update entrenador set avatar='http://www.craack.com/assets/avatars/&quot;&amp;[.B67]&amp;&quot;' where id=&quot;&amp;ROW()&amp;&quot;;&quot;" office:value-type="string" office:string-value="update entrenador set avatar='http://www.craack.com/assets/avatars/42whatthehell1-thumb.jpg' where id=67;" calcext:value-type="string">
            <text:p>update entrenador set avatar='http://www.craack.com/assets/avatars/42whatthehell1-thumb.jpg' where id=67;</text:p>
          </table:table-cell>
        </table:table-row>
        <table:table-row table:style-name="ro1">
          <table:table-cell table:formula="of:=RAND()" office:value-type="float" office:value="0.366285159718245" calcext:value-type="float">
            <text:p>0,3662851597</text:p>
          </table:table-cell>
          <table:table-cell office:value-type="string" calcext:value-type="string">
            <text:p>6885.gif</text:p>
          </table:table-cell>
          <table:table-cell table:formula="of:=&quot;update entrenador set avatar='http://www.craack.com/assets/avatars/&quot;&amp;[.B68]&amp;&quot;' where id=&quot;&amp;ROW()&amp;&quot;;&quot;" office:value-type="string" office:string-value="update entrenador set avatar='http://www.craack.com/assets/avatars/6885.gif' where id=68;" calcext:value-type="string">
            <text:p>update entrenador set avatar='http://www.craack.com/assets/avatars/6885.gif' where id=68;</text:p>
          </table:table-cell>
        </table:table-row>
        <table:table-row table:style-name="ro1">
          <table:table-cell table:formula="of:=RAND()" office:value-type="float" office:value="0.297090434702113" calcext:value-type="float">
            <text:p>0,2970904347</text:p>
          </table:table-cell>
          <table:table-cell office:value-type="string" calcext:value-type="string">
            <text:p>29ikon.jpg</text:p>
          </table:table-cell>
          <table:table-cell table:formula="of:=&quot;update entrenador set avatar='http://www.craack.com/assets/avatars/&quot;&amp;[.B69]&amp;&quot;' where id=&quot;&amp;ROW()&amp;&quot;;&quot;" office:value-type="string" office:string-value="update entrenador set avatar='http://www.craack.com/assets/avatars/29ikon.jpg' where id=69;" calcext:value-type="string">
            <text:p>update entrenador set avatar='http://www.craack.com/assets/avatars/29ikon.jpg' where id=69;</text:p>
          </table:table-cell>
        </table:table-row>
        <table:table-row table:style-name="ro1">
          <table:table-cell table:formula="of:=RAND()" office:value-type="float" office:value="0.276639240328223" calcext:value-type="float">
            <text:p>0,2766392403</text:p>
          </table:table-cell>
          <table:table-cell office:value-type="string" calcext:value-type="string">
            <text:p>swg_male_Zabrak_A.gif</text:p>
          </table:table-cell>
          <table:table-cell table:formula="of:=&quot;update entrenador set avatar='http://www.craack.com/assets/avatars/&quot;&amp;[.B70]&amp;&quot;' where id=&quot;&amp;ROW()&amp;&quot;;&quot;" office:value-type="string" office:string-value="update entrenador set avatar='http://www.craack.com/assets/avatars/swg_male_Zabrak_A.gif' where id=70;" calcext:value-type="string">
            <text:p>update entrenador set avatar='http://www.craack.com/assets/avatars/swg_male_Zabrak_A.gif' where id=70;</text:p>
          </table:table-cell>
        </table:table-row>
        <table:table-row table:style-name="ro1">
          <table:table-cell table:formula="of:=RAND()" office:value-type="float" office:value="0.672186933690682" calcext:value-type="float">
            <text:p>0,6721869337</text:p>
          </table:table-cell>
          <table:table-cell office:value-type="string" calcext:value-type="string">
            <text:p>186.jpg</text:p>
          </table:table-cell>
          <table:table-cell table:formula="of:=&quot;update entrenador set avatar='http://www.craack.com/assets/avatars/&quot;&amp;[.B71]&amp;&quot;' where id=&quot;&amp;ROW()&amp;&quot;;&quot;" office:value-type="string" office:string-value="update entrenador set avatar='http://www.craack.com/assets/avatars/186.jpg' where id=71;" calcext:value-type="string">
            <text:p>update entrenador set avatar='http://www.craack.com/assets/avatars/186.jpg' where id=71;</text:p>
          </table:table-cell>
        </table:table-row>
        <table:table-row table:style-name="ro1">
          <table:table-cell table:formula="of:=RAND()" office:value-type="float" office:value="0.0841290601529181" calcext:value-type="float">
            <text:p>0,0841290602</text:p>
          </table:table-cell>
          <table:table-cell office:value-type="string" calcext:value-type="string">
            <text:p>ana(1).gif</text:p>
          </table:table-cell>
          <table:table-cell table:formula="of:=&quot;update entrenador set avatar='http://www.craack.com/assets/avatars/&quot;&amp;[.B72]&amp;&quot;' where id=&quot;&amp;ROW()&amp;&quot;;&quot;" office:value-type="string" office:string-value="update entrenador set avatar='http://www.craack.com/assets/avatars/ana(1).gif' where id=72;" calcext:value-type="string">
            <text:p>update entrenador set avatar='http://www.craack.com/assets/avatars/ana(1).gif' where id=72;</text:p>
          </table:table-cell>
        </table:table-row>
        <table:table-row table:style-name="ro1">
          <table:table-cell table:formula="of:=RAND()" office:value-type="float" office:value="0.308500599581748" calcext:value-type="float">
            <text:p>0,3085005996</text:p>
          </table:table-cell>
          <table:table-cell office:value-type="string" calcext:value-type="string">
            <text:p>1500Leader_Of_The_Pack-thumb.jpg</text:p>
          </table:table-cell>
          <table:table-cell table:formula="of:=&quot;update entrenador set avatar='http://www.craack.com/assets/avatars/&quot;&amp;[.B73]&amp;&quot;' where id=&quot;&amp;ROW()&amp;&quot;;&quot;" office:value-type="string" office:string-value="update entrenador set avatar='http://www.craack.com/assets/avatars/1500Leader_Of_The_Pack-thumb.jpg' where id=73;" calcext:value-type="string">
            <text:p>update entrenador set avatar='http://www.craack.com/assets/avatars/1500Leader_Of_The_Pack-thumb.jpg' where id=73;</text:p>
          </table:table-cell>
        </table:table-row>
        <table:table-row table:style-name="ro1">
          <table:table-cell table:formula="of:=RAND()" office:value-type="float" office:value="0.527872866950929" calcext:value-type="float">
            <text:p>0,527872867</text:p>
          </table:table-cell>
          <table:table-cell office:value-type="string" calcext:value-type="string">
            <text:p>15littlerabbit-thumb.jpg</text:p>
          </table:table-cell>
          <table:table-cell table:formula="of:=&quot;update entrenador set avatar='http://www.craack.com/assets/avatars/&quot;&amp;[.B74]&amp;&quot;' where id=&quot;&amp;ROW()&amp;&quot;;&quot;" office:value-type="string" office:string-value="update entrenador set avatar='http://www.craack.com/assets/avatars/15littlerabbit-thumb.jpg' where id=74;" calcext:value-type="string">
            <text:p>update entrenador set avatar='http://www.craack.com/assets/avatars/15littlerabbit-thumb.jpg' where id=74;</text:p>
          </table:table-cell>
        </table:table-row>
        <table:table-row table:style-name="ro1">
          <table:table-cell table:formula="of:=RAND()" office:value-type="float" office:value="0.28706501214765" calcext:value-type="float">
            <text:p>0,2870650121</text:p>
          </table:table-cell>
          <table:table-cell office:value-type="string" calcext:value-type="string">
            <text:p>20029.gif</text:p>
          </table:table-cell>
          <table:table-cell table:formula="of:=&quot;update entrenador set avatar='http://www.craack.com/assets/avatars/&quot;&amp;[.B75]&amp;&quot;' where id=&quot;&amp;ROW()&amp;&quot;;&quot;" office:value-type="string" office:string-value="update entrenador set avatar='http://www.craack.com/assets/avatars/20029.gif' where id=75;" calcext:value-type="string">
            <text:p>update entrenador set avatar='http://www.craack.com/assets/avatars/20029.gif' where id=75;</text:p>
          </table:table-cell>
        </table:table-row>
        <table:table-row table:style-name="ro1">
          <table:table-cell table:formula="of:=RAND()" office:value-type="float" office:value="0.537941238144413" calcext:value-type="float">
            <text:p>0,5379412381</text:p>
          </table:table-cell>
          <table:table-cell office:value-type="string" calcext:value-type="string">
            <text:p>18869.gif</text:p>
          </table:table-cell>
          <table:table-cell table:formula="of:=&quot;update entrenador set avatar='http://www.craack.com/assets/avatars/&quot;&amp;[.B76]&amp;&quot;' where id=&quot;&amp;ROW()&amp;&quot;;&quot;" office:value-type="string" office:string-value="update entrenador set avatar='http://www.craack.com/assets/avatars/18869.gif' where id=76;" calcext:value-type="string">
            <text:p>update entrenador set avatar='http://www.craack.com/assets/avatars/18869.gif' where id=76;</text:p>
          </table:table-cell>
        </table:table-row>
        <table:table-row table:style-name="ro1">
          <table:table-cell table:formula="of:=RAND()" office:value-type="float" office:value="0.509376855567098" calcext:value-type="float">
            <text:p>0,5093768556</text:p>
          </table:table-cell>
          <table:table-cell office:value-type="string" calcext:value-type="string">
            <text:p>6enlightened_CG-thumb.jpg</text:p>
          </table:table-cell>
          <table:table-cell table:formula="of:=&quot;update entrenador set avatar='http://www.craack.com/assets/avatars/&quot;&amp;[.B77]&amp;&quot;' where id=&quot;&amp;ROW()&amp;&quot;;&quot;" office:value-type="string" office:string-value="update entrenador set avatar='http://www.craack.com/assets/avatars/6enlightened_CG-thumb.jpg' where id=77;" calcext:value-type="string">
            <text:p>update entrenador set avatar='http://www.craack.com/assets/avatars/6enlightened_CG-thumb.jpg' where id=77;</text:p>
          </table:table-cell>
        </table:table-row>
        <table:table-row table:style-name="ro1">
          <table:table-cell table:formula="of:=RAND()" office:value-type="float" office:value="0.104922779137269" calcext:value-type="float">
            <text:p>0,1049227791</text:p>
          </table:table-cell>
          <table:table-cell office:value-type="string" calcext:value-type="string">
            <text:p>103guardthumb-thumb.JPG</text:p>
          </table:table-cell>
          <table:table-cell table:formula="of:=&quot;update entrenador set avatar='http://www.craack.com/assets/avatars/&quot;&amp;[.B78]&amp;&quot;' where id=&quot;&amp;ROW()&amp;&quot;;&quot;" office:value-type="string" office:string-value="update entrenador set avatar='http://www.craack.com/assets/avatars/103guardthumb-thumb.JPG' where id=78;" calcext:value-type="string">
            <text:p>update entrenador set avatar='http://www.craack.com/assets/avatars/103guardthumb-thumb.JPG' where id=78;</text:p>
          </table:table-cell>
        </table:table-row>
        <table:table-row table:style-name="ro1">
          <table:table-cell table:formula="of:=RAND()" office:value-type="float" office:value="0.936545332428068" calcext:value-type="float">
            <text:p>0,9365453324</text:p>
          </table:table-cell>
          <table:table-cell office:value-type="string" calcext:value-type="string">
            <text:p>12533.jpg</text:p>
          </table:table-cell>
          <table:table-cell table:formula="of:=&quot;update entrenador set avatar='http://www.craack.com/assets/avatars/&quot;&amp;[.B79]&amp;&quot;' where id=&quot;&amp;ROW()&amp;&quot;;&quot;" office:value-type="string" office:string-value="update entrenador set avatar='http://www.craack.com/assets/avatars/12533.jpg' where id=79;" calcext:value-type="string">
            <text:p>update entrenador set avatar='http://www.craack.com/assets/avatars/12533.jpg' where id=79;</text:p>
          </table:table-cell>
        </table:table-row>
        <table:table-row table:style-name="ro1">
          <table:table-cell table:formula="of:=RAND()" office:value-type="float" office:value="0.762345039285719" calcext:value-type="float">
            <text:p>0,7623450393</text:p>
          </table:table-cell>
          <table:table-cell office:value-type="string" calcext:value-type="string">
            <text:p>20022.gif</text:p>
          </table:table-cell>
          <table:table-cell table:formula="of:=&quot;update entrenador set avatar='http://www.craack.com/assets/avatars/&quot;&amp;[.B80]&amp;&quot;' where id=&quot;&amp;ROW()&amp;&quot;;&quot;" office:value-type="string" office:string-value="update entrenador set avatar='http://www.craack.com/assets/avatars/20022.gif' where id=80;" calcext:value-type="string">
            <text:p>update entrenador set avatar='http://www.craack.com/assets/avatars/20022.gif' where id=80;</text:p>
          </table:table-cell>
        </table:table-row>
        <table:table-row table:style-name="ro1">
          <table:table-cell table:formula="of:=RAND()" office:value-type="float" office:value="0.135793289868161" calcext:value-type="float">
            <text:p>0,1357932899</text:p>
          </table:table-cell>
          <table:table-cell office:value-type="string" calcext:value-type="string">
            <text:p>146.jpg</text:p>
          </table:table-cell>
          <table:table-cell table:formula="of:=&quot;update entrenador set avatar='http://www.craack.com/assets/avatars/&quot;&amp;[.B81]&amp;&quot;' where id=&quot;&amp;ROW()&amp;&quot;;&quot;" office:value-type="string" office:string-value="update entrenador set avatar='http://www.craack.com/assets/avatars/146.jpg' where id=81;" calcext:value-type="string">
            <text:p>update entrenador set avatar='http://www.craack.com/assets/avatars/146.jpg' where id=81;</text:p>
          </table:table-cell>
        </table:table-row>
        <table:table-row table:style-name="ro1">
          <table:table-cell table:formula="of:=RAND()" office:value-type="float" office:value="0.060821401886642" calcext:value-type="float">
            <text:p>0,0608214019</text:p>
          </table:table-cell>
          <table:table-cell office:value-type="string" calcext:value-type="string">
            <text:p>arzt(1).gif</text:p>
          </table:table-cell>
          <table:table-cell table:formula="of:=&quot;update entrenador set avatar='http://www.craack.com/assets/avatars/&quot;&amp;[.B82]&amp;&quot;' where id=&quot;&amp;ROW()&amp;&quot;;&quot;" office:value-type="string" office:string-value="update entrenador set avatar='http://www.craack.com/assets/avatars/arzt(1).gif' where id=82;" calcext:value-type="string">
            <text:p>update entrenador set avatar='http://www.craack.com/assets/avatars/arzt(1).gif' where id=82;</text:p>
          </table:table-cell>
        </table:table-row>
        <table:table-row table:style-name="ro1">
          <table:table-cell table:formula="of:=RAND()" office:value-type="float" office:value="0.366358440835029" calcext:value-type="float">
            <text:p>0,3663584408</text:p>
          </table:table-cell>
          <table:table-cell office:value-type="string" calcext:value-type="string">
            <text:p>o_C-3PO1.gif</text:p>
          </table:table-cell>
          <table:table-cell table:formula="of:=&quot;update entrenador set avatar='http://www.craack.com/assets/avatars/&quot;&amp;[.B83]&amp;&quot;' where id=&quot;&amp;ROW()&amp;&quot;;&quot;" office:value-type="string" office:string-value="update entrenador set avatar='http://www.craack.com/assets/avatars/o_C-3PO1.gif' where id=83;" calcext:value-type="string">
            <text:p>update entrenador set avatar='http://www.craack.com/assets/avatars/o_C-3PO1.gif' where id=83;</text:p>
          </table:table-cell>
        </table:table-row>
        <table:table-row table:style-name="ro1">
          <table:table-cell table:formula="of:=RAND()" office:value-type="float" office:value="0.198017543880269" calcext:value-type="float">
            <text:p>0,1980175439</text:p>
          </table:table-cell>
          <table:table-cell office:value-type="string" calcext:value-type="string">
            <text:p>20024.gif</text:p>
          </table:table-cell>
          <table:table-cell table:formula="of:=&quot;update entrenador set avatar='http://www.craack.com/assets/avatars/&quot;&amp;[.B84]&amp;&quot;' where id=&quot;&amp;ROW()&amp;&quot;;&quot;" office:value-type="string" office:string-value="update entrenador set avatar='http://www.craack.com/assets/avatars/20024.gif' where id=84;" calcext:value-type="string">
            <text:p>update entrenador set avatar='http://www.craack.com/assets/avatars/20024.gif' where id=84;</text:p>
          </table:table-cell>
        </table:table-row>
        <table:table-row table:style-name="ro1">
          <table:table-cell table:formula="of:=RAND()" office:value-type="float" office:value="0.74467381532304" calcext:value-type="float">
            <text:p>0,7446738153</text:p>
          </table:table-cell>
          <table:table-cell office:value-type="string" calcext:value-type="string">
            <text:p>20042.gif</text:p>
          </table:table-cell>
          <table:table-cell table:formula="of:=&quot;update entrenador set avatar='http://www.craack.com/assets/avatars/&quot;&amp;[.B85]&amp;&quot;' where id=&quot;&amp;ROW()&amp;&quot;;&quot;" office:value-type="string" office:string-value="update entrenador set avatar='http://www.craack.com/assets/avatars/20042.gif' where id=85;" calcext:value-type="string">
            <text:p>update entrenador set avatar='http://www.craack.com/assets/avatars/20042.gif' where id=85;</text:p>
          </table:table-cell>
        </table:table-row>
        <table:table-row table:style-name="ro1">
          <table:table-cell table:formula="of:=RAND()" office:value-type="float" office:value="0.780343359336257" calcext:value-type="float">
            <text:p>0,7803433593</text:p>
          </table:table-cell>
          <table:table-cell office:value-type="string" calcext:value-type="string">
            <text:p>9965.jpg</text:p>
          </table:table-cell>
          <table:table-cell table:formula="of:=&quot;update entrenador set avatar='http://www.craack.com/assets/avatars/&quot;&amp;[.B86]&amp;&quot;' where id=&quot;&amp;ROW()&amp;&quot;;&quot;" office:value-type="string" office:string-value="update entrenador set avatar='http://www.craack.com/assets/avatars/9965.jpg' where id=86;" calcext:value-type="string">
            <text:p>update entrenador set avatar='http://www.craack.com/assets/avatars/9965.jpg' where id=86;</text:p>
          </table:table-cell>
        </table:table-row>
        <table:table-row table:style-name="ro1">
          <table:table-cell table:formula="of:=RAND()" office:value-type="float" office:value="0.463404284091666" calcext:value-type="float">
            <text:p>0,4634042841</text:p>
          </table:table-cell>
          <table:table-cell office:value-type="string" calcext:value-type="string">
            <text:p>15tuglybird2-thumb.jpg</text:p>
          </table:table-cell>
          <table:table-cell table:formula="of:=&quot;update entrenador set avatar='http://www.craack.com/assets/avatars/&quot;&amp;[.B87]&amp;&quot;' where id=&quot;&amp;ROW()&amp;&quot;;&quot;" office:value-type="string" office:string-value="update entrenador set avatar='http://www.craack.com/assets/avatars/15tuglybird2-thumb.jpg' where id=87;" calcext:value-type="string">
            <text:p>update entrenador set avatar='http://www.craack.com/assets/avatars/15tuglybird2-thumb.jpg' where id=87;</text:p>
          </table:table-cell>
        </table:table-row>
        <table:table-row table:style-name="ro1">
          <table:table-cell table:formula="of:=RAND()" office:value-type="float" office:value="0.571732623269782" calcext:value-type="float">
            <text:p>0,5717326233</text:p>
          </table:table-cell>
          <table:table-cell office:value-type="string" calcext:value-type="string">
            <text:p>desmond(1).gif</text:p>
          </table:table-cell>
          <table:table-cell table:formula="of:=&quot;update entrenador set avatar='http://www.craack.com/assets/avatars/&quot;&amp;[.B88]&amp;&quot;' where id=&quot;&amp;ROW()&amp;&quot;;&quot;" office:value-type="string" office:string-value="update entrenador set avatar='http://www.craack.com/assets/avatars/desmond(1).gif' where id=88;" calcext:value-type="string">
            <text:p>update entrenador set avatar='http://www.craack.com/assets/avatars/desmond(1).gif' where id=88;</text:p>
          </table:table-cell>
        </table:table-row>
        <table:table-row table:style-name="ro1">
          <table:table-cell table:formula="of:=RAND()" office:value-type="float" office:value="0.505154353333637" calcext:value-type="float">
            <text:p>0,5051543533</text:p>
          </table:table-cell>
          <table:table-cell office:value-type="string" calcext:value-type="string">
            <text:p>swg_misc_kyrat_A.gif</text:p>
          </table:table-cell>
          <table:table-cell table:formula="of:=&quot;update entrenador set avatar='http://www.craack.com/assets/avatars/&quot;&amp;[.B89]&amp;&quot;' where id=&quot;&amp;ROW()&amp;&quot;;&quot;" office:value-type="string" office:string-value="update entrenador set avatar='http://www.craack.com/assets/avatars/swg_misc_kyrat_A.gif' where id=89;" calcext:value-type="string">
            <text:p>update entrenador set avatar='http://www.craack.com/assets/avatars/swg_misc_kyrat_A.gif' where id=89;</text:p>
          </table:table-cell>
        </table:table-row>
        <table:table-row table:style-name="ro1">
          <table:table-cell table:formula="of:=RAND()" office:value-type="float" office:value="0.399657784961164" calcext:value-type="float">
            <text:p>0,399657785</text:p>
          </table:table-cell>
          <table:table-cell office:value-type="string" calcext:value-type="string">
            <text:p>swg_male_rodain_A.gif</text:p>
          </table:table-cell>
          <table:table-cell table:formula="of:=&quot;update entrenador set avatar='http://www.craack.com/assets/avatars/&quot;&amp;[.B90]&amp;&quot;' where id=&quot;&amp;ROW()&amp;&quot;;&quot;" office:value-type="string" office:string-value="update entrenador set avatar='http://www.craack.com/assets/avatars/swg_male_rodain_A.gif' where id=90;" calcext:value-type="string">
            <text:p>update entrenador set avatar='http://www.craack.com/assets/avatars/swg_male_rodain_A.gif' where id=90;</text:p>
          </table:table-cell>
        </table:table-row>
        <table:table-row table:style-name="ro1">
          <table:table-cell table:formula="of:=RAND()" office:value-type="float" office:value="0.973454578546807" calcext:value-type="float">
            <text:p>0,9734545785</text:p>
          </table:table-cell>
          <table:table-cell office:value-type="string" calcext:value-type="string">
            <text:p>swg_male_moncalla_A.gif</text:p>
          </table:table-cell>
          <table:table-cell table:formula="of:=&quot;update entrenador set avatar='http://www.craack.com/assets/avatars/&quot;&amp;[.B91]&amp;&quot;' where id=&quot;&amp;ROW()&amp;&quot;;&quot;" office:value-type="string" office:string-value="update entrenador set avatar='http://www.craack.com/assets/avatars/swg_male_moncalla_A.gif' where id=91;" calcext:value-type="string">
            <text:p>update entrenador set avatar='http://www.craack.com/assets/avatars/swg_male_moncalla_A.gif' where id=91;</text:p>
          </table:table-cell>
        </table:table-row>
        <table:table-row table:style-name="ro1">
          <table:table-cell table:formula="of:=RAND()" office:value-type="float" office:value="0.380202730651945" calcext:value-type="float">
            <text:p>0,3802027307</text:p>
          </table:table-cell>
          <table:table-cell office:value-type="string" calcext:value-type="string">
            <text:p>37AllAvatarsDrowMage-thumb.gif</text:p>
          </table:table-cell>
          <table:table-cell table:formula="of:=&quot;update entrenador set avatar='http://www.craack.com/assets/avatars/&quot;&amp;[.B92]&amp;&quot;' where id=&quot;&amp;ROW()&amp;&quot;;&quot;" office:value-type="string" office:string-value="update entrenador set avatar='http://www.craack.com/assets/avatars/37AllAvatarsDrowMage-thumb.gif' where id=92;" calcext:value-type="string">
            <text:p>update entrenador set avatar='http://www.craack.com/assets/avatars/37AllAvatarsDrowMage-thumb.gif' where id=92;</text:p>
          </table:table-cell>
        </table:table-row>
        <table:table-row table:style-name="ro1">
          <table:table-cell table:formula="of:=RAND()" office:value-type="float" office:value="0.687256459612399" calcext:value-type="float">
            <text:p>0,6872564596</text:p>
          </table:table-cell>
          <table:table-cell office:value-type="string" calcext:value-type="string">
            <text:p>123boy_looking-thumb.jpg</text:p>
          </table:table-cell>
          <table:table-cell table:formula="of:=&quot;update entrenador set avatar='http://www.craack.com/assets/avatars/&quot;&amp;[.B93]&amp;&quot;' where id=&quot;&amp;ROW()&amp;&quot;;&quot;" office:value-type="string" office:string-value="update entrenador set avatar='http://www.craack.com/assets/avatars/123boy_looking-thumb.jpg' where id=93;" calcext:value-type="string">
            <text:p>update entrenador set avatar='http://www.craack.com/assets/avatars/123boy_looking-thumb.jpg' where id=93;</text:p>
          </table:table-cell>
        </table:table-row>
        <table:table-row table:style-name="ro1">
          <table:table-cell table:formula="of:=RAND()" office:value-type="float" office:value="0.398247812641785" calcext:value-type="float">
            <text:p>0,3982478126</text:p>
          </table:table-cell>
          <table:table-cell office:value-type="string" calcext:value-type="string">
            <text:p>10aa15-thumb.jpg</text:p>
          </table:table-cell>
          <table:table-cell table:formula="of:=&quot;update entrenador set avatar='http://www.craack.com/assets/avatars/&quot;&amp;[.B94]&amp;&quot;' where id=&quot;&amp;ROW()&amp;&quot;;&quot;" office:value-type="string" office:string-value="update entrenador set avatar='http://www.craack.com/assets/avatars/10aa15-thumb.jpg' where id=94;" calcext:value-type="string">
            <text:p>update entrenador set avatar='http://www.craack.com/assets/avatars/10aa15-thumb.jpg' where id=94;</text:p>
          </table:table-cell>
        </table:table-row>
        <table:table-row table:style-name="ro1">
          <table:table-cell table:formula="of:=RAND()" office:value-type="float" office:value="0.0842226110398769" calcext:value-type="float">
            <text:p>0,084222611</text:p>
          </table:table-cell>
          <table:table-cell office:value-type="string" calcext:value-type="string">
            <text:p>o_bothan1.gif</text:p>
          </table:table-cell>
          <table:table-cell table:formula="of:=&quot;update entrenador set avatar='http://www.craack.com/assets/avatars/&quot;&amp;[.B95]&amp;&quot;' where id=&quot;&amp;ROW()&amp;&quot;;&quot;" office:value-type="string" office:string-value="update entrenador set avatar='http://www.craack.com/assets/avatars/o_bothan1.gif' where id=95;" calcext:value-type="string">
            <text:p>update entrenador set avatar='http://www.craack.com/assets/avatars/o_bothan1.gif' where id=95;</text:p>
          </table:table-cell>
        </table:table-row>
        <table:table-row table:style-name="ro1">
          <table:table-cell table:formula="of:=RAND()" office:value-type="float" office:value="0.626143899047747" calcext:value-type="float">
            <text:p>0,626143899</text:p>
          </table:table-cell>
          <table:table-cell office:value-type="string" calcext:value-type="string">
            <text:p>4133-thumb.jpg</text:p>
          </table:table-cell>
          <table:table-cell table:formula="of:=&quot;update entrenador set avatar='http://www.craack.com/assets/avatars/&quot;&amp;[.B96]&amp;&quot;' where id=&quot;&amp;ROW()&amp;&quot;;&quot;" office:value-type="string" office:string-value="update entrenador set avatar='http://www.craack.com/assets/avatars/4133-thumb.jpg' where id=96;" calcext:value-type="string">
            <text:p>update entrenador set avatar='http://www.craack.com/assets/avatars/4133-thumb.jpg' where id=96;</text:p>
          </table:table-cell>
        </table:table-row>
        <table:table-row table:style-name="ro1">
          <table:table-cell table:formula="of:=RAND()" office:value-type="float" office:value="0.118609336903319" calcext:value-type="float">
            <text:p>0,1186093369</text:p>
          </table:table-cell>
          <table:table-cell office:value-type="string" calcext:value-type="string">
            <text:p>20049.gif</text:p>
          </table:table-cell>
          <table:table-cell table:formula="of:=&quot;update entrenador set avatar='http://www.craack.com/assets/avatars/&quot;&amp;[.B97]&amp;&quot;' where id=&quot;&amp;ROW()&amp;&quot;;&quot;" office:value-type="string" office:string-value="update entrenador set avatar='http://www.craack.com/assets/avatars/20049.gif' where id=97;" calcext:value-type="string">
            <text:p>update entrenador set avatar='http://www.craack.com/assets/avatars/20049.gif' where id=97;</text:p>
          </table:table-cell>
        </table:table-row>
        <table:table-row table:style-name="ro1">
          <table:table-cell table:formula="of:=RAND()" office:value-type="float" office:value="0.861233338480815" calcext:value-type="float">
            <text:p>0,8612333385</text:p>
          </table:table-cell>
          <table:table-cell office:value-type="string" calcext:value-type="string">
            <text:p>9879.jpg</text:p>
          </table:table-cell>
          <table:table-cell table:formula="of:=&quot;update entrenador set avatar='http://www.craack.com/assets/avatars/&quot;&amp;[.B98]&amp;&quot;' where id=&quot;&amp;ROW()&amp;&quot;;&quot;" office:value-type="string" office:string-value="update entrenador set avatar='http://www.craack.com/assets/avatars/9879.jpg' where id=98;" calcext:value-type="string">
            <text:p>update entrenador set avatar='http://www.craack.com/assets/avatars/9879.jpg' where id=98;</text:p>
          </table:table-cell>
        </table:table-row>
        <table:table-row table:style-name="ro1">
          <table:table-cell table:formula="of:=RAND()" office:value-type="float" office:value="0.595834674080834" calcext:value-type="float">
            <text:p>0,5958346741</text:p>
          </table:table-cell>
          <table:table-cell office:value-type="string" calcext:value-type="string">
            <text:p>173.jpg</text:p>
          </table:table-cell>
          <table:table-cell table:formula="of:=&quot;update entrenador set avatar='http://www.craack.com/assets/avatars/&quot;&amp;[.B99]&amp;&quot;' where id=&quot;&amp;ROW()&amp;&quot;;&quot;" office:value-type="string" office:string-value="update entrenador set avatar='http://www.craack.com/assets/avatars/173.jpg' where id=99;" calcext:value-type="string">
            <text:p>update entrenador set avatar='http://www.craack.com/assets/avatars/173.jpg' where id=99;</text:p>
          </table:table-cell>
        </table:table-row>
        <table:table-row table:style-name="ro1">
          <table:table-cell table:formula="of:=RAND()" office:value-type="float" office:value="0.0127822943031788" calcext:value-type="float">
            <text:p>0,0127822943</text:p>
          </table:table-cell>
          <table:table-cell office:value-type="string" calcext:value-type="string">
            <text:p>locke(2).gif</text:p>
          </table:table-cell>
          <table:table-cell table:formula="of:=&quot;update entrenador set avatar='http://www.craack.com/assets/avatars/&quot;&amp;[.B100]&amp;&quot;' where id=&quot;&amp;ROW()&amp;&quot;;&quot;" office:value-type="string" office:string-value="update entrenador set avatar='http://www.craack.com/assets/avatars/locke(2).gif' where id=100;" calcext:value-type="string">
            <text:p>update entrenador set avatar='http://www.craack.com/assets/avatars/locke(2).gif' where id=100;</text:p>
          </table:table-cell>
        </table:table-row>
        <table:table-row table:style-name="ro1">
          <table:table-cell table:formula="of:=RAND()" office:value-type="float" office:value="0.883526111952961" calcext:value-type="float">
            <text:p>0,883526112</text:p>
          </table:table-cell>
          <table:table-cell office:value-type="string" calcext:value-type="string">
            <text:p>25715-thumb.jpg</text:p>
          </table:table-cell>
          <table:table-cell table:formula="of:=&quot;update entrenador set avatar='http://www.craack.com/assets/avatars/&quot;&amp;[.B101]&amp;&quot;' where id=&quot;&amp;ROW()&amp;&quot;;&quot;" office:value-type="string" office:string-value="update entrenador set avatar='http://www.craack.com/assets/avatars/25715-thumb.jpg' where id=101;" calcext:value-type="string">
            <text:p>update entrenador set avatar='http://www.craack.com/assets/avatars/25715-thumb.jpg' where id=101;</text:p>
          </table:table-cell>
        </table:table-row>
        <table:table-row table:style-name="ro1">
          <table:table-cell table:formula="of:=RAND()" office:value-type="float" office:value="0.411596538731828" calcext:value-type="float">
            <text:p>0,4115965387</text:p>
          </table:table-cell>
          <table:table-cell office:value-type="string" calcext:value-type="string">
            <text:p>walt(1).gif</text:p>
          </table:table-cell>
          <table:table-cell table:formula="of:=&quot;update entrenador set avatar='http://www.craack.com/assets/avatars/&quot;&amp;[.B102]&amp;&quot;' where id=&quot;&amp;ROW()&amp;&quot;;&quot;" office:value-type="string" office:string-value="update entrenador set avatar='http://www.craack.com/assets/avatars/walt(1).gif' where id=102;" calcext:value-type="string">
            <text:p>update entrenador set avatar='http://www.craack.com/assets/avatars/walt(1).gif' where id=102;</text:p>
          </table:table-cell>
        </table:table-row>
        <table:table-row table:style-name="ro1">
          <table:table-cell table:formula="of:=RAND()" office:value-type="float" office:value="0.657654490554705" calcext:value-type="float">
            <text:p>0,6576544906</text:p>
          </table:table-cell>
          <table:table-cell office:value-type="string" calcext:value-type="string">
            <text:p>locke(3).gif</text:p>
          </table:table-cell>
          <table:table-cell table:formula="of:=&quot;update entrenador set avatar='http://www.craack.com/assets/avatars/&quot;&amp;[.B103]&amp;&quot;' where id=&quot;&amp;ROW()&amp;&quot;;&quot;" office:value-type="string" office:string-value="update entrenador set avatar='http://www.craack.com/assets/avatars/locke(3).gif' where id=103;" calcext:value-type="string">
            <text:p>update entrenador set avatar='http://www.craack.com/assets/avatars/locke(3).gif' where id=103;</text:p>
          </table:table-cell>
        </table:table-row>
        <table:table-row table:style-name="ro1">
          <table:table-cell table:formula="of:=RAND()" office:value-type="float" office:value="0.008339628810063" calcext:value-type="float">
            <text:p>0,0083396288</text:p>
          </table:table-cell>
          <table:table-cell office:value-type="string" calcext:value-type="string">
            <text:p>charlie(2).gif</text:p>
          </table:table-cell>
          <table:table-cell table:formula="of:=&quot;update entrenador set avatar='http://www.craack.com/assets/avatars/&quot;&amp;[.B104]&amp;&quot;' where id=&quot;&amp;ROW()&amp;&quot;;&quot;" office:value-type="string" office:string-value="update entrenador set avatar='http://www.craack.com/assets/avatars/charlie(2).gif' where id=104;" calcext:value-type="string">
            <text:p>update entrenador set avatar='http://www.craack.com/assets/avatars/charlie(2).gif' where id=104;</text:p>
          </table:table-cell>
        </table:table-row>
        <table:table-row table:style-name="ro1">
          <table:table-cell table:formula="of:=RAND()" office:value-type="float" office:value="0.200667039724067" calcext:value-type="float">
            <text:p>0,2006670397</text:p>
          </table:table-cell>
          <table:table-cell office:value-type="string" calcext:value-type="string">
            <text:p>swg_misc_jabba.gif</text:p>
          </table:table-cell>
          <table:table-cell table:formula="of:=&quot;update entrenador set avatar='http://www.craack.com/assets/avatars/&quot;&amp;[.B105]&amp;&quot;' where id=&quot;&amp;ROW()&amp;&quot;;&quot;" office:value-type="string" office:string-value="update entrenador set avatar='http://www.craack.com/assets/avatars/swg_misc_jabba.gif' where id=105;" calcext:value-type="string">
            <text:p>update entrenador set avatar='http://www.craack.com/assets/avatars/swg_misc_jabba.gif' where id=105;</text:p>
          </table:table-cell>
        </table:table-row>
        <table:table-row table:style-name="ro1">
          <table:table-cell table:formula="of:=RAND()" office:value-type="float" office:value="0.286086567444727" calcext:value-type="float">
            <text:p>0,2860865674</text:p>
          </table:table-cell>
          <table:table-cell office:value-type="string" calcext:value-type="string">
            <text:p>20027.gif</text:p>
          </table:table-cell>
          <table:table-cell table:formula="of:=&quot;update entrenador set avatar='http://www.craack.com/assets/avatars/&quot;&amp;[.B106]&amp;&quot;' where id=&quot;&amp;ROW()&amp;&quot;;&quot;" office:value-type="string" office:string-value="update entrenador set avatar='http://www.craack.com/assets/avatars/20027.gif' where id=106;" calcext:value-type="string">
            <text:p>update entrenador set avatar='http://www.craack.com/assets/avatars/20027.gif' where id=106;</text:p>
          </table:table-cell>
        </table:table-row>
        <table:table-row table:style-name="ro1">
          <table:table-cell table:formula="of:=RAND()" office:value-type="float" office:value="0.580506280763075" calcext:value-type="float">
            <text:p>0,5805062808</text:p>
          </table:table-cell>
          <table:table-cell office:value-type="string" calcext:value-type="string">
            <text:p>20026.gif</text:p>
          </table:table-cell>
          <table:table-cell table:formula="of:=&quot;update entrenador set avatar='http://www.craack.com/assets/avatars/&quot;&amp;[.B107]&amp;&quot;' where id=&quot;&amp;ROW()&amp;&quot;;&quot;" office:value-type="string" office:string-value="update entrenador set avatar='http://www.craack.com/assets/avatars/20026.gif' where id=107;" calcext:value-type="string">
            <text:p>update entrenador set avatar='http://www.craack.com/assets/avatars/20026.gif' where id=107;</text:p>
          </table:table-cell>
        </table:table-row>
        <table:table-row table:style-name="ro1">
          <table:table-cell table:formula="of:=RAND()" office:value-type="float" office:value="0.388833390781656" calcext:value-type="float">
            <text:p>0,3888333908</text:p>
          </table:table-cell>
          <table:table-cell office:value-type="string" calcext:value-type="string">
            <text:p>swg_fem_Bothan_A.gif</text:p>
          </table:table-cell>
          <table:table-cell table:formula="of:=&quot;update entrenador set avatar='http://www.craack.com/assets/avatars/&quot;&amp;[.B108]&amp;&quot;' where id=&quot;&amp;ROW()&amp;&quot;;&quot;" office:value-type="string" office:string-value="update entrenador set avatar='http://www.craack.com/assets/avatars/swg_fem_Bothan_A.gif' where id=108;" calcext:value-type="string">
            <text:p>update entrenador set avatar='http://www.craack.com/assets/avatars/swg_fem_Bothan_A.gif' where id=108;</text:p>
          </table:table-cell>
        </table:table-row>
        <table:table-row table:style-name="ro1">
          <table:table-cell table:formula="of:=RAND()" office:value-type="float" office:value="0.30124767171219" calcext:value-type="float">
            <text:p>0,3012476717</text:p>
          </table:table-cell>
          <table:table-cell office:value-type="string" calcext:value-type="string">
            <text:p>15goldfish-thumb.jpg</text:p>
          </table:table-cell>
          <table:table-cell table:formula="of:=&quot;update entrenador set avatar='http://www.craack.com/assets/avatars/&quot;&amp;[.B109]&amp;&quot;' where id=&quot;&amp;ROW()&amp;&quot;;&quot;" office:value-type="string" office:string-value="update entrenador set avatar='http://www.craack.com/assets/avatars/15goldfish-thumb.jpg' where id=109;" calcext:value-type="string">
            <text:p>update entrenador set avatar='http://www.craack.com/assets/avatars/15goldfish-thumb.jpg' where id=109;</text:p>
          </table:table-cell>
        </table:table-row>
        <table:table-row table:style-name="ro1">
          <table:table-cell table:formula="of:=RAND()" office:value-type="float" office:value="0.190198331838474" calcext:value-type="float">
            <text:p>0,1901983318</text:p>
          </table:table-cell>
          <table:table-cell office:value-type="string" calcext:value-type="string">
            <text:p>375053_needlespunsundropped.gif</text:p>
          </table:table-cell>
          <table:table-cell table:formula="of:=&quot;update entrenador set avatar='http://www.craack.com/assets/avatars/&quot;&amp;[.B110]&amp;&quot;' where id=&quot;&amp;ROW()&amp;&quot;;&quot;" office:value-type="string" office:string-value="update entrenador set avatar='http://www.craack.com/assets/avatars/375053_needlespunsundropped.gif' where id=110;" calcext:value-type="string">
            <text:p>update entrenador set avatar='http://www.craack.com/assets/avatars/375053_needlespunsundropped.gif' where id=110;</text:p>
          </table:table-cell>
        </table:table-row>
        <table:table-row table:style-name="ro1">
          <table:table-cell table:formula="of:=RAND()" office:value-type="float" office:value="0.476422123610973" calcext:value-type="float">
            <text:p>0,4764221236</text:p>
          </table:table-cell>
          <table:table-cell office:value-type="string" calcext:value-type="string">
            <text:p>swg_fem_Trans_A.gif</text:p>
          </table:table-cell>
          <table:table-cell table:formula="of:=&quot;update entrenador set avatar='http://www.craack.com/assets/avatars/&quot;&amp;[.B111]&amp;&quot;' where id=&quot;&amp;ROW()&amp;&quot;;&quot;" office:value-type="string" office:string-value="update entrenador set avatar='http://www.craack.com/assets/avatars/swg_fem_Trans_A.gif' where id=111;" calcext:value-type="string">
            <text:p>update entrenador set avatar='http://www.craack.com/assets/avatars/swg_fem_Trans_A.gif' where id=111;</text:p>
          </table:table-cell>
        </table:table-row>
        <table:table-row table:style-name="ro1">
          <table:table-cell table:formula="of:=RAND()" office:value-type="float" office:value="0.795899981399998" calcext:value-type="float">
            <text:p>0,7958999814</text:p>
          </table:table-cell>
          <table:table-cell office:value-type="string" calcext:value-type="string">
            <text:p>32stonewolf_av-thumb.jpg</text:p>
          </table:table-cell>
          <table:table-cell table:formula="of:=&quot;update entrenador set avatar='http://www.craack.com/assets/avatars/&quot;&amp;[.B112]&amp;&quot;' where id=&quot;&amp;ROW()&amp;&quot;;&quot;" office:value-type="string" office:string-value="update entrenador set avatar='http://www.craack.com/assets/avatars/32stonewolf_av-thumb.jpg' where id=112;" calcext:value-type="string">
            <text:p>update entrenador set avatar='http://www.craack.com/assets/avatars/32stonewolf_av-thumb.jpg' where id=112;</text:p>
          </table:table-cell>
        </table:table-row>
        <table:table-row table:style-name="ro1">
          <table:table-cell table:formula="of:=RAND()" office:value-type="float" office:value="0.22343123704195" calcext:value-type="float">
            <text:p>0,223431237</text:p>
          </table:table-cell>
          <table:table-cell office:value-type="string" calcext:value-type="string">
            <text:p>6barbarianbabe_CG-thumb.JPG</text:p>
          </table:table-cell>
          <table:table-cell table:formula="of:=&quot;update entrenador set avatar='http://www.craack.com/assets/avatars/&quot;&amp;[.B113]&amp;&quot;' where id=&quot;&amp;ROW()&amp;&quot;;&quot;" office:value-type="string" office:string-value="update entrenador set avatar='http://www.craack.com/assets/avatars/6barbarianbabe_CG-thumb.JPG' where id=113;" calcext:value-type="string">
            <text:p>update entrenador set avatar='http://www.craack.com/assets/avatars/6barbarianbabe_CG-thumb.JPG' where id=113;</text:p>
          </table:table-cell>
        </table:table-row>
        <table:table-row table:style-name="ro1">
          <table:table-cell table:formula="of:=RAND()" office:value-type="float" office:value="0.47691316017881" calcext:value-type="float">
            <text:p>0,4769131602</text:p>
          </table:table-cell>
          <table:table-cell office:value-type="string" calcext:value-type="string">
            <text:p>swg_male_Bothan_A.gif</text:p>
          </table:table-cell>
          <table:table-cell table:formula="of:=&quot;update entrenador set avatar='http://www.craack.com/assets/avatars/&quot;&amp;[.B114]&amp;&quot;' where id=&quot;&amp;ROW()&amp;&quot;;&quot;" office:value-type="string" office:string-value="update entrenador set avatar='http://www.craack.com/assets/avatars/swg_male_Bothan_A.gif' where id=114;" calcext:value-type="string">
            <text:p>update entrenador set avatar='http://www.craack.com/assets/avatars/swg_male_Bothan_A.gif' where id=114;</text:p>
          </table:table-cell>
        </table:table-row>
        <table:table-row table:style-name="ro1">
          <table:table-cell table:formula="of:=RAND()" office:value-type="float" office:value="0.130128135206178" calcext:value-type="float">
            <text:p>0,1301281352</text:p>
          </table:table-cell>
          <table:table-cell office:value-type="string" calcext:value-type="string">
            <text:p>15fishingratmoon-thumb.jpg</text:p>
          </table:table-cell>
          <table:table-cell table:formula="of:=&quot;update entrenador set avatar='http://www.craack.com/assets/avatars/&quot;&amp;[.B115]&amp;&quot;' where id=&quot;&amp;ROW()&amp;&quot;;&quot;" office:value-type="string" office:string-value="update entrenador set avatar='http://www.craack.com/assets/avatars/15fishingratmoon-thumb.jpg' where id=115;" calcext:value-type="string">
            <text:p>update entrenador set avatar='http://www.craack.com/assets/avatars/15fishingratmoon-thumb.jpg' where id=115;</text:p>
          </table:table-cell>
        </table:table-row>
        <table:table-row table:style-name="ro1">
          <table:table-cell table:formula="of:=RAND()" office:value-type="float" office:value="0.854129837825894" calcext:value-type="float">
            <text:p>0,8541298378</text:p>
          </table:table-cell>
          <table:table-cell office:value-type="string" calcext:value-type="string">
            <text:p>Star_Wars_44.jpg</text:p>
          </table:table-cell>
          <table:table-cell table:formula="of:=&quot;update entrenador set avatar='http://www.craack.com/assets/avatars/&quot;&amp;[.B116]&amp;&quot;' where id=&quot;&amp;ROW()&amp;&quot;;&quot;" office:value-type="string" office:string-value="update entrenador set avatar='http://www.craack.com/assets/avatars/Star_Wars_44.jpg' where id=116;" calcext:value-type="string">
            <text:p>update entrenador set avatar='http://www.craack.com/assets/avatars/Star_Wars_44.jpg' where id=116;</text:p>
          </table:table-cell>
        </table:table-row>
        <table:table-row table:style-name="ro1">
          <table:table-cell table:formula="of:=RAND()" office:value-type="float" office:value="0.250269063049927" calcext:value-type="float">
            <text:p>0,250269063</text:p>
          </table:table-cell>
          <table:table-cell office:value-type="string" calcext:value-type="string">
            <text:p>walt(2).gif</text:p>
          </table:table-cell>
          <table:table-cell table:formula="of:=&quot;update entrenador set avatar='http://www.craack.com/assets/avatars/&quot;&amp;[.B117]&amp;&quot;' where id=&quot;&amp;ROW()&amp;&quot;;&quot;" office:value-type="string" office:string-value="update entrenador set avatar='http://www.craack.com/assets/avatars/walt(2).gif' where id=117;" calcext:value-type="string">
            <text:p>update entrenador set avatar='http://www.craack.com/assets/avatars/walt(2).gif' where id=117;</text:p>
          </table:table-cell>
        </table:table-row>
        <table:table-row table:style-name="ro1">
          <table:table-cell table:formula="of:=RAND()" office:value-type="float" office:value="0.95526320533827" calcext:value-type="float">
            <text:p>0,9552632053</text:p>
          </table:table-cell>
          <table:table-cell office:value-type="string" calcext:value-type="string">
            <text:p>kate(2).gif</text:p>
          </table:table-cell>
          <table:table-cell table:formula="of:=&quot;update entrenador set avatar='http://www.craack.com/assets/avatars/&quot;&amp;[.B118]&amp;&quot;' where id=&quot;&amp;ROW()&amp;&quot;;&quot;" office:value-type="string" office:string-value="update entrenador set avatar='http://www.craack.com/assets/avatars/kate(2).gif' where id=118;" calcext:value-type="string">
            <text:p>update entrenador set avatar='http://www.craack.com/assets/avatars/kate(2).gif' where id=118;</text:p>
          </table:table-cell>
        </table:table-row>
        <table:table-row table:style-name="ro1">
          <table:table-cell table:formula="of:=RAND()" office:value-type="float" office:value="0.129833228187636" calcext:value-type="float">
            <text:p>0,1298332282</text:p>
          </table:table-cell>
          <table:table-cell office:value-type="string" calcext:value-type="string">
            <text:p>shannon(1).gif</text:p>
          </table:table-cell>
          <table:table-cell table:formula="of:=&quot;update entrenador set avatar='http://www.craack.com/assets/avatars/&quot;&amp;[.B119]&amp;&quot;' where id=&quot;&amp;ROW()&amp;&quot;;&quot;" office:value-type="string" office:string-value="update entrenador set avatar='http://www.craack.com/assets/avatars/shannon(1).gif' where id=119;" calcext:value-type="string">
            <text:p>update entrenador set avatar='http://www.craack.com/assets/avatars/shannon(1).gif' where id=119;</text:p>
          </table:table-cell>
        </table:table-row>
        <table:table-row table:style-name="ro1">
          <table:table-cell table:formula="of:=RAND()" office:value-type="float" office:value="0.575807558372617" calcext:value-type="float">
            <text:p>0,5758075584</text:p>
          </table:table-cell>
          <table:table-cell office:value-type="string" calcext:value-type="string">
            <text:p>o_zabrak1.gif</text:p>
          </table:table-cell>
          <table:table-cell table:formula="of:=&quot;update entrenador set avatar='http://www.craack.com/assets/avatars/&quot;&amp;[.B120]&amp;&quot;' where id=&quot;&amp;ROW()&amp;&quot;;&quot;" office:value-type="string" office:string-value="update entrenador set avatar='http://www.craack.com/assets/avatars/o_zabrak1.gif' where id=120;" calcext:value-type="string">
            <text:p>update entrenador set avatar='http://www.craack.com/assets/avatars/o_zabrak1.gif' where id=120;</text:p>
          </table:table-cell>
        </table:table-row>
        <table:table-row table:style-name="ro1">
          <table:table-cell table:formula="of:=RAND()" office:value-type="float" office:value="0.303145435405895" calcext:value-type="float">
            <text:p>0,3031454354</text:p>
          </table:table-cell>
          <table:table-cell office:value-type="string" calcext:value-type="string">
            <text:p>82asaxon-waves2004-thumb.jpg</text:p>
          </table:table-cell>
          <table:table-cell table:formula="of:=&quot;update entrenador set avatar='http://www.craack.com/assets/avatars/&quot;&amp;[.B121]&amp;&quot;' where id=&quot;&amp;ROW()&amp;&quot;;&quot;" office:value-type="string" office:string-value="update entrenador set avatar='http://www.craack.com/assets/avatars/82asaxon-waves2004-thumb.jpg' where id=121;" calcext:value-type="string">
            <text:p>update entrenador set avatar='http://www.craack.com/assets/avatars/82asaxon-waves2004-thumb.jpg' where id=121;</text:p>
          </table:table-cell>
        </table:table-row>
        <table:table-row table:style-name="ro1">
          <table:table-cell table:formula="of:=RAND()" office:value-type="float" office:value="0.634985144250095" calcext:value-type="float">
            <text:p>0,6349851443</text:p>
          </table:table-cell>
          <table:table-cell office:value-type="string" calcext:value-type="string">
            <text:p>Star_Wars_40.jpg</text:p>
          </table:table-cell>
          <table:table-cell table:formula="of:=&quot;update entrenador set avatar='http://www.craack.com/assets/avatars/&quot;&amp;[.B122]&amp;&quot;' where id=&quot;&amp;ROW()&amp;&quot;;&quot;" office:value-type="string" office:string-value="update entrenador set avatar='http://www.craack.com/assets/avatars/Star_Wars_40.jpg' where id=122;" calcext:value-type="string">
            <text:p>update entrenador set avatar='http://www.craack.com/assets/avatars/Star_Wars_40.jpg' where id=122;</text:p>
          </table:table-cell>
        </table:table-row>
        <table:table-row table:style-name="ro1">
          <table:table-cell table:formula="of:=RAND()" office:value-type="float" office:value="0.793613653630018" calcext:value-type="float">
            <text:p>0,7936136536</text:p>
          </table:table-cell>
          <table:table-cell office:value-type="string" calcext:value-type="string">
            <text:p>431alien_saucer_ktk-thumb.jpg</text:p>
          </table:table-cell>
          <table:table-cell table:formula="of:=&quot;update entrenador set avatar='http://www.craack.com/assets/avatars/&quot;&amp;[.B123]&amp;&quot;' where id=&quot;&amp;ROW()&amp;&quot;;&quot;" office:value-type="string" office:string-value="update entrenador set avatar='http://www.craack.com/assets/avatars/431alien_saucer_ktk-thumb.jpg' where id=123;" calcext:value-type="string">
            <text:p>update entrenador set avatar='http://www.craack.com/assets/avatars/431alien_saucer_ktk-thumb.jpg' where id=123;</text:p>
          </table:table-cell>
        </table:table-row>
        <table:table-row table:style-name="ro1">
          <table:table-cell table:formula="of:=RAND()" office:value-type="float" office:value="0.130133606493473" calcext:value-type="float">
            <text:p>0,1301336065</text:p>
          </table:table-cell>
          <table:table-cell office:value-type="string" calcext:value-type="string">
            <text:p>claire(1).gif</text:p>
          </table:table-cell>
          <table:table-cell table:formula="of:=&quot;update entrenador set avatar='http://www.craack.com/assets/avatars/&quot;&amp;[.B124]&amp;&quot;' where id=&quot;&amp;ROW()&amp;&quot;;&quot;" office:value-type="string" office:string-value="update entrenador set avatar='http://www.craack.com/assets/avatars/claire(1).gif' where id=124;" calcext:value-type="string">
            <text:p>update entrenador set avatar='http://www.craack.com/assets/avatars/claire(1).gif' where id=124;</text:p>
          </table:table-cell>
        </table:table-row>
        <table:table-row table:style-name="ro1">
          <table:table-cell table:formula="of:=RAND()" office:value-type="float" office:value="0.247961893677711" calcext:value-type="float">
            <text:p>0,2479618937</text:p>
          </table:table-cell>
          <table:table-cell office:value-type="string" calcext:value-type="string">
            <text:p>swg_fem_moncalla_A.gif</text:p>
          </table:table-cell>
          <table:table-cell table:formula="of:=&quot;update entrenador set avatar='http://www.craack.com/assets/avatars/&quot;&amp;[.B125]&amp;&quot;' where id=&quot;&amp;ROW()&amp;&quot;;&quot;" office:value-type="string" office:string-value="update entrenador set avatar='http://www.craack.com/assets/avatars/swg_fem_moncalla_A.gif' where id=125;" calcext:value-type="string">
            <text:p>update entrenador set avatar='http://www.craack.com/assets/avatars/swg_fem_moncalla_A.gif' where id=125;</text:p>
          </table:table-cell>
        </table:table-row>
        <table:table-row table:style-name="ro1">
          <table:table-cell table:formula="of:=RAND()" office:value-type="float" office:value="0.805865137837827" calcext:value-type="float">
            <text:p>0,8058651378</text:p>
          </table:table-cell>
          <table:table-cell office:value-type="string" calcext:value-type="string">
            <text:p>151.jpg</text:p>
          </table:table-cell>
          <table:table-cell table:formula="of:=&quot;update entrenador set avatar='http://www.craack.com/assets/avatars/&quot;&amp;[.B126]&amp;&quot;' where id=&quot;&amp;ROW()&amp;&quot;;&quot;" office:value-type="string" office:string-value="update entrenador set avatar='http://www.craack.com/assets/avatars/151.jpg' where id=126;" calcext:value-type="string">
            <text:p>update entrenador set avatar='http://www.craack.com/assets/avatars/151.jpg' where id=126;</text:p>
          </table:table-cell>
        </table:table-row>
        <table:table-row table:style-name="ro1">
          <table:table-cell table:formula="of:=RAND()" office:value-type="float" office:value="0.649960245238617" calcext:value-type="float">
            <text:p>0,6499602452</text:p>
          </table:table-cell>
          <table:table-cell office:value-type="string" calcext:value-type="string">
            <text:p>431AlienPortrait_ktk-thumb.jpg</text:p>
          </table:table-cell>
          <table:table-cell table:formula="of:=&quot;update entrenador set avatar='http://www.craack.com/assets/avatars/&quot;&amp;[.B127]&amp;&quot;' where id=&quot;&amp;ROW()&amp;&quot;;&quot;" office:value-type="string" office:string-value="update entrenador set avatar='http://www.craack.com/assets/avatars/431AlienPortrait_ktk-thumb.jpg' where id=127;" calcext:value-type="string">
            <text:p>update entrenador set avatar='http://www.craack.com/assets/avatars/431AlienPortrait_ktk-thumb.jpg' where id=127;</text:p>
          </table:table-cell>
        </table:table-row>
        <table:table-row table:style-name="ro1">
          <table:table-cell table:formula="of:=RAND()" office:value-type="float" office:value="0.439918963937089" calcext:value-type="float">
            <text:p>0,4399189639</text:p>
          </table:table-cell>
          <table:table-cell office:value-type="string" calcext:value-type="string">
            <text:p>jin(1).gif</text:p>
          </table:table-cell>
          <table:table-cell table:formula="of:=&quot;update entrenador set avatar='http://www.craack.com/assets/avatars/&quot;&amp;[.B128]&amp;&quot;' where id=&quot;&amp;ROW()&amp;&quot;;&quot;" office:value-type="string" office:string-value="update entrenador set avatar='http://www.craack.com/assets/avatars/jin(1).gif' where id=128;" calcext:value-type="string">
            <text:p>update entrenador set avatar='http://www.craack.com/assets/avatars/jin(1).gif' where id=128;</text:p>
          </table:table-cell>
        </table:table-row>
        <table:table-row table:style-name="ro1">
          <table:table-cell table:formula="of:=RAND()" office:value-type="float" office:value="0.817075570113957" calcext:value-type="float">
            <text:p>0,8170755701</text:p>
          </table:table-cell>
          <table:table-cell office:value-type="string" calcext:value-type="string">
            <text:p>locke(1).gif</text:p>
          </table:table-cell>
          <table:table-cell table:formula="of:=&quot;update entrenador set avatar='http://www.craack.com/assets/avatars/&quot;&amp;[.B129]&amp;&quot;' where id=&quot;&amp;ROW()&amp;&quot;;&quot;" office:value-type="string" office:string-value="update entrenador set avatar='http://www.craack.com/assets/avatars/locke(1).gif' where id=129;" calcext:value-type="string">
            <text:p>update entrenador set avatar='http://www.craack.com/assets/avatars/locke(1).gif' where id=129;</text:p>
          </table:table-cell>
        </table:table-row>
        <table:table-row table:style-name="ro1">
          <table:table-cell table:formula="of:=RAND()" office:value-type="float" office:value="0.0800246754661202" calcext:value-type="float">
            <text:p>0,0800246755</text:p>
          </table:table-cell>
          <table:table-cell office:value-type="string" calcext:value-type="string">
            <text:p>starwars23s-.jpg</text:p>
          </table:table-cell>
          <table:table-cell table:formula="of:=&quot;update entrenador set avatar='http://www.craack.com/assets/avatars/&quot;&amp;[.B130]&amp;&quot;' where id=&quot;&amp;ROW()&amp;&quot;;&quot;" office:value-type="string" office:string-value="update entrenador set avatar='http://www.craack.com/assets/avatars/starwars23s-.jpg' where id=130;" calcext:value-type="string">
            <text:p>update entrenador set avatar='http://www.craack.com/assets/avatars/starwars23s-.jpg' where id=130;</text:p>
          </table:table-cell>
        </table:table-row>
        <table:table-row table:style-name="ro1">
          <table:table-cell table:formula="of:=RAND()" office:value-type="float" office:value="0.369345910847187" calcext:value-type="float">
            <text:p>0,3693459108</text:p>
          </table:table-cell>
          <table:table-cell office:value-type="string" calcext:value-type="string">
            <text:p>danielle(1).gif</text:p>
          </table:table-cell>
          <table:table-cell table:formula="of:=&quot;update entrenador set avatar='http://www.craack.com/assets/avatars/&quot;&amp;[.B131]&amp;&quot;' where id=&quot;&amp;ROW()&amp;&quot;;&quot;" office:value-type="string" office:string-value="update entrenador set avatar='http://www.craack.com/assets/avatars/danielle(1).gif' where id=131;" calcext:value-type="string">
            <text:p>update entrenador set avatar='http://www.craack.com/assets/avatars/danielle(1).gif' where id=131;</text:p>
          </table:table-cell>
        </table:table-row>
        <table:table-row table:style-name="ro1">
          <table:table-cell table:formula="of:=RAND()" office:value-type="float" office:value="0.720072776079178" calcext:value-type="float">
            <text:p>0,7200727761</text:p>
          </table:table-cell>
          <table:table-cell office:value-type="string" calcext:value-type="string">
            <text:p>avatar.txt</text:p>
          </table:table-cell>
          <table:table-cell table:formula="of:=&quot;update entrenador set avatar='http://www.craack.com/assets/avatars/&quot;&amp;[.B132]&amp;&quot;' where id=&quot;&amp;ROW()&amp;&quot;;&quot;" office:value-type="string" office:string-value="update entrenador set avatar='http://www.craack.com/assets/avatars/avatar.txt' where id=132;" calcext:value-type="string">
            <text:p>update entrenador set avatar='http://www.craack.com/assets/avatars/avatar.txt' where id=132;</text:p>
          </table:table-cell>
        </table:table-row>
        <table:table-row table:style-name="ro1">
          <table:table-cell table:formula="of:=RAND()" office:value-type="float" office:value="0.185924022458494" calcext:value-type="float">
            <text:p>0,1859240225</text:p>
          </table:table-cell>
          <table:table-cell office:value-type="string" calcext:value-type="string">
            <text:p>o_trandoshan2.gif</text:p>
          </table:table-cell>
          <table:table-cell table:formula="of:=&quot;update entrenador set avatar='http://www.craack.com/assets/avatars/&quot;&amp;[.B133]&amp;&quot;' where id=&quot;&amp;ROW()&amp;&quot;;&quot;" office:value-type="string" office:string-value="update entrenador set avatar='http://www.craack.com/assets/avatars/o_trandoshan2.gif' where id=133;" calcext:value-type="string">
            <text:p>update entrenador set avatar='http://www.craack.com/assets/avatars/o_trandoshan2.gif' where id=133;</text:p>
          </table:table-cell>
        </table:table-row>
        <table:table-row table:style-name="ro1">
          <table:table-cell table:formula="of:=RAND()" office:value-type="float" office:value="0.684977868571878" calcext:value-type="float">
            <text:p>0,6849778686</text:p>
          </table:table-cell>
          <table:table-cell office:value-type="string" calcext:value-type="string">
            <text:p>283SoS10a-thumb.jpg</text:p>
          </table:table-cell>
          <table:table-cell table:formula="of:=&quot;update entrenador set avatar='http://www.craack.com/assets/avatars/&quot;&amp;[.B134]&amp;&quot;' where id=&quot;&amp;ROW()&amp;&quot;;&quot;" office:value-type="string" office:string-value="update entrenador set avatar='http://www.craack.com/assets/avatars/283SoS10a-thumb.jpg' where id=134;" calcext:value-type="string">
            <text:p>update entrenador set avatar='http://www.craack.com/assets/avatars/283SoS10a-thumb.jpg' where id=134;</text:p>
          </table:table-cell>
        </table:table-row>
        <table:table-row table:style-name="ro1">
          <table:table-cell table:formula="of:=RAND()" office:value-type="float" office:value="0.623983377125114" calcext:value-type="float">
            <text:p>0,6239833771</text:p>
          </table:table-cell>
          <table:table-cell office:value-type="string" calcext:value-type="string">
            <text:p>locke(4).gif</text:p>
          </table:table-cell>
          <table:table-cell table:formula="of:=&quot;update entrenador set avatar='http://www.craack.com/assets/avatars/&quot;&amp;[.B135]&amp;&quot;' where id=&quot;&amp;ROW()&amp;&quot;;&quot;" office:value-type="string" office:string-value="update entrenador set avatar='http://www.craack.com/assets/avatars/locke(4).gif' where id=135;" calcext:value-type="string">
            <text:p>update entrenador set avatar='http://www.craack.com/assets/avatars/locke(4).gif' where id=135;</text:p>
          </table:table-cell>
        </table:table-row>
        <table:table-row table:style-name="ro1">
          <table:table-cell table:formula="of:=RAND()" office:value-type="float" office:value="0.00738020427525044" calcext:value-type="float">
            <text:p>0,0073802043</text:p>
          </table:table-cell>
          <table:table-cell office:value-type="string" calcext:value-type="string">
            <text:p>7322alice-a-thumb.gif</text:p>
          </table:table-cell>
          <table:table-cell table:formula="of:=&quot;update entrenador set avatar='http://www.craack.com/assets/avatars/&quot;&amp;[.B136]&amp;&quot;' where id=&quot;&amp;ROW()&amp;&quot;;&quot;" office:value-type="string" office:string-value="update entrenador set avatar='http://www.craack.com/assets/avatars/7322alice-a-thumb.gif' where id=136;" calcext:value-type="string">
            <text:p>update entrenador set avatar='http://www.craack.com/assets/avatars/7322alice-a-thumb.gif' where id=136;</text:p>
          </table:table-cell>
        </table:table-row>
        <table:table-row table:style-name="ro1">
          <table:table-cell table:formula="of:=RAND()" office:value-type="float" office:value="0.919718869263306" calcext:value-type="float">
            <text:p>0,9197188693</text:p>
          </table:table-cell>
          <table:table-cell office:value-type="string" calcext:value-type="string">
            <text:p>9968.jpg</text:p>
          </table:table-cell>
          <table:table-cell table:formula="of:=&quot;update entrenador set avatar='http://www.craack.com/assets/avatars/&quot;&amp;[.B137]&amp;&quot;' where id=&quot;&amp;ROW()&amp;&quot;;&quot;" office:value-type="string" office:string-value="update entrenador set avatar='http://www.craack.com/assets/avatars/9968.jpg' where id=137;" calcext:value-type="string">
            <text:p>update entrenador set avatar='http://www.craack.com/assets/avatars/9968.jpg' where id=137;</text:p>
          </table:table-cell>
        </table:table-row>
        <table:table-row table:style-name="ro1">
          <table:table-cell table:formula="of:=RAND()" office:value-type="float" office:value="0.366578189190477" calcext:value-type="float">
            <text:p>0,3665781892</text:p>
          </table:table-cell>
          <table:table-cell office:value-type="string" calcext:value-type="string">
            <text:p>29ikon7-thumb.jpg</text:p>
          </table:table-cell>
          <table:table-cell table:formula="of:=&quot;update entrenador set avatar='http://www.craack.com/assets/avatars/&quot;&amp;[.B138]&amp;&quot;' where id=&quot;&amp;ROW()&amp;&quot;;&quot;" office:value-type="string" office:string-value="update entrenador set avatar='http://www.craack.com/assets/avatars/29ikon7-thumb.jpg' where id=138;" calcext:value-type="string">
            <text:p>update entrenador set avatar='http://www.craack.com/assets/avatars/29ikon7-thumb.jpg' where id=138;</text:p>
          </table:table-cell>
        </table:table-row>
        <table:table-row table:style-name="ro1">
          <table:table-cell table:formula="of:=RAND()" office:value-type="float" office:value="0.789277044357732" calcext:value-type="float">
            <text:p>0,7892770444</text:p>
          </table:table-cell>
          <table:table-cell office:value-type="string" calcext:value-type="string">
            <text:p>20055.gif</text:p>
          </table:table-cell>
          <table:table-cell table:formula="of:=&quot;update entrenador set avatar='http://www.craack.com/assets/avatars/&quot;&amp;[.B139]&amp;&quot;' where id=&quot;&amp;ROW()&amp;&quot;;&quot;" office:value-type="string" office:string-value="update entrenador set avatar='http://www.craack.com/assets/avatars/20055.gif' where id=139;" calcext:value-type="string">
            <text:p>update entrenador set avatar='http://www.craack.com/assets/avatars/20055.gif' where id=139;</text:p>
          </table:table-cell>
        </table:table-row>
        <table:table-row table:style-name="ro1">
          <table:table-cell table:formula="of:=RAND()" office:value-type="float" office:value="0.0767200940754265" calcext:value-type="float">
            <text:p>0,0767200941</text:p>
          </table:table-cell>
          <table:table-cell office:value-type="string" calcext:value-type="string">
            <text:p>o_jawa1.gif</text:p>
          </table:table-cell>
          <table:table-cell table:formula="of:=&quot;update entrenador set avatar='http://www.craack.com/assets/avatars/&quot;&amp;[.B140]&amp;&quot;' where id=&quot;&amp;ROW()&amp;&quot;;&quot;" office:value-type="string" office:string-value="update entrenador set avatar='http://www.craack.com/assets/avatars/o_jawa1.gif' where id=140;" calcext:value-type="string">
            <text:p>update entrenador set avatar='http://www.craack.com/assets/avatars/o_jawa1.gif' where id=140;</text:p>
          </table:table-cell>
        </table:table-row>
        <table:table-row table:style-name="ro1">
          <table:table-cell table:formula="of:=RAND()" office:value-type="float" office:value="0.954892168520018" calcext:value-type="float">
            <text:p>0,9548921685</text:p>
          </table:table-cell>
          <table:table-cell office:value-type="string" calcext:value-type="string">
            <text:p>others(1).gif</text:p>
          </table:table-cell>
          <table:table-cell table:formula="of:=&quot;update entrenador set avatar='http://www.craack.com/assets/avatars/&quot;&amp;[.B141]&amp;&quot;' where id=&quot;&amp;ROW()&amp;&quot;;&quot;" office:value-type="string" office:string-value="update entrenador set avatar='http://www.craack.com/assets/avatars/others(1).gif' where id=141;" calcext:value-type="string">
            <text:p>update entrenador set avatar='http://www.craack.com/assets/avatars/others(1).gif' where id=141;</text:p>
          </table:table-cell>
        </table:table-row>
        <table:table-row table:style-name="ro1">
          <table:table-cell table:formula="of:=RAND()" office:value-type="float" office:value="0.437134102685377" calcext:value-type="float">
            <text:p>0,4371341027</text:p>
          </table:table-cell>
          <table:table-cell office:value-type="string" calcext:value-type="string">
            <text:p>kate(1).gif</text:p>
          </table:table-cell>
          <table:table-cell table:formula="of:=&quot;update entrenador set avatar='http://www.craack.com/assets/avatars/&quot;&amp;[.B142]&amp;&quot;' where id=&quot;&amp;ROW()&amp;&quot;;&quot;" office:value-type="string" office:string-value="update entrenador set avatar='http://www.craack.com/assets/avatars/kate(1).gif' where id=142;" calcext:value-type="string">
            <text:p>update entrenador set avatar='http://www.craack.com/assets/avatars/kate(1).gif' where id=142;</text:p>
          </table:table-cell>
        </table:table-row>
        <table:table-row table:style-name="ro1">
          <table:table-cell table:formula="of:=RAND()" office:value-type="float" office:value="0.535660418216139" calcext:value-type="float">
            <text:p>0,5356604182</text:p>
          </table:table-cell>
          <table:table-cell office:value-type="string" calcext:value-type="string">
            <text:p>4raven-thumb.jpg</text:p>
          </table:table-cell>
          <table:table-cell table:formula="of:=&quot;update entrenador set avatar='http://www.craack.com/assets/avatars/&quot;&amp;[.B143]&amp;&quot;' where id=&quot;&amp;ROW()&amp;&quot;;&quot;" office:value-type="string" office:string-value="update entrenador set avatar='http://www.craack.com/assets/avatars/4raven-thumb.jpg' where id=143;" calcext:value-type="string">
            <text:p>update entrenador set avatar='http://www.craack.com/assets/avatars/4raven-thumb.jpg' where id=143;</text:p>
          </table:table-cell>
        </table:table-row>
        <table:table-row table:style-name="ro1">
          <table:table-cell table:formula="of:=RAND()" office:value-type="float" office:value="0.458528791787103" calcext:value-type="float">
            <text:p>0,4585287918</text:p>
          </table:table-cell>
          <table:table-cell office:value-type="string" calcext:value-type="string">
            <text:p>danielle(2).gif</text:p>
          </table:table-cell>
          <table:table-cell table:formula="of:=&quot;update entrenador set avatar='http://www.craack.com/assets/avatars/&quot;&amp;[.B144]&amp;&quot;' where id=&quot;&amp;ROW()&amp;&quot;;&quot;" office:value-type="string" office:string-value="update entrenador set avatar='http://www.craack.com/assets/avatars/danielle(2).gif' where id=144;" calcext:value-type="string">
            <text:p>update entrenador set avatar='http://www.craack.com/assets/avatars/danielle(2).gif' where id=144;</text:p>
          </table:table-cell>
        </table:table-row>
        <table:table-row table:style-name="ro1">
          <table:table-cell table:formula="of:=RAND()" office:value-type="float" office:value="0.442689909832552" calcext:value-type="float">
            <text:p>0,4426899098</text:p>
          </table:table-cell>
          <table:table-cell office:value-type="string" calcext:value-type="string">
            <text:p>6601.jpg</text:p>
          </table:table-cell>
          <table:table-cell table:formula="of:=&quot;update entrenador set avatar='http://www.craack.com/assets/avatars/&quot;&amp;[.B145]&amp;&quot;' where id=&quot;&amp;ROW()&amp;&quot;;&quot;" office:value-type="string" office:string-value="update entrenador set avatar='http://www.craack.com/assets/avatars/6601.jpg' where id=145;" calcext:value-type="string">
            <text:p>update entrenador set avatar='http://www.craack.com/assets/avatars/6601.jpg' where id=145;</text:p>
          </table:table-cell>
        </table:table-row>
        <table:table-row table:style-name="ro1">
          <table:table-cell table:formula="of:=RAND()" office:value-type="float" office:value="0.706113750580698" calcext:value-type="float">
            <text:p>0,7061137506</text:p>
          </table:table-cell>
          <table:table-cell office:value-type="string" calcext:value-type="string">
            <text:p>82asaxon-lilytree-thumb.jpg</text:p>
          </table:table-cell>
          <table:table-cell table:formula="of:=&quot;update entrenador set avatar='http://www.craack.com/assets/avatars/&quot;&amp;[.B146]&amp;&quot;' where id=&quot;&amp;ROW()&amp;&quot;;&quot;" office:value-type="string" office:string-value="update entrenador set avatar='http://www.craack.com/assets/avatars/82asaxon-lilytree-thumb.jpg' where id=146;" calcext:value-type="string">
            <text:p>update entrenador set avatar='http://www.craack.com/assets/avatars/82asaxon-lilytree-thumb.jpg' where id=146;</text:p>
          </table:table-cell>
        </table:table-row>
        <table:table-row table:style-name="ro1">
          <table:table-cell table:formula="of:=RAND()" office:value-type="float" office:value="0.884527535410598" calcext:value-type="float">
            <text:p>0,8845275354</text:p>
          </table:table-cell>
          <table:table-cell office:value-type="string" calcext:value-type="string">
            <text:p>swg_misc_c3po.gif</text:p>
          </table:table-cell>
          <table:table-cell table:formula="of:=&quot;update entrenador set avatar='http://www.craack.com/assets/avatars/&quot;&amp;[.B147]&amp;&quot;' where id=&quot;&amp;ROW()&amp;&quot;;&quot;" office:value-type="string" office:string-value="update entrenador set avatar='http://www.craack.com/assets/avatars/swg_misc_c3po.gif' where id=147;" calcext:value-type="string">
            <text:p>update entrenador set avatar='http://www.craack.com/assets/avatars/swg_misc_c3po.gif' where id=147;</text:p>
          </table:table-cell>
        </table:table-row>
        <table:table-row table:style-name="ro1">
          <table:table-cell table:formula="of:=RAND()" office:value-type="float" office:value="0.396027684444562" calcext:value-type="float">
            <text:p>0,3960276844</text:p>
          </table:table-cell>
          <table:table-cell office:value-type="string" calcext:value-type="string">
            <text:p>sayid(1).gif</text:p>
          </table:table-cell>
          <table:table-cell table:formula="of:=&quot;update entrenador set avatar='http://www.craack.com/assets/avatars/&quot;&amp;[.B148]&amp;&quot;' where id=&quot;&amp;ROW()&amp;&quot;;&quot;" office:value-type="string" office:string-value="update entrenador set avatar='http://www.craack.com/assets/avatars/sayid(1).gif' where id=148;" calcext:value-type="string">
            <text:p>update entrenador set avatar='http://www.craack.com/assets/avatars/sayid(1).gif' where id=148;</text:p>
          </table:table-cell>
        </table:table-row>
        <table:table-row table:style-name="ro1">
          <table:table-cell table:formula="of:=RAND()" office:value-type="float" office:value="0.228662680601701" calcext:value-type="float">
            <text:p>0,2286626806</text:p>
          </table:table-cell>
          <table:table-cell office:value-type="string" calcext:value-type="string">
            <text:p>7082.jpg</text:p>
          </table:table-cell>
          <table:table-cell table:formula="of:=&quot;update entrenador set avatar='http://www.craack.com/assets/avatars/&quot;&amp;[.B149]&amp;&quot;' where id=&quot;&amp;ROW()&amp;&quot;;&quot;" office:value-type="string" office:string-value="update entrenador set avatar='http://www.craack.com/assets/avatars/7082.jpg' where id=149;" calcext:value-type="string">
            <text:p>update entrenador set avatar='http://www.craack.com/assets/avatars/7082.jpg' where id=149;</text:p>
          </table:table-cell>
        </table:table-row>
        <table:table-row table:style-name="ro1">
          <table:table-cell table:formula="of:=RAND()" office:value-type="float" office:value="0.910925966687501" calcext:value-type="float">
            <text:p>0,9109259667</text:p>
          </table:table-cell>
          <table:table-cell office:value-type="string" calcext:value-type="string">
            <text:p>20023.gif</text:p>
          </table:table-cell>
          <table:table-cell table:formula="of:=&quot;update entrenador set avatar='http://www.craack.com/assets/avatars/&quot;&amp;[.B150]&amp;&quot;' where id=&quot;&amp;ROW()&amp;&quot;;&quot;" office:value-type="string" office:string-value="update entrenador set avatar='http://www.craack.com/assets/avatars/20023.gif' where id=150;" calcext:value-type="string">
            <text:p>update entrenador set avatar='http://www.craack.com/assets/avatars/20023.gif' where id=150;</text:p>
          </table:table-cell>
        </table:table-row>
        <table:table-row table:style-name="ro1">
          <table:table-cell table:formula="of:=RAND()" office:value-type="float" office:value="0.0731170459184796" calcext:value-type="float">
            <text:p>0,0731170459</text:p>
          </table:table-cell>
          <table:table-cell office:value-type="string" calcext:value-type="string">
            <text:p>20033.gif</text:p>
          </table:table-cell>
          <table:table-cell table:formula="of:=&quot;update entrenador set avatar='http://www.craack.com/assets/avatars/&quot;&amp;[.B151]&amp;&quot;' where id=&quot;&amp;ROW()&amp;&quot;;&quot;" office:value-type="string" office:string-value="update entrenador set avatar='http://www.craack.com/assets/avatars/20033.gif' where id=151;" calcext:value-type="string">
            <text:p>update entrenador set avatar='http://www.craack.com/assets/avatars/20033.gif' where id=151;</text:p>
          </table:table-cell>
        </table:table-row>
        <table:table-row table:style-name="ro1">
          <table:table-cell table:formula="of:=RAND()" office:value-type="float" office:value="0.264403937384486" calcext:value-type="float">
            <text:p>0,2644039374</text:p>
          </table:table-cell>
          <table:table-cell office:value-type="string" calcext:value-type="string">
            <text:p>6471Itachi14-thumb.jpg</text:p>
          </table:table-cell>
          <table:table-cell table:formula="of:=&quot;update entrenador set avatar='http://www.craack.com/assets/avatars/&quot;&amp;[.B152]&amp;&quot;' where id=&quot;&amp;ROW()&amp;&quot;;&quot;" office:value-type="string" office:string-value="update entrenador set avatar='http://www.craack.com/assets/avatars/6471Itachi14-thumb.jpg' where id=152;" calcext:value-type="string">
            <text:p>update entrenador set avatar='http://www.craack.com/assets/avatars/6471Itachi14-thumb.jpg' where id=152;</text:p>
          </table:table-cell>
        </table:table-row>
        <table:table-row table:style-name="ro1">
          <table:table-cell table:formula="of:=RAND()" office:value-type="float" office:value="0.0994218734558672" calcext:value-type="float">
            <text:p>0,0994218735</text:p>
          </table:table-cell>
          <table:table-cell office:value-type="string" calcext:value-type="string">
            <text:p>boone(1).gif</text:p>
          </table:table-cell>
          <table:table-cell table:formula="of:=&quot;update entrenador set avatar='http://www.craack.com/assets/avatars/&quot;&amp;[.B153]&amp;&quot;' where id=&quot;&amp;ROW()&amp;&quot;;&quot;" office:value-type="string" office:string-value="update entrenador set avatar='http://www.craack.com/assets/avatars/boone(1).gif' where id=153;" calcext:value-type="string">
            <text:p>update entrenador set avatar='http://www.craack.com/assets/avatars/boone(1).gif' where id=153;</text:p>
          </table:table-cell>
        </table:table-row>
        <table:table-row table:style-name="ro1">
          <table:table-cell table:formula="of:=RAND()" office:value-type="float" office:value="0.891623755451292" calcext:value-type="float">
            <text:p>0,8916237555</text:p>
          </table:table-cell>
          <table:table-cell office:value-type="string" calcext:value-type="string">
            <text:p>20058.gif</text:p>
          </table:table-cell>
          <table:table-cell table:formula="of:=&quot;update entrenador set avatar='http://www.craack.com/assets/avatars/&quot;&amp;[.B154]&amp;&quot;' where id=&quot;&amp;ROW()&amp;&quot;;&quot;" office:value-type="string" office:string-value="update entrenador set avatar='http://www.craack.com/assets/avatars/20058.gif' where id=154;" calcext:value-type="string">
            <text:p>update entrenador set avatar='http://www.craack.com/assets/avatars/20058.gif' where id=154;</text:p>
          </table:table-cell>
        </table:table-row>
        <table:table-row table:style-name="ro1">
          <table:table-cell table:formula="of:=RAND()" office:value-type="float" office:value="0.738924788311124" calcext:value-type="float">
            <text:p>0,7389247883</text:p>
          </table:table-cell>
          <table:table-cell office:value-type="string" calcext:value-type="string">
            <text:p>o_twilek1.gif</text:p>
          </table:table-cell>
          <table:table-cell table:formula="of:=&quot;update entrenador set avatar='http://www.craack.com/assets/avatars/&quot;&amp;[.B155]&amp;&quot;' where id=&quot;&amp;ROW()&amp;&quot;;&quot;" office:value-type="string" office:string-value="update entrenador set avatar='http://www.craack.com/assets/avatars/o_twilek1.gif' where id=155;" calcext:value-type="string">
            <text:p>update entrenador set avatar='http://www.craack.com/assets/avatars/o_twilek1.gif' where id=155;</text:p>
          </table:table-cell>
        </table:table-row>
        <table:table-row table:style-name="ro1">
          <table:table-cell table:formula="of:=RAND()" office:value-type="float" office:value="0.495752645889297" calcext:value-type="float">
            <text:p>0,4957526459</text:p>
          </table:table-cell>
          <table:table-cell office:value-type="string" calcext:value-type="string">
            <text:p>starwars11s-.jpg</text:p>
          </table:table-cell>
          <table:table-cell table:formula="of:=&quot;update entrenador set avatar='http://www.craack.com/assets/avatars/&quot;&amp;[.B156]&amp;&quot;' where id=&quot;&amp;ROW()&amp;&quot;;&quot;" office:value-type="string" office:string-value="update entrenador set avatar='http://www.craack.com/assets/avatars/starwars11s-.jpg' where id=156;" calcext:value-type="string">
            <text:p>update entrenador set avatar='http://www.craack.com/assets/avatars/starwars11s-.jpg' where id=156;</text:p>
          </table:table-cell>
        </table:table-row>
        <table:table-row table:style-name="ro1">
          <table:table-cell table:formula="of:=RAND()" office:value-type="float" office:value="0.981103147845715" calcext:value-type="float">
            <text:p>0,9811031478</text:p>
          </table:table-cell>
          <table:table-cell office:value-type="string" calcext:value-type="string">
            <text:p>9964.jpg</text:p>
          </table:table-cell>
          <table:table-cell table:formula="of:=&quot;update entrenador set avatar='http://www.craack.com/assets/avatars/&quot;&amp;[.B157]&amp;&quot;' where id=&quot;&amp;ROW()&amp;&quot;;&quot;" office:value-type="string" office:string-value="update entrenador set avatar='http://www.craack.com/assets/avatars/9964.jpg' where id=157;" calcext:value-type="string">
            <text:p>update entrenador set avatar='http://www.craack.com/assets/avatars/9964.jpg' where id=157;</text:p>
          </table:table-cell>
        </table:table-row>
        <table:table-row table:style-name="ro1">
          <table:table-cell table:formula="of:=RAND()" office:value-type="float" office:value="0.20687279291451" calcext:value-type="float">
            <text:p>0,2068727929</text:p>
          </table:table-cell>
          <table:table-cell office:value-type="string" calcext:value-type="string">
            <text:p>Star_Wars_60.jpg</text:p>
          </table:table-cell>
          <table:table-cell table:formula="of:=&quot;update entrenador set avatar='http://www.craack.com/assets/avatars/&quot;&amp;[.B158]&amp;&quot;' where id=&quot;&amp;ROW()&amp;&quot;;&quot;" office:value-type="string" office:string-value="update entrenador set avatar='http://www.craack.com/assets/avatars/Star_Wars_60.jpg' where id=158;" calcext:value-type="string">
            <text:p>update entrenador set avatar='http://www.craack.com/assets/avatars/Star_Wars_60.jpg' where id=158;</text:p>
          </table:table-cell>
        </table:table-row>
        <table:table-row table:style-name="ro1">
          <table:table-cell table:formula="of:=RAND()" office:value-type="float" office:value="0.692085000220686" calcext:value-type="float">
            <text:p>0,6920850002</text:p>
          </table:table-cell>
          <table:table-cell office:value-type="string" calcext:value-type="string">
            <text:p>o_wookiee2.gif</text:p>
          </table:table-cell>
          <table:table-cell table:formula="of:=&quot;update entrenador set avatar='http://www.craack.com/assets/avatars/&quot;&amp;[.B159]&amp;&quot;' where id=&quot;&amp;ROW()&amp;&quot;;&quot;" office:value-type="string" office:string-value="update entrenador set avatar='http://www.craack.com/assets/avatars/o_wookiee2.gif' where id=159;" calcext:value-type="string">
            <text:p>update entrenador set avatar='http://www.craack.com/assets/avatars/o_wookiee2.gif' where id=159;</text:p>
          </table:table-cell>
        </table:table-row>
        <table:table-row table:style-name="ro1">
          <table:table-cell table:formula="of:=RAND()" office:value-type="float" office:value="0.28681919677183" calcext:value-type="float">
            <text:p>0,2868191968</text:p>
          </table:table-cell>
          <table:table-cell office:value-type="string" calcext:value-type="string">
            <text:p>sun(1).gif</text:p>
          </table:table-cell>
          <table:table-cell table:formula="of:=&quot;update entrenador set avatar='http://www.craack.com/assets/avatars/&quot;&amp;[.B160]&amp;&quot;' where id=&quot;&amp;ROW()&amp;&quot;;&quot;" office:value-type="string" office:string-value="update entrenador set avatar='http://www.craack.com/assets/avatars/sun(1).gif' where id=160;" calcext:value-type="string">
            <text:p>update entrenador set avatar='http://www.craack.com/assets/avatars/sun(1).gif' where id=160;</text:p>
          </table:table-cell>
        </table:table-row>
        <table:table-row table:style-name="ro1">
          <table:table-cell table:formula="of:=RAND()" office:value-type="float" office:value="0.203812434570864" calcext:value-type="float">
            <text:p>0,2038124346</text:p>
          </table:table-cell>
          <table:table-cell office:value-type="string" calcext:value-type="string">
            <text:p>1701-thumb.jpg</text:p>
          </table:table-cell>
          <table:table-cell table:formula="of:=&quot;update entrenador set avatar='http://www.craack.com/assets/avatars/&quot;&amp;[.B161]&amp;&quot;' where id=&quot;&amp;ROW()&amp;&quot;;&quot;" office:value-type="string" office:string-value="update entrenador set avatar='http://www.craack.com/assets/avatars/1701-thumb.jpg' where id=161;" calcext:value-type="string">
            <text:p>update entrenador set avatar='http://www.craack.com/assets/avatars/1701-thumb.jpg' where id=161;</text:p>
          </table:table-cell>
        </table:table-row>
        <table:table-row table:style-name="ro1">
          <table:table-cell table:formula="of:=RAND()" office:value-type="float" office:value="0.0783869589213282" calcext:value-type="float">
            <text:p>0,0783869589</text:p>
          </table:table-cell>
          <table:table-cell office:value-type="string" calcext:value-type="string">
            <text:p>15rat2-thumb.jpg</text:p>
          </table:table-cell>
          <table:table-cell table:formula="of:=&quot;update entrenador set avatar='http://www.craack.com/assets/avatars/&quot;&amp;[.B162]&amp;&quot;' where id=&quot;&amp;ROW()&amp;&quot;;&quot;" office:value-type="string" office:string-value="update entrenador set avatar='http://www.craack.com/assets/avatars/15rat2-thumb.jpg' where id=162;" calcext:value-type="string">
            <text:p>update entrenador set avatar='http://www.craack.com/assets/avatars/15rat2-thumb.jpg' where id=162;</text:p>
          </table:table-cell>
        </table:table-row>
        <table:table-row table:style-name="ro1">
          <table:table-cell table:formula="of:=RAND()" office:value-type="float" office:value="0.466954125091434" calcext:value-type="float">
            <text:p>0,4669541251</text:p>
          </table:table-cell>
          <table:table-cell office:value-type="string" calcext:value-type="string">
            <text:p>starwars22s-.jpg</text:p>
          </table:table-cell>
          <table:table-cell table:formula="of:=&quot;update entrenador set avatar='http://www.craack.com/assets/avatars/&quot;&amp;[.B163]&amp;&quot;' where id=&quot;&amp;ROW()&amp;&quot;;&quot;" office:value-type="string" office:string-value="update entrenador set avatar='http://www.craack.com/assets/avatars/starwars22s-.jpg' where id=163;" calcext:value-type="string">
            <text:p>update entrenador set avatar='http://www.craack.com/assets/avatars/starwars22s-.jpg' where id=163;</text:p>
          </table:table-cell>
        </table:table-row>
        <table:table-row table:style-name="ro1">
          <table:table-cell table:formula="of:=RAND()" office:value-type="float" office:value="0.731023818487302" calcext:value-type="float">
            <text:p>0,7310238185</text:p>
          </table:table-cell>
          <table:table-cell office:value-type="string" calcext:value-type="string">
            <text:p>hurley(1).gif</text:p>
          </table:table-cell>
          <table:table-cell table:formula="of:=&quot;update entrenador set avatar='http://www.craack.com/assets/avatars/&quot;&amp;[.B164]&amp;&quot;' where id=&quot;&amp;ROW()&amp;&quot;;&quot;" office:value-type="string" office:string-value="update entrenador set avatar='http://www.craack.com/assets/avatars/hurley(1).gif' where id=164;" calcext:value-type="string">
            <text:p>update entrenador set avatar='http://www.craack.com/assets/avatars/hurley(1).gif' where id=164;</text:p>
          </table:table-cell>
        </table:table-row>
        <table:table-row table:style-name="ro1">
          <table:table-cell table:formula="of:=RAND()" office:value-type="float" office:value="0.553838324500248" calcext:value-type="float">
            <text:p>0,5538383245</text:p>
          </table:table-cell>
          <table:table-cell office:value-type="string" calcext:value-type="string">
            <text:p>trilogylogo.gif</text:p>
          </table:table-cell>
          <table:table-cell table:formula="of:=&quot;update entrenador set avatar='http://www.craack.com/assets/avatars/&quot;&amp;[.B165]&amp;&quot;' where id=&quot;&amp;ROW()&amp;&quot;;&quot;" office:value-type="string" office:string-value="update entrenador set avatar='http://www.craack.com/assets/avatars/trilogylogo.gif' where id=165;" calcext:value-type="string">
            <text:p>update entrenador set avatar='http://www.craack.com/assets/avatars/trilogylogo.gif' where id=165;</text:p>
          </table:table-cell>
        </table:table-row>
        <table:table-row table:style-name="ro1">
          <table:table-cell table:formula="of:=RAND()" office:value-type="float" office:value="0.653325515799224" calcext:value-type="float">
            <text:p>0,6533255158</text:p>
          </table:table-cell>
          <table:table-cell office:value-type="string" calcext:value-type="string">
            <text:p>20030.gif</text:p>
          </table:table-cell>
          <table:table-cell table:formula="of:=&quot;update entrenador set avatar='http://www.craack.com/assets/avatars/&quot;&amp;[.B166]&amp;&quot;' where id=&quot;&amp;ROW()&amp;&quot;;&quot;" office:value-type="string" office:string-value="update entrenador set avatar='http://www.craack.com/assets/avatars/20030.gif' where id=166;" calcext:value-type="string">
            <text:p>update entrenador set avatar='http://www.craack.com/assets/avatars/20030.gif' where id=166;</text:p>
          </table:table-cell>
        </table:table-row>
        <table:table-row table:style-name="ro1">
          <table:table-cell table:formula="of:=RAND()" office:value-type="float" office:value="0.498854775447398" calcext:value-type="float">
            <text:p>0,4988547754</text:p>
          </table:table-cell>
          <table:table-cell office:value-type="string" calcext:value-type="string">
            <text:p>2406.gif</text:p>
          </table:table-cell>
          <table:table-cell table:formula="of:=&quot;update entrenador set avatar='http://www.craack.com/assets/avatars/&quot;&amp;[.B167]&amp;&quot;' where id=&quot;&amp;ROW()&amp;&quot;;&quot;" office:value-type="string" office:string-value="update entrenador set avatar='http://www.craack.com/assets/avatars/2406.gif' where id=167;" calcext:value-type="string">
            <text:p>update entrenador set avatar='http://www.craack.com/assets/avatars/2406.gif' where id=167;</text:p>
          </table:table-cell>
        </table:table-row>
        <table:table-row table:style-name="ro1">
          <table:table-cell table:formula="of:=RAND()" office:value-type="float" office:value="0.454865941544995" calcext:value-type="float">
            <text:p>0,4548659415</text:p>
          </table:table-cell>
          <table:table-cell office:value-type="string" calcext:value-type="string">
            <text:p>20038.gif</text:p>
          </table:table-cell>
          <table:table-cell table:formula="of:=&quot;update entrenador set avatar='http://www.craack.com/assets/avatars/&quot;&amp;[.B168]&amp;&quot;' where id=&quot;&amp;ROW()&amp;&quot;;&quot;" office:value-type="string" office:string-value="update entrenador set avatar='http://www.craack.com/assets/avatars/20038.gif' where id=168;" calcext:value-type="string">
            <text:p>update entrenador set avatar='http://www.craack.com/assets/avatars/20038.gif' where id=168;</text:p>
          </table:table-cell>
        </table:table-row>
        <table:table-row table:style-name="ro1">
          <table:table-cell table:formula="of:=RAND()" office:value-type="float" office:value="0.273685708874837" calcext:value-type="float">
            <text:p>0,2736857089</text:p>
          </table:table-cell>
          <table:table-cell office:value-type="string" calcext:value-type="string">
            <text:p>bluebeard(1).gif</text:p>
          </table:table-cell>
          <table:table-cell table:formula="of:=&quot;update entrenador set avatar='http://www.craack.com/assets/avatars/&quot;&amp;[.B169]&amp;&quot;' where id=&quot;&amp;ROW()&amp;&quot;;&quot;" office:value-type="string" office:string-value="update entrenador set avatar='http://www.craack.com/assets/avatars/bluebeard(1).gif' where id=169;" calcext:value-type="string">
            <text:p>update entrenador set avatar='http://www.craack.com/assets/avatars/bluebeard(1).gif' where id=169;</text:p>
          </table:table-cell>
        </table:table-row>
        <table:table-row table:style-name="ro1">
          <table:table-cell table:formula="of:=RAND()" office:value-type="float" office:value="0.79574627103284" calcext:value-type="float">
            <text:p>0,795746271</text:p>
          </table:table-cell>
          <table:table-cell office:value-type="string" calcext:value-type="string">
            <text:p>o_trandoshan1.gif</text:p>
          </table:table-cell>
          <table:table-cell table:formula="of:=&quot;update entrenador set avatar='http://www.craack.com/assets/avatars/&quot;&amp;[.B170]&amp;&quot;' where id=&quot;&amp;ROW()&amp;&quot;;&quot;" office:value-type="string" office:string-value="update entrenador set avatar='http://www.craack.com/assets/avatars/o_trandoshan1.gif' where id=170;" calcext:value-type="string">
            <text:p>update entrenador set avatar='http://www.craack.com/assets/avatars/o_trandoshan1.gif' where id=170;</text:p>
          </table:table-cell>
        </table:table-row>
        <table:table-row table:style-name="ro1">
          <table:table-cell table:formula="of:=RAND()" office:value-type="float" office:value="0.231962193269283" calcext:value-type="float">
            <text:p>0,2319621933</text:p>
          </table:table-cell>
          <table:table-cell office:value-type="string" calcext:value-type="string">
            <text:p>15rainbow1-thumb.jpg</text:p>
          </table:table-cell>
          <table:table-cell table:formula="of:=&quot;update entrenador set avatar='http://www.craack.com/assets/avatars/&quot;&amp;[.B171]&amp;&quot;' where id=&quot;&amp;ROW()&amp;&quot;;&quot;" office:value-type="string" office:string-value="update entrenador set avatar='http://www.craack.com/assets/avatars/15rainbow1-thumb.jpg' where id=171;" calcext:value-type="string">
            <text:p>update entrenador set avatar='http://www.craack.com/assets/avatars/15rainbow1-thumb.jpg' where id=171;</text:p>
          </table:table-cell>
        </table:table-row>
        <table:table-row table:style-name="ro1">
          <table:table-cell table:formula="of:=RAND()" office:value-type="float" office:value="0.235242155846208" calcext:value-type="float">
            <text:p>0,2352421558</text:p>
          </table:table-cell>
          <table:table-cell office:value-type="string" calcext:value-type="string">
            <text:p>321cyber-fist-thumb.jpg</text:p>
          </table:table-cell>
          <table:table-cell table:formula="of:=&quot;update entrenador set avatar='http://www.craack.com/assets/avatars/&quot;&amp;[.B172]&amp;&quot;' where id=&quot;&amp;ROW()&amp;&quot;;&quot;" office:value-type="string" office:string-value="update entrenador set avatar='http://www.craack.com/assets/avatars/321cyber-fist-thumb.jpg' where id=172;" calcext:value-type="string">
            <text:p>update entrenador set avatar='http://www.craack.com/assets/avatars/321cyber-fist-thumb.jpg' where id=172;</text:p>
          </table:table-cell>
        </table:table-row>
        <table:table-row table:style-name="ro1">
          <table:table-cell table:formula="of:=RAND()" office:value-type="float" office:value="0.425316204782575" calcext:value-type="float">
            <text:p>0,4253162048</text:p>
          </table:table-cell>
          <table:table-cell office:value-type="string" calcext:value-type="string">
            <text:p>boone(2).gif</text:p>
          </table:table-cell>
          <table:table-cell table:formula="of:=&quot;update entrenador set avatar='http://www.craack.com/assets/avatars/&quot;&amp;[.B173]&amp;&quot;' where id=&quot;&amp;ROW()&amp;&quot;;&quot;" office:value-type="string" office:string-value="update entrenador set avatar='http://www.craack.com/assets/avatars/boone(2).gif' where id=173;" calcext:value-type="string">
            <text:p>update entrenador set avatar='http://www.craack.com/assets/avatars/boone(2).gif' where id=173;</text:p>
          </table:table-cell>
        </table:table-row>
        <table:table-row table:style-name="ro1">
          <table:table-cell table:formula="of:=RAND()" office:value-type="float" office:value="0.74635253357701" calcext:value-type="float">
            <text:p>0,7463525336</text:p>
          </table:table-cell>
          <table:table-cell office:value-type="string" calcext:value-type="string">
            <text:p>410maejir-thumb.gif</text:p>
          </table:table-cell>
          <table:table-cell table:formula="of:=&quot;update entrenador set avatar='http://www.craack.com/assets/avatars/&quot;&amp;[.B174]&amp;&quot;' where id=&quot;&amp;ROW()&amp;&quot;;&quot;" office:value-type="string" office:string-value="update entrenador set avatar='http://www.craack.com/assets/avatars/410maejir-thumb.gif' where id=174;" calcext:value-type="string">
            <text:p>update entrenador set avatar='http://www.craack.com/assets/avatars/410maejir-thumb.gif' where id=174;</text:p>
          </table:table-cell>
        </table:table-row>
        <table:table-row table:style-name="ro1">
          <table:table-cell table:formula="of:=RAND()" office:value-type="float" office:value="0.909928284352645" calcext:value-type="float">
            <text:p>0,9099282844</text:p>
          </table:table-cell>
          <table:table-cell office:value-type="string" calcext:value-type="string">
            <text:p>82asaxon-sunrise2004-thumb.jpg</text:p>
          </table:table-cell>
          <table:table-cell table:formula="of:=&quot;update entrenador set avatar='http://www.craack.com/assets/avatars/&quot;&amp;[.B175]&amp;&quot;' where id=&quot;&amp;ROW()&amp;&quot;;&quot;" office:value-type="string" office:string-value="update entrenador set avatar='http://www.craack.com/assets/avatars/82asaxon-sunrise2004-thumb.jpg' where id=175;" calcext:value-type="string">
            <text:p>update entrenador set avatar='http://www.craack.com/assets/avatars/82asaxon-sunrise2004-thumb.jpg' where id=175;</text:p>
          </table:table-cell>
        </table:table-row>
        <table:table-row table:style-name="ro1">
          <table:table-cell table:formula="of:=RAND()" office:value-type="float" office:value="0.811031222576276" calcext:value-type="float">
            <text:p>0,8110312226</text:p>
          </table:table-cell>
          <table:table-cell office:value-type="string" calcext:value-type="string">
            <text:p>152.jpg</text:p>
          </table:table-cell>
          <table:table-cell table:formula="of:=&quot;update entrenador set avatar='http://www.craack.com/assets/avatars/&quot;&amp;[.B176]&amp;&quot;' where id=&quot;&amp;ROW()&amp;&quot;;&quot;" office:value-type="string" office:string-value="update entrenador set avatar='http://www.craack.com/assets/avatars/152.jpg' where id=176;" calcext:value-type="string">
            <text:p>update entrenador set avatar='http://www.craack.com/assets/avatars/152.jpg' where id=176;</text:p>
          </table:table-cell>
        </table:table-row>
        <table:table-row table:style-name="ro1">
          <table:table-cell table:formula="of:=RAND()" office:value-type="float" office:value="0.656723598018289" calcext:value-type="float">
            <text:p>0,656723598</text:p>
          </table:table-cell>
          <table:table-cell office:value-type="string" calcext:value-type="string">
            <text:p>400Eyeofthetiger-thumb.jpg</text:p>
          </table:table-cell>
          <table:table-cell table:formula="of:=&quot;update entrenador set avatar='http://www.craack.com/assets/avatars/&quot;&amp;[.B177]&amp;&quot;' where id=&quot;&amp;ROW()&amp;&quot;;&quot;" office:value-type="string" office:string-value="update entrenador set avatar='http://www.craack.com/assets/avatars/400Eyeofthetiger-thumb.jpg' where id=177;" calcext:value-type="string">
            <text:p>update entrenador set avatar='http://www.craack.com/assets/avatars/400Eyeofthetiger-thumb.jpg' where id=177;</text:p>
          </table:table-cell>
        </table:table-row>
        <table:table-row table:style-name="ro1">
          <table:table-cell table:formula="of:=RAND()" office:value-type="float" office:value="0.201718417461961" calcext:value-type="float">
            <text:p>0,2017184175</text:p>
          </table:table-cell>
          <table:table-cell office:value-type="string" calcext:value-type="string">
            <text:p>swg_male_Trans_A.gif</text:p>
          </table:table-cell>
          <table:table-cell table:formula="of:=&quot;update entrenador set avatar='http://www.craack.com/assets/avatars/&quot;&amp;[.B178]&amp;&quot;' where id=&quot;&amp;ROW()&amp;&quot;;&quot;" office:value-type="string" office:string-value="update entrenador set avatar='http://www.craack.com/assets/avatars/swg_male_Trans_A.gif' where id=178;" calcext:value-type="string">
            <text:p>update entrenador set avatar='http://www.craack.com/assets/avatars/swg_male_Trans_A.gif' where id=178;</text:p>
          </table:table-cell>
        </table:table-row>
        <table:table-row table:style-name="ro1">
          <table:table-cell table:formula="of:=RAND()" office:value-type="float" office:value="0.95989004150033" calcext:value-type="float">
            <text:p>0,9598900415</text:p>
          </table:table-cell>
          <table:table-cell office:value-type="string" calcext:value-type="string">
            <text:p>swg_male_Twielk_B.gif</text:p>
          </table:table-cell>
          <table:table-cell table:formula="of:=&quot;update entrenador set avatar='http://www.craack.com/assets/avatars/&quot;&amp;[.B179]&amp;&quot;' where id=&quot;&amp;ROW()&amp;&quot;;&quot;" office:value-type="string" office:string-value="update entrenador set avatar='http://www.craack.com/assets/avatars/swg_male_Twielk_B.gif' where id=179;" calcext:value-type="string">
            <text:p>update entrenador set avatar='http://www.craack.com/assets/avatars/swg_male_Twielk_B.gif' where id=179;</text:p>
          </table:table-cell>
        </table:table-row>
        <table:table-row table:style-name="ro1">
          <table:table-cell table:formula="of:=RAND()" office:value-type="float" office:value="0.704204187262803" calcext:value-type="float">
            <text:p>0,7042041873</text:p>
          </table:table-cell>
          <table:table-cell office:value-type="string" calcext:value-type="string">
            <text:p>jack(1).gif</text:p>
          </table:table-cell>
          <table:table-cell table:formula="of:=&quot;update entrenador set avatar='http://www.craack.com/assets/avatars/&quot;&amp;[.B180]&amp;&quot;' where id=&quot;&amp;ROW()&amp;&quot;;&quot;" office:value-type="string" office:string-value="update entrenador set avatar='http://www.craack.com/assets/avatars/jack(1).gif' where id=180;" calcext:value-type="string">
            <text:p>update entrenador set avatar='http://www.craack.com/assets/avatars/jack(1).gif' where id=180;</text:p>
          </table:table-cell>
        </table:table-row>
        <table:table-row table:style-name="ro1">
          <table:table-cell table:formula="of:=RAND()" office:value-type="float" office:value="0.993062337627634" calcext:value-type="float">
            <text:p>0,9930623376</text:p>
          </table:table-cell>
          <table:table-cell office:value-type="string" calcext:value-type="string">
            <text:p>27ladyknightava-thumb.jpg</text:p>
          </table:table-cell>
          <table:table-cell table:formula="of:=&quot;update entrenador set avatar='http://www.craack.com/assets/avatars/&quot;&amp;[.B181]&amp;&quot;' where id=&quot;&amp;ROW()&amp;&quot;;&quot;" office:value-type="string" office:string-value="update entrenador set avatar='http://www.craack.com/assets/avatars/27ladyknightava-thumb.jpg' where id=181;" calcext:value-type="string">
            <text:p>update entrenador set avatar='http://www.craack.com/assets/avatars/27ladyknightava-thumb.jpg' where id=181;</text:p>
          </table:table-cell>
        </table:table-row>
        <table:table-row table:style-name="ro1">
          <table:table-cell table:formula="of:=RAND()" office:value-type="float" office:value="0.485587775474414" calcext:value-type="float">
            <text:p>0,4855877755</text:p>
          </table:table-cell>
          <table:table-cell office:value-type="string" calcext:value-type="string">
            <text:p>ana(2).gif</text:p>
          </table:table-cell>
          <table:table-cell table:formula="of:=&quot;update entrenador set avatar='http://www.craack.com/assets/avatars/&quot;&amp;[.B182]&amp;&quot;' where id=&quot;&amp;ROW()&amp;&quot;;&quot;" office:value-type="string" office:string-value="update entrenador set avatar='http://www.craack.com/assets/avatars/ana(2).gif' where id=182;" calcext:value-type="string">
            <text:p>update entrenador set avatar='http://www.craack.com/assets/avatars/ana(2).gif' where id=182;</text:p>
          </table:table-cell>
        </table:table-row>
        <table:table-row table:style-name="ro1">
          <table:table-cell table:formula="of:=RAND()" office:value-type="float" office:value="0.484814574709162" calcext:value-type="float">
            <text:p>0,4848145747</text:p>
          </table:table-cell>
          <table:table-cell office:value-type="string" calcext:value-type="string">
            <text:p>15fairy1-thumb.jpg</text:p>
          </table:table-cell>
          <table:table-cell table:formula="of:=&quot;update entrenador set avatar='http://www.craack.com/assets/avatars/&quot;&amp;[.B183]&amp;&quot;' where id=&quot;&amp;ROW()&amp;&quot;;&quot;" office:value-type="string" office:string-value="update entrenador set avatar='http://www.craack.com/assets/avatars/15fairy1-thumb.jpg' where id=183;" calcext:value-type="string">
            <text:p>update entrenador set avatar='http://www.craack.com/assets/avatars/15fairy1-thumb.jpg' where id=183;</text:p>
          </table:table-cell>
        </table:table-row>
        <table:table-row table:style-name="ro1">
          <table:table-cell table:formula="of:=RAND()" office:value-type="float" office:value="0.738287726650015" calcext:value-type="float">
            <text:p>0,7382877267</text:p>
          </table:table-cell>
          <table:table-cell office:value-type="string" calcext:value-type="string">
            <text:p>20035.gif</text:p>
          </table:table-cell>
          <table:table-cell table:formula="of:=&quot;update entrenador set avatar='http://www.craack.com/assets/avatars/&quot;&amp;[.B184]&amp;&quot;' where id=&quot;&amp;ROW()&amp;&quot;;&quot;" office:value-type="string" office:string-value="update entrenador set avatar='http://www.craack.com/assets/avatars/20035.gif' where id=184;" calcext:value-type="string">
            <text:p>update entrenador set avatar='http://www.craack.com/assets/avatars/20035.gif' where id=184;</text:p>
          </table:table-cell>
        </table:table-row>
        <table:table-row table:style-name="ro1">
          <table:table-cell table:formula="of:=RAND()" office:value-type="float" office:value="0.816311202012003" calcext:value-type="float">
            <text:p>0,816311202</text:p>
          </table:table-cell>
          <table:table-cell office:value-type="string" calcext:value-type="string">
            <text:p>claire(2).gif</text:p>
          </table:table-cell>
          <table:table-cell table:formula="of:=&quot;update entrenador set avatar='http://www.craack.com/assets/avatars/&quot;&amp;[.B185]&amp;&quot;' where id=&quot;&amp;ROW()&amp;&quot;;&quot;" office:value-type="string" office:string-value="update entrenador set avatar='http://www.craack.com/assets/avatars/claire(2).gif' where id=185;" calcext:value-type="string">
            <text:p>update entrenador set avatar='http://www.craack.com/assets/avatars/claire(2).gif' where id=185;</text:p>
          </table:table-cell>
        </table:table-row>
        <table:table-row table:style-name="ro1">
          <table:table-cell table:formula="of:=RAND()" office:value-type="float" office:value="0.382474410347641" calcext:value-type="float">
            <text:p>0,3824744103</text:p>
          </table:table-cell>
          <table:table-cell office:value-type="string" calcext:value-type="string">
            <text:p>598p1.jpg</text:p>
          </table:table-cell>
          <table:table-cell table:formula="of:=&quot;update entrenador set avatar='http://www.craack.com/assets/avatars/&quot;&amp;[.B186]&amp;&quot;' where id=&quot;&amp;ROW()&amp;&quot;;&quot;" office:value-type="string" office:string-value="update entrenador set avatar='http://www.craack.com/assets/avatars/598p1.jpg' where id=186;" calcext:value-type="string">
            <text:p>update entrenador set avatar='http://www.craack.com/assets/avatars/598p1.jpg' where id=186;</text:p>
          </table:table-cell>
        </table:table-row>
        <table:table-row table:style-name="ro1">
          <table:table-cell table:formula="of:=RAND()" office:value-type="float" office:value="0.997669267468154" calcext:value-type="float">
            <text:p>0,9976692675</text:p>
          </table:table-cell>
          <table:table-cell office:value-type="string" calcext:value-type="string">
            <text:p>Star_Wars_48.jpg</text:p>
          </table:table-cell>
          <table:table-cell table:formula="of:=&quot;update entrenador set avatar='http://www.craack.com/assets/avatars/&quot;&amp;[.B187]&amp;&quot;' where id=&quot;&amp;ROW()&amp;&quot;;&quot;" office:value-type="string" office:string-value="update entrenador set avatar='http://www.craack.com/assets/avatars/Star_Wars_48.jpg' where id=187;" calcext:value-type="string">
            <text:p>update entrenador set avatar='http://www.craack.com/assets/avatars/Star_Wars_48.jpg' where id=187;</text:p>
          </table:table-cell>
        </table:table-row>
        <table:table-row table:style-name="ro1">
          <table:table-cell table:formula="of:=RAND()" office:value-type="float" office:value="0.215344582684338" calcext:value-type="float">
            <text:p>0,2153445827</text:p>
          </table:table-cell>
          <table:table-cell office:value-type="string" calcext:value-type="string">
            <text:p>o_rodian1.gif</text:p>
          </table:table-cell>
          <table:table-cell table:formula="of:=&quot;update entrenador set avatar='http://www.craack.com/assets/avatars/&quot;&amp;[.B188]&amp;&quot;' where id=&quot;&amp;ROW()&amp;&quot;;&quot;" office:value-type="string" office:string-value="update entrenador set avatar='http://www.craack.com/assets/avatars/o_rodian1.gif' where id=188;" calcext:value-type="string">
            <text:p>update entrenador set avatar='http://www.craack.com/assets/avatars/o_rodian1.gif' where id=188;</text:p>
          </table:table-cell>
        </table:table-row>
        <table:table-row table:style-name="ro1">
          <table:table-cell table:formula="of:=RAND()" office:value-type="float" office:value="0.152014918858185" calcext:value-type="float">
            <text:p>0,1520149189</text:p>
          </table:table-cell>
          <table:table-cell office:value-type="string" calcext:value-type="string">
            <text:p>15wait-thumb.jpg</text:p>
          </table:table-cell>
          <table:table-cell table:formula="of:=&quot;update entrenador set avatar='http://www.craack.com/assets/avatars/&quot;&amp;[.B189]&amp;&quot;' where id=&quot;&amp;ROW()&amp;&quot;;&quot;" office:value-type="string" office:string-value="update entrenador set avatar='http://www.craack.com/assets/avatars/15wait-thumb.jpg' where id=189;" calcext:value-type="string">
            <text:p>update entrenador set avatar='http://www.craack.com/assets/avatars/15wait-thumb.jpg' where id=189;</text:p>
          </table:table-cell>
        </table:table-row>
        <table:table-row table:style-name="ro1">
          <table:table-cell table:formula="of:=RAND()" office:value-type="float" office:value="0.221711883321404" calcext:value-type="float">
            <text:p>0,2217118833</text:p>
          </table:table-cell>
          <table:table-cell office:value-type="string" calcext:value-type="string">
            <text:p>sun(2).gif</text:p>
          </table:table-cell>
          <table:table-cell table:formula="of:=&quot;update entrenador set avatar='http://www.craack.com/assets/avatars/&quot;&amp;[.B190]&amp;&quot;' where id=&quot;&amp;ROW()&amp;&quot;;&quot;" office:value-type="string" office:string-value="update entrenador set avatar='http://www.craack.com/assets/avatars/sun(2).gif' where id=190;" calcext:value-type="string">
            <text:p>update entrenador set avatar='http://www.craack.com/assets/avatars/sun(2).gif' where id=190;</text:p>
          </table:table-cell>
        </table:table-row>
        <table:table-row table:style-name="ro1">
          <table:table-cell table:formula="of:=RAND()" office:value-type="float" office:value="0.731193237006664" calcext:value-type="float">
            <text:p>0,731193237</text:p>
          </table:table-cell>
          <table:table-cell office:value-type="string" calcext:value-type="string">
            <text:p>185.jpg</text:p>
          </table:table-cell>
          <table:table-cell table:formula="of:=&quot;update entrenador set avatar='http://www.craack.com/assets/avatars/&quot;&amp;[.B191]&amp;&quot;' where id=&quot;&amp;ROW()&amp;&quot;;&quot;" office:value-type="string" office:string-value="update entrenador set avatar='http://www.craack.com/assets/avatars/185.jpg' where id=191;" calcext:value-type="string">
            <text:p>update entrenador set avatar='http://www.craack.com/assets/avatars/185.jpg' where id=191;</text:p>
          </table:table-cell>
        </table:table-row>
        <table:table-row table:style-name="ro1">
          <table:table-cell table:formula="of:=RAND()" office:value-type="float" office:value="0.429589307401329" calcext:value-type="float">
            <text:p>0,4295893074</text:p>
          </table:table-cell>
          <table:table-cell office:value-type="string" calcext:value-type="string">
            <text:p>20054.gif</text:p>
          </table:table-cell>
          <table:table-cell table:formula="of:=&quot;update entrenador set avatar='http://www.craack.com/assets/avatars/&quot;&amp;[.B192]&amp;&quot;' where id=&quot;&amp;ROW()&amp;&quot;;&quot;" office:value-type="string" office:string-value="update entrenador set avatar='http://www.craack.com/assets/avatars/20054.gif' where id=192;" calcext:value-type="string">
            <text:p>update entrenador set avatar='http://www.craack.com/assets/avatars/20054.gif' where id=192;</text:p>
          </table:table-cell>
        </table:table-row>
        <table:table-row table:style-name="ro1">
          <table:table-cell table:formula="of:=RAND()" office:value-type="float" office:value="0.0483852736651897" calcext:value-type="float">
            <text:p>0,0483852737</text:p>
          </table:table-cell>
          <table:table-cell office:value-type="string" calcext:value-type="string">
            <text:p>tarkin.jpg</text:p>
          </table:table-cell>
          <table:table-cell table:formula="of:=&quot;update entrenador set avatar='http://www.craack.com/assets/avatars/&quot;&amp;[.B193]&amp;&quot;' where id=&quot;&amp;ROW()&amp;&quot;;&quot;" office:value-type="string" office:string-value="update entrenador set avatar='http://www.craack.com/assets/avatars/tarkin.jpg' where id=193;" calcext:value-type="string">
            <text:p>update entrenador set avatar='http://www.craack.com/assets/avatars/tarkin.jpg' where id=193;</text:p>
          </table:table-cell>
        </table:table-row>
        <table:table-row table:style-name="ro1">
          <table:table-cell table:formula="of:=RAND()" office:value-type="float" office:value="0.981419258983806" calcext:value-type="float">
            <text:p>0,981419259</text:p>
          </table:table-cell>
          <table:table-cell office:value-type="string" calcext:value-type="string">
            <text:p>20059.gif</text:p>
          </table:table-cell>
          <table:table-cell table:formula="of:=&quot;update entrenador set avatar='http://www.craack.com/assets/avatars/&quot;&amp;[.B194]&amp;&quot;' where id=&quot;&amp;ROW()&amp;&quot;;&quot;" office:value-type="string" office:string-value="update entrenador set avatar='http://www.craack.com/assets/avatars/20059.gif' where id=194;" calcext:value-type="string">
            <text:p>update entrenador set avatar='http://www.craack.com/assets/avatars/20059.gif' where id=194;</text:p>
          </table:table-cell>
        </table:table-row>
        <table:table-row table:style-name="ro1">
          <table:table-cell table:formula="of:=RAND()" office:value-type="float" office:value="0.321492291986942" calcext:value-type="float">
            <text:p>0,321492292</text:p>
          </table:table-cell>
          <table:table-cell office:value-type="string" calcext:value-type="string">
            <text:p>20056.gif</text:p>
          </table:table-cell>
          <table:table-cell table:formula="of:=&quot;update entrenador set avatar='http://www.craack.com/assets/avatars/&quot;&amp;[.B195]&amp;&quot;' where id=&quot;&amp;ROW()&amp;&quot;;&quot;" office:value-type="string" office:string-value="update entrenador set avatar='http://www.craack.com/assets/avatars/20056.gif' where id=195;" calcext:value-type="string">
            <text:p>update entrenador set avatar='http://www.craack.com/assets/avatars/20056.gif' where id=195;</text:p>
          </table:table-cell>
        </table:table-row>
        <table:table-row table:style-name="ro1">
          <table:table-cell table:formula="of:=RAND()" office:value-type="float" office:value="0.112729428568855" calcext:value-type="float">
            <text:p>0,1127294286</text:p>
          </table:table-cell>
          <table:table-cell office:value-type="string" calcext:value-type="string">
            <text:p>20034.gif</text:p>
          </table:table-cell>
          <table:table-cell table:formula="of:=&quot;update entrenador set avatar='http://www.craack.com/assets/avatars/&quot;&amp;[.B196]&amp;&quot;' where id=&quot;&amp;ROW()&amp;&quot;;&quot;" office:value-type="string" office:string-value="update entrenador set avatar='http://www.craack.com/assets/avatars/20034.gif' where id=196;" calcext:value-type="string">
            <text:p>update entrenador set avatar='http://www.craack.com/assets/avatars/20034.gif' where id=196;</text:p>
          </table:table-cell>
        </table:table-row>
      </table:table>
      <table:named-expressions/>
      <table:database-ranges>
        <table:database-range table:name="__Anonymous_Sheet_DB__1" table:target-range-address="Sheet2.A1:Sheet2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-00-0000</text:date>, <text:time style:data-style-name="N2" text:time-value="15:34:04.15772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21:35:06.416226019</meta:creation-date>
    <dc:date>2014-09-22T15:38:55.904193550</dc:date>
    <meta:editing-duration>PT1H56M27S</meta:editing-duration>
    <meta:editing-cycles>6</meta:editing-cycles>
    <meta:generator>LibreOffice/4.2.6.3$Linux_X86_64 LibreOffice_project/420m0$Build-3</meta:generator>
    <meta:document-statistic meta:table-count="2" meta:cell-count="1821" meta:object-count="0"/>
  </office:meta>
</office:document-meta>
</file>